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06/settings.xml" manifest:version="1.2"/>
  <manifest:file-entry manifest:media-type="application/xml" manifest:full-path="Formula-1406/content.xml" manifest:version="1.2"/>
  <manifest:file-entry manifest:media-type="application/xml" manifest:full-path="Formula-1404/settings.xml" manifest:version="1.2"/>
  <manifest:file-entry manifest:media-type="application/xml" manifest:full-path="Formula-1404/content.xml" manifest:version="1.2"/>
  <manifest:file-entry manifest:media-type="application/xml" manifest:full-path="Formula-1402/settings.xml" manifest:version="1.2"/>
  <manifest:file-entry manifest:media-type="application/xml" manifest:full-path="Formula-1402/content.xml" manifest:version="1.2"/>
  <manifest:file-entry manifest:media-type="application/xml" manifest:full-path="Formula-1400/settings.xml" manifest:version="1.2"/>
  <manifest:file-entry manifest:media-type="application/xml" manifest:full-path="Formula-1400/content.xml" manifest:version="1.2"/>
  <manifest:file-entry manifest:media-type="application/xml" manifest:full-path="Formula-1398/settings.xml" manifest:version="1.2"/>
  <manifest:file-entry manifest:media-type="application/xml" manifest:full-path="Formula-1398/content.xml" manifest:version="1.2"/>
  <manifest:file-entry manifest:media-type="application/xml" manifest:full-path="Formula-1396/settings.xml" manifest:version="1.2"/>
  <manifest:file-entry manifest:media-type="application/xml" manifest:full-path="Formula-1396/content.xml" manifest:version="1.2"/>
  <manifest:file-entry manifest:media-type="application/xml" manifest:full-path="Formula-1394/settings.xml" manifest:version="1.2"/>
  <manifest:file-entry manifest:media-type="application/xml" manifest:full-path="Formula-1394/content.xml" manifest:version="1.2"/>
  <manifest:file-entry manifest:media-type="application/xml" manifest:full-path="Formula-1392/settings.xml" manifest:version="1.2"/>
  <manifest:file-entry manifest:media-type="application/xml" manifest:full-path="Formula-1392/content.xml" manifest:version="1.2"/>
  <manifest:file-entry manifest:media-type="application/xml" manifest:full-path="Formula-1390/settings.xml" manifest:version="1.2"/>
  <manifest:file-entry manifest:media-type="application/xml" manifest:full-path="Formula-1390/content.xml" manifest:version="1.2"/>
  <manifest:file-entry manifest:media-type="application/xml" manifest:full-path="Formula-1388/settings.xml" manifest:version="1.2"/>
  <manifest:file-entry manifest:media-type="application/xml" manifest:full-path="Formula-1388/content.xml" manifest:version="1.2"/>
  <manifest:file-entry manifest:media-type="application/xml" manifest:full-path="Formula-1386/settings.xml" manifest:version="1.2"/>
  <manifest:file-entry manifest:media-type="application/xml" manifest:full-path="Formula-1386/content.xml" manifest:version="1.2"/>
  <manifest:file-entry manifest:media-type="application/xml" manifest:full-path="Formula-1384/settings.xml" manifest:version="1.2"/>
  <manifest:file-entry manifest:media-type="application/xml" manifest:full-path="Formula-1384/content.xml" manifest:version="1.2"/>
  <manifest:file-entry manifest:media-type="application/xml" manifest:full-path="Formula-1382/settings.xml" manifest:version="1.2"/>
  <manifest:file-entry manifest:media-type="application/xml" manifest:full-path="Formula-1382/content.xml" manifest:version="1.2"/>
  <manifest:file-entry manifest:media-type="application/xml" manifest:full-path="Formula-1380/settings.xml" manifest:version="1.2"/>
  <manifest:file-entry manifest:media-type="application/xml" manifest:full-path="Formula-1380/content.xml" manifest:version="1.2"/>
  <manifest:file-entry manifest:media-type="application/xml" manifest:full-path="Formula-1378/settings.xml" manifest:version="1.2"/>
  <manifest:file-entry manifest:media-type="application/xml" manifest:full-path="Formula-1378/content.xml" manifest:version="1.2"/>
  <manifest:file-entry manifest:media-type="application/xml" manifest:full-path="Formula-1376/settings.xml" manifest:version="1.2"/>
  <manifest:file-entry manifest:media-type="application/xml" manifest:full-path="Formula-1376/content.xml" manifest:version="1.2"/>
  <manifest:file-entry manifest:media-type="application/xml" manifest:full-path="Formula-1374/settings.xml" manifest:version="1.2"/>
  <manifest:file-entry manifest:media-type="application/xml" manifest:full-path="Formula-1374/content.xml" manifest:version="1.2"/>
  <manifest:file-entry manifest:media-type="application/xml" manifest:full-path="Formula-1372/settings.xml" manifest:version="1.2"/>
  <manifest:file-entry manifest:media-type="application/xml" manifest:full-path="Formula-1372/content.xml" manifest:version="1.2"/>
  <manifest:file-entry manifest:media-type="application/xml" manifest:full-path="Formula-1370/settings.xml" manifest:version="1.2"/>
  <manifest:file-entry manifest:media-type="application/xml" manifest:full-path="Formula-1370/content.xml" manifest:version="1.2"/>
  <manifest:file-entry manifest:media-type="application/xml" manifest:full-path="Formula-1368/settings.xml" manifest:version="1.2"/>
  <manifest:file-entry manifest:media-type="application/xml" manifest:full-path="Formula-1368/content.xml" manifest:version="1.2"/>
  <manifest:file-entry manifest:media-type="application/xml" manifest:full-path="Formula-1366/settings.xml" manifest:version="1.2"/>
  <manifest:file-entry manifest:media-type="application/xml" manifest:full-path="Formula-1366/content.xml" manifest:version="1.2"/>
  <manifest:file-entry manifest:media-type="application/xml" manifest:full-path="Formula-1364/settings.xml" manifest:version="1.2"/>
  <manifest:file-entry manifest:media-type="application/xml" manifest:full-path="Formula-1364/content.xml" manifest:version="1.2"/>
  <manifest:file-entry manifest:media-type="application/xml" manifest:full-path="Formula-1362/settings.xml" manifest:version="1.2"/>
  <manifest:file-entry manifest:media-type="application/xml" manifest:full-path="Formula-1362/content.xml" manifest:version="1.2"/>
  <manifest:file-entry manifest:media-type="application/xml" manifest:full-path="Formula-1360/settings.xml" manifest:version="1.2"/>
  <manifest:file-entry manifest:media-type="application/xml" manifest:full-path="Formula-1360/content.xml" manifest:version="1.2"/>
  <manifest:file-entry manifest:media-type="application/xml" manifest:full-path="Formula-1358/settings.xml" manifest:version="1.2"/>
  <manifest:file-entry manifest:media-type="application/xml" manifest:full-path="Formula-1358/content.xml" manifest:version="1.2"/>
  <manifest:file-entry manifest:media-type="application/xml" manifest:full-path="Formula-1356/settings.xml" manifest:version="1.2"/>
  <manifest:file-entry manifest:media-type="application/xml" manifest:full-path="Formula-1356/content.xml" manifest:version="1.2"/>
  <manifest:file-entry manifest:media-type="application/xml" manifest:full-path="Formula-1354/settings.xml" manifest:version="1.2"/>
  <manifest:file-entry manifest:media-type="application/xml" manifest:full-path="Formula-1354/content.xml" manifest:version="1.2"/>
  <manifest:file-entry manifest:media-type="application/xml" manifest:full-path="Formula-1352/settings.xml" manifest:version="1.2"/>
  <manifest:file-entry manifest:media-type="application/xml" manifest:full-path="Formula-1352/content.xml" manifest:version="1.2"/>
  <manifest:file-entry manifest:media-type="application/xml" manifest:full-path="Formula-1350/settings.xml" manifest:version="1.2"/>
  <manifest:file-entry manifest:media-type="application/xml" manifest:full-path="Formula-1350/content.xml" manifest:version="1.2"/>
  <manifest:file-entry manifest:media-type="application/xml" manifest:full-path="Formula-1348/settings.xml" manifest:version="1.2"/>
  <manifest:file-entry manifest:media-type="application/xml" manifest:full-path="Formula-1348/content.xml" manifest:version="1.2"/>
  <manifest:file-entry manifest:media-type="application/xml" manifest:full-path="Formula-1346/settings.xml" manifest:version="1.2"/>
  <manifest:file-entry manifest:media-type="application/xml" manifest:full-path="Formula-1346/content.xml" manifest:version="1.2"/>
  <manifest:file-entry manifest:media-type="application/xml" manifest:full-path="Formula-1344/settings.xml" manifest:version="1.2"/>
  <manifest:file-entry manifest:media-type="application/xml" manifest:full-path="Formula-1344/content.xml" manifest:version="1.2"/>
  <manifest:file-entry manifest:media-type="application/xml" manifest:full-path="Formula-1342/settings.xml" manifest:version="1.2"/>
  <manifest:file-entry manifest:media-type="application/xml" manifest:full-path="Formula-1342/content.xml" manifest:version="1.2"/>
  <manifest:file-entry manifest:media-type="application/xml" manifest:full-path="Formula-1340/settings.xml" manifest:version="1.2"/>
  <manifest:file-entry manifest:media-type="application/xml" manifest:full-path="Formula-1340/content.xml" manifest:version="1.2"/>
  <manifest:file-entry manifest:media-type="application/xml" manifest:full-path="Formula-1338/settings.xml" manifest:version="1.2"/>
  <manifest:file-entry manifest:media-type="application/xml" manifest:full-path="Formula-1338/content.xml" manifest:version="1.2"/>
  <manifest:file-entry manifest:media-type="application/xml" manifest:full-path="Formula-1336/settings.xml" manifest:version="1.2"/>
  <manifest:file-entry manifest:media-type="application/xml" manifest:full-path="Formula-1336/content.xml" manifest:version="1.2"/>
  <manifest:file-entry manifest:media-type="application/xml" manifest:full-path="Formula-1334/settings.xml" manifest:version="1.2"/>
  <manifest:file-entry manifest:media-type="application/xml" manifest:full-path="Formula-1334/content.xml" manifest:version="1.2"/>
  <manifest:file-entry manifest:media-type="application/xml" manifest:full-path="Formula-1332/settings.xml" manifest:version="1.2"/>
  <manifest:file-entry manifest:media-type="application/xml" manifest:full-path="Formula-1332/content.xml" manifest:version="1.2"/>
  <manifest:file-entry manifest:media-type="application/xml" manifest:full-path="Formula-1330/settings.xml" manifest:version="1.2"/>
  <manifest:file-entry manifest:media-type="application/xml" manifest:full-path="Formula-1330/content.xml" manifest:version="1.2"/>
  <manifest:file-entry manifest:media-type="application/xml" manifest:full-path="Formula-1328/settings.xml" manifest:version="1.2"/>
  <manifest:file-entry manifest:media-type="application/xml" manifest:full-path="Formula-1328/content.xml" manifest:version="1.2"/>
  <manifest:file-entry manifest:media-type="application/xml" manifest:full-path="Formula-1326/settings.xml" manifest:version="1.2"/>
  <manifest:file-entry manifest:media-type="application/xml" manifest:full-path="Formula-1326/content.xml" manifest:version="1.2"/>
  <manifest:file-entry manifest:media-type="application/xml" manifest:full-path="Formula-1324/settings.xml" manifest:version="1.2"/>
  <manifest:file-entry manifest:media-type="application/xml" manifest:full-path="Formula-1324/content.xml" manifest:version="1.2"/>
  <manifest:file-entry manifest:media-type="application/xml" manifest:full-path="Formula-1322/settings.xml" manifest:version="1.2"/>
  <manifest:file-entry manifest:media-type="application/xml" manifest:full-path="Formula-1322/content.xml" manifest:version="1.2"/>
  <manifest:file-entry manifest:media-type="application/xml" manifest:full-path="Formula-1320/settings.xml" manifest:version="1.2"/>
  <manifest:file-entry manifest:media-type="application/xml" manifest:full-path="Formula-1320/content.xml" manifest:version="1.2"/>
  <manifest:file-entry manifest:media-type="application/xml" manifest:full-path="Formula-1318/settings.xml" manifest:version="1.2"/>
  <manifest:file-entry manifest:media-type="application/xml" manifest:full-path="Formula-1318/content.xml" manifest:version="1.2"/>
  <manifest:file-entry manifest:media-type="application/xml" manifest:full-path="Formula-1316/settings.xml" manifest:version="1.2"/>
  <manifest:file-entry manifest:media-type="application/xml" manifest:full-path="Formula-1316/content.xml" manifest:version="1.2"/>
  <manifest:file-entry manifest:media-type="application/xml" manifest:full-path="Formula-1314/settings.xml" manifest:version="1.2"/>
  <manifest:file-entry manifest:media-type="application/xml" manifest:full-path="Formula-1314/content.xml" manifest:version="1.2"/>
  <manifest:file-entry manifest:media-type="application/xml" manifest:full-path="Formula-1312/settings.xml" manifest:version="1.2"/>
  <manifest:file-entry manifest:media-type="application/xml" manifest:full-path="Formula-1312/content.xml" manifest:version="1.2"/>
  <manifest:file-entry manifest:media-type="application/xml" manifest:full-path="Formula-1310/settings.xml" manifest:version="1.2"/>
  <manifest:file-entry manifest:media-type="application/xml" manifest:full-path="Formula-1310/content.xml" manifest:version="1.2"/>
  <manifest:file-entry manifest:media-type="application/xml" manifest:full-path="Formula-1308/settings.xml" manifest:version="1.2"/>
  <manifest:file-entry manifest:media-type="application/xml" manifest:full-path="Formula-1308/content.xml" manifest:version="1.2"/>
  <manifest:file-entry manifest:media-type="application/xml" manifest:full-path="Formula-1306/settings.xml" manifest:version="1.2"/>
  <manifest:file-entry manifest:media-type="application/xml" manifest:full-path="Formula-1306/content.xml" manifest:version="1.2"/>
  <manifest:file-entry manifest:media-type="application/xml" manifest:full-path="Formula-1304/settings.xml" manifest:version="1.2"/>
  <manifest:file-entry manifest:media-type="application/xml" manifest:full-path="Formula-1304/content.xml" manifest:version="1.2"/>
  <manifest:file-entry manifest:media-type="application/xml" manifest:full-path="Formula-1302/settings.xml" manifest:version="1.2"/>
  <manifest:file-entry manifest:media-type="application/xml" manifest:full-path="Formula-1302/content.xml" manifest:version="1.2"/>
  <manifest:file-entry manifest:media-type="application/xml" manifest:full-path="Formula-1300/settings.xml" manifest:version="1.2"/>
  <manifest:file-entry manifest:media-type="application/xml" manifest:full-path="Formula-1300/content.xml" manifest:version="1.2"/>
  <manifest:file-entry manifest:media-type="application/xml" manifest:full-path="Formula-1298/settings.xml" manifest:version="1.2"/>
  <manifest:file-entry manifest:media-type="application/xml" manifest:full-path="Formula-1298/content.xml" manifest:version="1.2"/>
  <manifest:file-entry manifest:media-type="application/xml" manifest:full-path="Formula-1296/settings.xml" manifest:version="1.2"/>
  <manifest:file-entry manifest:media-type="application/xml" manifest:full-path="Formula-1296/content.xml" manifest:version="1.2"/>
  <manifest:file-entry manifest:media-type="application/xml" manifest:full-path="Formula-1294/settings.xml" manifest:version="1.2"/>
  <manifest:file-entry manifest:media-type="application/xml" manifest:full-path="Formula-1294/content.xml" manifest:version="1.2"/>
  <manifest:file-entry manifest:media-type="application/xml" manifest:full-path="Formula-1292/settings.xml" manifest:version="1.2"/>
  <manifest:file-entry manifest:media-type="application/xml" manifest:full-path="Formula-1292/content.xml" manifest:version="1.2"/>
  <manifest:file-entry manifest:media-type="application/xml" manifest:full-path="Formula-1290/settings.xml" manifest:version="1.2"/>
  <manifest:file-entry manifest:media-type="application/xml" manifest:full-path="Formula-1290/content.xml" manifest:version="1.2"/>
  <manifest:file-entry manifest:media-type="application/xml" manifest:full-path="Formula-1288/settings.xml" manifest:version="1.2"/>
  <manifest:file-entry manifest:media-type="application/xml" manifest:full-path="Formula-1288/content.xml" manifest:version="1.2"/>
  <manifest:file-entry manifest:media-type="application/xml" manifest:full-path="Formula-1286/settings.xml" manifest:version="1.2"/>
  <manifest:file-entry manifest:media-type="application/xml" manifest:full-path="Formula-1286/content.xml" manifest:version="1.2"/>
  <manifest:file-entry manifest:media-type="application/xml" manifest:full-path="Formula-1284/settings.xml" manifest:version="1.2"/>
  <manifest:file-entry manifest:media-type="application/xml" manifest:full-path="Formula-1284/content.xml" manifest:version="1.2"/>
  <manifest:file-entry manifest:media-type="application/xml" manifest:full-path="Formula-1282/settings.xml" manifest:version="1.2"/>
  <manifest:file-entry manifest:media-type="application/xml" manifest:full-path="Formula-1282/content.xml" manifest:version="1.2"/>
  <manifest:file-entry manifest:media-type="application/xml" manifest:full-path="Formula-1280/settings.xml" manifest:version="1.2"/>
  <manifest:file-entry manifest:media-type="application/xml" manifest:full-path="Formula-1280/content.xml" manifest:version="1.2"/>
  <manifest:file-entry manifest:media-type="application/xml" manifest:full-path="Formula-1278/settings.xml" manifest:version="1.2"/>
  <manifest:file-entry manifest:media-type="application/xml" manifest:full-path="Formula-1278/content.xml" manifest:version="1.2"/>
  <manifest:file-entry manifest:media-type="application/xml" manifest:full-path="Formula-1276/settings.xml" manifest:version="1.2"/>
  <manifest:file-entry manifest:media-type="application/xml" manifest:full-path="Formula-1276/content.xml" manifest:version="1.2"/>
  <manifest:file-entry manifest:media-type="application/xml" manifest:full-path="Formula-1274/settings.xml" manifest:version="1.2"/>
  <manifest:file-entry manifest:media-type="application/xml" manifest:full-path="Formula-1274/content.xml" manifest:version="1.2"/>
  <manifest:file-entry manifest:media-type="application/xml" manifest:full-path="Formula-1272/settings.xml" manifest:version="1.2"/>
  <manifest:file-entry manifest:media-type="application/xml" manifest:full-path="Formula-1272/content.xml" manifest:version="1.2"/>
  <manifest:file-entry manifest:media-type="application/xml" manifest:full-path="Formula-1270/settings.xml" manifest:version="1.2"/>
  <manifest:file-entry manifest:media-type="application/xml" manifest:full-path="Formula-1270/content.xml" manifest:version="1.2"/>
  <manifest:file-entry manifest:media-type="application/xml" manifest:full-path="Formula-1268/settings.xml" manifest:version="1.2"/>
  <manifest:file-entry manifest:media-type="application/xml" manifest:full-path="Formula-1268/content.xml" manifest:version="1.2"/>
  <manifest:file-entry manifest:media-type="application/xml" manifest:full-path="Formula-1266/settings.xml" manifest:version="1.2"/>
  <manifest:file-entry manifest:media-type="application/xml" manifest:full-path="Formula-1266/content.xml" manifest:version="1.2"/>
  <manifest:file-entry manifest:media-type="application/xml" manifest:full-path="Formula-1264/settings.xml" manifest:version="1.2"/>
  <manifest:file-entry manifest:media-type="application/xml" manifest:full-path="Formula-1264/content.xml" manifest:version="1.2"/>
  <manifest:file-entry manifest:media-type="application/xml" manifest:full-path="Formula-1262/settings.xml" manifest:version="1.2"/>
  <manifest:file-entry manifest:media-type="application/xml" manifest:full-path="Formula-1262/content.xml" manifest:version="1.2"/>
  <manifest:file-entry manifest:media-type="application/xml" manifest:full-path="Formula-1260/settings.xml" manifest:version="1.2"/>
  <manifest:file-entry manifest:media-type="application/xml" manifest:full-path="Formula-1260/content.xml" manifest:version="1.2"/>
  <manifest:file-entry manifest:media-type="application/xml" manifest:full-path="Formula-1258/settings.xml" manifest:version="1.2"/>
  <manifest:file-entry manifest:media-type="application/xml" manifest:full-path="Formula-1258/content.xml" manifest:version="1.2"/>
  <manifest:file-entry manifest:media-type="application/xml" manifest:full-path="Formula-1256/settings.xml" manifest:version="1.2"/>
  <manifest:file-entry manifest:media-type="application/xml" manifest:full-path="Formula-1256/content.xml" manifest:version="1.2"/>
  <manifest:file-entry manifest:media-type="application/xml" manifest:full-path="Formula-1254/settings.xml" manifest:version="1.2"/>
  <manifest:file-entry manifest:media-type="application/xml" manifest:full-path="Formula-1254/content.xml" manifest:version="1.2"/>
  <manifest:file-entry manifest:media-type="application/xml" manifest:full-path="Formula-1252/settings.xml" manifest:version="1.2"/>
  <manifest:file-entry manifest:media-type="application/xml" manifest:full-path="Formula-1252/content.xml" manifest:version="1.2"/>
  <manifest:file-entry manifest:media-type="application/xml" manifest:full-path="Formula-1250/settings.xml" manifest:version="1.2"/>
  <manifest:file-entry manifest:media-type="application/xml" manifest:full-path="Formula-1250/content.xml" manifest:version="1.2"/>
  <manifest:file-entry manifest:media-type="application/xml" manifest:full-path="Formula-1248/settings.xml" manifest:version="1.2"/>
  <manifest:file-entry manifest:media-type="application/xml" manifest:full-path="Formula-1248/content.xml" manifest:version="1.2"/>
  <manifest:file-entry manifest:media-type="application/xml" manifest:full-path="Formula-1246/settings.xml" manifest:version="1.2"/>
  <manifest:file-entry manifest:media-type="application/xml" manifest:full-path="Formula-1246/content.xml" manifest:version="1.2"/>
  <manifest:file-entry manifest:media-type="application/xml" manifest:full-path="Formula-1244/settings.xml" manifest:version="1.2"/>
  <manifest:file-entry manifest:media-type="application/xml" manifest:full-path="Formula-1244/content.xml" manifest:version="1.2"/>
  <manifest:file-entry manifest:media-type="application/xml" manifest:full-path="Formula-1242/settings.xml" manifest:version="1.2"/>
  <manifest:file-entry manifest:media-type="application/xml" manifest:full-path="Formula-1242/content.xml" manifest:version="1.2"/>
  <manifest:file-entry manifest:media-type="application/xml" manifest:full-path="Formula-1240/settings.xml" manifest:version="1.2"/>
  <manifest:file-entry manifest:media-type="application/xml" manifest:full-path="Formula-1240/content.xml" manifest:version="1.2"/>
  <manifest:file-entry manifest:media-type="application/xml" manifest:full-path="Formula-1238/settings.xml" manifest:version="1.2"/>
  <manifest:file-entry manifest:media-type="application/xml" manifest:full-path="Formula-1238/content.xml" manifest:version="1.2"/>
  <manifest:file-entry manifest:media-type="application/xml" manifest:full-path="Formula-1236/settings.xml" manifest:version="1.2"/>
  <manifest:file-entry manifest:media-type="application/xml" manifest:full-path="Formula-1236/content.xml" manifest:version="1.2"/>
  <manifest:file-entry manifest:media-type="application/xml" manifest:full-path="Formula-1234/settings.xml" manifest:version="1.2"/>
  <manifest:file-entry manifest:media-type="application/xml" manifest:full-path="Formula-1234/content.xml" manifest:version="1.2"/>
  <manifest:file-entry manifest:media-type="application/xml" manifest:full-path="Formula-1232/settings.xml" manifest:version="1.2"/>
  <manifest:file-entry manifest:media-type="application/xml" manifest:full-path="Formula-1232/content.xml" manifest:version="1.2"/>
  <manifest:file-entry manifest:media-type="application/xml" manifest:full-path="Formula-1230/settings.xml" manifest:version="1.2"/>
  <manifest:file-entry manifest:media-type="application/xml" manifest:full-path="Formula-1230/content.xml" manifest:version="1.2"/>
  <manifest:file-entry manifest:media-type="application/xml" manifest:full-path="Formula-1228/settings.xml" manifest:version="1.2"/>
  <manifest:file-entry manifest:media-type="application/xml" manifest:full-path="Formula-1228/content.xml" manifest:version="1.2"/>
  <manifest:file-entry manifest:media-type="application/xml" manifest:full-path="Formula-1226/settings.xml" manifest:version="1.2"/>
  <manifest:file-entry manifest:media-type="application/xml" manifest:full-path="Formula-1226/content.xml" manifest:version="1.2"/>
  <manifest:file-entry manifest:media-type="application/xml" manifest:full-path="Formula-1224/settings.xml" manifest:version="1.2"/>
  <manifest:file-entry manifest:media-type="application/xml" manifest:full-path="Formula-1224/content.xml" manifest:version="1.2"/>
  <manifest:file-entry manifest:media-type="application/xml" manifest:full-path="Formula-1222/settings.xml" manifest:version="1.2"/>
  <manifest:file-entry manifest:media-type="application/xml" manifest:full-path="Formula-1222/content.xml" manifest:version="1.2"/>
  <manifest:file-entry manifest:media-type="application/xml" manifest:full-path="Formula-1220/settings.xml" manifest:version="1.2"/>
  <manifest:file-entry manifest:media-type="application/xml" manifest:full-path="Formula-1220/content.xml" manifest:version="1.2"/>
  <manifest:file-entry manifest:media-type="application/xml" manifest:full-path="Formula-1218/settings.xml" manifest:version="1.2"/>
  <manifest:file-entry manifest:media-type="application/xml" manifest:full-path="Formula-1218/content.xml" manifest:version="1.2"/>
  <manifest:file-entry manifest:media-type="application/xml" manifest:full-path="Formula-1216/settings.xml" manifest:version="1.2"/>
  <manifest:file-entry manifest:media-type="application/xml" manifest:full-path="Formula-1216/content.xml" manifest:version="1.2"/>
  <manifest:file-entry manifest:media-type="application/xml" manifest:full-path="Formula-1214/settings.xml" manifest:version="1.2"/>
  <manifest:file-entry manifest:media-type="application/xml" manifest:full-path="Formula-1214/content.xml" manifest:version="1.2"/>
  <manifest:file-entry manifest:media-type="application/xml" manifest:full-path="Formula-1212/settings.xml" manifest:version="1.2"/>
  <manifest:file-entry manifest:media-type="application/xml" manifest:full-path="Formula-1212/content.xml" manifest:version="1.2"/>
  <manifest:file-entry manifest:media-type="application/xml" manifest:full-path="Formula-1210/settings.xml" manifest:version="1.2"/>
  <manifest:file-entry manifest:media-type="application/xml" manifest:full-path="Formula-1210/content.xml" manifest:version="1.2"/>
  <manifest:file-entry manifest:media-type="application/xml" manifest:full-path="Formula-1208/settings.xml" manifest:version="1.2"/>
  <manifest:file-entry manifest:media-type="application/xml" manifest:full-path="Formula-1208/content.xml" manifest:version="1.2"/>
  <manifest:file-entry manifest:media-type="application/xml" manifest:full-path="Formula-1206/settings.xml" manifest:version="1.2"/>
  <manifest:file-entry manifest:media-type="application/xml" manifest:full-path="Formula-1206/content.xml" manifest:version="1.2"/>
  <manifest:file-entry manifest:media-type="application/xml" manifest:full-path="Formula-1204/settings.xml" manifest:version="1.2"/>
  <manifest:file-entry manifest:media-type="application/xml" manifest:full-path="Formula-1204/content.xml" manifest:version="1.2"/>
  <manifest:file-entry manifest:media-type="application/xml" manifest:full-path="Formula-1202/settings.xml" manifest:version="1.2"/>
  <manifest:file-entry manifest:media-type="application/xml" manifest:full-path="Formula-1202/content.xml" manifest:version="1.2"/>
  <manifest:file-entry manifest:media-type="application/xml" manifest:full-path="Formula-1200/settings.xml" manifest:version="1.2"/>
  <manifest:file-entry manifest:media-type="application/xml" manifest:full-path="Formula-1200/content.xml" manifest:version="1.2"/>
  <manifest:file-entry manifest:media-type="application/xml" manifest:full-path="Formula-1198/settings.xml" manifest:version="1.2"/>
  <manifest:file-entry manifest:media-type="application/xml" manifest:full-path="Formula-1198/content.xml" manifest:version="1.2"/>
  <manifest:file-entry manifest:media-type="application/xml" manifest:full-path="Formula-1196/settings.xml" manifest:version="1.2"/>
  <manifest:file-entry manifest:media-type="application/xml" manifest:full-path="Formula-1196/content.xml" manifest:version="1.2"/>
  <manifest:file-entry manifest:media-type="application/xml" manifest:full-path="Formula-1194/settings.xml" manifest:version="1.2"/>
  <manifest:file-entry manifest:media-type="application/xml" manifest:full-path="Formula-1194/content.xml" manifest:version="1.2"/>
  <manifest:file-entry manifest:media-type="application/xml" manifest:full-path="Formula-1192/settings.xml" manifest:version="1.2"/>
  <manifest:file-entry manifest:media-type="application/xml" manifest:full-path="Formula-1192/content.xml" manifest:version="1.2"/>
  <manifest:file-entry manifest:media-type="application/xml" manifest:full-path="Formula-1190/settings.xml" manifest:version="1.2"/>
  <manifest:file-entry manifest:media-type="application/xml" manifest:full-path="Formula-1190/content.xml" manifest:version="1.2"/>
  <manifest:file-entry manifest:media-type="application/xml" manifest:full-path="Formula-1188/settings.xml" manifest:version="1.2"/>
  <manifest:file-entry manifest:media-type="application/xml" manifest:full-path="Formula-1188/content.xml" manifest:version="1.2"/>
  <manifest:file-entry manifest:media-type="application/xml" manifest:full-path="Formula-1186/settings.xml" manifest:version="1.2"/>
  <manifest:file-entry manifest:media-type="application/xml" manifest:full-path="Formula-1186/content.xml" manifest:version="1.2"/>
  <manifest:file-entry manifest:media-type="application/xml" manifest:full-path="Formula-1184/settings.xml" manifest:version="1.2"/>
  <manifest:file-entry manifest:media-type="application/xml" manifest:full-path="Formula-1184/content.xml" manifest:version="1.2"/>
  <manifest:file-entry manifest:media-type="application/xml" manifest:full-path="Formula-1182/settings.xml" manifest:version="1.2"/>
  <manifest:file-entry manifest:media-type="application/xml" manifest:full-path="Formula-1182/content.xml" manifest:version="1.2"/>
  <manifest:file-entry manifest:media-type="application/xml" manifest:full-path="Formula-1180/settings.xml" manifest:version="1.2"/>
  <manifest:file-entry manifest:media-type="application/xml" manifest:full-path="Formula-1180/content.xml" manifest:version="1.2"/>
  <manifest:file-entry manifest:media-type="application/xml" manifest:full-path="Formula-1178/settings.xml" manifest:version="1.2"/>
  <manifest:file-entry manifest:media-type="application/xml" manifest:full-path="Formula-1178/content.xml" manifest:version="1.2"/>
  <manifest:file-entry manifest:media-type="application/xml" manifest:full-path="Formula-1176/settings.xml" manifest:version="1.2"/>
  <manifest:file-entry manifest:media-type="application/xml" manifest:full-path="Formula-1176/content.xml" manifest:version="1.2"/>
  <manifest:file-entry manifest:media-type="application/xml" manifest:full-path="Formula-1174/settings.xml" manifest:version="1.2"/>
  <manifest:file-entry manifest:media-type="application/xml" manifest:full-path="Formula-1174/content.xml" manifest:version="1.2"/>
  <manifest:file-entry manifest:media-type="application/xml" manifest:full-path="Formula-1172/settings.xml" manifest:version="1.2"/>
  <manifest:file-entry manifest:media-type="application/xml" manifest:full-path="Formula-1172/content.xml" manifest:version="1.2"/>
  <manifest:file-entry manifest:media-type="application/xml" manifest:full-path="Formula-1170/settings.xml" manifest:version="1.2"/>
  <manifest:file-entry manifest:media-type="application/xml" manifest:full-path="Formula-1170/content.xml" manifest:version="1.2"/>
  <manifest:file-entry manifest:media-type="application/xml" manifest:full-path="Formula-1168/settings.xml" manifest:version="1.2"/>
  <manifest:file-entry manifest:media-type="application/xml" manifest:full-path="Formula-1168/content.xml" manifest:version="1.2"/>
  <manifest:file-entry manifest:media-type="application/xml" manifest:full-path="Formula-1166/settings.xml" manifest:version="1.2"/>
  <manifest:file-entry manifest:media-type="application/xml" manifest:full-path="Formula-1166/content.xml" manifest:version="1.2"/>
  <manifest:file-entry manifest:media-type="application/xml" manifest:full-path="Formula-1164/settings.xml" manifest:version="1.2"/>
  <manifest:file-entry manifest:media-type="application/xml" manifest:full-path="Formula-1164/content.xml" manifest:version="1.2"/>
  <manifest:file-entry manifest:media-type="application/xml" manifest:full-path="Formula-1162/settings.xml" manifest:version="1.2"/>
  <manifest:file-entry manifest:media-type="application/xml" manifest:full-path="Formula-1162/content.xml" manifest:version="1.2"/>
  <manifest:file-entry manifest:media-type="application/xml" manifest:full-path="Formula-1160/settings.xml" manifest:version="1.2"/>
  <manifest:file-entry manifest:media-type="application/xml" manifest:full-path="Formula-1160/content.xml" manifest:version="1.2"/>
  <manifest:file-entry manifest:media-type="application/xml" manifest:full-path="Formula-1158/settings.xml" manifest:version="1.2"/>
  <manifest:file-entry manifest:media-type="application/xml" manifest:full-path="Formula-1158/content.xml" manifest:version="1.2"/>
  <manifest:file-entry manifest:media-type="application/xml" manifest:full-path="Formula-1156/settings.xml" manifest:version="1.2"/>
  <manifest:file-entry manifest:media-type="application/xml" manifest:full-path="Formula-1156/content.xml" manifest:version="1.2"/>
  <manifest:file-entry manifest:media-type="application/xml" manifest:full-path="Formula-1154/settings.xml" manifest:version="1.2"/>
  <manifest:file-entry manifest:media-type="application/xml" manifest:full-path="Formula-1154/content.xml" manifest:version="1.2"/>
  <manifest:file-entry manifest:media-type="application/xml" manifest:full-path="Formula-1152/settings.xml" manifest:version="1.2"/>
  <manifest:file-entry manifest:media-type="application/xml" manifest:full-path="Formula-1152/content.xml" manifest:version="1.2"/>
  <manifest:file-entry manifest:media-type="application/xml" manifest:full-path="Formula-1150/settings.xml" manifest:version="1.2"/>
  <manifest:file-entry manifest:media-type="application/xml" manifest:full-path="Formula-1150/content.xml" manifest:version="1.2"/>
  <manifest:file-entry manifest:media-type="application/xml" manifest:full-path="Formula-1148/settings.xml" manifest:version="1.2"/>
  <manifest:file-entry manifest:media-type="application/xml" manifest:full-path="Formula-1148/content.xml" manifest:version="1.2"/>
  <manifest:file-entry manifest:media-type="application/xml" manifest:full-path="Formula-1146/settings.xml" manifest:version="1.2"/>
  <manifest:file-entry manifest:media-type="application/xml" manifest:full-path="Formula-1146/content.xml" manifest:version="1.2"/>
  <manifest:file-entry manifest:media-type="application/xml" manifest:full-path="Formula-1144/settings.xml" manifest:version="1.2"/>
  <manifest:file-entry manifest:media-type="application/xml" manifest:full-path="Formula-1144/content.xml" manifest:version="1.2"/>
  <manifest:file-entry manifest:media-type="application/xml" manifest:full-path="Formula-1142/settings.xml" manifest:version="1.2"/>
  <manifest:file-entry manifest:media-type="application/xml" manifest:full-path="Formula-1142/content.xml" manifest:version="1.2"/>
  <manifest:file-entry manifest:media-type="application/xml" manifest:full-path="Formula-1140/settings.xml" manifest:version="1.2"/>
  <manifest:file-entry manifest:media-type="application/xml" manifest:full-path="Formula-1140/content.xml" manifest:version="1.2"/>
  <manifest:file-entry manifest:media-type="application/xml" manifest:full-path="Formula-1138/settings.xml" manifest:version="1.2"/>
  <manifest:file-entry manifest:media-type="application/xml" manifest:full-path="Formula-1138/content.xml" manifest:version="1.2"/>
  <manifest:file-entry manifest:media-type="application/xml" manifest:full-path="Formula-1136/settings.xml" manifest:version="1.2"/>
  <manifest:file-entry manifest:media-type="application/xml" manifest:full-path="Formula-1136/content.xml" manifest:version="1.2"/>
  <manifest:file-entry manifest:media-type="application/xml" manifest:full-path="Formula-1134/settings.xml" manifest:version="1.2"/>
  <manifest:file-entry manifest:media-type="application/xml" manifest:full-path="Formula-1134/content.xml" manifest:version="1.2"/>
  <manifest:file-entry manifest:media-type="application/xml" manifest:full-path="Formula-1132/settings.xml" manifest:version="1.2"/>
  <manifest:file-entry manifest:media-type="application/xml" manifest:full-path="Formula-1132/content.xml" manifest:version="1.2"/>
  <manifest:file-entry manifest:media-type="application/xml" manifest:full-path="Formula-1130/settings.xml" manifest:version="1.2"/>
  <manifest:file-entry manifest:media-type="application/xml" manifest:full-path="Formula-1130/content.xml" manifest:version="1.2"/>
  <manifest:file-entry manifest:media-type="application/xml" manifest:full-path="Formula-1128/settings.xml" manifest:version="1.2"/>
  <manifest:file-entry manifest:media-type="application/xml" manifest:full-path="Formula-1128/content.xml" manifest:version="1.2"/>
  <manifest:file-entry manifest:media-type="application/xml" manifest:full-path="Formula-1126/settings.xml" manifest:version="1.2"/>
  <manifest:file-entry manifest:media-type="application/xml" manifest:full-path="Formula-1126/content.xml" manifest:version="1.2"/>
  <manifest:file-entry manifest:media-type="application/xml" manifest:full-path="Formula-1124/settings.xml" manifest:version="1.2"/>
  <manifest:file-entry manifest:media-type="application/xml" manifest:full-path="Formula-1124/content.xml" manifest:version="1.2"/>
  <manifest:file-entry manifest:media-type="application/xml" manifest:full-path="Formula-1122/settings.xml" manifest:version="1.2"/>
  <manifest:file-entry manifest:media-type="application/xml" manifest:full-path="Formula-1122/content.xml" manifest:version="1.2"/>
  <manifest:file-entry manifest:media-type="application/xml" manifest:full-path="Formula-1120/settings.xml" manifest:version="1.2"/>
  <manifest:file-entry manifest:media-type="application/xml" manifest:full-path="Formula-1120/content.xml" manifest:version="1.2"/>
  <manifest:file-entry manifest:media-type="application/xml" manifest:full-path="Formula-1118/settings.xml" manifest:version="1.2"/>
  <manifest:file-entry manifest:media-type="application/xml" manifest:full-path="Formula-1118/content.xml" manifest:version="1.2"/>
  <manifest:file-entry manifest:media-type="application/xml" manifest:full-path="Formula-1116/settings.xml" manifest:version="1.2"/>
  <manifest:file-entry manifest:media-type="application/xml" manifest:full-path="Formula-1116/content.xml" manifest:version="1.2"/>
  <manifest:file-entry manifest:media-type="application/xml" manifest:full-path="Formula-1114/settings.xml" manifest:version="1.2"/>
  <manifest:file-entry manifest:media-type="application/xml" manifest:full-path="Formula-1114/content.xml" manifest:version="1.2"/>
  <manifest:file-entry manifest:media-type="application/xml" manifest:full-path="Formula-1112/settings.xml" manifest:version="1.2"/>
  <manifest:file-entry manifest:media-type="application/xml" manifest:full-path="Formula-1112/content.xml" manifest:version="1.2"/>
  <manifest:file-entry manifest:media-type="application/xml" manifest:full-path="Formula-1110/settings.xml" manifest:version="1.2"/>
  <manifest:file-entry manifest:media-type="application/xml" manifest:full-path="Formula-1110/content.xml" manifest:version="1.2"/>
  <manifest:file-entry manifest:media-type="application/xml" manifest:full-path="Formula-1108/settings.xml" manifest:version="1.2"/>
  <manifest:file-entry manifest:media-type="application/xml" manifest:full-path="Formula-1108/content.xml" manifest:version="1.2"/>
  <manifest:file-entry manifest:media-type="application/xml" manifest:full-path="Formula-1106/settings.xml" manifest:version="1.2"/>
  <manifest:file-entry manifest:media-type="application/xml" manifest:full-path="Formula-1106/content.xml" manifest:version="1.2"/>
  <manifest:file-entry manifest:media-type="application/xml" manifest:full-path="Formula-1104/settings.xml" manifest:version="1.2"/>
  <manifest:file-entry manifest:media-type="application/xml" manifest:full-path="Formula-1104/content.xml" manifest:version="1.2"/>
  <manifest:file-entry manifest:media-type="application/xml" manifest:full-path="Formula-1102/settings.xml" manifest:version="1.2"/>
  <manifest:file-entry manifest:media-type="application/xml" manifest:full-path="Formula-1102/content.xml" manifest:version="1.2"/>
  <manifest:file-entry manifest:media-type="application/xml" manifest:full-path="Formula-1100/settings.xml" manifest:version="1.2"/>
  <manifest:file-entry manifest:media-type="application/xml" manifest:full-path="Formula-1100/content.xml" manifest:version="1.2"/>
  <manifest:file-entry manifest:media-type="application/xml" manifest:full-path="Formula-1098/settings.xml" manifest:version="1.2"/>
  <manifest:file-entry manifest:media-type="application/xml" manifest:full-path="Formula-1098/content.xml" manifest:version="1.2"/>
  <manifest:file-entry manifest:media-type="application/xml" manifest:full-path="Formula-1096/settings.xml" manifest:version="1.2"/>
  <manifest:file-entry manifest:media-type="application/xml" manifest:full-path="Formula-1096/content.xml" manifest:version="1.2"/>
  <manifest:file-entry manifest:media-type="application/xml" manifest:full-path="Formula-1094/settings.xml" manifest:version="1.2"/>
  <manifest:file-entry manifest:media-type="application/xml" manifest:full-path="Formula-1094/content.xml" manifest:version="1.2"/>
  <manifest:file-entry manifest:media-type="application/xml" manifest:full-path="Formula-1092/settings.xml" manifest:version="1.2"/>
  <manifest:file-entry manifest:media-type="application/xml" manifest:full-path="Formula-1092/content.xml" manifest:version="1.2"/>
  <manifest:file-entry manifest:media-type="application/xml" manifest:full-path="Formula-1090/settings.xml" manifest:version="1.2"/>
  <manifest:file-entry manifest:media-type="application/xml" manifest:full-path="Formula-1090/content.xml" manifest:version="1.2"/>
  <manifest:file-entry manifest:media-type="application/xml" manifest:full-path="Formula-1088/settings.xml" manifest:version="1.2"/>
  <manifest:file-entry manifest:media-type="application/xml" manifest:full-path="Formula-1088/content.xml" manifest:version="1.2"/>
  <manifest:file-entry manifest:media-type="application/xml" manifest:full-path="Formula-1086/settings.xml" manifest:version="1.2"/>
  <manifest:file-entry manifest:media-type="application/xml" manifest:full-path="Formula-1086/content.xml" manifest:version="1.2"/>
  <manifest:file-entry manifest:media-type="application/xml" manifest:full-path="Formula-1084/settings.xml" manifest:version="1.2"/>
  <manifest:file-entry manifest:media-type="application/xml" manifest:full-path="Formula-1084/content.xml" manifest:version="1.2"/>
  <manifest:file-entry manifest:media-type="application/xml" manifest:full-path="Formula-1082/settings.xml" manifest:version="1.2"/>
  <manifest:file-entry manifest:media-type="application/xml" manifest:full-path="Formula-1082/content.xml" manifest:version="1.2"/>
  <manifest:file-entry manifest:media-type="application/xml" manifest:full-path="Formula-1080/settings.xml" manifest:version="1.2"/>
  <manifest:file-entry manifest:media-type="application/xml" manifest:full-path="Formula-1080/content.xml" manifest:version="1.2"/>
  <manifest:file-entry manifest:media-type="application/xml" manifest:full-path="Formula-1078/settings.xml" manifest:version="1.2"/>
  <manifest:file-entry manifest:media-type="application/xml" manifest:full-path="Formula-1078/content.xml" manifest:version="1.2"/>
  <manifest:file-entry manifest:media-type="application/xml" manifest:full-path="Formula-1076/settings.xml" manifest:version="1.2"/>
  <manifest:file-entry manifest:media-type="application/xml" manifest:full-path="Formula-1076/content.xml" manifest:version="1.2"/>
  <manifest:file-entry manifest:media-type="application/xml" manifest:full-path="Formula-1074/settings.xml" manifest:version="1.2"/>
  <manifest:file-entry manifest:media-type="application/xml" manifest:full-path="Formula-1074/content.xml" manifest:version="1.2"/>
  <manifest:file-entry manifest:media-type="application/xml" manifest:full-path="Formula-1072/settings.xml" manifest:version="1.2"/>
  <manifest:file-entry manifest:media-type="application/xml" manifest:full-path="Formula-1072/content.xml" manifest:version="1.2"/>
  <manifest:file-entry manifest:media-type="application/xml" manifest:full-path="Formula-1070/settings.xml" manifest:version="1.2"/>
  <manifest:file-entry manifest:media-type="application/xml" manifest:full-path="Formula-1070/content.xml" manifest:version="1.2"/>
  <manifest:file-entry manifest:media-type="application/xml" manifest:full-path="Formula-1068/settings.xml" manifest:version="1.2"/>
  <manifest:file-entry manifest:media-type="application/xml" manifest:full-path="Formula-1068/content.xml" manifest:version="1.2"/>
  <manifest:file-entry manifest:media-type="application/xml" manifest:full-path="Formula-1066/settings.xml" manifest:version="1.2"/>
  <manifest:file-entry manifest:media-type="application/xml" manifest:full-path="Formula-1066/content.xml" manifest:version="1.2"/>
  <manifest:file-entry manifest:media-type="application/xml" manifest:full-path="Formula-1064/settings.xml" manifest:version="1.2"/>
  <manifest:file-entry manifest:media-type="application/xml" manifest:full-path="Formula-1064/content.xml" manifest:version="1.2"/>
  <manifest:file-entry manifest:media-type="application/xml" manifest:full-path="Formula-1062/settings.xml" manifest:version="1.2"/>
  <manifest:file-entry manifest:media-type="application/xml" manifest:full-path="Formula-1062/content.xml" manifest:version="1.2"/>
  <manifest:file-entry manifest:media-type="application/xml" manifest:full-path="Formula-1060/settings.xml" manifest:version="1.2"/>
  <manifest:file-entry manifest:media-type="application/xml" manifest:full-path="Formula-1060/content.xml" manifest:version="1.2"/>
  <manifest:file-entry manifest:media-type="application/xml" manifest:full-path="Formula-1058/settings.xml" manifest:version="1.2"/>
  <manifest:file-entry manifest:media-type="application/xml" manifest:full-path="Formula-1058/content.xml" manifest:version="1.2"/>
  <manifest:file-entry manifest:media-type="application/xml" manifest:full-path="Formula-1056/settings.xml" manifest:version="1.2"/>
  <manifest:file-entry manifest:media-type="application/xml" manifest:full-path="Formula-1056/content.xml" manifest:version="1.2"/>
  <manifest:file-entry manifest:media-type="application/xml" manifest:full-path="Formula-1054/settings.xml" manifest:version="1.2"/>
  <manifest:file-entry manifest:media-type="application/xml" manifest:full-path="Formula-1054/content.xml" manifest:version="1.2"/>
  <manifest:file-entry manifest:media-type="application/xml" manifest:full-path="Formula-1052/settings.xml" manifest:version="1.2"/>
  <manifest:file-entry manifest:media-type="application/xml" manifest:full-path="Formula-1052/content.xml" manifest:version="1.2"/>
  <manifest:file-entry manifest:media-type="application/xml" manifest:full-path="Formula-1050/settings.xml" manifest:version="1.2"/>
  <manifest:file-entry manifest:media-type="application/xml" manifest:full-path="Formula-1050/content.xml" manifest:version="1.2"/>
  <manifest:file-entry manifest:media-type="application/xml" manifest:full-path="Formula-1048/settings.xml" manifest:version="1.2"/>
  <manifest:file-entry manifest:media-type="application/xml" manifest:full-path="Formula-1048/content.xml" manifest:version="1.2"/>
  <manifest:file-entry manifest:media-type="application/xml" manifest:full-path="Formula-1046/settings.xml" manifest:version="1.2"/>
  <manifest:file-entry manifest:media-type="application/xml" manifest:full-path="Formula-1046/content.xml" manifest:version="1.2"/>
  <manifest:file-entry manifest:media-type="application/xml" manifest:full-path="Formula-1044/settings.xml" manifest:version="1.2"/>
  <manifest:file-entry manifest:media-type="application/xml" manifest:full-path="Formula-1044/content.xml" manifest:version="1.2"/>
  <manifest:file-entry manifest:media-type="application/xml" manifest:full-path="Formula-1042/settings.xml" manifest:version="1.2"/>
  <manifest:file-entry manifest:media-type="application/xml" manifest:full-path="Formula-1042/content.xml" manifest:version="1.2"/>
  <manifest:file-entry manifest:media-type="application/xml" manifest:full-path="Formula-1040/settings.xml" manifest:version="1.2"/>
  <manifest:file-entry manifest:media-type="application/xml" manifest:full-path="Formula-1040/content.xml" manifest:version="1.2"/>
  <manifest:file-entry manifest:media-type="application/xml" manifest:full-path="Formula-1038/settings.xml" manifest:version="1.2"/>
  <manifest:file-entry manifest:media-type="application/xml" manifest:full-path="Formula-1038/content.xml" manifest:version="1.2"/>
  <manifest:file-entry manifest:media-type="application/xml" manifest:full-path="Formula-1036/settings.xml" manifest:version="1.2"/>
  <manifest:file-entry manifest:media-type="application/xml" manifest:full-path="Formula-1036/content.xml" manifest:version="1.2"/>
  <manifest:file-entry manifest:media-type="application/xml" manifest:full-path="Formula-1034/settings.xml" manifest:version="1.2"/>
  <manifest:file-entry manifest:media-type="application/xml" manifest:full-path="Formula-1034/content.xml" manifest:version="1.2"/>
  <manifest:file-entry manifest:media-type="application/xml" manifest:full-path="Formula-1032/settings.xml" manifest:version="1.2"/>
  <manifest:file-entry manifest:media-type="application/xml" manifest:full-path="Formula-1032/content.xml" manifest:version="1.2"/>
  <manifest:file-entry manifest:media-type="application/xml" manifest:full-path="Formula-1030/settings.xml" manifest:version="1.2"/>
  <manifest:file-entry manifest:media-type="application/xml" manifest:full-path="Formula-1030/content.xml" manifest:version="1.2"/>
  <manifest:file-entry manifest:media-type="application/xml" manifest:full-path="Formula-1028/settings.xml" manifest:version="1.2"/>
  <manifest:file-entry manifest:media-type="application/xml" manifest:full-path="Formula-1028/content.xml" manifest:version="1.2"/>
  <manifest:file-entry manifest:media-type="application/xml" manifest:full-path="Formula-1026/settings.xml" manifest:version="1.2"/>
  <manifest:file-entry manifest:media-type="application/xml" manifest:full-path="Formula-1026/content.xml" manifest:version="1.2"/>
  <manifest:file-entry manifest:media-type="application/xml" manifest:full-path="Formula-1024/settings.xml" manifest:version="1.2"/>
  <manifest:file-entry manifest:media-type="application/xml" manifest:full-path="Formula-1024/content.xml" manifest:version="1.2"/>
  <manifest:file-entry manifest:media-type="application/xml" manifest:full-path="Formula-1022/settings.xml" manifest:version="1.2"/>
  <manifest:file-entry manifest:media-type="application/xml" manifest:full-path="Formula-1022/content.xml" manifest:version="1.2"/>
  <manifest:file-entry manifest:media-type="application/xml" manifest:full-path="Formula-1020/settings.xml" manifest:version="1.2"/>
  <manifest:file-entry manifest:media-type="application/xml" manifest:full-path="Formula-1020/content.xml" manifest:version="1.2"/>
  <manifest:file-entry manifest:media-type="application/xml" manifest:full-path="Formula-1018/settings.xml" manifest:version="1.2"/>
  <manifest:file-entry manifest:media-type="application/xml" manifest:full-path="Formula-1018/content.xml" manifest:version="1.2"/>
  <manifest:file-entry manifest:media-type="application/xml" manifest:full-path="Formula-1016/settings.xml" manifest:version="1.2"/>
  <manifest:file-entry manifest:media-type="application/xml" manifest:full-path="Formula-1016/content.xml" manifest:version="1.2"/>
  <manifest:file-entry manifest:media-type="application/xml" manifest:full-path="Formula-1014/settings.xml" manifest:version="1.2"/>
  <manifest:file-entry manifest:media-type="application/xml" manifest:full-path="Formula-1014/content.xml" manifest:version="1.2"/>
  <manifest:file-entry manifest:media-type="application/xml" manifest:full-path="Formula-1012/settings.xml" manifest:version="1.2"/>
  <manifest:file-entry manifest:media-type="application/xml" manifest:full-path="Formula-1012/content.xml" manifest:version="1.2"/>
  <manifest:file-entry manifest:media-type="application/xml" manifest:full-path="Formula-1010/settings.xml" manifest:version="1.2"/>
  <manifest:file-entry manifest:media-type="application/xml" manifest:full-path="Formula-1010/content.xml" manifest:version="1.2"/>
  <manifest:file-entry manifest:media-type="application/xml" manifest:full-path="Formula-1008/settings.xml" manifest:version="1.2"/>
  <manifest:file-entry manifest:media-type="application/xml" manifest:full-path="Formula-1008/content.xml" manifest:version="1.2"/>
  <manifest:file-entry manifest:media-type="application/xml" manifest:full-path="Formula-1006/settings.xml" manifest:version="1.2"/>
  <manifest:file-entry manifest:media-type="application/xml" manifest:full-path="Formula-1006/content.xml" manifest:version="1.2"/>
  <manifest:file-entry manifest:media-type="application/xml" manifest:full-path="Formula-1004/settings.xml" manifest:version="1.2"/>
  <manifest:file-entry manifest:media-type="application/xml" manifest:full-path="Formula-1004/content.xml" manifest:version="1.2"/>
  <manifest:file-entry manifest:media-type="application/xml" manifest:full-path="Formula-1002/settings.xml" manifest:version="1.2"/>
  <manifest:file-entry manifest:media-type="application/xml" manifest:full-path="Formula-1002/content.xml" manifest:version="1.2"/>
  <manifest:file-entry manifest:media-type="application/xml" manifest:full-path="Formula-1000/settings.xml" manifest:version="1.2"/>
  <manifest:file-entry manifest:media-type="application/xml" manifest:full-path="Formula-1000/content.xml" manifest:version="1.2"/>
  <manifest:file-entry manifest:media-type="application/xml" manifest:full-path="Formula-998/settings.xml" manifest:version="1.2"/>
  <manifest:file-entry manifest:media-type="application/xml" manifest:full-path="Formula-998/content.xml" manifest:version="1.2"/>
  <manifest:file-entry manifest:media-type="application/xml" manifest:full-path="Formula-996/settings.xml" manifest:version="1.2"/>
  <manifest:file-entry manifest:media-type="application/xml" manifest:full-path="Formula-996/content.xml" manifest:version="1.2"/>
  <manifest:file-entry manifest:media-type="application/xml" manifest:full-path="Formula-994/settings.xml" manifest:version="1.2"/>
  <manifest:file-entry manifest:media-type="application/xml" manifest:full-path="Formula-994/content.xml" manifest:version="1.2"/>
  <manifest:file-entry manifest:media-type="application/xml" manifest:full-path="Formula-992/settings.xml" manifest:version="1.2"/>
  <manifest:file-entry manifest:media-type="application/xml" manifest:full-path="Formula-992/content.xml" manifest:version="1.2"/>
  <manifest:file-entry manifest:media-type="application/xml" manifest:full-path="Formula-990/settings.xml" manifest:version="1.2"/>
  <manifest:file-entry manifest:media-type="application/xml" manifest:full-path="Formula-990/content.xml" manifest:version="1.2"/>
  <manifest:file-entry manifest:media-type="application/xml" manifest:full-path="Formula-988/settings.xml" manifest:version="1.2"/>
  <manifest:file-entry manifest:media-type="application/xml" manifest:full-path="Formula-988/content.xml" manifest:version="1.2"/>
  <manifest:file-entry manifest:media-type="application/xml" manifest:full-path="Formula-986/settings.xml" manifest:version="1.2"/>
  <manifest:file-entry manifest:media-type="application/xml" manifest:full-path="Formula-986/content.xml" manifest:version="1.2"/>
  <manifest:file-entry manifest:media-type="application/xml" manifest:full-path="Formula-984/settings.xml" manifest:version="1.2"/>
  <manifest:file-entry manifest:media-type="application/xml" manifest:full-path="Formula-984/content.xml" manifest:version="1.2"/>
  <manifest:file-entry manifest:media-type="application/xml" manifest:full-path="Formula-982/settings.xml" manifest:version="1.2"/>
  <manifest:file-entry manifest:media-type="application/xml" manifest:full-path="Formula-982/content.xml" manifest:version="1.2"/>
  <manifest:file-entry manifest:media-type="application/xml" manifest:full-path="Formula-980/settings.xml" manifest:version="1.2"/>
  <manifest:file-entry manifest:media-type="application/xml" manifest:full-path="Formula-980/content.xml" manifest:version="1.2"/>
  <manifest:file-entry manifest:media-type="application/xml" manifest:full-path="Formula-978/settings.xml" manifest:version="1.2"/>
  <manifest:file-entry manifest:media-type="application/xml" manifest:full-path="Formula-978/content.xml" manifest:version="1.2"/>
  <manifest:file-entry manifest:media-type="application/xml" manifest:full-path="Formula-976/settings.xml" manifest:version="1.2"/>
  <manifest:file-entry manifest:media-type="application/xml" manifest:full-path="Formula-976/content.xml" manifest:version="1.2"/>
  <manifest:file-entry manifest:media-type="application/xml" manifest:full-path="Formula-974/settings.xml" manifest:version="1.2"/>
  <manifest:file-entry manifest:media-type="application/xml" manifest:full-path="Formula-974/content.xml" manifest:version="1.2"/>
  <manifest:file-entry manifest:media-type="application/xml" manifest:full-path="Formula-972/settings.xml" manifest:version="1.2"/>
  <manifest:file-entry manifest:media-type="application/xml" manifest:full-path="Formula-972/content.xml" manifest:version="1.2"/>
  <manifest:file-entry manifest:media-type="application/xml" manifest:full-path="Formula-970/settings.xml" manifest:version="1.2"/>
  <manifest:file-entry manifest:media-type="application/xml" manifest:full-path="Formula-970/content.xml" manifest:version="1.2"/>
  <manifest:file-entry manifest:media-type="application/xml" manifest:full-path="Formula-968/settings.xml" manifest:version="1.2"/>
  <manifest:file-entry manifest:media-type="application/xml" manifest:full-path="Formula-968/content.xml" manifest:version="1.2"/>
  <manifest:file-entry manifest:media-type="application/xml" manifest:full-path="Formula-966/settings.xml" manifest:version="1.2"/>
  <manifest:file-entry manifest:media-type="application/xml" manifest:full-path="Formula-966/content.xml" manifest:version="1.2"/>
  <manifest:file-entry manifest:media-type="application/xml" manifest:full-path="Formula-964/settings.xml" manifest:version="1.2"/>
  <manifest:file-entry manifest:media-type="application/xml" manifest:full-path="Formula-964/content.xml" manifest:version="1.2"/>
  <manifest:file-entry manifest:media-type="application/xml" manifest:full-path="Formula-962/settings.xml" manifest:version="1.2"/>
  <manifest:file-entry manifest:media-type="application/xml" manifest:full-path="Formula-962/content.xml" manifest:version="1.2"/>
  <manifest:file-entry manifest:media-type="application/xml" manifest:full-path="Formula-960/settings.xml" manifest:version="1.2"/>
  <manifest:file-entry manifest:media-type="application/xml" manifest:full-path="Formula-960/content.xml" manifest:version="1.2"/>
  <manifest:file-entry manifest:media-type="application/xml" manifest:full-path="Formula-958/settings.xml" manifest:version="1.2"/>
  <manifest:file-entry manifest:media-type="application/xml" manifest:full-path="Formula-958/content.xml" manifest:version="1.2"/>
  <manifest:file-entry manifest:media-type="application/xml" manifest:full-path="Formula-956/settings.xml" manifest:version="1.2"/>
  <manifest:file-entry manifest:media-type="application/xml" manifest:full-path="Formula-956/content.xml" manifest:version="1.2"/>
  <manifest:file-entry manifest:media-type="application/xml" manifest:full-path="Formula-954/settings.xml" manifest:version="1.2"/>
  <manifest:file-entry manifest:media-type="application/xml" manifest:full-path="Formula-954/content.xml" manifest:version="1.2"/>
  <manifest:file-entry manifest:media-type="application/xml" manifest:full-path="Formula-952/settings.xml" manifest:version="1.2"/>
  <manifest:file-entry manifest:media-type="application/xml" manifest:full-path="Formula-952/content.xml" manifest:version="1.2"/>
  <manifest:file-entry manifest:media-type="application/xml" manifest:full-path="Formula-950/settings.xml" manifest:version="1.2"/>
  <manifest:file-entry manifest:media-type="application/xml" manifest:full-path="Formula-950/content.xml" manifest:version="1.2"/>
  <manifest:file-entry manifest:media-type="application/xml" manifest:full-path="Formula-948/settings.xml" manifest:version="1.2"/>
  <manifest:file-entry manifest:media-type="application/xml" manifest:full-path="Formula-948/content.xml" manifest:version="1.2"/>
  <manifest:file-entry manifest:media-type="application/xml" manifest:full-path="Formula-946/settings.xml" manifest:version="1.2"/>
  <manifest:file-entry manifest:media-type="application/xml" manifest:full-path="Formula-946/content.xml" manifest:version="1.2"/>
  <manifest:file-entry manifest:media-type="application/xml" manifest:full-path="Formula-944/settings.xml" manifest:version="1.2"/>
  <manifest:file-entry manifest:media-type="application/xml" manifest:full-path="Formula-944/content.xml" manifest:version="1.2"/>
  <manifest:file-entry manifest:media-type="application/xml" manifest:full-path="Formula-942/settings.xml" manifest:version="1.2"/>
  <manifest:file-entry manifest:media-type="application/xml" manifest:full-path="Formula-942/content.xml" manifest:version="1.2"/>
  <manifest:file-entry manifest:media-type="application/xml" manifest:full-path="Formula-940/settings.xml" manifest:version="1.2"/>
  <manifest:file-entry manifest:media-type="application/xml" manifest:full-path="Formula-940/content.xml" manifest:version="1.2"/>
  <manifest:file-entry manifest:media-type="application/xml" manifest:full-path="Formula-938/settings.xml" manifest:version="1.2"/>
  <manifest:file-entry manifest:media-type="application/xml" manifest:full-path="Formula-938/content.xml" manifest:version="1.2"/>
  <manifest:file-entry manifest:media-type="application/xml" manifest:full-path="Formula-936/settings.xml" manifest:version="1.2"/>
  <manifest:file-entry manifest:media-type="application/xml" manifest:full-path="Formula-936/content.xml" manifest:version="1.2"/>
  <manifest:file-entry manifest:media-type="application/xml" manifest:full-path="Formula-934/settings.xml" manifest:version="1.2"/>
  <manifest:file-entry manifest:media-type="application/xml" manifest:full-path="Formula-934/content.xml" manifest:version="1.2"/>
  <manifest:file-entry manifest:media-type="application/xml" manifest:full-path="Formula-932/settings.xml" manifest:version="1.2"/>
  <manifest:file-entry manifest:media-type="application/xml" manifest:full-path="Formula-932/content.xml" manifest:version="1.2"/>
  <manifest:file-entry manifest:media-type="application/xml" manifest:full-path="Formula-930/settings.xml" manifest:version="1.2"/>
  <manifest:file-entry manifest:media-type="application/xml" manifest:full-path="Formula-930/content.xml" manifest:version="1.2"/>
  <manifest:file-entry manifest:media-type="application/xml" manifest:full-path="Formula-928/settings.xml" manifest:version="1.2"/>
  <manifest:file-entry manifest:media-type="application/xml" manifest:full-path="Formula-928/content.xml" manifest:version="1.2"/>
  <manifest:file-entry manifest:media-type="application/xml" manifest:full-path="Formula-926/settings.xml" manifest:version="1.2"/>
  <manifest:file-entry manifest:media-type="application/xml" manifest:full-path="Formula-926/content.xml" manifest:version="1.2"/>
  <manifest:file-entry manifest:media-type="application/xml" manifest:full-path="Formula-924/settings.xml" manifest:version="1.2"/>
  <manifest:file-entry manifest:media-type="application/xml" manifest:full-path="Formula-924/content.xml" manifest:version="1.2"/>
  <manifest:file-entry manifest:media-type="application/xml" manifest:full-path="Formula-922/settings.xml" manifest:version="1.2"/>
  <manifest:file-entry manifest:media-type="application/xml" manifest:full-path="Formula-922/content.xml" manifest:version="1.2"/>
  <manifest:file-entry manifest:media-type="application/xml" manifest:full-path="Formula-920/settings.xml" manifest:version="1.2"/>
  <manifest:file-entry manifest:media-type="application/xml" manifest:full-path="Formula-920/content.xml" manifest:version="1.2"/>
  <manifest:file-entry manifest:media-type="application/xml" manifest:full-path="Formula-918/settings.xml" manifest:version="1.2"/>
  <manifest:file-entry manifest:media-type="application/xml" manifest:full-path="Formula-918/content.xml" manifest:version="1.2"/>
  <manifest:file-entry manifest:media-type="application/xml" manifest:full-path="Formula-916/settings.xml" manifest:version="1.2"/>
  <manifest:file-entry manifest:media-type="application/xml" manifest:full-path="Formula-916/content.xml" manifest:version="1.2"/>
  <manifest:file-entry manifest:media-type="application/xml" manifest:full-path="Formula-914/settings.xml" manifest:version="1.2"/>
  <manifest:file-entry manifest:media-type="application/xml" manifest:full-path="Formula-914/content.xml" manifest:version="1.2"/>
  <manifest:file-entry manifest:media-type="application/xml" manifest:full-path="Formula-912/settings.xml" manifest:version="1.2"/>
  <manifest:file-entry manifest:media-type="application/xml" manifest:full-path="Formula-912/content.xml" manifest:version="1.2"/>
  <manifest:file-entry manifest:media-type="application/xml" manifest:full-path="Formula-910/settings.xml" manifest:version="1.2"/>
  <manifest:file-entry manifest:media-type="application/xml" manifest:full-path="Formula-910/content.xml" manifest:version="1.2"/>
  <manifest:file-entry manifest:media-type="application/xml" manifest:full-path="Formula-908/settings.xml" manifest:version="1.2"/>
  <manifest:file-entry manifest:media-type="application/xml" manifest:full-path="Formula-908/content.xml" manifest:version="1.2"/>
  <manifest:file-entry manifest:media-type="application/xml" manifest:full-path="Formula-906/settings.xml" manifest:version="1.2"/>
  <manifest:file-entry manifest:media-type="application/xml" manifest:full-path="Formula-906/content.xml" manifest:version="1.2"/>
  <manifest:file-entry manifest:media-type="application/xml" manifest:full-path="Formula-904/settings.xml" manifest:version="1.2"/>
  <manifest:file-entry manifest:media-type="application/xml" manifest:full-path="Formula-904/content.xml" manifest:version="1.2"/>
  <manifest:file-entry manifest:media-type="application/xml" manifest:full-path="Formula-902/settings.xml" manifest:version="1.2"/>
  <manifest:file-entry manifest:media-type="application/xml" manifest:full-path="Formula-902/content.xml" manifest:version="1.2"/>
  <manifest:file-entry manifest:media-type="application/xml" manifest:full-path="Formula-900/settings.xml" manifest:version="1.2"/>
  <manifest:file-entry manifest:media-type="application/xml" manifest:full-path="Formula-900/content.xml" manifest:version="1.2"/>
  <manifest:file-entry manifest:media-type="application/xml" manifest:full-path="Formula-898/settings.xml" manifest:version="1.2"/>
  <manifest:file-entry manifest:media-type="application/xml" manifest:full-path="Formula-898/content.xml" manifest:version="1.2"/>
  <manifest:file-entry manifest:media-type="application/xml" manifest:full-path="Formula-896/settings.xml" manifest:version="1.2"/>
  <manifest:file-entry manifest:media-type="application/xml" manifest:full-path="Formula-896/content.xml" manifest:version="1.2"/>
  <manifest:file-entry manifest:media-type="application/xml" manifest:full-path="Formula-894/settings.xml" manifest:version="1.2"/>
  <manifest:file-entry manifest:media-type="application/xml" manifest:full-path="Formula-894/content.xml" manifest:version="1.2"/>
  <manifest:file-entry manifest:media-type="application/xml" manifest:full-path="Formula-892/settings.xml" manifest:version="1.2"/>
  <manifest:file-entry manifest:media-type="application/xml" manifest:full-path="Formula-892/content.xml" manifest:version="1.2"/>
  <manifest:file-entry manifest:media-type="application/xml" manifest:full-path="Formula-890/settings.xml" manifest:version="1.2"/>
  <manifest:file-entry manifest:media-type="application/xml" manifest:full-path="Formula-890/content.xml" manifest:version="1.2"/>
  <manifest:file-entry manifest:media-type="application/xml" manifest:full-path="Formula-888/settings.xml" manifest:version="1.2"/>
  <manifest:file-entry manifest:media-type="application/xml" manifest:full-path="Formula-888/content.xml" manifest:version="1.2"/>
  <manifest:file-entry manifest:media-type="application/xml" manifest:full-path="Formula-886/settings.xml" manifest:version="1.2"/>
  <manifest:file-entry manifest:media-type="application/xml" manifest:full-path="Formula-886/content.xml" manifest:version="1.2"/>
  <manifest:file-entry manifest:media-type="application/xml" manifest:full-path="Formula-884/settings.xml" manifest:version="1.2"/>
  <manifest:file-entry manifest:media-type="application/xml" manifest:full-path="Formula-884/content.xml" manifest:version="1.2"/>
  <manifest:file-entry manifest:media-type="application/xml" manifest:full-path="Formula-882/settings.xml" manifest:version="1.2"/>
  <manifest:file-entry manifest:media-type="application/xml" manifest:full-path="Formula-882/content.xml" manifest:version="1.2"/>
  <manifest:file-entry manifest:media-type="application/xml" manifest:full-path="Formula-880/settings.xml" manifest:version="1.2"/>
  <manifest:file-entry manifest:media-type="application/xml" manifest:full-path="Formula-880/content.xml" manifest:version="1.2"/>
  <manifest:file-entry manifest:media-type="application/xml" manifest:full-path="Formula-878/settings.xml" manifest:version="1.2"/>
  <manifest:file-entry manifest:media-type="application/xml" manifest:full-path="Formula-878/content.xml" manifest:version="1.2"/>
  <manifest:file-entry manifest:media-type="application/xml" manifest:full-path="Formula-876/settings.xml" manifest:version="1.2"/>
  <manifest:file-entry manifest:media-type="application/xml" manifest:full-path="Formula-876/content.xml" manifest:version="1.2"/>
  <manifest:file-entry manifest:media-type="application/xml" manifest:full-path="Formula-874/settings.xml" manifest:version="1.2"/>
  <manifest:file-entry manifest:media-type="application/xml" manifest:full-path="Formula-874/content.xml" manifest:version="1.2"/>
  <manifest:file-entry manifest:media-type="application/xml" manifest:full-path="Formula-872/settings.xml" manifest:version="1.2"/>
  <manifest:file-entry manifest:media-type="application/xml" manifest:full-path="Formula-872/content.xml" manifest:version="1.2"/>
  <manifest:file-entry manifest:media-type="application/xml" manifest:full-path="Formula-870/settings.xml" manifest:version="1.2"/>
  <manifest:file-entry manifest:media-type="application/xml" manifest:full-path="Formula-870/content.xml" manifest:version="1.2"/>
  <manifest:file-entry manifest:media-type="application/xml" manifest:full-path="Formula-868/settings.xml" manifest:version="1.2"/>
  <manifest:file-entry manifest:media-type="application/xml" manifest:full-path="Formula-868/content.xml" manifest:version="1.2"/>
  <manifest:file-entry manifest:media-type="application/xml" manifest:full-path="Formula-866/settings.xml" manifest:version="1.2"/>
  <manifest:file-entry manifest:media-type="application/xml" manifest:full-path="Formula-866/content.xml" manifest:version="1.2"/>
  <manifest:file-entry manifest:media-type="application/xml" manifest:full-path="Formula-864/settings.xml" manifest:version="1.2"/>
  <manifest:file-entry manifest:media-type="application/xml" manifest:full-path="Formula-864/content.xml" manifest:version="1.2"/>
  <manifest:file-entry manifest:media-type="application/xml" manifest:full-path="Formula-862/settings.xml" manifest:version="1.2"/>
  <manifest:file-entry manifest:media-type="application/xml" manifest:full-path="Formula-862/content.xml" manifest:version="1.2"/>
  <manifest:file-entry manifest:media-type="application/xml" manifest:full-path="Formula-860/settings.xml" manifest:version="1.2"/>
  <manifest:file-entry manifest:media-type="application/xml" manifest:full-path="Formula-860/content.xml" manifest:version="1.2"/>
  <manifest:file-entry manifest:media-type="application/xml" manifest:full-path="Formula-858/settings.xml" manifest:version="1.2"/>
  <manifest:file-entry manifest:media-type="application/xml" manifest:full-path="Formula-858/content.xml" manifest:version="1.2"/>
  <manifest:file-entry manifest:media-type="application/xml" manifest:full-path="Formula-856/settings.xml" manifest:version="1.2"/>
  <manifest:file-entry manifest:media-type="application/xml" manifest:full-path="Formula-856/content.xml" manifest:version="1.2"/>
  <manifest:file-entry manifest:media-type="application/xml" manifest:full-path="Formula-854/settings.xml" manifest:version="1.2"/>
  <manifest:file-entry manifest:media-type="application/xml" manifest:full-path="Formula-854/content.xml" manifest:version="1.2"/>
  <manifest:file-entry manifest:media-type="application/xml" manifest:full-path="Formula-852/settings.xml" manifest:version="1.2"/>
  <manifest:file-entry manifest:media-type="application/xml" manifest:full-path="Formula-852/content.xml" manifest:version="1.2"/>
  <manifest:file-entry manifest:media-type="application/xml" manifest:full-path="Formula-850/settings.xml" manifest:version="1.2"/>
  <manifest:file-entry manifest:media-type="application/xml" manifest:full-path="Formula-850/content.xml" manifest:version="1.2"/>
  <manifest:file-entry manifest:media-type="application/xml" manifest:full-path="Formula-848/settings.xml" manifest:version="1.2"/>
  <manifest:file-entry manifest:media-type="application/xml" manifest:full-path="Formula-848/content.xml" manifest:version="1.2"/>
  <manifest:file-entry manifest:media-type="application/xml" manifest:full-path="Formula-846/settings.xml" manifest:version="1.2"/>
  <manifest:file-entry manifest:media-type="application/xml" manifest:full-path="Formula-846/content.xml" manifest:version="1.2"/>
  <manifest:file-entry manifest:media-type="application/xml" manifest:full-path="Formula-844/settings.xml" manifest:version="1.2"/>
  <manifest:file-entry manifest:media-type="application/xml" manifest:full-path="Formula-844/content.xml" manifest:version="1.2"/>
  <manifest:file-entry manifest:media-type="application/xml" manifest:full-path="Formula-842/settings.xml" manifest:version="1.2"/>
  <manifest:file-entry manifest:media-type="application/xml" manifest:full-path="Formula-842/content.xml" manifest:version="1.2"/>
  <manifest:file-entry manifest:media-type="application/xml" manifest:full-path="Formula-840/settings.xml" manifest:version="1.2"/>
  <manifest:file-entry manifest:media-type="application/xml" manifest:full-path="Formula-840/content.xml" manifest:version="1.2"/>
  <manifest:file-entry manifest:media-type="application/xml" manifest:full-path="Formula-838/settings.xml" manifest:version="1.2"/>
  <manifest:file-entry manifest:media-type="application/xml" manifest:full-path="Formula-838/content.xml" manifest:version="1.2"/>
  <manifest:file-entry manifest:media-type="application/xml" manifest:full-path="Formula-836/settings.xml" manifest:version="1.2"/>
  <manifest:file-entry manifest:media-type="application/xml" manifest:full-path="Formula-836/content.xml" manifest:version="1.2"/>
  <manifest:file-entry manifest:media-type="application/xml" manifest:full-path="Formula-834/settings.xml" manifest:version="1.2"/>
  <manifest:file-entry manifest:media-type="application/xml" manifest:full-path="Formula-834/content.xml" manifest:version="1.2"/>
  <manifest:file-entry manifest:media-type="application/xml" manifest:full-path="Formula-832/settings.xml" manifest:version="1.2"/>
  <manifest:file-entry manifest:media-type="application/xml" manifest:full-path="Formula-832/content.xml" manifest:version="1.2"/>
  <manifest:file-entry manifest:media-type="application/xml" manifest:full-path="Formula-830/settings.xml" manifest:version="1.2"/>
  <manifest:file-entry manifest:media-type="application/xml" manifest:full-path="Formula-830/content.xml" manifest:version="1.2"/>
  <manifest:file-entry manifest:media-type="application/xml" manifest:full-path="Formula-828/settings.xml" manifest:version="1.2"/>
  <manifest:file-entry manifest:media-type="application/xml" manifest:full-path="Formula-828/content.xml" manifest:version="1.2"/>
  <manifest:file-entry manifest:media-type="application/xml" manifest:full-path="Formula-826/settings.xml" manifest:version="1.2"/>
  <manifest:file-entry manifest:media-type="application/xml" manifest:full-path="Formula-826/content.xml" manifest:version="1.2"/>
  <manifest:file-entry manifest:media-type="application/xml" manifest:full-path="Formula-824/settings.xml" manifest:version="1.2"/>
  <manifest:file-entry manifest:media-type="application/xml" manifest:full-path="Formula-824/content.xml" manifest:version="1.2"/>
  <manifest:file-entry manifest:media-type="application/xml" manifest:full-path="Formula-822/settings.xml" manifest:version="1.2"/>
  <manifest:file-entry manifest:media-type="application/xml" manifest:full-path="Formula-822/content.xml" manifest:version="1.2"/>
  <manifest:file-entry manifest:media-type="application/xml" manifest:full-path="Formula-820/settings.xml" manifest:version="1.2"/>
  <manifest:file-entry manifest:media-type="application/xml" manifest:full-path="Formula-820/content.xml" manifest:version="1.2"/>
  <manifest:file-entry manifest:media-type="application/xml" manifest:full-path="Formula-818/settings.xml" manifest:version="1.2"/>
  <manifest:file-entry manifest:media-type="application/xml" manifest:full-path="Formula-818/content.xml" manifest:version="1.2"/>
  <manifest:file-entry manifest:media-type="application/xml" manifest:full-path="Formula-816/settings.xml" manifest:version="1.2"/>
  <manifest:file-entry manifest:media-type="application/xml" manifest:full-path="Formula-816/content.xml" manifest:version="1.2"/>
  <manifest:file-entry manifest:media-type="application/xml" manifest:full-path="Formula-814/settings.xml" manifest:version="1.2"/>
  <manifest:file-entry manifest:media-type="application/xml" manifest:full-path="Formula-814/content.xml" manifest:version="1.2"/>
  <manifest:file-entry manifest:media-type="application/xml" manifest:full-path="Formula-812/settings.xml" manifest:version="1.2"/>
  <manifest:file-entry manifest:media-type="application/xml" manifest:full-path="Formula-812/content.xml" manifest:version="1.2"/>
  <manifest:file-entry manifest:media-type="application/xml" manifest:full-path="Formula-810/settings.xml" manifest:version="1.2"/>
  <manifest:file-entry manifest:media-type="application/xml" manifest:full-path="Formula-810/content.xml" manifest:version="1.2"/>
  <manifest:file-entry manifest:media-type="application/xml" manifest:full-path="Formula-808/settings.xml" manifest:version="1.2"/>
  <manifest:file-entry manifest:media-type="application/xml" manifest:full-path="Formula-808/content.xml" manifest:version="1.2"/>
  <manifest:file-entry manifest:media-type="application/xml" manifest:full-path="Formula-806/settings.xml" manifest:version="1.2"/>
  <manifest:file-entry manifest:media-type="application/xml" manifest:full-path="Formula-806/content.xml" manifest:version="1.2"/>
  <manifest:file-entry manifest:media-type="application/xml" manifest:full-path="Formula-804/settings.xml" manifest:version="1.2"/>
  <manifest:file-entry manifest:media-type="application/xml" manifest:full-path="Formula-804/content.xml" manifest:version="1.2"/>
  <manifest:file-entry manifest:media-type="application/xml" manifest:full-path="Formula-802/settings.xml" manifest:version="1.2"/>
  <manifest:file-entry manifest:media-type="application/xml" manifest:full-path="Formula-802/content.xml" manifest:version="1.2"/>
  <manifest:file-entry manifest:media-type="application/xml" manifest:full-path="Formula-800/settings.xml" manifest:version="1.2"/>
  <manifest:file-entry manifest:media-type="application/xml" manifest:full-path="Formula-800/content.xml" manifest:version="1.2"/>
  <manifest:file-entry manifest:media-type="application/xml" manifest:full-path="Formula-798/settings.xml" manifest:version="1.2"/>
  <manifest:file-entry manifest:media-type="application/xml" manifest:full-path="Formula-798/content.xml" manifest:version="1.2"/>
  <manifest:file-entry manifest:media-type="application/xml" manifest:full-path="Formula-796/settings.xml" manifest:version="1.2"/>
  <manifest:file-entry manifest:media-type="application/xml" manifest:full-path="Formula-796/content.xml" manifest:version="1.2"/>
  <manifest:file-entry manifest:media-type="application/xml" manifest:full-path="Formula-794/settings.xml" manifest:version="1.2"/>
  <manifest:file-entry manifest:media-type="application/xml" manifest:full-path="Formula-794/content.xml" manifest:version="1.2"/>
  <manifest:file-entry manifest:media-type="application/xml" manifest:full-path="Formula-792/settings.xml" manifest:version="1.2"/>
  <manifest:file-entry manifest:media-type="application/xml" manifest:full-path="Formula-792/content.xml" manifest:version="1.2"/>
  <manifest:file-entry manifest:media-type="application/xml" manifest:full-path="Formula-790/settings.xml" manifest:version="1.2"/>
  <manifest:file-entry manifest:media-type="application/xml" manifest:full-path="Formula-790/content.xml" manifest:version="1.2"/>
  <manifest:file-entry manifest:media-type="application/xml" manifest:full-path="Formula-788/settings.xml" manifest:version="1.2"/>
  <manifest:file-entry manifest:media-type="application/xml" manifest:full-path="Formula-788/content.xml" manifest:version="1.2"/>
  <manifest:file-entry manifest:media-type="application/xml" manifest:full-path="Formula-786/settings.xml" manifest:version="1.2"/>
  <manifest:file-entry manifest:media-type="application/xml" manifest:full-path="Formula-786/content.xml" manifest:version="1.2"/>
  <manifest:file-entry manifest:media-type="application/xml" manifest:full-path="Formula-784/settings.xml" manifest:version="1.2"/>
  <manifest:file-entry manifest:media-type="application/xml" manifest:full-path="Formula-784/content.xml" manifest:version="1.2"/>
  <manifest:file-entry manifest:media-type="application/xml" manifest:full-path="Formula-782/settings.xml" manifest:version="1.2"/>
  <manifest:file-entry manifest:media-type="application/xml" manifest:full-path="Formula-782/content.xml" manifest:version="1.2"/>
  <manifest:file-entry manifest:media-type="application/xml" manifest:full-path="Formula-780/settings.xml" manifest:version="1.2"/>
  <manifest:file-entry manifest:media-type="application/xml" manifest:full-path="Formula-780/content.xml" manifest:version="1.2"/>
  <manifest:file-entry manifest:media-type="application/xml" manifest:full-path="Formula-778/settings.xml" manifest:version="1.2"/>
  <manifest:file-entry manifest:media-type="application/xml" manifest:full-path="Formula-778/content.xml" manifest:version="1.2"/>
  <manifest:file-entry manifest:media-type="application/xml" manifest:full-path="Formula-776/settings.xml" manifest:version="1.2"/>
  <manifest:file-entry manifest:media-type="application/xml" manifest:full-path="Formula-776/content.xml" manifest:version="1.2"/>
  <manifest:file-entry manifest:media-type="application/xml" manifest:full-path="Formula-774/settings.xml" manifest:version="1.2"/>
  <manifest:file-entry manifest:media-type="application/xml" manifest:full-path="Formula-774/content.xml" manifest:version="1.2"/>
  <manifest:file-entry manifest:media-type="application/xml" manifest:full-path="Formula-772/settings.xml" manifest:version="1.2"/>
  <manifest:file-entry manifest:media-type="application/xml" manifest:full-path="Formula-772/content.xml" manifest:version="1.2"/>
  <manifest:file-entry manifest:media-type="application/xml" manifest:full-path="Formula-770/settings.xml" manifest:version="1.2"/>
  <manifest:file-entry manifest:media-type="application/xml" manifest:full-path="Formula-770/content.xml" manifest:version="1.2"/>
  <manifest:file-entry manifest:media-type="application/xml" manifest:full-path="Formula-768/settings.xml" manifest:version="1.2"/>
  <manifest:file-entry manifest:media-type="application/xml" manifest:full-path="Formula-768/content.xml" manifest:version="1.2"/>
  <manifest:file-entry manifest:media-type="application/xml" manifest:full-path="Formula-766/settings.xml" manifest:version="1.2"/>
  <manifest:file-entry manifest:media-type="application/xml" manifest:full-path="Formula-766/content.xml" manifest:version="1.2"/>
  <manifest:file-entry manifest:media-type="application/xml" manifest:full-path="Formula-764/settings.xml" manifest:version="1.2"/>
  <manifest:file-entry manifest:media-type="application/xml" manifest:full-path="Formula-764/content.xml" manifest:version="1.2"/>
  <manifest:file-entry manifest:media-type="application/xml" manifest:full-path="Formula-762/settings.xml" manifest:version="1.2"/>
  <manifest:file-entry manifest:media-type="application/xml" manifest:full-path="Formula-762/content.xml" manifest:version="1.2"/>
  <manifest:file-entry manifest:media-type="application/xml" manifest:full-path="Formula-760/settings.xml" manifest:version="1.2"/>
  <manifest:file-entry manifest:media-type="application/xml" manifest:full-path="Formula-760/content.xml" manifest:version="1.2"/>
  <manifest:file-entry manifest:media-type="application/xml" manifest:full-path="Formula-758/settings.xml" manifest:version="1.2"/>
  <manifest:file-entry manifest:media-type="application/xml" manifest:full-path="Formula-758/content.xml" manifest:version="1.2"/>
  <manifest:file-entry manifest:media-type="application/xml" manifest:full-path="Formula-756/settings.xml" manifest:version="1.2"/>
  <manifest:file-entry manifest:media-type="application/xml" manifest:full-path="Formula-756/content.xml" manifest:version="1.2"/>
  <manifest:file-entry manifest:media-type="application/xml" manifest:full-path="Formula-754/settings.xml" manifest:version="1.2"/>
  <manifest:file-entry manifest:media-type="application/xml" manifest:full-path="Formula-754/content.xml" manifest:version="1.2"/>
  <manifest:file-entry manifest:media-type="application/xml" manifest:full-path="Formula-752/settings.xml" manifest:version="1.2"/>
  <manifest:file-entry manifest:media-type="application/xml" manifest:full-path="Formula-752/content.xml" manifest:version="1.2"/>
  <manifest:file-entry manifest:media-type="application/xml" manifest:full-path="Formula-750/settings.xml" manifest:version="1.2"/>
  <manifest:file-entry manifest:media-type="application/xml" manifest:full-path="Formula-750/content.xml" manifest:version="1.2"/>
  <manifest:file-entry manifest:media-type="application/xml" manifest:full-path="Formula-748/settings.xml" manifest:version="1.2"/>
  <manifest:file-entry manifest:media-type="application/xml" manifest:full-path="Formula-748/content.xml" manifest:version="1.2"/>
  <manifest:file-entry manifest:media-type="application/xml" manifest:full-path="Formula-746/settings.xml" manifest:version="1.2"/>
  <manifest:file-entry manifest:media-type="application/xml" manifest:full-path="Formula-746/content.xml" manifest:version="1.2"/>
  <manifest:file-entry manifest:media-type="application/xml" manifest:full-path="Formula-744/settings.xml" manifest:version="1.2"/>
  <manifest:file-entry manifest:media-type="application/xml" manifest:full-path="Formula-744/content.xml" manifest:version="1.2"/>
  <manifest:file-entry manifest:media-type="application/xml" manifest:full-path="Formula-742/settings.xml" manifest:version="1.2"/>
  <manifest:file-entry manifest:media-type="application/xml" manifest:full-path="Formula-742/content.xml" manifest:version="1.2"/>
  <manifest:file-entry manifest:media-type="application/xml" manifest:full-path="Formula-740/settings.xml" manifest:version="1.2"/>
  <manifest:file-entry manifest:media-type="application/xml" manifest:full-path="Formula-740/content.xml" manifest:version="1.2"/>
  <manifest:file-entry manifest:media-type="application/xml" manifest:full-path="Formula-738/settings.xml" manifest:version="1.2"/>
  <manifest:file-entry manifest:media-type="application/xml" manifest:full-path="Formula-738/content.xml" manifest:version="1.2"/>
  <manifest:file-entry manifest:media-type="application/xml" manifest:full-path="Formula-736/settings.xml" manifest:version="1.2"/>
  <manifest:file-entry manifest:media-type="application/xml" manifest:full-path="Formula-736/content.xml" manifest:version="1.2"/>
  <manifest:file-entry manifest:media-type="application/xml" manifest:full-path="Formula-734/settings.xml" manifest:version="1.2"/>
  <manifest:file-entry manifest:media-type="application/xml" manifest:full-path="Formula-734/content.xml" manifest:version="1.2"/>
  <manifest:file-entry manifest:media-type="application/xml" manifest:full-path="Formula-732/settings.xml" manifest:version="1.2"/>
  <manifest:file-entry manifest:media-type="application/xml" manifest:full-path="Formula-732/content.xml" manifest:version="1.2"/>
  <manifest:file-entry manifest:media-type="application/xml" manifest:full-path="Formula-730/settings.xml" manifest:version="1.2"/>
  <manifest:file-entry manifest:media-type="application/xml" manifest:full-path="Formula-730/content.xml" manifest:version="1.2"/>
  <manifest:file-entry manifest:media-type="application/xml" manifest:full-path="Formula-728/settings.xml" manifest:version="1.2"/>
  <manifest:file-entry manifest:media-type="application/xml" manifest:full-path="Formula-728/content.xml" manifest:version="1.2"/>
  <manifest:file-entry manifest:media-type="application/xml" manifest:full-path="Formula-726/settings.xml" manifest:version="1.2"/>
  <manifest:file-entry manifest:media-type="application/xml" manifest:full-path="Formula-726/content.xml" manifest:version="1.2"/>
  <manifest:file-entry manifest:media-type="application/xml" manifest:full-path="Formula-724/settings.xml" manifest:version="1.2"/>
  <manifest:file-entry manifest:media-type="application/xml" manifest:full-path="Formula-724/content.xml" manifest:version="1.2"/>
  <manifest:file-entry manifest:media-type="application/xml" manifest:full-path="Formula-722/settings.xml" manifest:version="1.2"/>
  <manifest:file-entry manifest:media-type="application/xml" manifest:full-path="Formula-722/content.xml" manifest:version="1.2"/>
  <manifest:file-entry manifest:media-type="application/xml" manifest:full-path="Formula-720/settings.xml" manifest:version="1.2"/>
  <manifest:file-entry manifest:media-type="application/xml" manifest:full-path="Formula-720/content.xml" manifest:version="1.2"/>
  <manifest:file-entry manifest:media-type="application/xml" manifest:full-path="Formula-718/settings.xml" manifest:version="1.2"/>
  <manifest:file-entry manifest:media-type="application/xml" manifest:full-path="Formula-718/content.xml" manifest:version="1.2"/>
  <manifest:file-entry manifest:media-type="application/xml" manifest:full-path="Formula-716/settings.xml" manifest:version="1.2"/>
  <manifest:file-entry manifest:media-type="application/xml" manifest:full-path="Formula-716/content.xml" manifest:version="1.2"/>
  <manifest:file-entry manifest:media-type="application/xml" manifest:full-path="Formula-714/settings.xml" manifest:version="1.2"/>
  <manifest:file-entry manifest:media-type="application/xml" manifest:full-path="Formula-714/content.xml" manifest:version="1.2"/>
  <manifest:file-entry manifest:media-type="application/xml" manifest:full-path="Formula-712/settings.xml" manifest:version="1.2"/>
  <manifest:file-entry manifest:media-type="application/xml" manifest:full-path="Formula-712/content.xml" manifest:version="1.2"/>
  <manifest:file-entry manifest:media-type="application/xml" manifest:full-path="Formula-710/settings.xml" manifest:version="1.2"/>
  <manifest:file-entry manifest:media-type="application/xml" manifest:full-path="Formula-710/content.xml" manifest:version="1.2"/>
  <manifest:file-entry manifest:media-type="application/xml" manifest:full-path="Formula-708/settings.xml" manifest:version="1.2"/>
  <manifest:file-entry manifest:media-type="application/xml" manifest:full-path="Formula-708/content.xml" manifest:version="1.2"/>
  <manifest:file-entry manifest:media-type="application/xml" manifest:full-path="Formula-706/settings.xml" manifest:version="1.2"/>
  <manifest:file-entry manifest:media-type="application/xml" manifest:full-path="Formula-706/content.xml" manifest:version="1.2"/>
  <manifest:file-entry manifest:media-type="application/xml" manifest:full-path="Formula-704/settings.xml" manifest:version="1.2"/>
  <manifest:file-entry manifest:media-type="application/xml" manifest:full-path="Formula-704/content.xml" manifest:version="1.2"/>
  <manifest:file-entry manifest:media-type="application/xml" manifest:full-path="Formula-702/settings.xml" manifest:version="1.2"/>
  <manifest:file-entry manifest:media-type="application/xml" manifest:full-path="Formula-702/content.xml" manifest:version="1.2"/>
  <manifest:file-entry manifest:media-type="application/xml" manifest:full-path="Formula-700/settings.xml" manifest:version="1.2"/>
  <manifest:file-entry manifest:media-type="application/xml" manifest:full-path="Formula-700/content.xml" manifest:version="1.2"/>
  <manifest:file-entry manifest:media-type="application/xml" manifest:full-path="Formula-698/settings.xml" manifest:version="1.2"/>
  <manifest:file-entry manifest:media-type="application/xml" manifest:full-path="Formula-698/content.xml" manifest:version="1.2"/>
  <manifest:file-entry manifest:media-type="application/xml" manifest:full-path="Formula-696/settings.xml" manifest:version="1.2"/>
  <manifest:file-entry manifest:media-type="application/xml" manifest:full-path="Formula-696/content.xml" manifest:version="1.2"/>
  <manifest:file-entry manifest:media-type="application/xml" manifest:full-path="Formula-694/settings.xml" manifest:version="1.2"/>
  <manifest:file-entry manifest:media-type="application/xml" manifest:full-path="Formula-694/content.xml" manifest:version="1.2"/>
  <manifest:file-entry manifest:media-type="application/xml" manifest:full-path="Formula-692/settings.xml" manifest:version="1.2"/>
  <manifest:file-entry manifest:media-type="application/xml" manifest:full-path="Formula-692/content.xml" manifest:version="1.2"/>
  <manifest:file-entry manifest:media-type="application/xml" manifest:full-path="Formula-690/settings.xml" manifest:version="1.2"/>
  <manifest:file-entry manifest:media-type="application/xml" manifest:full-path="Formula-690/content.xml" manifest:version="1.2"/>
  <manifest:file-entry manifest:media-type="application/xml" manifest:full-path="Formula-688/settings.xml" manifest:version="1.2"/>
  <manifest:file-entry manifest:media-type="application/xml" manifest:full-path="Formula-688/content.xml" manifest:version="1.2"/>
  <manifest:file-entry manifest:media-type="application/xml" manifest:full-path="Formula-686/settings.xml" manifest:version="1.2"/>
  <manifest:file-entry manifest:media-type="application/xml" manifest:full-path="Formula-686/content.xml" manifest:version="1.2"/>
  <manifest:file-entry manifest:media-type="application/xml" manifest:full-path="Formula-684/settings.xml" manifest:version="1.2"/>
  <manifest:file-entry manifest:media-type="application/xml" manifest:full-path="Formula-684/content.xml" manifest:version="1.2"/>
  <manifest:file-entry manifest:media-type="application/xml" manifest:full-path="Formula-682/settings.xml" manifest:version="1.2"/>
  <manifest:file-entry manifest:media-type="application/xml" manifest:full-path="Formula-682/content.xml" manifest:version="1.2"/>
  <manifest:file-entry manifest:media-type="application/xml" manifest:full-path="Formula-680/settings.xml" manifest:version="1.2"/>
  <manifest:file-entry manifest:media-type="application/xml" manifest:full-path="Formula-680/content.xml" manifest:version="1.2"/>
  <manifest:file-entry manifest:media-type="application/xml" manifest:full-path="Formula-678/settings.xml" manifest:version="1.2"/>
  <manifest:file-entry manifest:media-type="application/xml" manifest:full-path="Formula-678/content.xml" manifest:version="1.2"/>
  <manifest:file-entry manifest:media-type="application/xml" manifest:full-path="Formula-676/settings.xml" manifest:version="1.2"/>
  <manifest:file-entry manifest:media-type="application/xml" manifest:full-path="Formula-676/content.xml" manifest:version="1.2"/>
  <manifest:file-entry manifest:media-type="application/xml" manifest:full-path="Formula-674/settings.xml" manifest:version="1.2"/>
  <manifest:file-entry manifest:media-type="application/xml" manifest:full-path="Formula-674/content.xml" manifest:version="1.2"/>
  <manifest:file-entry manifest:media-type="application/xml" manifest:full-path="Formula-672/settings.xml" manifest:version="1.2"/>
  <manifest:file-entry manifest:media-type="application/xml" manifest:full-path="Formula-672/content.xml" manifest:version="1.2"/>
  <manifest:file-entry manifest:media-type="application/xml" manifest:full-path="Formula-670/settings.xml" manifest:version="1.2"/>
  <manifest:file-entry manifest:media-type="application/xml" manifest:full-path="Formula-670/content.xml" manifest:version="1.2"/>
  <manifest:file-entry manifest:media-type="application/xml" manifest:full-path="Formula-668/settings.xml" manifest:version="1.2"/>
  <manifest:file-entry manifest:media-type="application/xml" manifest:full-path="Formula-668/content.xml" manifest:version="1.2"/>
  <manifest:file-entry manifest:media-type="application/xml" manifest:full-path="Formula-666/settings.xml" manifest:version="1.2"/>
  <manifest:file-entry manifest:media-type="application/xml" manifest:full-path="Formula-666/content.xml" manifest:version="1.2"/>
  <manifest:file-entry manifest:media-type="application/xml" manifest:full-path="Formula-664/settings.xml" manifest:version="1.2"/>
  <manifest:file-entry manifest:media-type="application/xml" manifest:full-path="Formula-664/content.xml" manifest:version="1.2"/>
  <manifest:file-entry manifest:media-type="application/xml" manifest:full-path="Formula-662/settings.xml" manifest:version="1.2"/>
  <manifest:file-entry manifest:media-type="application/xml" manifest:full-path="Formula-662/content.xml" manifest:version="1.2"/>
  <manifest:file-entry manifest:media-type="application/xml" manifest:full-path="Formula-660/settings.xml" manifest:version="1.2"/>
  <manifest:file-entry manifest:media-type="application/xml" manifest:full-path="Formula-660/content.xml" manifest:version="1.2"/>
  <manifest:file-entry manifest:media-type="application/xml" manifest:full-path="Formula-658/settings.xml" manifest:version="1.2"/>
  <manifest:file-entry manifest:media-type="application/xml" manifest:full-path="Formula-658/content.xml" manifest:version="1.2"/>
  <manifest:file-entry manifest:media-type="application/xml" manifest:full-path="Formula-656/settings.xml" manifest:version="1.2"/>
  <manifest:file-entry manifest:media-type="application/xml" manifest:full-path="Formula-656/content.xml" manifest:version="1.2"/>
  <manifest:file-entry manifest:media-type="application/xml" manifest:full-path="Formula-654/settings.xml" manifest:version="1.2"/>
  <manifest:file-entry manifest:media-type="application/xml" manifest:full-path="Formula-654/content.xml" manifest:version="1.2"/>
  <manifest:file-entry manifest:media-type="application/xml" manifest:full-path="Formula-652/settings.xml" manifest:version="1.2"/>
  <manifest:file-entry manifest:media-type="application/xml" manifest:full-path="Formula-652/content.xml" manifest:version="1.2"/>
  <manifest:file-entry manifest:media-type="application/xml" manifest:full-path="Formula-650/settings.xml" manifest:version="1.2"/>
  <manifest:file-entry manifest:media-type="application/xml" manifest:full-path="Formula-650/content.xml" manifest:version="1.2"/>
  <manifest:file-entry manifest:media-type="application/xml" manifest:full-path="Formula-648/settings.xml" manifest:version="1.2"/>
  <manifest:file-entry manifest:media-type="application/xml" manifest:full-path="Formula-648/content.xml" manifest:version="1.2"/>
  <manifest:file-entry manifest:media-type="application/xml" manifest:full-path="Formula-646/settings.xml" manifest:version="1.2"/>
  <manifest:file-entry manifest:media-type="application/xml" manifest:full-path="Formula-646/content.xml" manifest:version="1.2"/>
  <manifest:file-entry manifest:media-type="application/xml" manifest:full-path="Formula-644/settings.xml" manifest:version="1.2"/>
  <manifest:file-entry manifest:media-type="application/xml" manifest:full-path="Formula-644/content.xml" manifest:version="1.2"/>
  <manifest:file-entry manifest:media-type="application/xml" manifest:full-path="Formula-642/settings.xml" manifest:version="1.2"/>
  <manifest:file-entry manifest:media-type="application/xml" manifest:full-path="Formula-642/content.xml" manifest:version="1.2"/>
  <manifest:file-entry manifest:media-type="application/xml" manifest:full-path="Formula-640/settings.xml" manifest:version="1.2"/>
  <manifest:file-entry manifest:media-type="application/xml" manifest:full-path="Formula-640/content.xml" manifest:version="1.2"/>
  <manifest:file-entry manifest:media-type="application/xml" manifest:full-path="Formula-638/settings.xml" manifest:version="1.2"/>
  <manifest:file-entry manifest:media-type="application/xml" manifest:full-path="Formula-638/content.xml" manifest:version="1.2"/>
  <manifest:file-entry manifest:media-type="application/xml" manifest:full-path="Formula-636/settings.xml" manifest:version="1.2"/>
  <manifest:file-entry manifest:media-type="application/xml" manifest:full-path="Formula-636/content.xml" manifest:version="1.2"/>
  <manifest:file-entry manifest:media-type="application/xml" manifest:full-path="Formula-634/settings.xml" manifest:version="1.2"/>
  <manifest:file-entry manifest:media-type="application/xml" manifest:full-path="Formula-634/content.xml" manifest:version="1.2"/>
  <manifest:file-entry manifest:media-type="application/xml" manifest:full-path="Formula-632/settings.xml" manifest:version="1.2"/>
  <manifest:file-entry manifest:media-type="application/xml" manifest:full-path="Formula-632/content.xml" manifest:version="1.2"/>
  <manifest:file-entry manifest:media-type="application/xml" manifest:full-path="Formula-630/settings.xml" manifest:version="1.2"/>
  <manifest:file-entry manifest:media-type="application/xml" manifest:full-path="Formula-630/content.xml" manifest:version="1.2"/>
  <manifest:file-entry manifest:media-type="application/xml" manifest:full-path="Formula-628/settings.xml" manifest:version="1.2"/>
  <manifest:file-entry manifest:media-type="application/xml" manifest:full-path="Formula-628/content.xml" manifest:version="1.2"/>
  <manifest:file-entry manifest:media-type="application/xml" manifest:full-path="Formula-626/settings.xml" manifest:version="1.2"/>
  <manifest:file-entry manifest:media-type="application/xml" manifest:full-path="Formula-626/content.xml" manifest:version="1.2"/>
  <manifest:file-entry manifest:media-type="application/xml" manifest:full-path="Formula-624/settings.xml" manifest:version="1.2"/>
  <manifest:file-entry manifest:media-type="application/xml" manifest:full-path="Formula-624/content.xml" manifest:version="1.2"/>
  <manifest:file-entry manifest:media-type="application/xml" manifest:full-path="Formula-622/settings.xml" manifest:version="1.2"/>
  <manifest:file-entry manifest:media-type="application/xml" manifest:full-path="Formula-622/content.xml" manifest:version="1.2"/>
  <manifest:file-entry manifest:media-type="application/xml" manifest:full-path="Formula-620/settings.xml" manifest:version="1.2"/>
  <manifest:file-entry manifest:media-type="application/xml" manifest:full-path="Formula-620/content.xml" manifest:version="1.2"/>
  <manifest:file-entry manifest:media-type="application/xml" manifest:full-path="Formula-618/settings.xml" manifest:version="1.2"/>
  <manifest:file-entry manifest:media-type="application/xml" manifest:full-path="Formula-618/content.xml" manifest:version="1.2"/>
  <manifest:file-entry manifest:media-type="application/xml" manifest:full-path="Formula-616/settings.xml" manifest:version="1.2"/>
  <manifest:file-entry manifest:media-type="application/xml" manifest:full-path="Formula-616/content.xml" manifest:version="1.2"/>
  <manifest:file-entry manifest:media-type="application/xml" manifest:full-path="Formula-614/settings.xml" manifest:version="1.2"/>
  <manifest:file-entry manifest:media-type="application/xml" manifest:full-path="Formula-614/content.xml" manifest:version="1.2"/>
  <manifest:file-entry manifest:media-type="application/xml" manifest:full-path="Formula-612/settings.xml" manifest:version="1.2"/>
  <manifest:file-entry manifest:media-type="application/xml" manifest:full-path="Formula-612/content.xml" manifest:version="1.2"/>
  <manifest:file-entry manifest:media-type="application/xml" manifest:full-path="Formula-610/settings.xml" manifest:version="1.2"/>
  <manifest:file-entry manifest:media-type="application/xml" manifest:full-path="Formula-610/content.xml" manifest:version="1.2"/>
  <manifest:file-entry manifest:media-type="application/xml" manifest:full-path="Formula-608/settings.xml" manifest:version="1.2"/>
  <manifest:file-entry manifest:media-type="application/xml" manifest:full-path="Formula-608/content.xml" manifest:version="1.2"/>
  <manifest:file-entry manifest:media-type="application/xml" manifest:full-path="Formula-606/settings.xml" manifest:version="1.2"/>
  <manifest:file-entry manifest:media-type="application/xml" manifest:full-path="Formula-606/content.xml" manifest:version="1.2"/>
  <manifest:file-entry manifest:media-type="application/xml" manifest:full-path="Formula-604/settings.xml" manifest:version="1.2"/>
  <manifest:file-entry manifest:media-type="application/xml" manifest:full-path="Formula-604/content.xml" manifest:version="1.2"/>
  <manifest:file-entry manifest:media-type="application/xml" manifest:full-path="Formula-602/settings.xml" manifest:version="1.2"/>
  <manifest:file-entry manifest:media-type="application/xml" manifest:full-path="Formula-602/content.xml" manifest:version="1.2"/>
  <manifest:file-entry manifest:media-type="application/xml" manifest:full-path="Formula-600/settings.xml" manifest:version="1.2"/>
  <manifest:file-entry manifest:media-type="application/xml" manifest:full-path="Formula-600/content.xml" manifest:version="1.2"/>
  <manifest:file-entry manifest:media-type="application/xml" manifest:full-path="Formula-598/settings.xml" manifest:version="1.2"/>
  <manifest:file-entry manifest:media-type="application/xml" manifest:full-path="Formula-598/content.xml" manifest:version="1.2"/>
  <manifest:file-entry manifest:media-type="application/xml" manifest:full-path="Formula-596/settings.xml" manifest:version="1.2"/>
  <manifest:file-entry manifest:media-type="application/xml" manifest:full-path="Formula-596/content.xml" manifest:version="1.2"/>
  <manifest:file-entry manifest:media-type="application/xml" manifest:full-path="Formula-594/settings.xml" manifest:version="1.2"/>
  <manifest:file-entry manifest:media-type="application/xml" manifest:full-path="Formula-594/content.xml" manifest:version="1.2"/>
  <manifest:file-entry manifest:media-type="application/xml" manifest:full-path="Formula-592/settings.xml" manifest:version="1.2"/>
  <manifest:file-entry manifest:media-type="application/xml" manifest:full-path="Formula-592/content.xml" manifest:version="1.2"/>
  <manifest:file-entry manifest:media-type="application/xml" manifest:full-path="Formula-590/settings.xml" manifest:version="1.2"/>
  <manifest:file-entry manifest:media-type="application/xml" manifest:full-path="Formula-590/content.xml" manifest:version="1.2"/>
  <manifest:file-entry manifest:media-type="application/xml" manifest:full-path="Formula-588/settings.xml" manifest:version="1.2"/>
  <manifest:file-entry manifest:media-type="application/xml" manifest:full-path="Formula-588/content.xml" manifest:version="1.2"/>
  <manifest:file-entry manifest:media-type="application/xml" manifest:full-path="Formula-586/settings.xml" manifest:version="1.2"/>
  <manifest:file-entry manifest:media-type="application/xml" manifest:full-path="Formula-586/content.xml" manifest:version="1.2"/>
  <manifest:file-entry manifest:media-type="application/xml" manifest:full-path="Formula-584/settings.xml" manifest:version="1.2"/>
  <manifest:file-entry manifest:media-type="application/xml" manifest:full-path="Formula-584/content.xml" manifest:version="1.2"/>
  <manifest:file-entry manifest:media-type="application/xml" manifest:full-path="Formula-582/settings.xml" manifest:version="1.2"/>
  <manifest:file-entry manifest:media-type="application/xml" manifest:full-path="Formula-582/content.xml" manifest:version="1.2"/>
  <manifest:file-entry manifest:media-type="application/xml" manifest:full-path="Formula-580/settings.xml" manifest:version="1.2"/>
  <manifest:file-entry manifest:media-type="application/xml" manifest:full-path="Formula-580/content.xml" manifest:version="1.2"/>
  <manifest:file-entry manifest:media-type="application/xml" manifest:full-path="Formula-578/settings.xml" manifest:version="1.2"/>
  <manifest:file-entry manifest:media-type="application/xml" manifest:full-path="Formula-578/content.xml" manifest:version="1.2"/>
  <manifest:file-entry manifest:media-type="application/xml" manifest:full-path="Formula-576/settings.xml" manifest:version="1.2"/>
  <manifest:file-entry manifest:media-type="application/xml" manifest:full-path="Formula-576/content.xml" manifest:version="1.2"/>
  <manifest:file-entry manifest:media-type="application/xml" manifest:full-path="Formula-574/settings.xml" manifest:version="1.2"/>
  <manifest:file-entry manifest:media-type="application/xml" manifest:full-path="Formula-574/content.xml" manifest:version="1.2"/>
  <manifest:file-entry manifest:media-type="application/xml" manifest:full-path="Formula-572/settings.xml" manifest:version="1.2"/>
  <manifest:file-entry manifest:media-type="application/xml" manifest:full-path="Formula-572/content.xml" manifest:version="1.2"/>
  <manifest:file-entry manifest:media-type="application/xml" manifest:full-path="Formula-570/settings.xml" manifest:version="1.2"/>
  <manifest:file-entry manifest:media-type="application/xml" manifest:full-path="Formula-570/content.xml" manifest:version="1.2"/>
  <manifest:file-entry manifest:media-type="application/xml" manifest:full-path="Formula-568/settings.xml" manifest:version="1.2"/>
  <manifest:file-entry manifest:media-type="application/xml" manifest:full-path="Formula-568/content.xml" manifest:version="1.2"/>
  <manifest:file-entry manifest:media-type="application/xml" manifest:full-path="Formula-566/settings.xml" manifest:version="1.2"/>
  <manifest:file-entry manifest:media-type="application/xml" manifest:full-path="Formula-566/content.xml" manifest:version="1.2"/>
  <manifest:file-entry manifest:media-type="application/xml" manifest:full-path="Formula-564/settings.xml" manifest:version="1.2"/>
  <manifest:file-entry manifest:media-type="application/xml" manifest:full-path="Formula-564/content.xml" manifest:version="1.2"/>
  <manifest:file-entry manifest:media-type="application/xml" manifest:full-path="Formula-562/settings.xml" manifest:version="1.2"/>
  <manifest:file-entry manifest:media-type="application/xml" manifest:full-path="Formula-562/content.xml" manifest:version="1.2"/>
  <manifest:file-entry manifest:media-type="application/xml" manifest:full-path="Formula-560/settings.xml" manifest:version="1.2"/>
  <manifest:file-entry manifest:media-type="application/xml" manifest:full-path="Formula-560/content.xml" manifest:version="1.2"/>
  <manifest:file-entry manifest:media-type="application/xml" manifest:full-path="Formula-558/settings.xml" manifest:version="1.2"/>
  <manifest:file-entry manifest:media-type="application/xml" manifest:full-path="Formula-558/content.xml" manifest:version="1.2"/>
  <manifest:file-entry manifest:media-type="application/xml" manifest:full-path="Formula-556/settings.xml" manifest:version="1.2"/>
  <manifest:file-entry manifest:media-type="application/xml" manifest:full-path="Formula-556/content.xml" manifest:version="1.2"/>
  <manifest:file-entry manifest:media-type="application/xml" manifest:full-path="Formula-554/settings.xml" manifest:version="1.2"/>
  <manifest:file-entry manifest:media-type="application/xml" manifest:full-path="Formula-554/content.xml" manifest:version="1.2"/>
  <manifest:file-entry manifest:media-type="application/xml" manifest:full-path="Formula-552/settings.xml" manifest:version="1.2"/>
  <manifest:file-entry manifest:media-type="application/xml" manifest:full-path="Formula-552/content.xml" manifest:version="1.2"/>
  <manifest:file-entry manifest:media-type="application/xml" manifest:full-path="Formula-550/settings.xml" manifest:version="1.2"/>
  <manifest:file-entry manifest:media-type="application/xml" manifest:full-path="Formula-550/content.xml" manifest:version="1.2"/>
  <manifest:file-entry manifest:media-type="application/xml" manifest:full-path="Formula-548/settings.xml" manifest:version="1.2"/>
  <manifest:file-entry manifest:media-type="application/xml" manifest:full-path="Formula-548/content.xml" manifest:version="1.2"/>
  <manifest:file-entry manifest:media-type="application/xml" manifest:full-path="Formula-546/settings.xml" manifest:version="1.2"/>
  <manifest:file-entry manifest:media-type="application/xml" manifest:full-path="Formula-546/content.xml" manifest:version="1.2"/>
  <manifest:file-entry manifest:media-type="application/xml" manifest:full-path="Formula-544/settings.xml" manifest:version="1.2"/>
  <manifest:file-entry manifest:media-type="application/xml" manifest:full-path="Formula-544/content.xml" manifest:version="1.2"/>
  <manifest:file-entry manifest:media-type="application/xml" manifest:full-path="Formula-542/settings.xml" manifest:version="1.2"/>
  <manifest:file-entry manifest:media-type="application/xml" manifest:full-path="Formula-542/content.xml" manifest:version="1.2"/>
  <manifest:file-entry manifest:media-type="application/xml" manifest:full-path="Formula-540/settings.xml" manifest:version="1.2"/>
  <manifest:file-entry manifest:media-type="application/xml" manifest:full-path="Formula-540/content.xml" manifest:version="1.2"/>
  <manifest:file-entry manifest:media-type="application/xml" manifest:full-path="Formula-538/settings.xml" manifest:version="1.2"/>
  <manifest:file-entry manifest:media-type="application/xml" manifest:full-path="Formula-538/content.xml" manifest:version="1.2"/>
  <manifest:file-entry manifest:media-type="application/xml" manifest:full-path="Formula-536/settings.xml" manifest:version="1.2"/>
  <manifest:file-entry manifest:media-type="application/xml" manifest:full-path="Formula-536/content.xml" manifest:version="1.2"/>
  <manifest:file-entry manifest:media-type="application/xml" manifest:full-path="Formula-534/settings.xml" manifest:version="1.2"/>
  <manifest:file-entry manifest:media-type="application/xml" manifest:full-path="Formula-534/content.xml" manifest:version="1.2"/>
  <manifest:file-entry manifest:media-type="application/xml" manifest:full-path="Formula-532/settings.xml" manifest:version="1.2"/>
  <manifest:file-entry manifest:media-type="application/xml" manifest:full-path="Formula-532/content.xml" manifest:version="1.2"/>
  <manifest:file-entry manifest:media-type="application/xml" manifest:full-path="Formula-530/settings.xml" manifest:version="1.2"/>
  <manifest:file-entry manifest:media-type="application/xml" manifest:full-path="Formula-530/content.xml" manifest:version="1.2"/>
  <manifest:file-entry manifest:media-type="application/xml" manifest:full-path="Formula-528/settings.xml" manifest:version="1.2"/>
  <manifest:file-entry manifest:media-type="application/xml" manifest:full-path="Formula-528/content.xml" manifest:version="1.2"/>
  <manifest:file-entry manifest:media-type="application/xml" manifest:full-path="Formula-526/settings.xml" manifest:version="1.2"/>
  <manifest:file-entry manifest:media-type="application/xml" manifest:full-path="Formula-526/content.xml" manifest:version="1.2"/>
  <manifest:file-entry manifest:media-type="application/xml" manifest:full-path="Formula-524/settings.xml" manifest:version="1.2"/>
  <manifest:file-entry manifest:media-type="application/xml" manifest:full-path="Formula-524/content.xml" manifest:version="1.2"/>
  <manifest:file-entry manifest:media-type="application/xml" manifest:full-path="Formula-522/settings.xml" manifest:version="1.2"/>
  <manifest:file-entry manifest:media-type="application/xml" manifest:full-path="Formula-522/content.xml" manifest:version="1.2"/>
  <manifest:file-entry manifest:media-type="application/xml" manifest:full-path="Formula-520/settings.xml" manifest:version="1.2"/>
  <manifest:file-entry manifest:media-type="application/xml" manifest:full-path="Formula-520/content.xml" manifest:version="1.2"/>
  <manifest:file-entry manifest:media-type="application/xml" manifest:full-path="Formula-518/settings.xml" manifest:version="1.2"/>
  <manifest:file-entry manifest:media-type="application/xml" manifest:full-path="Formula-518/content.xml" manifest:version="1.2"/>
  <manifest:file-entry manifest:media-type="application/xml" manifest:full-path="Formula-516/settings.xml" manifest:version="1.2"/>
  <manifest:file-entry manifest:media-type="application/xml" manifest:full-path="Formula-516/content.xml" manifest:version="1.2"/>
  <manifest:file-entry manifest:media-type="application/xml" manifest:full-path="Formula-514/settings.xml" manifest:version="1.2"/>
  <manifest:file-entry manifest:media-type="application/xml" manifest:full-path="Formula-514/content.xml" manifest:version="1.2"/>
  <manifest:file-entry manifest:media-type="application/xml" manifest:full-path="Formula-512/settings.xml" manifest:version="1.2"/>
  <manifest:file-entry manifest:media-type="application/xml" manifest:full-path="Formula-512/content.xml" manifest:version="1.2"/>
  <manifest:file-entry manifest:media-type="application/xml" manifest:full-path="Formula-510/settings.xml" manifest:version="1.2"/>
  <manifest:file-entry manifest:media-type="application/xml" manifest:full-path="Formula-510/content.xml" manifest:version="1.2"/>
  <manifest:file-entry manifest:media-type="application/xml" manifest:full-path="Formula-508/settings.xml" manifest:version="1.2"/>
  <manifest:file-entry manifest:media-type="application/xml" manifest:full-path="Formula-508/content.xml" manifest:version="1.2"/>
  <manifest:file-entry manifest:media-type="application/xml" manifest:full-path="Formula-506/settings.xml" manifest:version="1.2"/>
  <manifest:file-entry manifest:media-type="application/xml" manifest:full-path="Formula-506/content.xml" manifest:version="1.2"/>
  <manifest:file-entry manifest:media-type="application/xml" manifest:full-path="Formula-504/settings.xml" manifest:version="1.2"/>
  <manifest:file-entry manifest:media-type="application/xml" manifest:full-path="Formula-504/content.xml" manifest:version="1.2"/>
  <manifest:file-entry manifest:media-type="application/xml" manifest:full-path="Formula-502/settings.xml" manifest:version="1.2"/>
  <manifest:file-entry manifest:media-type="application/xml" manifest:full-path="Formula-502/content.xml" manifest:version="1.2"/>
  <manifest:file-entry manifest:media-type="application/xml" manifest:full-path="Formula-500/settings.xml" manifest:version="1.2"/>
  <manifest:file-entry manifest:media-type="application/xml" manifest:full-path="Formula-500/content.xml" manifest:version="1.2"/>
  <manifest:file-entry manifest:media-type="application/xml" manifest:full-path="Formula-498/settings.xml" manifest:version="1.2"/>
  <manifest:file-entry manifest:media-type="application/xml" manifest:full-path="Formula-498/content.xml" manifest:version="1.2"/>
  <manifest:file-entry manifest:media-type="application/xml" manifest:full-path="Formula-496/settings.xml" manifest:version="1.2"/>
  <manifest:file-entry manifest:media-type="application/xml" manifest:full-path="Formula-496/content.xml" manifest:version="1.2"/>
  <manifest:file-entry manifest:media-type="application/xml" manifest:full-path="Formula-494/settings.xml" manifest:version="1.2"/>
  <manifest:file-entry manifest:media-type="application/xml" manifest:full-path="Formula-494/content.xml" manifest:version="1.2"/>
  <manifest:file-entry manifest:media-type="application/xml" manifest:full-path="Formula-492/settings.xml" manifest:version="1.2"/>
  <manifest:file-entry manifest:media-type="application/xml" manifest:full-path="Formula-492/content.xml" manifest:version="1.2"/>
  <manifest:file-entry manifest:media-type="application/xml" manifest:full-path="Formula-490/settings.xml" manifest:version="1.2"/>
  <manifest:file-entry manifest:media-type="application/xml" manifest:full-path="Formula-490/content.xml" manifest:version="1.2"/>
  <manifest:file-entry manifest:media-type="application/xml" manifest:full-path="Formula-488/settings.xml" manifest:version="1.2"/>
  <manifest:file-entry manifest:media-type="application/xml" manifest:full-path="Formula-488/content.xml" manifest:version="1.2"/>
  <manifest:file-entry manifest:media-type="application/xml" manifest:full-path="Formula-486/settings.xml" manifest:version="1.2"/>
  <manifest:file-entry manifest:media-type="application/xml" manifest:full-path="Formula-486/content.xml" manifest:version="1.2"/>
  <manifest:file-entry manifest:media-type="application/xml" manifest:full-path="Formula-484/settings.xml" manifest:version="1.2"/>
  <manifest:file-entry manifest:media-type="application/xml" manifest:full-path="Formula-484/content.xml" manifest:version="1.2"/>
  <manifest:file-entry manifest:media-type="application/xml" manifest:full-path="Formula-482/settings.xml" manifest:version="1.2"/>
  <manifest:file-entry manifest:media-type="application/xml" manifest:full-path="Formula-482/content.xml" manifest:version="1.2"/>
  <manifest:file-entry manifest:media-type="application/xml" manifest:full-path="Formula-480/settings.xml" manifest:version="1.2"/>
  <manifest:file-entry manifest:media-type="application/xml" manifest:full-path="Formula-480/content.xml" manifest:version="1.2"/>
  <manifest:file-entry manifest:media-type="application/xml" manifest:full-path="Formula-478/settings.xml" manifest:version="1.2"/>
  <manifest:file-entry manifest:media-type="application/xml" manifest:full-path="Formula-478/content.xml" manifest:version="1.2"/>
  <manifest:file-entry manifest:media-type="application/xml" manifest:full-path="Formula-476/settings.xml" manifest:version="1.2"/>
  <manifest:file-entry manifest:media-type="application/xml" manifest:full-path="Formula-476/content.xml" manifest:version="1.2"/>
  <manifest:file-entry manifest:media-type="application/xml" manifest:full-path="Formula-474/settings.xml" manifest:version="1.2"/>
  <manifest:file-entry manifest:media-type="application/xml" manifest:full-path="Formula-474/content.xml" manifest:version="1.2"/>
  <manifest:file-entry manifest:media-type="application/xml" manifest:full-path="Formula-472/settings.xml" manifest:version="1.2"/>
  <manifest:file-entry manifest:media-type="application/xml" manifest:full-path="Formula-472/content.xml" manifest:version="1.2"/>
  <manifest:file-entry manifest:media-type="application/xml" manifest:full-path="Formula-470/settings.xml" manifest:version="1.2"/>
  <manifest:file-entry manifest:media-type="application/xml" manifest:full-path="Formula-470/content.xml" manifest:version="1.2"/>
  <manifest:file-entry manifest:media-type="application/xml" manifest:full-path="Formula-468/settings.xml" manifest:version="1.2"/>
  <manifest:file-entry manifest:media-type="application/xml" manifest:full-path="Formula-468/content.xml" manifest:version="1.2"/>
  <manifest:file-entry manifest:media-type="application/xml" manifest:full-path="Formula-466/settings.xml" manifest:version="1.2"/>
  <manifest:file-entry manifest:media-type="application/xml" manifest:full-path="Formula-466/content.xml" manifest:version="1.2"/>
  <manifest:file-entry manifest:media-type="application/xml" manifest:full-path="Formula-464/settings.xml" manifest:version="1.2"/>
  <manifest:file-entry manifest:media-type="application/xml" manifest:full-path="Formula-464/content.xml" manifest:version="1.2"/>
  <manifest:file-entry manifest:media-type="application/xml" manifest:full-path="Formula-462/settings.xml" manifest:version="1.2"/>
  <manifest:file-entry manifest:media-type="application/xml" manifest:full-path="Formula-462/content.xml" manifest:version="1.2"/>
  <manifest:file-entry manifest:media-type="application/xml" manifest:full-path="Formula-460/settings.xml" manifest:version="1.2"/>
  <manifest:file-entry manifest:media-type="application/xml" manifest:full-path="Formula-460/content.xml" manifest:version="1.2"/>
  <manifest:file-entry manifest:media-type="application/xml" manifest:full-path="Formula-458/settings.xml" manifest:version="1.2"/>
  <manifest:file-entry manifest:media-type="application/xml" manifest:full-path="Formula-458/content.xml" manifest:version="1.2"/>
  <manifest:file-entry manifest:media-type="application/xml" manifest:full-path="Formula-456/settings.xml" manifest:version="1.2"/>
  <manifest:file-entry manifest:media-type="application/xml" manifest:full-path="Formula-456/content.xml" manifest:version="1.2"/>
  <manifest:file-entry manifest:media-type="application/xml" manifest:full-path="Formula-454/settings.xml" manifest:version="1.2"/>
  <manifest:file-entry manifest:media-type="application/xml" manifest:full-path="Formula-454/content.xml" manifest:version="1.2"/>
  <manifest:file-entry manifest:media-type="application/xml" manifest:full-path="Formula-452/settings.xml" manifest:version="1.2"/>
  <manifest:file-entry manifest:media-type="application/xml" manifest:full-path="Formula-452/content.xml" manifest:version="1.2"/>
  <manifest:file-entry manifest:media-type="application/xml" manifest:full-path="Formula-450/settings.xml" manifest:version="1.2"/>
  <manifest:file-entry manifest:media-type="application/xml" manifest:full-path="Formula-450/content.xml" manifest:version="1.2"/>
  <manifest:file-entry manifest:media-type="application/xml" manifest:full-path="Formula-448/settings.xml" manifest:version="1.2"/>
  <manifest:file-entry manifest:media-type="application/xml" manifest:full-path="Formula-448/content.xml" manifest:version="1.2"/>
  <manifest:file-entry manifest:media-type="application/xml" manifest:full-path="Formula-446/settings.xml" manifest:version="1.2"/>
  <manifest:file-entry manifest:media-type="application/xml" manifest:full-path="Formula-446/content.xml" manifest:version="1.2"/>
  <manifest:file-entry manifest:media-type="application/xml" manifest:full-path="Formula-444/settings.xml" manifest:version="1.2"/>
  <manifest:file-entry manifest:media-type="application/xml" manifest:full-path="Formula-444/content.xml" manifest:version="1.2"/>
  <manifest:file-entry manifest:media-type="application/xml" manifest:full-path="Formula-442/settings.xml" manifest:version="1.2"/>
  <manifest:file-entry manifest:media-type="application/xml" manifest:full-path="Formula-442/content.xml" manifest:version="1.2"/>
  <manifest:file-entry manifest:media-type="application/xml" manifest:full-path="Formula-440/settings.xml" manifest:version="1.2"/>
  <manifest:file-entry manifest:media-type="application/xml" manifest:full-path="Formula-440/content.xml" manifest:version="1.2"/>
  <manifest:file-entry manifest:media-type="application/xml" manifest:full-path="Formula-438/settings.xml" manifest:version="1.2"/>
  <manifest:file-entry manifest:media-type="application/xml" manifest:full-path="Formula-438/content.xml" manifest:version="1.2"/>
  <manifest:file-entry manifest:media-type="application/xml" manifest:full-path="Formula-436/settings.xml" manifest:version="1.2"/>
  <manifest:file-entry manifest:media-type="application/xml" manifest:full-path="Formula-436/content.xml" manifest:version="1.2"/>
  <manifest:file-entry manifest:media-type="application/xml" manifest:full-path="Formula-434/settings.xml" manifest:version="1.2"/>
  <manifest:file-entry manifest:media-type="application/xml" manifest:full-path="Formula-434/content.xml" manifest:version="1.2"/>
  <manifest:file-entry manifest:media-type="application/xml" manifest:full-path="Formula-432/settings.xml" manifest:version="1.2"/>
  <manifest:file-entry manifest:media-type="application/xml" manifest:full-path="Formula-432/content.xml" manifest:version="1.2"/>
  <manifest:file-entry manifest:media-type="application/xml" manifest:full-path="Formula-430/settings.xml" manifest:version="1.2"/>
  <manifest:file-entry manifest:media-type="application/xml" manifest:full-path="Formula-430/content.xml" manifest:version="1.2"/>
  <manifest:file-entry manifest:media-type="application/xml" manifest:full-path="Formula-428/settings.xml" manifest:version="1.2"/>
  <manifest:file-entry manifest:media-type="application/xml" manifest:full-path="Formula-428/content.xml" manifest:version="1.2"/>
  <manifest:file-entry manifest:media-type="application/xml" manifest:full-path="Formula-426/settings.xml" manifest:version="1.2"/>
  <manifest:file-entry manifest:media-type="application/xml" manifest:full-path="Formula-426/content.xml" manifest:version="1.2"/>
  <manifest:file-entry manifest:media-type="application/xml" manifest:full-path="Formula-424/settings.xml" manifest:version="1.2"/>
  <manifest:file-entry manifest:media-type="application/xml" manifest:full-path="Formula-424/content.xml" manifest:version="1.2"/>
  <manifest:file-entry manifest:media-type="application/xml" manifest:full-path="Formula-422/settings.xml" manifest:version="1.2"/>
  <manifest:file-entry manifest:media-type="application/xml" manifest:full-path="Formula-422/content.xml" manifest:version="1.2"/>
  <manifest:file-entry manifest:media-type="application/xml" manifest:full-path="Formula-420/settings.xml" manifest:version="1.2"/>
  <manifest:file-entry manifest:media-type="application/xml" manifest:full-path="Formula-420/content.xml" manifest:version="1.2"/>
  <manifest:file-entry manifest:media-type="application/xml" manifest:full-path="Formula-418/settings.xml" manifest:version="1.2"/>
  <manifest:file-entry manifest:media-type="application/xml" manifest:full-path="Formula-418/content.xml" manifest:version="1.2"/>
  <manifest:file-entry manifest:media-type="application/xml" manifest:full-path="Formula-416/settings.xml" manifest:version="1.2"/>
  <manifest:file-entry manifest:media-type="application/xml" manifest:full-path="Formula-416/content.xml" manifest:version="1.2"/>
  <manifest:file-entry manifest:media-type="application/xml" manifest:full-path="Formula-414/settings.xml" manifest:version="1.2"/>
  <manifest:file-entry manifest:media-type="application/xml" manifest:full-path="Formula-414/content.xml"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application/xml" manifest:full-path="Formula-400/settings.xml" manifest:version="1.2"/>
  <manifest:file-entry manifest:media-type="application/xml" manifest:full-path="Formula-400/content.xml" manifest:version="1.2"/>
  <manifest:file-entry manifest:media-type="application/xml" manifest:full-path="Formula-398/settings.xml" manifest:version="1.2"/>
  <manifest:file-entry manifest:media-type="application/xml" manifest:full-path="Formula-398/content.xml" manifest:version="1.2"/>
  <manifest:file-entry manifest:media-type="application/xml" manifest:full-path="Formula-396/settings.xml" manifest:version="1.2"/>
  <manifest:file-entry manifest:media-type="application/xml" manifest:full-path="Formula-396/content.xml"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06/" manifest:version="1.2"/>
  <manifest:file-entry manifest:media-type="application/vnd.oasis.opendocument.formula" manifest:full-path="Formula-1406/" manifest:version="1.2"/>
  <manifest:file-entry manifest:media-type="application/vnd.oasis.opendocument.formula" manifest:full-path="Formula-1404/" manifest:version="1.2"/>
  <manifest:file-entry manifest:media-type="application/vnd.oasis.opendocument.formula" manifest:full-path="Formula-1404/" manifest:version="1.2"/>
  <manifest:file-entry manifest:media-type="application/vnd.oasis.opendocument.formula" manifest:full-path="Formula-1402/" manifest:version="1.2"/>
  <manifest:file-entry manifest:media-type="application/vnd.oasis.opendocument.formula" manifest:full-path="Formula-1402/" manifest:version="1.2"/>
  <manifest:file-entry manifest:media-type="application/vnd.oasis.opendocument.formula" manifest:full-path="Formula-1400/" manifest:version="1.2"/>
  <manifest:file-entry manifest:media-type="application/vnd.oasis.opendocument.formula" manifest:full-path="Formula-1400/" manifest:version="1.2"/>
  <manifest:file-entry manifest:media-type="application/vnd.oasis.opendocument.formula" manifest:full-path="Formula-1398/" manifest:version="1.2"/>
  <manifest:file-entry manifest:media-type="application/vnd.oasis.opendocument.formula" manifest:full-path="Formula-1398/" manifest:version="1.2"/>
  <manifest:file-entry manifest:media-type="application/vnd.oasis.opendocument.formula" manifest:full-path="Formula-1396/" manifest:version="1.2"/>
  <manifest:file-entry manifest:media-type="application/vnd.oasis.opendocument.formula" manifest:full-path="Formula-1396/" manifest:version="1.2"/>
  <manifest:file-entry manifest:media-type="application/vnd.oasis.opendocument.formula" manifest:full-path="Formula-1394/" manifest:version="1.2"/>
  <manifest:file-entry manifest:media-type="application/vnd.oasis.opendocument.formula" manifest:full-path="Formula-1394/" manifest:version="1.2"/>
  <manifest:file-entry manifest:media-type="application/vnd.oasis.opendocument.formula" manifest:full-path="Formula-1392/" manifest:version="1.2"/>
  <manifest:file-entry manifest:media-type="application/vnd.oasis.opendocument.formula" manifest:full-path="Formula-1392/" manifest:version="1.2"/>
  <manifest:file-entry manifest:media-type="application/vnd.oasis.opendocument.formula" manifest:full-path="Formula-1390/" manifest:version="1.2"/>
  <manifest:file-entry manifest:media-type="application/vnd.oasis.opendocument.formula" manifest:full-path="Formula-1390/" manifest:version="1.2"/>
  <manifest:file-entry manifest:media-type="application/vnd.oasis.opendocument.formula" manifest:full-path="Formula-1388/" manifest:version="1.2"/>
  <manifest:file-entry manifest:media-type="application/vnd.oasis.opendocument.formula" manifest:full-path="Formula-1388/" manifest:version="1.2"/>
  <manifest:file-entry manifest:media-type="application/vnd.oasis.opendocument.formula" manifest:full-path="Formula-1386/" manifest:version="1.2"/>
  <manifest:file-entry manifest:media-type="application/vnd.oasis.opendocument.formula" manifest:full-path="Formula-1386/" manifest:version="1.2"/>
  <manifest:file-entry manifest:media-type="application/vnd.oasis.opendocument.formula" manifest:full-path="Formula-1384/" manifest:version="1.2"/>
  <manifest:file-entry manifest:media-type="application/vnd.oasis.opendocument.formula" manifest:full-path="Formula-1384/" manifest:version="1.2"/>
  <manifest:file-entry manifest:media-type="application/vnd.oasis.opendocument.formula" manifest:full-path="Formula-1382/" manifest:version="1.2"/>
  <manifest:file-entry manifest:media-type="application/vnd.oasis.opendocument.formula" manifest:full-path="Formula-1382/" manifest:version="1.2"/>
  <manifest:file-entry manifest:media-type="application/vnd.oasis.opendocument.formula" manifest:full-path="Formula-1380/" manifest:version="1.2"/>
  <manifest:file-entry manifest:media-type="application/vnd.oasis.opendocument.formula" manifest:full-path="Formula-1380/" manifest:version="1.2"/>
  <manifest:file-entry manifest:media-type="application/vnd.oasis.opendocument.formula" manifest:full-path="Formula-1378/" manifest:version="1.2"/>
  <manifest:file-entry manifest:media-type="application/vnd.oasis.opendocument.formula" manifest:full-path="Formula-1378/" manifest:version="1.2"/>
  <manifest:file-entry manifest:media-type="application/vnd.oasis.opendocument.formula" manifest:full-path="Formula-1376/" manifest:version="1.2"/>
  <manifest:file-entry manifest:media-type="application/vnd.oasis.opendocument.formula" manifest:full-path="Formula-1376/" manifest:version="1.2"/>
  <manifest:file-entry manifest:media-type="application/vnd.oasis.opendocument.formula" manifest:full-path="Formula-1374/" manifest:version="1.2"/>
  <manifest:file-entry manifest:media-type="application/vnd.oasis.opendocument.formula" manifest:full-path="Formula-1374/" manifest:version="1.2"/>
  <manifest:file-entry manifest:media-type="application/vnd.oasis.opendocument.formula" manifest:full-path="Formula-1372/" manifest:version="1.2"/>
  <manifest:file-entry manifest:media-type="application/vnd.oasis.opendocument.formula" manifest:full-path="Formula-1372/" manifest:version="1.2"/>
  <manifest:file-entry manifest:media-type="application/vnd.oasis.opendocument.formula" manifest:full-path="Formula-1370/" manifest:version="1.2"/>
  <manifest:file-entry manifest:media-type="application/vnd.oasis.opendocument.formula" manifest:full-path="Formula-1370/" manifest:version="1.2"/>
  <manifest:file-entry manifest:media-type="application/vnd.oasis.opendocument.formula" manifest:full-path="Formula-1368/" manifest:version="1.2"/>
  <manifest:file-entry manifest:media-type="application/vnd.oasis.opendocument.formula" manifest:full-path="Formula-1368/" manifest:version="1.2"/>
  <manifest:file-entry manifest:media-type="application/vnd.oasis.opendocument.formula" manifest:full-path="Formula-1366/" manifest:version="1.2"/>
  <manifest:file-entry manifest:media-type="application/vnd.oasis.opendocument.formula" manifest:full-path="Formula-1366/" manifest:version="1.2"/>
  <manifest:file-entry manifest:media-type="application/vnd.oasis.opendocument.formula" manifest:full-path="Formula-1364/" manifest:version="1.2"/>
  <manifest:file-entry manifest:media-type="application/vnd.oasis.opendocument.formula" manifest:full-path="Formula-1364/" manifest:version="1.2"/>
  <manifest:file-entry manifest:media-type="application/vnd.oasis.opendocument.formula" manifest:full-path="Formula-1362/" manifest:version="1.2"/>
  <manifest:file-entry manifest:media-type="application/vnd.oasis.opendocument.formula" manifest:full-path="Formula-1362/" manifest:version="1.2"/>
  <manifest:file-entry manifest:media-type="application/vnd.oasis.opendocument.formula" manifest:full-path="Formula-1360/" manifest:version="1.2"/>
  <manifest:file-entry manifest:media-type="application/vnd.oasis.opendocument.formula" manifest:full-path="Formula-1360/" manifest:version="1.2"/>
  <manifest:file-entry manifest:media-type="application/vnd.oasis.opendocument.formula" manifest:full-path="Formula-1358/" manifest:version="1.2"/>
  <manifest:file-entry manifest:media-type="application/vnd.oasis.opendocument.formula" manifest:full-path="Formula-1358/" manifest:version="1.2"/>
  <manifest:file-entry manifest:media-type="application/vnd.oasis.opendocument.formula" manifest:full-path="Formula-1356/" manifest:version="1.2"/>
  <manifest:file-entry manifest:media-type="application/vnd.oasis.opendocument.formula" manifest:full-path="Formula-1356/" manifest:version="1.2"/>
  <manifest:file-entry manifest:media-type="application/vnd.oasis.opendocument.formula" manifest:full-path="Formula-1354/" manifest:version="1.2"/>
  <manifest:file-entry manifest:media-type="application/vnd.oasis.opendocument.formula" manifest:full-path="Formula-1354/" manifest:version="1.2"/>
  <manifest:file-entry manifest:media-type="application/vnd.oasis.opendocument.formula" manifest:full-path="Formula-1352/" manifest:version="1.2"/>
  <manifest:file-entry manifest:media-type="application/vnd.oasis.opendocument.formula" manifest:full-path="Formula-1352/" manifest:version="1.2"/>
  <manifest:file-entry manifest:media-type="application/vnd.oasis.opendocument.formula" manifest:full-path="Formula-1350/" manifest:version="1.2"/>
  <manifest:file-entry manifest:media-type="application/vnd.oasis.opendocument.formula" manifest:full-path="Formula-1350/" manifest:version="1.2"/>
  <manifest:file-entry manifest:media-type="application/vnd.oasis.opendocument.formula" manifest:full-path="Formula-1348/" manifest:version="1.2"/>
  <manifest:file-entry manifest:media-type="application/vnd.oasis.opendocument.formula" manifest:full-path="Formula-1348/" manifest:version="1.2"/>
  <manifest:file-entry manifest:media-type="application/vnd.oasis.opendocument.formula" manifest:full-path="Formula-1346/" manifest:version="1.2"/>
  <manifest:file-entry manifest:media-type="application/vnd.oasis.opendocument.formula" manifest:full-path="Formula-1346/" manifest:version="1.2"/>
  <manifest:file-entry manifest:media-type="application/vnd.oasis.opendocument.formula" manifest:full-path="Formula-1344/" manifest:version="1.2"/>
  <manifest:file-entry manifest:media-type="application/vnd.oasis.opendocument.formula" manifest:full-path="Formula-1344/" manifest:version="1.2"/>
  <manifest:file-entry manifest:media-type="application/vnd.oasis.opendocument.formula" manifest:full-path="Formula-1342/" manifest:version="1.2"/>
  <manifest:file-entry manifest:media-type="application/vnd.oasis.opendocument.formula" manifest:full-path="Formula-1342/" manifest:version="1.2"/>
  <manifest:file-entry manifest:media-type="application/vnd.oasis.opendocument.formula" manifest:full-path="Formula-1340/" manifest:version="1.2"/>
  <manifest:file-entry manifest:media-type="application/vnd.oasis.opendocument.formula" manifest:full-path="Formula-1340/" manifest:version="1.2"/>
  <manifest:file-entry manifest:media-type="application/vnd.oasis.opendocument.formula" manifest:full-path="Formula-1338/" manifest:version="1.2"/>
  <manifest:file-entry manifest:media-type="application/vnd.oasis.opendocument.formula" manifest:full-path="Formula-1338/" manifest:version="1.2"/>
  <manifest:file-entry manifest:media-type="application/vnd.oasis.opendocument.formula" manifest:full-path="Formula-1336/" manifest:version="1.2"/>
  <manifest:file-entry manifest:media-type="application/vnd.oasis.opendocument.formula" manifest:full-path="Formula-1336/" manifest:version="1.2"/>
  <manifest:file-entry manifest:media-type="application/vnd.oasis.opendocument.formula" manifest:full-path="Formula-1334/" manifest:version="1.2"/>
  <manifest:file-entry manifest:media-type="application/vnd.oasis.opendocument.formula" manifest:full-path="Formula-1334/" manifest:version="1.2"/>
  <manifest:file-entry manifest:media-type="application/vnd.oasis.opendocument.formula" manifest:full-path="Formula-1332/" manifest:version="1.2"/>
  <manifest:file-entry manifest:media-type="application/vnd.oasis.opendocument.formula" manifest:full-path="Formula-1332/" manifest:version="1.2"/>
  <manifest:file-entry manifest:media-type="application/vnd.oasis.opendocument.formula" manifest:full-path="Formula-1330/" manifest:version="1.2"/>
  <manifest:file-entry manifest:media-type="application/vnd.oasis.opendocument.formula" manifest:full-path="Formula-1330/" manifest:version="1.2"/>
  <manifest:file-entry manifest:media-type="application/vnd.oasis.opendocument.formula" manifest:full-path="Formula-1328/" manifest:version="1.2"/>
  <manifest:file-entry manifest:media-type="application/vnd.oasis.opendocument.formula" manifest:full-path="Formula-1328/" manifest:version="1.2"/>
  <manifest:file-entry manifest:media-type="application/vnd.oasis.opendocument.formula" manifest:full-path="Formula-1326/" manifest:version="1.2"/>
  <manifest:file-entry manifest:media-type="application/vnd.oasis.opendocument.formula" manifest:full-path="Formula-1326/" manifest:version="1.2"/>
  <manifest:file-entry manifest:media-type="application/vnd.oasis.opendocument.formula" manifest:full-path="Formula-1324/" manifest:version="1.2"/>
  <manifest:file-entry manifest:media-type="application/vnd.oasis.opendocument.formula" manifest:full-path="Formula-1324/" manifest:version="1.2"/>
  <manifest:file-entry manifest:media-type="application/vnd.oasis.opendocument.formula" manifest:full-path="Formula-1322/" manifest:version="1.2"/>
  <manifest:file-entry manifest:media-type="application/vnd.oasis.opendocument.formula" manifest:full-path="Formula-1322/" manifest:version="1.2"/>
  <manifest:file-entry manifest:media-type="application/vnd.oasis.opendocument.formula" manifest:full-path="Formula-1320/" manifest:version="1.2"/>
  <manifest:file-entry manifest:media-type="application/vnd.oasis.opendocument.formula" manifest:full-path="Formula-1320/" manifest:version="1.2"/>
  <manifest:file-entry manifest:media-type="application/vnd.oasis.opendocument.formula" manifest:full-path="Formula-1318/" manifest:version="1.2"/>
  <manifest:file-entry manifest:media-type="application/vnd.oasis.opendocument.formula" manifest:full-path="Formula-1318/" manifest:version="1.2"/>
  <manifest:file-entry manifest:media-type="application/vnd.oasis.opendocument.formula" manifest:full-path="Formula-1316/" manifest:version="1.2"/>
  <manifest:file-entry manifest:media-type="application/vnd.oasis.opendocument.formula" manifest:full-path="Formula-1316/" manifest:version="1.2"/>
  <manifest:file-entry manifest:media-type="application/vnd.oasis.opendocument.formula" manifest:full-path="Formula-1314/" manifest:version="1.2"/>
  <manifest:file-entry manifest:media-type="application/vnd.oasis.opendocument.formula" manifest:full-path="Formula-1314/" manifest:version="1.2"/>
  <manifest:file-entry manifest:media-type="application/vnd.oasis.opendocument.formula" manifest:full-path="Formula-1312/" manifest:version="1.2"/>
  <manifest:file-entry manifest:media-type="application/vnd.oasis.opendocument.formula" manifest:full-path="Formula-1312/" manifest:version="1.2"/>
  <manifest:file-entry manifest:media-type="application/vnd.oasis.opendocument.formula" manifest:full-path="Formula-1310/" manifest:version="1.2"/>
  <manifest:file-entry manifest:media-type="application/vnd.oasis.opendocument.formula" manifest:full-path="Formula-1310/" manifest:version="1.2"/>
  <manifest:file-entry manifest:media-type="application/vnd.oasis.opendocument.formula" manifest:full-path="Formula-1308/" manifest:version="1.2"/>
  <manifest:file-entry manifest:media-type="application/vnd.oasis.opendocument.formula" manifest:full-path="Formula-1308/" manifest:version="1.2"/>
  <manifest:file-entry manifest:media-type="application/vnd.oasis.opendocument.formula" manifest:full-path="Formula-1306/" manifest:version="1.2"/>
  <manifest:file-entry manifest:media-type="application/vnd.oasis.opendocument.formula" manifest:full-path="Formula-1306/" manifest:version="1.2"/>
  <manifest:file-entry manifest:media-type="application/vnd.oasis.opendocument.formula" manifest:full-path="Formula-1304/" manifest:version="1.2"/>
  <manifest:file-entry manifest:media-type="application/vnd.oasis.opendocument.formula" manifest:full-path="Formula-1304/" manifest:version="1.2"/>
  <manifest:file-entry manifest:media-type="application/vnd.oasis.opendocument.formula" manifest:full-path="Formula-1302/" manifest:version="1.2"/>
  <manifest:file-entry manifest:media-type="application/vnd.oasis.opendocument.formula" manifest:full-path="Formula-1302/" manifest:version="1.2"/>
  <manifest:file-entry manifest:media-type="application/vnd.oasis.opendocument.formula" manifest:full-path="Formula-1300/" manifest:version="1.2"/>
  <manifest:file-entry manifest:media-type="application/vnd.oasis.opendocument.formula" manifest:full-path="Formula-1300/" manifest:version="1.2"/>
  <manifest:file-entry manifest:media-type="application/vnd.oasis.opendocument.formula" manifest:full-path="Formula-1298/" manifest:version="1.2"/>
  <manifest:file-entry manifest:media-type="application/vnd.oasis.opendocument.formula" manifest:full-path="Formula-1298/" manifest:version="1.2"/>
  <manifest:file-entry manifest:media-type="application/vnd.oasis.opendocument.formula" manifest:full-path="Formula-1296/" manifest:version="1.2"/>
  <manifest:file-entry manifest:media-type="application/vnd.oasis.opendocument.formula" manifest:full-path="Formula-1296/" manifest:version="1.2"/>
  <manifest:file-entry manifest:media-type="application/vnd.oasis.opendocument.formula" manifest:full-path="Formula-1294/" manifest:version="1.2"/>
  <manifest:file-entry manifest:media-type="application/vnd.oasis.opendocument.formula" manifest:full-path="Formula-1294/" manifest:version="1.2"/>
  <manifest:file-entry manifest:media-type="application/vnd.oasis.opendocument.formula" manifest:full-path="Formula-1292/" manifest:version="1.2"/>
  <manifest:file-entry manifest:media-type="application/vnd.oasis.opendocument.formula" manifest:full-path="Formula-1292/" manifest:version="1.2"/>
  <manifest:file-entry manifest:media-type="application/vnd.oasis.opendocument.formula" manifest:full-path="Formula-1290/" manifest:version="1.2"/>
  <manifest:file-entry manifest:media-type="application/vnd.oasis.opendocument.formula" manifest:full-path="Formula-1290/" manifest:version="1.2"/>
  <manifest:file-entry manifest:media-type="application/vnd.oasis.opendocument.formula" manifest:full-path="Formula-1288/" manifest:version="1.2"/>
  <manifest:file-entry manifest:media-type="application/vnd.oasis.opendocument.formula" manifest:full-path="Formula-1288/" manifest:version="1.2"/>
  <manifest:file-entry manifest:media-type="application/vnd.oasis.opendocument.formula" manifest:full-path="Formula-1286/" manifest:version="1.2"/>
  <manifest:file-entry manifest:media-type="application/vnd.oasis.opendocument.formula" manifest:full-path="Formula-1286/" manifest:version="1.2"/>
  <manifest:file-entry manifest:media-type="application/vnd.oasis.opendocument.formula" manifest:full-path="Formula-1284/" manifest:version="1.2"/>
  <manifest:file-entry manifest:media-type="application/vnd.oasis.opendocument.formula" manifest:full-path="Formula-1284/" manifest:version="1.2"/>
  <manifest:file-entry manifest:media-type="application/vnd.oasis.opendocument.formula" manifest:full-path="Formula-1282/" manifest:version="1.2"/>
  <manifest:file-entry manifest:media-type="application/vnd.oasis.opendocument.formula" manifest:full-path="Formula-1282/" manifest:version="1.2"/>
  <manifest:file-entry manifest:media-type="application/vnd.oasis.opendocument.formula" manifest:full-path="Formula-1280/" manifest:version="1.2"/>
  <manifest:file-entry manifest:media-type="application/vnd.oasis.opendocument.formula" manifest:full-path="Formula-1280/" manifest:version="1.2"/>
  <manifest:file-entry manifest:media-type="application/vnd.oasis.opendocument.formula" manifest:full-path="Formula-1278/" manifest:version="1.2"/>
  <manifest:file-entry manifest:media-type="application/vnd.oasis.opendocument.formula" manifest:full-path="Formula-1278/" manifest:version="1.2"/>
  <manifest:file-entry manifest:media-type="application/vnd.oasis.opendocument.formula" manifest:full-path="Formula-1276/" manifest:version="1.2"/>
  <manifest:file-entry manifest:media-type="application/vnd.oasis.opendocument.formula" manifest:full-path="Formula-1276/" manifest:version="1.2"/>
  <manifest:file-entry manifest:media-type="application/vnd.oasis.opendocument.formula" manifest:full-path="Formula-1274/" manifest:version="1.2"/>
  <manifest:file-entry manifest:media-type="application/vnd.oasis.opendocument.formula" manifest:full-path="Formula-1274/" manifest:version="1.2"/>
  <manifest:file-entry manifest:media-type="application/vnd.oasis.opendocument.formula" manifest:full-path="Formula-1272/" manifest:version="1.2"/>
  <manifest:file-entry manifest:media-type="application/vnd.oasis.opendocument.formula" manifest:full-path="Formula-1272/" manifest:version="1.2"/>
  <manifest:file-entry manifest:media-type="application/vnd.oasis.opendocument.formula" manifest:full-path="Formula-1270/" manifest:version="1.2"/>
  <manifest:file-entry manifest:media-type="application/vnd.oasis.opendocument.formula" manifest:full-path="Formula-1270/" manifest:version="1.2"/>
  <manifest:file-entry manifest:media-type="application/vnd.oasis.opendocument.formula" manifest:full-path="Formula-1268/" manifest:version="1.2"/>
  <manifest:file-entry manifest:media-type="application/vnd.oasis.opendocument.formula" manifest:full-path="Formula-1268/" manifest:version="1.2"/>
  <manifest:file-entry manifest:media-type="application/vnd.oasis.opendocument.formula" manifest:full-path="Formula-1266/" manifest:version="1.2"/>
  <manifest:file-entry manifest:media-type="application/vnd.oasis.opendocument.formula" manifest:full-path="Formula-1266/" manifest:version="1.2"/>
  <manifest:file-entry manifest:media-type="application/vnd.oasis.opendocument.formula" manifest:full-path="Formula-1264/" manifest:version="1.2"/>
  <manifest:file-entry manifest:media-type="application/vnd.oasis.opendocument.formula" manifest:full-path="Formula-1264/" manifest:version="1.2"/>
  <manifest:file-entry manifest:media-type="application/vnd.oasis.opendocument.formula" manifest:full-path="Formula-1262/" manifest:version="1.2"/>
  <manifest:file-entry manifest:media-type="application/vnd.oasis.opendocument.formula" manifest:full-path="Formula-1262/" manifest:version="1.2"/>
  <manifest:file-entry manifest:media-type="application/vnd.oasis.opendocument.formula" manifest:full-path="Formula-1260/" manifest:version="1.2"/>
  <manifest:file-entry manifest:media-type="application/vnd.oasis.opendocument.formula" manifest:full-path="Formula-1260/" manifest:version="1.2"/>
  <manifest:file-entry manifest:media-type="application/vnd.oasis.opendocument.formula" manifest:full-path="Formula-1258/" manifest:version="1.2"/>
  <manifest:file-entry manifest:media-type="application/vnd.oasis.opendocument.formula" manifest:full-path="Formula-1258/" manifest:version="1.2"/>
  <manifest:file-entry manifest:media-type="application/vnd.oasis.opendocument.formula" manifest:full-path="Formula-1256/" manifest:version="1.2"/>
  <manifest:file-entry manifest:media-type="application/vnd.oasis.opendocument.formula" manifest:full-path="Formula-1256/" manifest:version="1.2"/>
  <manifest:file-entry manifest:media-type="application/vnd.oasis.opendocument.formula" manifest:full-path="Formula-1254/" manifest:version="1.2"/>
  <manifest:file-entry manifest:media-type="application/vnd.oasis.opendocument.formula" manifest:full-path="Formula-1254/" manifest:version="1.2"/>
  <manifest:file-entry manifest:media-type="application/vnd.oasis.opendocument.formula" manifest:full-path="Formula-1252/" manifest:version="1.2"/>
  <manifest:file-entry manifest:media-type="application/vnd.oasis.opendocument.formula" manifest:full-path="Formula-1252/" manifest:version="1.2"/>
  <manifest:file-entry manifest:media-type="application/vnd.oasis.opendocument.formula" manifest:full-path="Formula-1250/" manifest:version="1.2"/>
  <manifest:file-entry manifest:media-type="application/vnd.oasis.opendocument.formula" manifest:full-path="Formula-1250/" manifest:version="1.2"/>
  <manifest:file-entry manifest:media-type="application/vnd.oasis.opendocument.formula" manifest:full-path="Formula-1248/" manifest:version="1.2"/>
  <manifest:file-entry manifest:media-type="application/vnd.oasis.opendocument.formula" manifest:full-path="Formula-1248/" manifest:version="1.2"/>
  <manifest:file-entry manifest:media-type="application/vnd.oasis.opendocument.formula" manifest:full-path="Formula-1246/" manifest:version="1.2"/>
  <manifest:file-entry manifest:media-type="application/vnd.oasis.opendocument.formula" manifest:full-path="Formula-1246/" manifest:version="1.2"/>
  <manifest:file-entry manifest:media-type="application/vnd.oasis.opendocument.formula" manifest:full-path="Formula-1244/" manifest:version="1.2"/>
  <manifest:file-entry manifest:media-type="application/vnd.oasis.opendocument.formula" manifest:full-path="Formula-1244/" manifest:version="1.2"/>
  <manifest:file-entry manifest:media-type="application/vnd.oasis.opendocument.formula" manifest:full-path="Formula-1242/" manifest:version="1.2"/>
  <manifest:file-entry manifest:media-type="application/vnd.oasis.opendocument.formula" manifest:full-path="Formula-1242/" manifest:version="1.2"/>
  <manifest:file-entry manifest:media-type="application/vnd.oasis.opendocument.formula" manifest:full-path="Formula-1240/" manifest:version="1.2"/>
  <manifest:file-entry manifest:media-type="application/vnd.oasis.opendocument.formula" manifest:full-path="Formula-1240/" manifest:version="1.2"/>
  <manifest:file-entry manifest:media-type="application/vnd.oasis.opendocument.formula" manifest:full-path="Formula-1238/" manifest:version="1.2"/>
  <manifest:file-entry manifest:media-type="application/vnd.oasis.opendocument.formula" manifest:full-path="Formula-1238/" manifest:version="1.2"/>
  <manifest:file-entry manifest:media-type="application/vnd.oasis.opendocument.formula" manifest:full-path="Formula-1236/" manifest:version="1.2"/>
  <manifest:file-entry manifest:media-type="application/vnd.oasis.opendocument.formula" manifest:full-path="Formula-1236/" manifest:version="1.2"/>
  <manifest:file-entry manifest:media-type="application/vnd.oasis.opendocument.formula" manifest:full-path="Formula-1234/" manifest:version="1.2"/>
  <manifest:file-entry manifest:media-type="application/vnd.oasis.opendocument.formula" manifest:full-path="Formula-1234/" manifest:version="1.2"/>
  <manifest:file-entry manifest:media-type="application/vnd.oasis.opendocument.formula" manifest:full-path="Formula-1232/" manifest:version="1.2"/>
  <manifest:file-entry manifest:media-type="application/vnd.oasis.opendocument.formula" manifest:full-path="Formula-1232/" manifest:version="1.2"/>
  <manifest:file-entry manifest:media-type="application/vnd.oasis.opendocument.formula" manifest:full-path="Formula-1230/" manifest:version="1.2"/>
  <manifest:file-entry manifest:media-type="application/vnd.oasis.opendocument.formula" manifest:full-path="Formula-1230/" manifest:version="1.2"/>
  <manifest:file-entry manifest:media-type="application/vnd.oasis.opendocument.formula" manifest:full-path="Formula-1228/" manifest:version="1.2"/>
  <manifest:file-entry manifest:media-type="application/vnd.oasis.opendocument.formula" manifest:full-path="Formula-1228/" manifest:version="1.2"/>
  <manifest:file-entry manifest:media-type="application/vnd.oasis.opendocument.formula" manifest:full-path="Formula-1226/" manifest:version="1.2"/>
  <manifest:file-entry manifest:media-type="application/vnd.oasis.opendocument.formula" manifest:full-path="Formula-1226/" manifest:version="1.2"/>
  <manifest:file-entry manifest:media-type="application/vnd.oasis.opendocument.formula" manifest:full-path="Formula-1224/" manifest:version="1.2"/>
  <manifest:file-entry manifest:media-type="application/vnd.oasis.opendocument.formula" manifest:full-path="Formula-1224/" manifest:version="1.2"/>
  <manifest:file-entry manifest:media-type="application/vnd.oasis.opendocument.formula" manifest:full-path="Formula-1222/" manifest:version="1.2"/>
  <manifest:file-entry manifest:media-type="application/vnd.oasis.opendocument.formula" manifest:full-path="Formula-1222/" manifest:version="1.2"/>
  <manifest:file-entry manifest:media-type="application/vnd.oasis.opendocument.formula" manifest:full-path="Formula-1220/" manifest:version="1.2"/>
  <manifest:file-entry manifest:media-type="application/vnd.oasis.opendocument.formula" manifest:full-path="Formula-1220/" manifest:version="1.2"/>
  <manifest:file-entry manifest:media-type="application/vnd.oasis.opendocument.formula" manifest:full-path="Formula-1218/" manifest:version="1.2"/>
  <manifest:file-entry manifest:media-type="application/vnd.oasis.opendocument.formula" manifest:full-path="Formula-1218/" manifest:version="1.2"/>
  <manifest:file-entry manifest:media-type="application/vnd.oasis.opendocument.formula" manifest:full-path="Formula-1216/" manifest:version="1.2"/>
  <manifest:file-entry manifest:media-type="application/vnd.oasis.opendocument.formula" manifest:full-path="Formula-1216/" manifest:version="1.2"/>
  <manifest:file-entry manifest:media-type="application/vnd.oasis.opendocument.formula" manifest:full-path="Formula-1214/" manifest:version="1.2"/>
  <manifest:file-entry manifest:media-type="application/vnd.oasis.opendocument.formula" manifest:full-path="Formula-1214/" manifest:version="1.2"/>
  <manifest:file-entry manifest:media-type="application/vnd.oasis.opendocument.formula" manifest:full-path="Formula-1212/" manifest:version="1.2"/>
  <manifest:file-entry manifest:media-type="application/vnd.oasis.opendocument.formula" manifest:full-path="Formula-1212/" manifest:version="1.2"/>
  <manifest:file-entry manifest:media-type="application/vnd.oasis.opendocument.formula" manifest:full-path="Formula-1210/" manifest:version="1.2"/>
  <manifest:file-entry manifest:media-type="application/vnd.oasis.opendocument.formula" manifest:full-path="Formula-1210/" manifest:version="1.2"/>
  <manifest:file-entry manifest:media-type="application/vnd.oasis.opendocument.formula" manifest:full-path="Formula-1208/" manifest:version="1.2"/>
  <manifest:file-entry manifest:media-type="application/vnd.oasis.opendocument.formula" manifest:full-path="Formula-1208/" manifest:version="1.2"/>
  <manifest:file-entry manifest:media-type="application/vnd.oasis.opendocument.formula" manifest:full-path="Formula-1206/" manifest:version="1.2"/>
  <manifest:file-entry manifest:media-type="application/vnd.oasis.opendocument.formula" manifest:full-path="Formula-1206/" manifest:version="1.2"/>
  <manifest:file-entry manifest:media-type="application/vnd.oasis.opendocument.formula" manifest:full-path="Formula-1204/" manifest:version="1.2"/>
  <manifest:file-entry manifest:media-type="application/vnd.oasis.opendocument.formula" manifest:full-path="Formula-1204/" manifest:version="1.2"/>
  <manifest:file-entry manifest:media-type="application/vnd.oasis.opendocument.formula" manifest:full-path="Formula-1202/" manifest:version="1.2"/>
  <manifest:file-entry manifest:media-type="application/vnd.oasis.opendocument.formula" manifest:full-path="Formula-1202/" manifest:version="1.2"/>
  <manifest:file-entry manifest:media-type="application/vnd.oasis.opendocument.formula" manifest:full-path="Formula-1200/" manifest:version="1.2"/>
  <manifest:file-entry manifest:media-type="application/vnd.oasis.opendocument.formula" manifest:full-path="Formula-1200/" manifest:version="1.2"/>
  <manifest:file-entry manifest:media-type="application/vnd.oasis.opendocument.formula" manifest:full-path="Formula-1198/" manifest:version="1.2"/>
  <manifest:file-entry manifest:media-type="application/vnd.oasis.opendocument.formula" manifest:full-path="Formula-1198/" manifest:version="1.2"/>
  <manifest:file-entry manifest:media-type="application/vnd.oasis.opendocument.formula" manifest:full-path="Formula-1196/" manifest:version="1.2"/>
  <manifest:file-entry manifest:media-type="application/vnd.oasis.opendocument.formula" manifest:full-path="Formula-1196/" manifest:version="1.2"/>
  <manifest:file-entry manifest:media-type="application/vnd.oasis.opendocument.formula" manifest:full-path="Formula-1194/" manifest:version="1.2"/>
  <manifest:file-entry manifest:media-type="application/vnd.oasis.opendocument.formula" manifest:full-path="Formula-1194/" manifest:version="1.2"/>
  <manifest:file-entry manifest:media-type="application/vnd.oasis.opendocument.formula" manifest:full-path="Formula-1192/" manifest:version="1.2"/>
  <manifest:file-entry manifest:media-type="application/vnd.oasis.opendocument.formula" manifest:full-path="Formula-1192/" manifest:version="1.2"/>
  <manifest:file-entry manifest:media-type="application/vnd.oasis.opendocument.formula" manifest:full-path="Formula-1190/" manifest:version="1.2"/>
  <manifest:file-entry manifest:media-type="application/vnd.oasis.opendocument.formula" manifest:full-path="Formula-1190/" manifest:version="1.2"/>
  <manifest:file-entry manifest:media-type="application/vnd.oasis.opendocument.formula" manifest:full-path="Formula-1188/" manifest:version="1.2"/>
  <manifest:file-entry manifest:media-type="application/vnd.oasis.opendocument.formula" manifest:full-path="Formula-1188/" manifest:version="1.2"/>
  <manifest:file-entry manifest:media-type="application/vnd.oasis.opendocument.formula" manifest:full-path="Formula-1186/" manifest:version="1.2"/>
  <manifest:file-entry manifest:media-type="application/vnd.oasis.opendocument.formula" manifest:full-path="Formula-1186/" manifest:version="1.2"/>
  <manifest:file-entry manifest:media-type="application/vnd.oasis.opendocument.formula" manifest:full-path="Formula-1184/" manifest:version="1.2"/>
  <manifest:file-entry manifest:media-type="application/vnd.oasis.opendocument.formula" manifest:full-path="Formula-1184/" manifest:version="1.2"/>
  <manifest:file-entry manifest:media-type="application/vnd.oasis.opendocument.formula" manifest:full-path="Formula-1182/" manifest:version="1.2"/>
  <manifest:file-entry manifest:media-type="application/vnd.oasis.opendocument.formula" manifest:full-path="Formula-1182/" manifest:version="1.2"/>
  <manifest:file-entry manifest:media-type="application/vnd.oasis.opendocument.formula" manifest:full-path="Formula-1180/" manifest:version="1.2"/>
  <manifest:file-entry manifest:media-type="application/vnd.oasis.opendocument.formula" manifest:full-path="Formula-1180/" manifest:version="1.2"/>
  <manifest:file-entry manifest:media-type="application/vnd.oasis.opendocument.formula" manifest:full-path="Formula-1178/" manifest:version="1.2"/>
  <manifest:file-entry manifest:media-type="application/vnd.oasis.opendocument.formula" manifest:full-path="Formula-1178/" manifest:version="1.2"/>
  <manifest:file-entry manifest:media-type="application/vnd.oasis.opendocument.formula" manifest:full-path="Formula-1176/" manifest:version="1.2"/>
  <manifest:file-entry manifest:media-type="application/vnd.oasis.opendocument.formula" manifest:full-path="Formula-1176/" manifest:version="1.2"/>
  <manifest:file-entry manifest:media-type="application/vnd.oasis.opendocument.formula" manifest:full-path="Formula-1174/" manifest:version="1.2"/>
  <manifest:file-entry manifest:media-type="application/vnd.oasis.opendocument.formula" manifest:full-path="Formula-1174/" manifest:version="1.2"/>
  <manifest:file-entry manifest:media-type="application/vnd.oasis.opendocument.formula" manifest:full-path="Formula-1172/" manifest:version="1.2"/>
  <manifest:file-entry manifest:media-type="application/vnd.oasis.opendocument.formula" manifest:full-path="Formula-1172/" manifest:version="1.2"/>
  <manifest:file-entry manifest:media-type="application/vnd.oasis.opendocument.formula" manifest:full-path="Formula-1170/" manifest:version="1.2"/>
  <manifest:file-entry manifest:media-type="application/vnd.oasis.opendocument.formula" manifest:full-path="Formula-1170/" manifest:version="1.2"/>
  <manifest:file-entry manifest:media-type="application/vnd.oasis.opendocument.formula" manifest:full-path="Formula-1168/" manifest:version="1.2"/>
  <manifest:file-entry manifest:media-type="application/vnd.oasis.opendocument.formula" manifest:full-path="Formula-1168/" manifest:version="1.2"/>
  <manifest:file-entry manifest:media-type="application/vnd.oasis.opendocument.formula" manifest:full-path="Formula-1166/" manifest:version="1.2"/>
  <manifest:file-entry manifest:media-type="application/vnd.oasis.opendocument.formula" manifest:full-path="Formula-1166/" manifest:version="1.2"/>
  <manifest:file-entry manifest:media-type="application/vnd.oasis.opendocument.formula" manifest:full-path="Formula-1164/" manifest:version="1.2"/>
  <manifest:file-entry manifest:media-type="application/vnd.oasis.opendocument.formula" manifest:full-path="Formula-1164/" manifest:version="1.2"/>
  <manifest:file-entry manifest:media-type="application/vnd.oasis.opendocument.formula" manifest:full-path="Formula-1162/" manifest:version="1.2"/>
  <manifest:file-entry manifest:media-type="application/vnd.oasis.opendocument.formula" manifest:full-path="Formula-1162/" manifest:version="1.2"/>
  <manifest:file-entry manifest:media-type="application/vnd.oasis.opendocument.formula" manifest:full-path="Formula-1160/" manifest:version="1.2"/>
  <manifest:file-entry manifest:media-type="application/vnd.oasis.opendocument.formula" manifest:full-path="Formula-1160/" manifest:version="1.2"/>
  <manifest:file-entry manifest:media-type="application/vnd.oasis.opendocument.formula" manifest:full-path="Formula-1158/" manifest:version="1.2"/>
  <manifest:file-entry manifest:media-type="application/vnd.oasis.opendocument.formula" manifest:full-path="Formula-1158/" manifest:version="1.2"/>
  <manifest:file-entry manifest:media-type="application/vnd.oasis.opendocument.formula" manifest:full-path="Formula-1156/" manifest:version="1.2"/>
  <manifest:file-entry manifest:media-type="application/vnd.oasis.opendocument.formula" manifest:full-path="Formula-1156/" manifest:version="1.2"/>
  <manifest:file-entry manifest:media-type="application/vnd.oasis.opendocument.formula" manifest:full-path="Formula-1154/" manifest:version="1.2"/>
  <manifest:file-entry manifest:media-type="application/vnd.oasis.opendocument.formula" manifest:full-path="Formula-1154/" manifest:version="1.2"/>
  <manifest:file-entry manifest:media-type="application/vnd.oasis.opendocument.formula" manifest:full-path="Formula-1152/" manifest:version="1.2"/>
  <manifest:file-entry manifest:media-type="application/vnd.oasis.opendocument.formula" manifest:full-path="Formula-1152/" manifest:version="1.2"/>
  <manifest:file-entry manifest:media-type="application/vnd.oasis.opendocument.formula" manifest:full-path="Formula-1150/" manifest:version="1.2"/>
  <manifest:file-entry manifest:media-type="application/vnd.oasis.opendocument.formula" manifest:full-path="Formula-1150/" manifest:version="1.2"/>
  <manifest:file-entry manifest:media-type="application/vnd.oasis.opendocument.formula" manifest:full-path="Formula-1148/" manifest:version="1.2"/>
  <manifest:file-entry manifest:media-type="application/vnd.oasis.opendocument.formula" manifest:full-path="Formula-1148/" manifest:version="1.2"/>
  <manifest:file-entry manifest:media-type="application/vnd.oasis.opendocument.formula" manifest:full-path="Formula-1146/" manifest:version="1.2"/>
  <manifest:file-entry manifest:media-type="application/vnd.oasis.opendocument.formula" manifest:full-path="Formula-1146/" manifest:version="1.2"/>
  <manifest:file-entry manifest:media-type="application/vnd.oasis.opendocument.formula" manifest:full-path="Formula-1144/" manifest:version="1.2"/>
  <manifest:file-entry manifest:media-type="application/vnd.oasis.opendocument.formula" manifest:full-path="Formula-1144/" manifest:version="1.2"/>
  <manifest:file-entry manifest:media-type="application/vnd.oasis.opendocument.formula" manifest:full-path="Formula-1142/" manifest:version="1.2"/>
  <manifest:file-entry manifest:media-type="application/vnd.oasis.opendocument.formula" manifest:full-path="Formula-1142/" manifest:version="1.2"/>
  <manifest:file-entry manifest:media-type="application/vnd.oasis.opendocument.formula" manifest:full-path="Formula-1140/" manifest:version="1.2"/>
  <manifest:file-entry manifest:media-type="application/vnd.oasis.opendocument.formula" manifest:full-path="Formula-1140/" manifest:version="1.2"/>
  <manifest:file-entry manifest:media-type="application/vnd.oasis.opendocument.formula" manifest:full-path="Formula-1138/" manifest:version="1.2"/>
  <manifest:file-entry manifest:media-type="application/vnd.oasis.opendocument.formula" manifest:full-path="Formula-1138/" manifest:version="1.2"/>
  <manifest:file-entry manifest:media-type="application/vnd.oasis.opendocument.formula" manifest:full-path="Formula-1136/" manifest:version="1.2"/>
  <manifest:file-entry manifest:media-type="application/vnd.oasis.opendocument.formula" manifest:full-path="Formula-1136/" manifest:version="1.2"/>
  <manifest:file-entry manifest:media-type="application/vnd.oasis.opendocument.formula" manifest:full-path="Formula-1134/" manifest:version="1.2"/>
  <manifest:file-entry manifest:media-type="application/vnd.oasis.opendocument.formula" manifest:full-path="Formula-1134/" manifest:version="1.2"/>
  <manifest:file-entry manifest:media-type="application/vnd.oasis.opendocument.formula" manifest:full-path="Formula-1132/" manifest:version="1.2"/>
  <manifest:file-entry manifest:media-type="application/vnd.oasis.opendocument.formula" manifest:full-path="Formula-1132/" manifest:version="1.2"/>
  <manifest:file-entry manifest:media-type="application/vnd.oasis.opendocument.formula" manifest:full-path="Formula-1130/" manifest:version="1.2"/>
  <manifest:file-entry manifest:media-type="application/vnd.oasis.opendocument.formula" manifest:full-path="Formula-1130/" manifest:version="1.2"/>
  <manifest:file-entry manifest:media-type="application/vnd.oasis.opendocument.formula" manifest:full-path="Formula-1128/" manifest:version="1.2"/>
  <manifest:file-entry manifest:media-type="application/vnd.oasis.opendocument.formula" manifest:full-path="Formula-1128/" manifest:version="1.2"/>
  <manifest:file-entry manifest:media-type="application/vnd.oasis.opendocument.formula" manifest:full-path="Formula-1126/" manifest:version="1.2"/>
  <manifest:file-entry manifest:media-type="application/vnd.oasis.opendocument.formula" manifest:full-path="Formula-1126/" manifest:version="1.2"/>
  <manifest:file-entry manifest:media-type="application/vnd.oasis.opendocument.formula" manifest:full-path="Formula-1124/" manifest:version="1.2"/>
  <manifest:file-entry manifest:media-type="application/vnd.oasis.opendocument.formula" manifest:full-path="Formula-1124/" manifest:version="1.2"/>
  <manifest:file-entry manifest:media-type="application/vnd.oasis.opendocument.formula" manifest:full-path="Formula-1122/" manifest:version="1.2"/>
  <manifest:file-entry manifest:media-type="application/vnd.oasis.opendocument.formula" manifest:full-path="Formula-1122/" manifest:version="1.2"/>
  <manifest:file-entry manifest:media-type="application/vnd.oasis.opendocument.formula" manifest:full-path="Formula-1120/" manifest:version="1.2"/>
  <manifest:file-entry manifest:media-type="application/vnd.oasis.opendocument.formula" manifest:full-path="Formula-1120/" manifest:version="1.2"/>
  <manifest:file-entry manifest:media-type="application/vnd.oasis.opendocument.formula" manifest:full-path="Formula-1118/" manifest:version="1.2"/>
  <manifest:file-entry manifest:media-type="application/vnd.oasis.opendocument.formula" manifest:full-path="Formula-1118/" manifest:version="1.2"/>
  <manifest:file-entry manifest:media-type="application/vnd.oasis.opendocument.formula" manifest:full-path="Formula-1116/" manifest:version="1.2"/>
  <manifest:file-entry manifest:media-type="application/vnd.oasis.opendocument.formula" manifest:full-path="Formula-1116/" manifest:version="1.2"/>
  <manifest:file-entry manifest:media-type="application/vnd.oasis.opendocument.formula" manifest:full-path="Formula-1114/" manifest:version="1.2"/>
  <manifest:file-entry manifest:media-type="application/vnd.oasis.opendocument.formula" manifest:full-path="Formula-1114/" manifest:version="1.2"/>
  <manifest:file-entry manifest:media-type="application/vnd.oasis.opendocument.formula" manifest:full-path="Formula-1112/" manifest:version="1.2"/>
  <manifest:file-entry manifest:media-type="application/vnd.oasis.opendocument.formula" manifest:full-path="Formula-1112/" manifest:version="1.2"/>
  <manifest:file-entry manifest:media-type="application/vnd.oasis.opendocument.formula" manifest:full-path="Formula-1110/" manifest:version="1.2"/>
  <manifest:file-entry manifest:media-type="application/vnd.oasis.opendocument.formula" manifest:full-path="Formula-1110/" manifest:version="1.2"/>
  <manifest:file-entry manifest:media-type="application/vnd.oasis.opendocument.formula" manifest:full-path="Formula-1108/" manifest:version="1.2"/>
  <manifest:file-entry manifest:media-type="application/vnd.oasis.opendocument.formula" manifest:full-path="Formula-1108/" manifest:version="1.2"/>
  <manifest:file-entry manifest:media-type="application/vnd.oasis.opendocument.formula" manifest:full-path="Formula-1106/" manifest:version="1.2"/>
  <manifest:file-entry manifest:media-type="application/vnd.oasis.opendocument.formula" manifest:full-path="Formula-1106/" manifest:version="1.2"/>
  <manifest:file-entry manifest:media-type="application/vnd.oasis.opendocument.formula" manifest:full-path="Formula-1104/" manifest:version="1.2"/>
  <manifest:file-entry manifest:media-type="application/vnd.oasis.opendocument.formula" manifest:full-path="Formula-1104/" manifest:version="1.2"/>
  <manifest:file-entry manifest:media-type="application/vnd.oasis.opendocument.formula" manifest:full-path="Formula-1102/" manifest:version="1.2"/>
  <manifest:file-entry manifest:media-type="application/vnd.oasis.opendocument.formula" manifest:full-path="Formula-1102/" manifest:version="1.2"/>
  <manifest:file-entry manifest:media-type="application/vnd.oasis.opendocument.formula" manifest:full-path="Formula-1100/" manifest:version="1.2"/>
  <manifest:file-entry manifest:media-type="application/vnd.oasis.opendocument.formula" manifest:full-path="Formula-1100/" manifest:version="1.2"/>
  <manifest:file-entry manifest:media-type="application/vnd.oasis.opendocument.formula" manifest:full-path="Formula-1098/" manifest:version="1.2"/>
  <manifest:file-entry manifest:media-type="application/vnd.oasis.opendocument.formula" manifest:full-path="Formula-1098/" manifest:version="1.2"/>
  <manifest:file-entry manifest:media-type="application/vnd.oasis.opendocument.formula" manifest:full-path="Formula-1096/" manifest:version="1.2"/>
  <manifest:file-entry manifest:media-type="application/vnd.oasis.opendocument.formula" manifest:full-path="Formula-1096/" manifest:version="1.2"/>
  <manifest:file-entry manifest:media-type="application/vnd.oasis.opendocument.formula" manifest:full-path="Formula-1094/" manifest:version="1.2"/>
  <manifest:file-entry manifest:media-type="application/vnd.oasis.opendocument.formula" manifest:full-path="Formula-1094/" manifest:version="1.2"/>
  <manifest:file-entry manifest:media-type="application/vnd.oasis.opendocument.formula" manifest:full-path="Formula-1092/" manifest:version="1.2"/>
  <manifest:file-entry manifest:media-type="application/vnd.oasis.opendocument.formula" manifest:full-path="Formula-1092/" manifest:version="1.2"/>
  <manifest:file-entry manifest:media-type="application/vnd.oasis.opendocument.formula" manifest:full-path="Formula-1090/" manifest:version="1.2"/>
  <manifest:file-entry manifest:media-type="application/vnd.oasis.opendocument.formula" manifest:full-path="Formula-1090/" manifest:version="1.2"/>
  <manifest:file-entry manifest:media-type="application/vnd.oasis.opendocument.formula" manifest:full-path="Formula-1088/" manifest:version="1.2"/>
  <manifest:file-entry manifest:media-type="application/vnd.oasis.opendocument.formula" manifest:full-path="Formula-1088/" manifest:version="1.2"/>
  <manifest:file-entry manifest:media-type="application/vnd.oasis.opendocument.formula" manifest:full-path="Formula-1086/" manifest:version="1.2"/>
  <manifest:file-entry manifest:media-type="application/vnd.oasis.opendocument.formula" manifest:full-path="Formula-1086/" manifest:version="1.2"/>
  <manifest:file-entry manifest:media-type="application/vnd.oasis.opendocument.formula" manifest:full-path="Formula-1084/" manifest:version="1.2"/>
  <manifest:file-entry manifest:media-type="application/vnd.oasis.opendocument.formula" manifest:full-path="Formula-1084/" manifest:version="1.2"/>
  <manifest:file-entry manifest:media-type="application/vnd.oasis.opendocument.formula" manifest:full-path="Formula-1082/" manifest:version="1.2"/>
  <manifest:file-entry manifest:media-type="application/vnd.oasis.opendocument.formula" manifest:full-path="Formula-1082/" manifest:version="1.2"/>
  <manifest:file-entry manifest:media-type="application/vnd.oasis.opendocument.formula" manifest:full-path="Formula-1080/" manifest:version="1.2"/>
  <manifest:file-entry manifest:media-type="application/vnd.oasis.opendocument.formula" manifest:full-path="Formula-1080/" manifest:version="1.2"/>
  <manifest:file-entry manifest:media-type="application/vnd.oasis.opendocument.formula" manifest:full-path="Formula-1078/" manifest:version="1.2"/>
  <manifest:file-entry manifest:media-type="application/vnd.oasis.opendocument.formula" manifest:full-path="Formula-1078/" manifest:version="1.2"/>
  <manifest:file-entry manifest:media-type="application/vnd.oasis.opendocument.formula" manifest:full-path="Formula-1076/" manifest:version="1.2"/>
  <manifest:file-entry manifest:media-type="application/vnd.oasis.opendocument.formula" manifest:full-path="Formula-1076/" manifest:version="1.2"/>
  <manifest:file-entry manifest:media-type="application/vnd.oasis.opendocument.formula" manifest:full-path="Formula-1074/" manifest:version="1.2"/>
  <manifest:file-entry manifest:media-type="application/vnd.oasis.opendocument.formula" manifest:full-path="Formula-1074/" manifest:version="1.2"/>
  <manifest:file-entry manifest:media-type="application/vnd.oasis.opendocument.formula" manifest:full-path="Formula-1072/" manifest:version="1.2"/>
  <manifest:file-entry manifest:media-type="application/vnd.oasis.opendocument.formula" manifest:full-path="Formula-1072/" manifest:version="1.2"/>
  <manifest:file-entry manifest:media-type="application/vnd.oasis.opendocument.formula" manifest:full-path="Formula-1070/" manifest:version="1.2"/>
  <manifest:file-entry manifest:media-type="application/vnd.oasis.opendocument.formula" manifest:full-path="Formula-1070/" manifest:version="1.2"/>
  <manifest:file-entry manifest:media-type="application/vnd.oasis.opendocument.formula" manifest:full-path="Formula-1068/" manifest:version="1.2"/>
  <manifest:file-entry manifest:media-type="application/vnd.oasis.opendocument.formula" manifest:full-path="Formula-1068/" manifest:version="1.2"/>
  <manifest:file-entry manifest:media-type="application/vnd.oasis.opendocument.formula" manifest:full-path="Formula-1066/" manifest:version="1.2"/>
  <manifest:file-entry manifest:media-type="application/vnd.oasis.opendocument.formula" manifest:full-path="Formula-1066/" manifest:version="1.2"/>
  <manifest:file-entry manifest:media-type="application/vnd.oasis.opendocument.formula" manifest:full-path="Formula-1064/" manifest:version="1.2"/>
  <manifest:file-entry manifest:media-type="application/vnd.oasis.opendocument.formula" manifest:full-path="Formula-1064/" manifest:version="1.2"/>
  <manifest:file-entry manifest:media-type="application/vnd.oasis.opendocument.formula" manifest:full-path="Formula-1062/" manifest:version="1.2"/>
  <manifest:file-entry manifest:media-type="application/vnd.oasis.opendocument.formula" manifest:full-path="Formula-1062/" manifest:version="1.2"/>
  <manifest:file-entry manifest:media-type="application/vnd.oasis.opendocument.formula" manifest:full-path="Formula-1060/" manifest:version="1.2"/>
  <manifest:file-entry manifest:media-type="application/vnd.oasis.opendocument.formula" manifest:full-path="Formula-1060/" manifest:version="1.2"/>
  <manifest:file-entry manifest:media-type="application/vnd.oasis.opendocument.formula" manifest:full-path="Formula-1058/" manifest:version="1.2"/>
  <manifest:file-entry manifest:media-type="application/vnd.oasis.opendocument.formula" manifest:full-path="Formula-1058/" manifest:version="1.2"/>
  <manifest:file-entry manifest:media-type="application/vnd.oasis.opendocument.formula" manifest:full-path="Formula-1056/" manifest:version="1.2"/>
  <manifest:file-entry manifest:media-type="application/vnd.oasis.opendocument.formula" manifest:full-path="Formula-1056/" manifest:version="1.2"/>
  <manifest:file-entry manifest:media-type="application/vnd.oasis.opendocument.formula" manifest:full-path="Formula-1054/" manifest:version="1.2"/>
  <manifest:file-entry manifest:media-type="application/vnd.oasis.opendocument.formula" manifest:full-path="Formula-1054/" manifest:version="1.2"/>
  <manifest:file-entry manifest:media-type="application/vnd.oasis.opendocument.formula" manifest:full-path="Formula-1052/" manifest:version="1.2"/>
  <manifest:file-entry manifest:media-type="application/vnd.oasis.opendocument.formula" manifest:full-path="Formula-1052/" manifest:version="1.2"/>
  <manifest:file-entry manifest:media-type="application/vnd.oasis.opendocument.formula" manifest:full-path="Formula-1050/" manifest:version="1.2"/>
  <manifest:file-entry manifest:media-type="application/vnd.oasis.opendocument.formula" manifest:full-path="Formula-1050/" manifest:version="1.2"/>
  <manifest:file-entry manifest:media-type="application/vnd.oasis.opendocument.formula" manifest:full-path="Formula-1048/" manifest:version="1.2"/>
  <manifest:file-entry manifest:media-type="application/vnd.oasis.opendocument.formula" manifest:full-path="Formula-1048/" manifest:version="1.2"/>
  <manifest:file-entry manifest:media-type="application/vnd.oasis.opendocument.formula" manifest:full-path="Formula-1046/" manifest:version="1.2"/>
  <manifest:file-entry manifest:media-type="application/vnd.oasis.opendocument.formula" manifest:full-path="Formula-1046/" manifest:version="1.2"/>
  <manifest:file-entry manifest:media-type="application/vnd.oasis.opendocument.formula" manifest:full-path="Formula-1044/" manifest:version="1.2"/>
  <manifest:file-entry manifest:media-type="application/vnd.oasis.opendocument.formula" manifest:full-path="Formula-1044/" manifest:version="1.2"/>
  <manifest:file-entry manifest:media-type="application/vnd.oasis.opendocument.formula" manifest:full-path="Formula-1042/" manifest:version="1.2"/>
  <manifest:file-entry manifest:media-type="application/vnd.oasis.opendocument.formula" manifest:full-path="Formula-1042/" manifest:version="1.2"/>
  <manifest:file-entry manifest:media-type="application/vnd.oasis.opendocument.formula" manifest:full-path="Formula-1040/" manifest:version="1.2"/>
  <manifest:file-entry manifest:media-type="application/vnd.oasis.opendocument.formula" manifest:full-path="Formula-1040/" manifest:version="1.2"/>
  <manifest:file-entry manifest:media-type="application/vnd.oasis.opendocument.formula" manifest:full-path="Formula-1038/" manifest:version="1.2"/>
  <manifest:file-entry manifest:media-type="application/vnd.oasis.opendocument.formula" manifest:full-path="Formula-1038/" manifest:version="1.2"/>
  <manifest:file-entry manifest:media-type="application/vnd.oasis.opendocument.formula" manifest:full-path="Formula-1036/" manifest:version="1.2"/>
  <manifest:file-entry manifest:media-type="application/vnd.oasis.opendocument.formula" manifest:full-path="Formula-1036/" manifest:version="1.2"/>
  <manifest:file-entry manifest:media-type="application/vnd.oasis.opendocument.formula" manifest:full-path="Formula-1034/" manifest:version="1.2"/>
  <manifest:file-entry manifest:media-type="application/vnd.oasis.opendocument.formula" manifest:full-path="Formula-1034/" manifest:version="1.2"/>
  <manifest:file-entry manifest:media-type="application/vnd.oasis.opendocument.formula" manifest:full-path="Formula-1032/" manifest:version="1.2"/>
  <manifest:file-entry manifest:media-type="application/vnd.oasis.opendocument.formula" manifest:full-path="Formula-1032/" manifest:version="1.2"/>
  <manifest:file-entry manifest:media-type="application/vnd.oasis.opendocument.formula" manifest:full-path="Formula-1030/" manifest:version="1.2"/>
  <manifest:file-entry manifest:media-type="application/vnd.oasis.opendocument.formula" manifest:full-path="Formula-1030/" manifest:version="1.2"/>
  <manifest:file-entry manifest:media-type="application/vnd.oasis.opendocument.formula" manifest:full-path="Formula-1028/" manifest:version="1.2"/>
  <manifest:file-entry manifest:media-type="application/vnd.oasis.opendocument.formula" manifest:full-path="Formula-1028/" manifest:version="1.2"/>
  <manifest:file-entry manifest:media-type="application/vnd.oasis.opendocument.formula" manifest:full-path="Formula-1026/" manifest:version="1.2"/>
  <manifest:file-entry manifest:media-type="application/vnd.oasis.opendocument.formula" manifest:full-path="Formula-1026/" manifest:version="1.2"/>
  <manifest:file-entry manifest:media-type="application/vnd.oasis.opendocument.formula" manifest:full-path="Formula-1024/" manifest:version="1.2"/>
  <manifest:file-entry manifest:media-type="application/vnd.oasis.opendocument.formula" manifest:full-path="Formula-1024/" manifest:version="1.2"/>
  <manifest:file-entry manifest:media-type="application/vnd.oasis.opendocument.formula" manifest:full-path="Formula-1022/" manifest:version="1.2"/>
  <manifest:file-entry manifest:media-type="application/vnd.oasis.opendocument.formula" manifest:full-path="Formula-1022/" manifest:version="1.2"/>
  <manifest:file-entry manifest:media-type="application/vnd.oasis.opendocument.formula" manifest:full-path="Formula-1020/" manifest:version="1.2"/>
  <manifest:file-entry manifest:media-type="application/vnd.oasis.opendocument.formula" manifest:full-path="Formula-1020/" manifest:version="1.2"/>
  <manifest:file-entry manifest:media-type="application/vnd.oasis.opendocument.formula" manifest:full-path="Formula-1018/" manifest:version="1.2"/>
  <manifest:file-entry manifest:media-type="application/vnd.oasis.opendocument.formula" manifest:full-path="Formula-1018/" manifest:version="1.2"/>
  <manifest:file-entry manifest:media-type="application/vnd.oasis.opendocument.formula" manifest:full-path="Formula-1016/" manifest:version="1.2"/>
  <manifest:file-entry manifest:media-type="application/vnd.oasis.opendocument.formula" manifest:full-path="Formula-1016/" manifest:version="1.2"/>
  <manifest:file-entry manifest:media-type="application/vnd.oasis.opendocument.formula" manifest:full-path="Formula-1014/" manifest:version="1.2"/>
  <manifest:file-entry manifest:media-type="application/vnd.oasis.opendocument.formula" manifest:full-path="Formula-1014/" manifest:version="1.2"/>
  <manifest:file-entry manifest:media-type="application/vnd.oasis.opendocument.formula" manifest:full-path="Formula-1012/" manifest:version="1.2"/>
  <manifest:file-entry manifest:media-type="application/vnd.oasis.opendocument.formula" manifest:full-path="Formula-1012/" manifest:version="1.2"/>
  <manifest:file-entry manifest:media-type="application/vnd.oasis.opendocument.formula" manifest:full-path="Formula-1010/" manifest:version="1.2"/>
  <manifest:file-entry manifest:media-type="application/vnd.oasis.opendocument.formula" manifest:full-path="Formula-1010/" manifest:version="1.2"/>
  <manifest:file-entry manifest:media-type="application/vnd.oasis.opendocument.formula" manifest:full-path="Formula-1008/" manifest:version="1.2"/>
  <manifest:file-entry manifest:media-type="application/vnd.oasis.opendocument.formula" manifest:full-path="Formula-1008/" manifest:version="1.2"/>
  <manifest:file-entry manifest:media-type="application/vnd.oasis.opendocument.formula" manifest:full-path="Formula-1006/" manifest:version="1.2"/>
  <manifest:file-entry manifest:media-type="application/vnd.oasis.opendocument.formula" manifest:full-path="Formula-1006/" manifest:version="1.2"/>
  <manifest:file-entry manifest:media-type="application/vnd.oasis.opendocument.formula" manifest:full-path="Formula-1004/" manifest:version="1.2"/>
  <manifest:file-entry manifest:media-type="application/vnd.oasis.opendocument.formula" manifest:full-path="Formula-1004/" manifest:version="1.2"/>
  <manifest:file-entry manifest:media-type="application/vnd.oasis.opendocument.formula" manifest:full-path="Formula-1002/" manifest:version="1.2"/>
  <manifest:file-entry manifest:media-type="application/vnd.oasis.opendocument.formula" manifest:full-path="Formula-1002/" manifest:version="1.2"/>
  <manifest:file-entry manifest:media-type="application/vnd.oasis.opendocument.formula" manifest:full-path="Formula-1000/" manifest:version="1.2"/>
  <manifest:file-entry manifest:media-type="application/vnd.oasis.opendocument.formula" manifest:full-path="Formula-1000/" manifest:version="1.2"/>
  <manifest:file-entry manifest:media-type="application/vnd.oasis.opendocument.formula" manifest:full-path="Formula-998/" manifest:version="1.2"/>
  <manifest:file-entry manifest:media-type="application/vnd.oasis.opendocument.formula" manifest:full-path="Formula-998/" manifest:version="1.2"/>
  <manifest:file-entry manifest:media-type="application/vnd.oasis.opendocument.formula" manifest:full-path="Formula-996/" manifest:version="1.2"/>
  <manifest:file-entry manifest:media-type="application/vnd.oasis.opendocument.formula" manifest:full-path="Formula-996/" manifest:version="1.2"/>
  <manifest:file-entry manifest:media-type="application/vnd.oasis.opendocument.formula" manifest:full-path="Formula-994/" manifest:version="1.2"/>
  <manifest:file-entry manifest:media-type="application/vnd.oasis.opendocument.formula" manifest:full-path="Formula-994/" manifest:version="1.2"/>
  <manifest:file-entry manifest:media-type="application/vnd.oasis.opendocument.formula" manifest:full-path="Formula-992/" manifest:version="1.2"/>
  <manifest:file-entry manifest:media-type="application/vnd.oasis.opendocument.formula" manifest:full-path="Formula-992/" manifest:version="1.2"/>
  <manifest:file-entry manifest:media-type="application/vnd.oasis.opendocument.formula" manifest:full-path="Formula-990/" manifest:version="1.2"/>
  <manifest:file-entry manifest:media-type="application/vnd.oasis.opendocument.formula" manifest:full-path="Formula-990/" manifest:version="1.2"/>
  <manifest:file-entry manifest:media-type="application/vnd.oasis.opendocument.formula" manifest:full-path="Formula-988/" manifest:version="1.2"/>
  <manifest:file-entry manifest:media-type="application/vnd.oasis.opendocument.formula" manifest:full-path="Formula-988/" manifest:version="1.2"/>
  <manifest:file-entry manifest:media-type="application/vnd.oasis.opendocument.formula" manifest:full-path="Formula-986/" manifest:version="1.2"/>
  <manifest:file-entry manifest:media-type="application/vnd.oasis.opendocument.formula" manifest:full-path="Formula-986/" manifest:version="1.2"/>
  <manifest:file-entry manifest:media-type="application/vnd.oasis.opendocument.formula" manifest:full-path="Formula-984/" manifest:version="1.2"/>
  <manifest:file-entry manifest:media-type="application/vnd.oasis.opendocument.formula" manifest:full-path="Formula-984/" manifest:version="1.2"/>
  <manifest:file-entry manifest:media-type="application/vnd.oasis.opendocument.formula" manifest:full-path="Formula-982/" manifest:version="1.2"/>
  <manifest:file-entry manifest:media-type="application/vnd.oasis.opendocument.formula" manifest:full-path="Formula-982/" manifest:version="1.2"/>
  <manifest:file-entry manifest:media-type="application/vnd.oasis.opendocument.formula" manifest:full-path="Formula-980/" manifest:version="1.2"/>
  <manifest:file-entry manifest:media-type="application/vnd.oasis.opendocument.formula" manifest:full-path="Formula-980/" manifest:version="1.2"/>
  <manifest:file-entry manifest:media-type="application/vnd.oasis.opendocument.formula" manifest:full-path="Formula-978/" manifest:version="1.2"/>
  <manifest:file-entry manifest:media-type="application/vnd.oasis.opendocument.formula" manifest:full-path="Formula-978/" manifest:version="1.2"/>
  <manifest:file-entry manifest:media-type="application/vnd.oasis.opendocument.formula" manifest:full-path="Formula-976/" manifest:version="1.2"/>
  <manifest:file-entry manifest:media-type="application/vnd.oasis.opendocument.formula" manifest:full-path="Formula-976/" manifest:version="1.2"/>
  <manifest:file-entry manifest:media-type="application/vnd.oasis.opendocument.formula" manifest:full-path="Formula-974/" manifest:version="1.2"/>
  <manifest:file-entry manifest:media-type="application/vnd.oasis.opendocument.formula" manifest:full-path="Formula-974/" manifest:version="1.2"/>
  <manifest:file-entry manifest:media-type="application/vnd.oasis.opendocument.formula" manifest:full-path="Formula-972/" manifest:version="1.2"/>
  <manifest:file-entry manifest:media-type="application/vnd.oasis.opendocument.formula" manifest:full-path="Formula-972/" manifest:version="1.2"/>
  <manifest:file-entry manifest:media-type="application/vnd.oasis.opendocument.formula" manifest:full-path="Formula-970/" manifest:version="1.2"/>
  <manifest:file-entry manifest:media-type="application/vnd.oasis.opendocument.formula" manifest:full-path="Formula-970/" manifest:version="1.2"/>
  <manifest:file-entry manifest:media-type="application/vnd.oasis.opendocument.formula" manifest:full-path="Formula-968/" manifest:version="1.2"/>
  <manifest:file-entry manifest:media-type="application/vnd.oasis.opendocument.formula" manifest:full-path="Formula-968/" manifest:version="1.2"/>
  <manifest:file-entry manifest:media-type="application/vnd.oasis.opendocument.formula" manifest:full-path="Formula-966/" manifest:version="1.2"/>
  <manifest:file-entry manifest:media-type="application/vnd.oasis.opendocument.formula" manifest:full-path="Formula-966/" manifest:version="1.2"/>
  <manifest:file-entry manifest:media-type="application/vnd.oasis.opendocument.formula" manifest:full-path="Formula-964/" manifest:version="1.2"/>
  <manifest:file-entry manifest:media-type="application/vnd.oasis.opendocument.formula" manifest:full-path="Formula-964/" manifest:version="1.2"/>
  <manifest:file-entry manifest:media-type="application/vnd.oasis.opendocument.formula" manifest:full-path="Formula-962/" manifest:version="1.2"/>
  <manifest:file-entry manifest:media-type="application/vnd.oasis.opendocument.formula" manifest:full-path="Formula-962/" manifest:version="1.2"/>
  <manifest:file-entry manifest:media-type="application/vnd.oasis.opendocument.formula" manifest:full-path="Formula-960/" manifest:version="1.2"/>
  <manifest:file-entry manifest:media-type="application/vnd.oasis.opendocument.formula" manifest:full-path="Formula-960/" manifest:version="1.2"/>
  <manifest:file-entry manifest:media-type="application/vnd.oasis.opendocument.formula" manifest:full-path="Formula-958/" manifest:version="1.2"/>
  <manifest:file-entry manifest:media-type="application/vnd.oasis.opendocument.formula" manifest:full-path="Formula-958/" manifest:version="1.2"/>
  <manifest:file-entry manifest:media-type="application/vnd.oasis.opendocument.formula" manifest:full-path="Formula-956/" manifest:version="1.2"/>
  <manifest:file-entry manifest:media-type="application/vnd.oasis.opendocument.formula" manifest:full-path="Formula-956/" manifest:version="1.2"/>
  <manifest:file-entry manifest:media-type="application/vnd.oasis.opendocument.formula" manifest:full-path="Formula-954/" manifest:version="1.2"/>
  <manifest:file-entry manifest:media-type="application/vnd.oasis.opendocument.formula" manifest:full-path="Formula-954/" manifest:version="1.2"/>
  <manifest:file-entry manifest:media-type="application/vnd.oasis.opendocument.formula" manifest:full-path="Formula-952/" manifest:version="1.2"/>
  <manifest:file-entry manifest:media-type="application/vnd.oasis.opendocument.formula" manifest:full-path="Formula-952/" manifest:version="1.2"/>
  <manifest:file-entry manifest:media-type="application/vnd.oasis.opendocument.formula" manifest:full-path="Formula-950/" manifest:version="1.2"/>
  <manifest:file-entry manifest:media-type="application/vnd.oasis.opendocument.formula" manifest:full-path="Formula-950/" manifest:version="1.2"/>
  <manifest:file-entry manifest:media-type="application/vnd.oasis.opendocument.formula" manifest:full-path="Formula-948/" manifest:version="1.2"/>
  <manifest:file-entry manifest:media-type="application/vnd.oasis.opendocument.formula" manifest:full-path="Formula-948/" manifest:version="1.2"/>
  <manifest:file-entry manifest:media-type="application/vnd.oasis.opendocument.formula" manifest:full-path="Formula-946/" manifest:version="1.2"/>
  <manifest:file-entry manifest:media-type="application/vnd.oasis.opendocument.formula" manifest:full-path="Formula-946/" manifest:version="1.2"/>
  <manifest:file-entry manifest:media-type="application/vnd.oasis.opendocument.formula" manifest:full-path="Formula-944/" manifest:version="1.2"/>
  <manifest:file-entry manifest:media-type="application/vnd.oasis.opendocument.formula" manifest:full-path="Formula-944/" manifest:version="1.2"/>
  <manifest:file-entry manifest:media-type="application/vnd.oasis.opendocument.formula" manifest:full-path="Formula-942/" manifest:version="1.2"/>
  <manifest:file-entry manifest:media-type="application/vnd.oasis.opendocument.formula" manifest:full-path="Formula-942/" manifest:version="1.2"/>
  <manifest:file-entry manifest:media-type="application/vnd.oasis.opendocument.formula" manifest:full-path="Formula-940/" manifest:version="1.2"/>
  <manifest:file-entry manifest:media-type="application/vnd.oasis.opendocument.formula" manifest:full-path="Formula-940/" manifest:version="1.2"/>
  <manifest:file-entry manifest:media-type="application/vnd.oasis.opendocument.formula" manifest:full-path="Formula-938/" manifest:version="1.2"/>
  <manifest:file-entry manifest:media-type="application/vnd.oasis.opendocument.formula" manifest:full-path="Formula-938/" manifest:version="1.2"/>
  <manifest:file-entry manifest:media-type="application/vnd.oasis.opendocument.formula" manifest:full-path="Formula-936/" manifest:version="1.2"/>
  <manifest:file-entry manifest:media-type="application/vnd.oasis.opendocument.formula" manifest:full-path="Formula-936/" manifest:version="1.2"/>
  <manifest:file-entry manifest:media-type="application/vnd.oasis.opendocument.formula" manifest:full-path="Formula-934/" manifest:version="1.2"/>
  <manifest:file-entry manifest:media-type="application/vnd.oasis.opendocument.formula" manifest:full-path="Formula-934/" manifest:version="1.2"/>
  <manifest:file-entry manifest:media-type="application/vnd.oasis.opendocument.formula" manifest:full-path="Formula-932/" manifest:version="1.2"/>
  <manifest:file-entry manifest:media-type="application/vnd.oasis.opendocument.formula" manifest:full-path="Formula-932/" manifest:version="1.2"/>
  <manifest:file-entry manifest:media-type="application/vnd.oasis.opendocument.formula" manifest:full-path="Formula-930/" manifest:version="1.2"/>
  <manifest:file-entry manifest:media-type="application/vnd.oasis.opendocument.formula" manifest:full-path="Formula-930/" manifest:version="1.2"/>
  <manifest:file-entry manifest:media-type="application/vnd.oasis.opendocument.formula" manifest:full-path="Formula-928/" manifest:version="1.2"/>
  <manifest:file-entry manifest:media-type="application/vnd.oasis.opendocument.formula" manifest:full-path="Formula-928/" manifest:version="1.2"/>
  <manifest:file-entry manifest:media-type="application/vnd.oasis.opendocument.formula" manifest:full-path="Formula-926/" manifest:version="1.2"/>
  <manifest:file-entry manifest:media-type="application/vnd.oasis.opendocument.formula" manifest:full-path="Formula-926/" manifest:version="1.2"/>
  <manifest:file-entry manifest:media-type="application/vnd.oasis.opendocument.formula" manifest:full-path="Formula-924/" manifest:version="1.2"/>
  <manifest:file-entry manifest:media-type="application/vnd.oasis.opendocument.formula" manifest:full-path="Formula-924/" manifest:version="1.2"/>
  <manifest:file-entry manifest:media-type="application/vnd.oasis.opendocument.formula" manifest:full-path="Formula-922/" manifest:version="1.2"/>
  <manifest:file-entry manifest:media-type="application/vnd.oasis.opendocument.formula" manifest:full-path="Formula-922/" manifest:version="1.2"/>
  <manifest:file-entry manifest:media-type="application/vnd.oasis.opendocument.formula" manifest:full-path="Formula-920/" manifest:version="1.2"/>
  <manifest:file-entry manifest:media-type="application/vnd.oasis.opendocument.formula" manifest:full-path="Formula-920/" manifest:version="1.2"/>
  <manifest:file-entry manifest:media-type="application/vnd.oasis.opendocument.formula" manifest:full-path="Formula-918/" manifest:version="1.2"/>
  <manifest:file-entry manifest:media-type="application/vnd.oasis.opendocument.formula" manifest:full-path="Formula-918/" manifest:version="1.2"/>
  <manifest:file-entry manifest:media-type="application/vnd.oasis.opendocument.formula" manifest:full-path="Formula-916/" manifest:version="1.2"/>
  <manifest:file-entry manifest:media-type="application/vnd.oasis.opendocument.formula" manifest:full-path="Formula-916/" manifest:version="1.2"/>
  <manifest:file-entry manifest:media-type="application/vnd.oasis.opendocument.formula" manifest:full-path="Formula-914/" manifest:version="1.2"/>
  <manifest:file-entry manifest:media-type="application/vnd.oasis.opendocument.formula" manifest:full-path="Formula-914/" manifest:version="1.2"/>
  <manifest:file-entry manifest:media-type="application/vnd.oasis.opendocument.formula" manifest:full-path="Formula-912/" manifest:version="1.2"/>
  <manifest:file-entry manifest:media-type="application/vnd.oasis.opendocument.formula" manifest:full-path="Formula-912/" manifest:version="1.2"/>
  <manifest:file-entry manifest:media-type="application/vnd.oasis.opendocument.formula" manifest:full-path="Formula-910/" manifest:version="1.2"/>
  <manifest:file-entry manifest:media-type="application/vnd.oasis.opendocument.formula" manifest:full-path="Formula-910/" manifest:version="1.2"/>
  <manifest:file-entry manifest:media-type="application/vnd.oasis.opendocument.formula" manifest:full-path="Formula-908/" manifest:version="1.2"/>
  <manifest:file-entry manifest:media-type="application/vnd.oasis.opendocument.formula" manifest:full-path="Formula-908/" manifest:version="1.2"/>
  <manifest:file-entry manifest:media-type="application/vnd.oasis.opendocument.formula" manifest:full-path="Formula-906/" manifest:version="1.2"/>
  <manifest:file-entry manifest:media-type="application/vnd.oasis.opendocument.formula" manifest:full-path="Formula-906/" manifest:version="1.2"/>
  <manifest:file-entry manifest:media-type="application/vnd.oasis.opendocument.formula" manifest:full-path="Formula-904/" manifest:version="1.2"/>
  <manifest:file-entry manifest:media-type="application/vnd.oasis.opendocument.formula" manifest:full-path="Formula-904/" manifest:version="1.2"/>
  <manifest:file-entry manifest:media-type="application/vnd.oasis.opendocument.formula" manifest:full-path="Formula-902/" manifest:version="1.2"/>
  <manifest:file-entry manifest:media-type="application/vnd.oasis.opendocument.formula" manifest:full-path="Formula-902/" manifest:version="1.2"/>
  <manifest:file-entry manifest:media-type="application/vnd.oasis.opendocument.formula" manifest:full-path="Formula-900/" manifest:version="1.2"/>
  <manifest:file-entry manifest:media-type="application/vnd.oasis.opendocument.formula" manifest:full-path="Formula-900/" manifest:version="1.2"/>
  <manifest:file-entry manifest:media-type="application/vnd.oasis.opendocument.formula" manifest:full-path="Formula-898/" manifest:version="1.2"/>
  <manifest:file-entry manifest:media-type="application/vnd.oasis.opendocument.formula" manifest:full-path="Formula-898/" manifest:version="1.2"/>
  <manifest:file-entry manifest:media-type="application/vnd.oasis.opendocument.formula" manifest:full-path="Formula-896/" manifest:version="1.2"/>
  <manifest:file-entry manifest:media-type="application/vnd.oasis.opendocument.formula" manifest:full-path="Formula-896/" manifest:version="1.2"/>
  <manifest:file-entry manifest:media-type="application/vnd.oasis.opendocument.formula" manifest:full-path="Formula-894/" manifest:version="1.2"/>
  <manifest:file-entry manifest:media-type="application/vnd.oasis.opendocument.formula" manifest:full-path="Formula-894/" manifest:version="1.2"/>
  <manifest:file-entry manifest:media-type="application/vnd.oasis.opendocument.formula" manifest:full-path="Formula-892/" manifest:version="1.2"/>
  <manifest:file-entry manifest:media-type="application/vnd.oasis.opendocument.formula" manifest:full-path="Formula-892/" manifest:version="1.2"/>
  <manifest:file-entry manifest:media-type="application/vnd.oasis.opendocument.formula" manifest:full-path="Formula-890/" manifest:version="1.2"/>
  <manifest:file-entry manifest:media-type="application/vnd.oasis.opendocument.formula" manifest:full-path="Formula-890/" manifest:version="1.2"/>
  <manifest:file-entry manifest:media-type="application/vnd.oasis.opendocument.formula" manifest:full-path="Formula-888/" manifest:version="1.2"/>
  <manifest:file-entry manifest:media-type="application/vnd.oasis.opendocument.formula" manifest:full-path="Formula-888/" manifest:version="1.2"/>
  <manifest:file-entry manifest:media-type="application/vnd.oasis.opendocument.formula" manifest:full-path="Formula-886/" manifest:version="1.2"/>
  <manifest:file-entry manifest:media-type="application/vnd.oasis.opendocument.formula" manifest:full-path="Formula-886/" manifest:version="1.2"/>
  <manifest:file-entry manifest:media-type="application/vnd.oasis.opendocument.formula" manifest:full-path="Formula-884/" manifest:version="1.2"/>
  <manifest:file-entry manifest:media-type="application/vnd.oasis.opendocument.formula" manifest:full-path="Formula-884/" manifest:version="1.2"/>
  <manifest:file-entry manifest:media-type="application/vnd.oasis.opendocument.formula" manifest:full-path="Formula-882/" manifest:version="1.2"/>
  <manifest:file-entry manifest:media-type="application/vnd.oasis.opendocument.formula" manifest:full-path="Formula-882/" manifest:version="1.2"/>
  <manifest:file-entry manifest:media-type="application/vnd.oasis.opendocument.formula" manifest:full-path="Formula-880/" manifest:version="1.2"/>
  <manifest:file-entry manifest:media-type="application/vnd.oasis.opendocument.formula" manifest:full-path="Formula-880/" manifest:version="1.2"/>
  <manifest:file-entry manifest:media-type="application/vnd.oasis.opendocument.formula" manifest:full-path="Formula-878/" manifest:version="1.2"/>
  <manifest:file-entry manifest:media-type="application/vnd.oasis.opendocument.formula" manifest:full-path="Formula-878/" manifest:version="1.2"/>
  <manifest:file-entry manifest:media-type="application/vnd.oasis.opendocument.formula" manifest:full-path="Formula-876/" manifest:version="1.2"/>
  <manifest:file-entry manifest:media-type="application/vnd.oasis.opendocument.formula" manifest:full-path="Formula-876/" manifest:version="1.2"/>
  <manifest:file-entry manifest:media-type="application/vnd.oasis.opendocument.formula" manifest:full-path="Formula-874/" manifest:version="1.2"/>
  <manifest:file-entry manifest:media-type="application/vnd.oasis.opendocument.formula" manifest:full-path="Formula-874/" manifest:version="1.2"/>
  <manifest:file-entry manifest:media-type="application/vnd.oasis.opendocument.formula" manifest:full-path="Formula-872/" manifest:version="1.2"/>
  <manifest:file-entry manifest:media-type="application/vnd.oasis.opendocument.formula" manifest:full-path="Formula-872/" manifest:version="1.2"/>
  <manifest:file-entry manifest:media-type="application/vnd.oasis.opendocument.formula" manifest:full-path="Formula-870/" manifest:version="1.2"/>
  <manifest:file-entry manifest:media-type="application/vnd.oasis.opendocument.formula" manifest:full-path="Formula-870/" manifest:version="1.2"/>
  <manifest:file-entry manifest:media-type="application/vnd.oasis.opendocument.formula" manifest:full-path="Formula-868/" manifest:version="1.2"/>
  <manifest:file-entry manifest:media-type="application/vnd.oasis.opendocument.formula" manifest:full-path="Formula-868/" manifest:version="1.2"/>
  <manifest:file-entry manifest:media-type="application/vnd.oasis.opendocument.formula" manifest:full-path="Formula-866/" manifest:version="1.2"/>
  <manifest:file-entry manifest:media-type="application/vnd.oasis.opendocument.formula" manifest:full-path="Formula-866/" manifest:version="1.2"/>
  <manifest:file-entry manifest:media-type="application/vnd.oasis.opendocument.formula" manifest:full-path="Formula-864/" manifest:version="1.2"/>
  <manifest:file-entry manifest:media-type="application/vnd.oasis.opendocument.formula" manifest:full-path="Formula-864/" manifest:version="1.2"/>
  <manifest:file-entry manifest:media-type="application/vnd.oasis.opendocument.formula" manifest:full-path="Formula-862/" manifest:version="1.2"/>
  <manifest:file-entry manifest:media-type="application/vnd.oasis.opendocument.formula" manifest:full-path="Formula-862/" manifest:version="1.2"/>
  <manifest:file-entry manifest:media-type="application/vnd.oasis.opendocument.formula" manifest:full-path="Formula-860/" manifest:version="1.2"/>
  <manifest:file-entry manifest:media-type="application/vnd.oasis.opendocument.formula" manifest:full-path="Formula-860/" manifest:version="1.2"/>
  <manifest:file-entry manifest:media-type="application/vnd.oasis.opendocument.formula" manifest:full-path="Formula-858/" manifest:version="1.2"/>
  <manifest:file-entry manifest:media-type="application/vnd.oasis.opendocument.formula" manifest:full-path="Formula-858/" manifest:version="1.2"/>
  <manifest:file-entry manifest:media-type="application/vnd.oasis.opendocument.formula" manifest:full-path="Formula-856/" manifest:version="1.2"/>
  <manifest:file-entry manifest:media-type="application/vnd.oasis.opendocument.formula" manifest:full-path="Formula-856/" manifest:version="1.2"/>
  <manifest:file-entry manifest:media-type="application/vnd.oasis.opendocument.formula" manifest:full-path="Formula-854/" manifest:version="1.2"/>
  <manifest:file-entry manifest:media-type="application/vnd.oasis.opendocument.formula" manifest:full-path="Formula-854/" manifest:version="1.2"/>
  <manifest:file-entry manifest:media-type="application/vnd.oasis.opendocument.formula" manifest:full-path="Formula-852/" manifest:version="1.2"/>
  <manifest:file-entry manifest:media-type="application/vnd.oasis.opendocument.formula" manifest:full-path="Formula-852/" manifest:version="1.2"/>
  <manifest:file-entry manifest:media-type="application/vnd.oasis.opendocument.formula" manifest:full-path="Formula-850/" manifest:version="1.2"/>
  <manifest:file-entry manifest:media-type="application/vnd.oasis.opendocument.formula" manifest:full-path="Formula-850/" manifest:version="1.2"/>
  <manifest:file-entry manifest:media-type="application/vnd.oasis.opendocument.formula" manifest:full-path="Formula-848/" manifest:version="1.2"/>
  <manifest:file-entry manifest:media-type="application/vnd.oasis.opendocument.formula" manifest:full-path="Formula-848/" manifest:version="1.2"/>
  <manifest:file-entry manifest:media-type="application/vnd.oasis.opendocument.formula" manifest:full-path="Formula-846/" manifest:version="1.2"/>
  <manifest:file-entry manifest:media-type="application/vnd.oasis.opendocument.formula" manifest:full-path="Formula-846/" manifest:version="1.2"/>
  <manifest:file-entry manifest:media-type="application/vnd.oasis.opendocument.formula" manifest:full-path="Formula-844/" manifest:version="1.2"/>
  <manifest:file-entry manifest:media-type="application/vnd.oasis.opendocument.formula" manifest:full-path="Formula-844/" manifest:version="1.2"/>
  <manifest:file-entry manifest:media-type="application/vnd.oasis.opendocument.formula" manifest:full-path="Formula-842/" manifest:version="1.2"/>
  <manifest:file-entry manifest:media-type="application/vnd.oasis.opendocument.formula" manifest:full-path="Formula-842/" manifest:version="1.2"/>
  <manifest:file-entry manifest:media-type="application/vnd.oasis.opendocument.formula" manifest:full-path="Formula-840/" manifest:version="1.2"/>
  <manifest:file-entry manifest:media-type="application/vnd.oasis.opendocument.formula" manifest:full-path="Formula-840/" manifest:version="1.2"/>
  <manifest:file-entry manifest:media-type="application/vnd.oasis.opendocument.formula" manifest:full-path="Formula-838/" manifest:version="1.2"/>
  <manifest:file-entry manifest:media-type="application/vnd.oasis.opendocument.formula" manifest:full-path="Formula-838/" manifest:version="1.2"/>
  <manifest:file-entry manifest:media-type="application/vnd.oasis.opendocument.formula" manifest:full-path="Formula-836/" manifest:version="1.2"/>
  <manifest:file-entry manifest:media-type="application/vnd.oasis.opendocument.formula" manifest:full-path="Formula-836/" manifest:version="1.2"/>
  <manifest:file-entry manifest:media-type="application/vnd.oasis.opendocument.formula" manifest:full-path="Formula-834/" manifest:version="1.2"/>
  <manifest:file-entry manifest:media-type="application/vnd.oasis.opendocument.formula" manifest:full-path="Formula-834/" manifest:version="1.2"/>
  <manifest:file-entry manifest:media-type="application/vnd.oasis.opendocument.formula" manifest:full-path="Formula-832/" manifest:version="1.2"/>
  <manifest:file-entry manifest:media-type="application/vnd.oasis.opendocument.formula" manifest:full-path="Formula-832/" manifest:version="1.2"/>
  <manifest:file-entry manifest:media-type="application/vnd.oasis.opendocument.formula" manifest:full-path="Formula-830/" manifest:version="1.2"/>
  <manifest:file-entry manifest:media-type="application/vnd.oasis.opendocument.formula" manifest:full-path="Formula-830/" manifest:version="1.2"/>
  <manifest:file-entry manifest:media-type="application/vnd.oasis.opendocument.formula" manifest:full-path="Formula-828/" manifest:version="1.2"/>
  <manifest:file-entry manifest:media-type="application/vnd.oasis.opendocument.formula" manifest:full-path="Formula-828/" manifest:version="1.2"/>
  <manifest:file-entry manifest:media-type="application/vnd.oasis.opendocument.formula" manifest:full-path="Formula-826/" manifest:version="1.2"/>
  <manifest:file-entry manifest:media-type="application/vnd.oasis.opendocument.formula" manifest:full-path="Formula-826/" manifest:version="1.2"/>
  <manifest:file-entry manifest:media-type="application/vnd.oasis.opendocument.formula" manifest:full-path="Formula-824/" manifest:version="1.2"/>
  <manifest:file-entry manifest:media-type="application/vnd.oasis.opendocument.formula" manifest:full-path="Formula-824/" manifest:version="1.2"/>
  <manifest:file-entry manifest:media-type="application/vnd.oasis.opendocument.formula" manifest:full-path="Formula-822/" manifest:version="1.2"/>
  <manifest:file-entry manifest:media-type="application/vnd.oasis.opendocument.formula" manifest:full-path="Formula-822/" manifest:version="1.2"/>
  <manifest:file-entry manifest:media-type="application/vnd.oasis.opendocument.formula" manifest:full-path="Formula-820/" manifest:version="1.2"/>
  <manifest:file-entry manifest:media-type="application/vnd.oasis.opendocument.formula" manifest:full-path="Formula-820/" manifest:version="1.2"/>
  <manifest:file-entry manifest:media-type="application/vnd.oasis.opendocument.formula" manifest:full-path="Formula-818/" manifest:version="1.2"/>
  <manifest:file-entry manifest:media-type="application/vnd.oasis.opendocument.formula" manifest:full-path="Formula-818/" manifest:version="1.2"/>
  <manifest:file-entry manifest:media-type="application/vnd.oasis.opendocument.formula" manifest:full-path="Formula-816/" manifest:version="1.2"/>
  <manifest:file-entry manifest:media-type="application/vnd.oasis.opendocument.formula" manifest:full-path="Formula-816/" manifest:version="1.2"/>
  <manifest:file-entry manifest:media-type="application/vnd.oasis.opendocument.formula" manifest:full-path="Formula-814/" manifest:version="1.2"/>
  <manifest:file-entry manifest:media-type="application/vnd.oasis.opendocument.formula" manifest:full-path="Formula-814/" manifest:version="1.2"/>
  <manifest:file-entry manifest:media-type="application/vnd.oasis.opendocument.formula" manifest:full-path="Formula-812/" manifest:version="1.2"/>
  <manifest:file-entry manifest:media-type="application/vnd.oasis.opendocument.formula" manifest:full-path="Formula-812/" manifest:version="1.2"/>
  <manifest:file-entry manifest:media-type="application/vnd.oasis.opendocument.formula" manifest:full-path="Formula-810/" manifest:version="1.2"/>
  <manifest:file-entry manifest:media-type="application/vnd.oasis.opendocument.formula" manifest:full-path="Formula-810/" manifest:version="1.2"/>
  <manifest:file-entry manifest:media-type="application/vnd.oasis.opendocument.formula" manifest:full-path="Formula-808/" manifest:version="1.2"/>
  <manifest:file-entry manifest:media-type="application/vnd.oasis.opendocument.formula" manifest:full-path="Formula-808/" manifest:version="1.2"/>
  <manifest:file-entry manifest:media-type="application/vnd.oasis.opendocument.formula" manifest:full-path="Formula-806/" manifest:version="1.2"/>
  <manifest:file-entry manifest:media-type="application/vnd.oasis.opendocument.formula" manifest:full-path="Formula-806/" manifest:version="1.2"/>
  <manifest:file-entry manifest:media-type="application/vnd.oasis.opendocument.formula" manifest:full-path="Formula-804/" manifest:version="1.2"/>
  <manifest:file-entry manifest:media-type="application/vnd.oasis.opendocument.formula" manifest:full-path="Formula-804/" manifest:version="1.2"/>
  <manifest:file-entry manifest:media-type="application/vnd.oasis.opendocument.formula" manifest:full-path="Formula-802/" manifest:version="1.2"/>
  <manifest:file-entry manifest:media-type="application/vnd.oasis.opendocument.formula" manifest:full-path="Formula-802/" manifest:version="1.2"/>
  <manifest:file-entry manifest:media-type="application/vnd.oasis.opendocument.formula" manifest:full-path="Formula-800/" manifest:version="1.2"/>
  <manifest:file-entry manifest:media-type="application/vnd.oasis.opendocument.formula" manifest:full-path="Formula-800/" manifest:version="1.2"/>
  <manifest:file-entry manifest:media-type="application/vnd.oasis.opendocument.formula" manifest:full-path="Formula-798/" manifest:version="1.2"/>
  <manifest:file-entry manifest:media-type="application/vnd.oasis.opendocument.formula" manifest:full-path="Formula-798/" manifest:version="1.2"/>
  <manifest:file-entry manifest:media-type="application/vnd.oasis.opendocument.formula" manifest:full-path="Formula-796/" manifest:version="1.2"/>
  <manifest:file-entry manifest:media-type="application/vnd.oasis.opendocument.formula" manifest:full-path="Formula-796/" manifest:version="1.2"/>
  <manifest:file-entry manifest:media-type="application/vnd.oasis.opendocument.formula" manifest:full-path="Formula-794/" manifest:version="1.2"/>
  <manifest:file-entry manifest:media-type="application/vnd.oasis.opendocument.formula" manifest:full-path="Formula-794/" manifest:version="1.2"/>
  <manifest:file-entry manifest:media-type="application/vnd.oasis.opendocument.formula" manifest:full-path="Formula-792/" manifest:version="1.2"/>
  <manifest:file-entry manifest:media-type="application/vnd.oasis.opendocument.formula" manifest:full-path="Formula-792/" manifest:version="1.2"/>
  <manifest:file-entry manifest:media-type="application/vnd.oasis.opendocument.formula" manifest:full-path="Formula-790/" manifest:version="1.2"/>
  <manifest:file-entry manifest:media-type="application/vnd.oasis.opendocument.formula" manifest:full-path="Formula-790/" manifest:version="1.2"/>
  <manifest:file-entry manifest:media-type="application/vnd.oasis.opendocument.formula" manifest:full-path="Formula-788/" manifest:version="1.2"/>
  <manifest:file-entry manifest:media-type="application/vnd.oasis.opendocument.formula" manifest:full-path="Formula-788/" manifest:version="1.2"/>
  <manifest:file-entry manifest:media-type="application/vnd.oasis.opendocument.formula" manifest:full-path="Formula-786/" manifest:version="1.2"/>
  <manifest:file-entry manifest:media-type="application/vnd.oasis.opendocument.formula" manifest:full-path="Formula-786/" manifest:version="1.2"/>
  <manifest:file-entry manifest:media-type="application/vnd.oasis.opendocument.formula" manifest:full-path="Formula-784/" manifest:version="1.2"/>
  <manifest:file-entry manifest:media-type="application/vnd.oasis.opendocument.formula" manifest:full-path="Formula-784/" manifest:version="1.2"/>
  <manifest:file-entry manifest:media-type="application/vnd.oasis.opendocument.formula" manifest:full-path="Formula-782/" manifest:version="1.2"/>
  <manifest:file-entry manifest:media-type="application/vnd.oasis.opendocument.formula" manifest:full-path="Formula-782/" manifest:version="1.2"/>
  <manifest:file-entry manifest:media-type="application/vnd.oasis.opendocument.formula" manifest:full-path="Formula-780/" manifest:version="1.2"/>
  <manifest:file-entry manifest:media-type="application/vnd.oasis.opendocument.formula" manifest:full-path="Formula-780/" manifest:version="1.2"/>
  <manifest:file-entry manifest:media-type="application/vnd.oasis.opendocument.formula" manifest:full-path="Formula-778/" manifest:version="1.2"/>
  <manifest:file-entry manifest:media-type="application/vnd.oasis.opendocument.formula" manifest:full-path="Formula-778/" manifest:version="1.2"/>
  <manifest:file-entry manifest:media-type="application/vnd.oasis.opendocument.formula" manifest:full-path="Formula-776/" manifest:version="1.2"/>
  <manifest:file-entry manifest:media-type="application/vnd.oasis.opendocument.formula" manifest:full-path="Formula-776/" manifest:version="1.2"/>
  <manifest:file-entry manifest:media-type="application/vnd.oasis.opendocument.formula" manifest:full-path="Formula-774/" manifest:version="1.2"/>
  <manifest:file-entry manifest:media-type="application/vnd.oasis.opendocument.formula" manifest:full-path="Formula-774/" manifest:version="1.2"/>
  <manifest:file-entry manifest:media-type="application/vnd.oasis.opendocument.formula" manifest:full-path="Formula-772/" manifest:version="1.2"/>
  <manifest:file-entry manifest:media-type="application/vnd.oasis.opendocument.formula" manifest:full-path="Formula-772/" manifest:version="1.2"/>
  <manifest:file-entry manifest:media-type="application/vnd.oasis.opendocument.formula" manifest:full-path="Formula-770/" manifest:version="1.2"/>
  <manifest:file-entry manifest:media-type="application/vnd.oasis.opendocument.formula" manifest:full-path="Formula-770/" manifest:version="1.2"/>
  <manifest:file-entry manifest:media-type="application/vnd.oasis.opendocument.formula" manifest:full-path="Formula-768/" manifest:version="1.2"/>
  <manifest:file-entry manifest:media-type="application/vnd.oasis.opendocument.formula" manifest:full-path="Formula-768/" manifest:version="1.2"/>
  <manifest:file-entry manifest:media-type="application/vnd.oasis.opendocument.formula" manifest:full-path="Formula-766/" manifest:version="1.2"/>
  <manifest:file-entry manifest:media-type="application/vnd.oasis.opendocument.formula" manifest:full-path="Formula-766/" manifest:version="1.2"/>
  <manifest:file-entry manifest:media-type="application/vnd.oasis.opendocument.formula" manifest:full-path="Formula-764/" manifest:version="1.2"/>
  <manifest:file-entry manifest:media-type="application/vnd.oasis.opendocument.formula" manifest:full-path="Formula-764/" manifest:version="1.2"/>
  <manifest:file-entry manifest:media-type="application/vnd.oasis.opendocument.formula" manifest:full-path="Formula-762/" manifest:version="1.2"/>
  <manifest:file-entry manifest:media-type="application/vnd.oasis.opendocument.formula" manifest:full-path="Formula-762/" manifest:version="1.2"/>
  <manifest:file-entry manifest:media-type="application/vnd.oasis.opendocument.formula" manifest:full-path="Formula-760/" manifest:version="1.2"/>
  <manifest:file-entry manifest:media-type="application/vnd.oasis.opendocument.formula" manifest:full-path="Formula-760/" manifest:version="1.2"/>
  <manifest:file-entry manifest:media-type="application/vnd.oasis.opendocument.formula" manifest:full-path="Formula-758/" manifest:version="1.2"/>
  <manifest:file-entry manifest:media-type="application/vnd.oasis.opendocument.formula" manifest:full-path="Formula-758/" manifest:version="1.2"/>
  <manifest:file-entry manifest:media-type="application/vnd.oasis.opendocument.formula" manifest:full-path="Formula-756/" manifest:version="1.2"/>
  <manifest:file-entry manifest:media-type="application/vnd.oasis.opendocument.formula" manifest:full-path="Formula-756/" manifest:version="1.2"/>
  <manifest:file-entry manifest:media-type="application/vnd.oasis.opendocument.formula" manifest:full-path="Formula-754/" manifest:version="1.2"/>
  <manifest:file-entry manifest:media-type="application/vnd.oasis.opendocument.formula" manifest:full-path="Formula-754/" manifest:version="1.2"/>
  <manifest:file-entry manifest:media-type="application/vnd.oasis.opendocument.formula" manifest:full-path="Formula-752/" manifest:version="1.2"/>
  <manifest:file-entry manifest:media-type="application/vnd.oasis.opendocument.formula" manifest:full-path="Formula-752/" manifest:version="1.2"/>
  <manifest:file-entry manifest:media-type="application/vnd.oasis.opendocument.formula" manifest:full-path="Formula-750/" manifest:version="1.2"/>
  <manifest:file-entry manifest:media-type="application/vnd.oasis.opendocument.formula" manifest:full-path="Formula-750/" manifest:version="1.2"/>
  <manifest:file-entry manifest:media-type="application/vnd.oasis.opendocument.formula" manifest:full-path="Formula-748/" manifest:version="1.2"/>
  <manifest:file-entry manifest:media-type="application/vnd.oasis.opendocument.formula" manifest:full-path="Formula-748/" manifest:version="1.2"/>
  <manifest:file-entry manifest:media-type="application/vnd.oasis.opendocument.formula" manifest:full-path="Formula-746/" manifest:version="1.2"/>
  <manifest:file-entry manifest:media-type="application/vnd.oasis.opendocument.formula" manifest:full-path="Formula-746/" manifest:version="1.2"/>
  <manifest:file-entry manifest:media-type="application/vnd.oasis.opendocument.formula" manifest:full-path="Formula-744/" manifest:version="1.2"/>
  <manifest:file-entry manifest:media-type="application/vnd.oasis.opendocument.formula" manifest:full-path="Formula-744/" manifest:version="1.2"/>
  <manifest:file-entry manifest:media-type="application/vnd.oasis.opendocument.formula" manifest:full-path="Formula-742/" manifest:version="1.2"/>
  <manifest:file-entry manifest:media-type="application/vnd.oasis.opendocument.formula" manifest:full-path="Formula-742/" manifest:version="1.2"/>
  <manifest:file-entry manifest:media-type="application/vnd.oasis.opendocument.formula" manifest:full-path="Formula-740/" manifest:version="1.2"/>
  <manifest:file-entry manifest:media-type="application/vnd.oasis.opendocument.formula" manifest:full-path="Formula-740/" manifest:version="1.2"/>
  <manifest:file-entry manifest:media-type="application/vnd.oasis.opendocument.formula" manifest:full-path="Formula-738/" manifest:version="1.2"/>
  <manifest:file-entry manifest:media-type="application/vnd.oasis.opendocument.formula" manifest:full-path="Formula-738/" manifest:version="1.2"/>
  <manifest:file-entry manifest:media-type="application/vnd.oasis.opendocument.formula" manifest:full-path="Formula-736/" manifest:version="1.2"/>
  <manifest:file-entry manifest:media-type="application/vnd.oasis.opendocument.formula" manifest:full-path="Formula-736/" manifest:version="1.2"/>
  <manifest:file-entry manifest:media-type="application/vnd.oasis.opendocument.formula" manifest:full-path="Formula-734/" manifest:version="1.2"/>
  <manifest:file-entry manifest:media-type="application/vnd.oasis.opendocument.formula" manifest:full-path="Formula-734/" manifest:version="1.2"/>
  <manifest:file-entry manifest:media-type="application/vnd.oasis.opendocument.formula" manifest:full-path="Formula-732/" manifest:version="1.2"/>
  <manifest:file-entry manifest:media-type="application/vnd.oasis.opendocument.formula" manifest:full-path="Formula-732/" manifest:version="1.2"/>
  <manifest:file-entry manifest:media-type="application/vnd.oasis.opendocument.formula" manifest:full-path="Formula-730/" manifest:version="1.2"/>
  <manifest:file-entry manifest:media-type="application/vnd.oasis.opendocument.formula" manifest:full-path="Formula-730/" manifest:version="1.2"/>
  <manifest:file-entry manifest:media-type="application/vnd.oasis.opendocument.formula" manifest:full-path="Formula-728/" manifest:version="1.2"/>
  <manifest:file-entry manifest:media-type="application/vnd.oasis.opendocument.formula" manifest:full-path="Formula-728/" manifest:version="1.2"/>
  <manifest:file-entry manifest:media-type="application/vnd.oasis.opendocument.formula" manifest:full-path="Formula-726/" manifest:version="1.2"/>
  <manifest:file-entry manifest:media-type="application/vnd.oasis.opendocument.formula" manifest:full-path="Formula-726/" manifest:version="1.2"/>
  <manifest:file-entry manifest:media-type="application/vnd.oasis.opendocument.formula" manifest:full-path="Formula-724/" manifest:version="1.2"/>
  <manifest:file-entry manifest:media-type="application/vnd.oasis.opendocument.formula" manifest:full-path="Formula-724/" manifest:version="1.2"/>
  <manifest:file-entry manifest:media-type="application/vnd.oasis.opendocument.formula" manifest:full-path="Formula-722/" manifest:version="1.2"/>
  <manifest:file-entry manifest:media-type="application/vnd.oasis.opendocument.formula" manifest:full-path="Formula-722/" manifest:version="1.2"/>
  <manifest:file-entry manifest:media-type="application/vnd.oasis.opendocument.formula" manifest:full-path="Formula-720/" manifest:version="1.2"/>
  <manifest:file-entry manifest:media-type="application/vnd.oasis.opendocument.formula" manifest:full-path="Formula-720/" manifest:version="1.2"/>
  <manifest:file-entry manifest:media-type="application/vnd.oasis.opendocument.formula" manifest:full-path="Formula-718/" manifest:version="1.2"/>
  <manifest:file-entry manifest:media-type="application/vnd.oasis.opendocument.formula" manifest:full-path="Formula-718/" manifest:version="1.2"/>
  <manifest:file-entry manifest:media-type="application/vnd.oasis.opendocument.formula" manifest:full-path="Formula-716/" manifest:version="1.2"/>
  <manifest:file-entry manifest:media-type="application/vnd.oasis.opendocument.formula" manifest:full-path="Formula-716/" manifest:version="1.2"/>
  <manifest:file-entry manifest:media-type="application/vnd.oasis.opendocument.formula" manifest:full-path="Formula-714/" manifest:version="1.2"/>
  <manifest:file-entry manifest:media-type="application/vnd.oasis.opendocument.formula" manifest:full-path="Formula-714/" manifest:version="1.2"/>
  <manifest:file-entry manifest:media-type="application/vnd.oasis.opendocument.formula" manifest:full-path="Formula-712/" manifest:version="1.2"/>
  <manifest:file-entry manifest:media-type="application/vnd.oasis.opendocument.formula" manifest:full-path="Formula-712/" manifest:version="1.2"/>
  <manifest:file-entry manifest:media-type="application/vnd.oasis.opendocument.formula" manifest:full-path="Formula-710/" manifest:version="1.2"/>
  <manifest:file-entry manifest:media-type="application/vnd.oasis.opendocument.formula" manifest:full-path="Formula-710/" manifest:version="1.2"/>
  <manifest:file-entry manifest:media-type="application/vnd.oasis.opendocument.formula" manifest:full-path="Formula-708/" manifest:version="1.2"/>
  <manifest:file-entry manifest:media-type="application/vnd.oasis.opendocument.formula" manifest:full-path="Formula-708/" manifest:version="1.2"/>
  <manifest:file-entry manifest:media-type="application/vnd.oasis.opendocument.formula" manifest:full-path="Formula-706/" manifest:version="1.2"/>
  <manifest:file-entry manifest:media-type="application/vnd.oasis.opendocument.formula" manifest:full-path="Formula-706/" manifest:version="1.2"/>
  <manifest:file-entry manifest:media-type="application/vnd.oasis.opendocument.formula" manifest:full-path="Formula-704/" manifest:version="1.2"/>
  <manifest:file-entry manifest:media-type="application/vnd.oasis.opendocument.formula" manifest:full-path="Formula-704/" manifest:version="1.2"/>
  <manifest:file-entry manifest:media-type="application/vnd.oasis.opendocument.formula" manifest:full-path="Formula-702/" manifest:version="1.2"/>
  <manifest:file-entry manifest:media-type="application/vnd.oasis.opendocument.formula" manifest:full-path="Formula-702/" manifest:version="1.2"/>
  <manifest:file-entry manifest:media-type="application/vnd.oasis.opendocument.formula" manifest:full-path="Formula-700/" manifest:version="1.2"/>
  <manifest:file-entry manifest:media-type="application/vnd.oasis.opendocument.formula" manifest:full-path="Formula-700/" manifest:version="1.2"/>
  <manifest:file-entry manifest:media-type="application/vnd.oasis.opendocument.formula" manifest:full-path="Formula-698/" manifest:version="1.2"/>
  <manifest:file-entry manifest:media-type="application/vnd.oasis.opendocument.formula" manifest:full-path="Formula-698/" manifest:version="1.2"/>
  <manifest:file-entry manifest:media-type="application/vnd.oasis.opendocument.formula" manifest:full-path="Formula-696/" manifest:version="1.2"/>
  <manifest:file-entry manifest:media-type="application/vnd.oasis.opendocument.formula" manifest:full-path="Formula-696/" manifest:version="1.2"/>
  <manifest:file-entry manifest:media-type="application/vnd.oasis.opendocument.formula" manifest:full-path="Formula-694/" manifest:version="1.2"/>
  <manifest:file-entry manifest:media-type="application/vnd.oasis.opendocument.formula" manifest:full-path="Formula-694/" manifest:version="1.2"/>
  <manifest:file-entry manifest:media-type="application/vnd.oasis.opendocument.formula" manifest:full-path="Formula-692/" manifest:version="1.2"/>
  <manifest:file-entry manifest:media-type="application/vnd.oasis.opendocument.formula" manifest:full-path="Formula-692/" manifest:version="1.2"/>
  <manifest:file-entry manifest:media-type="application/vnd.oasis.opendocument.formula" manifest:full-path="Formula-690/" manifest:version="1.2"/>
  <manifest:file-entry manifest:media-type="application/vnd.oasis.opendocument.formula" manifest:full-path="Formula-690/" manifest:version="1.2"/>
  <manifest:file-entry manifest:media-type="application/vnd.oasis.opendocument.formula" manifest:full-path="Formula-688/" manifest:version="1.2"/>
  <manifest:file-entry manifest:media-type="application/vnd.oasis.opendocument.formula" manifest:full-path="Formula-688/" manifest:version="1.2"/>
  <manifest:file-entry manifest:media-type="application/vnd.oasis.opendocument.formula" manifest:full-path="Formula-686/" manifest:version="1.2"/>
  <manifest:file-entry manifest:media-type="application/vnd.oasis.opendocument.formula" manifest:full-path="Formula-686/" manifest:version="1.2"/>
  <manifest:file-entry manifest:media-type="application/vnd.oasis.opendocument.formula" manifest:full-path="Formula-684/" manifest:version="1.2"/>
  <manifest:file-entry manifest:media-type="application/vnd.oasis.opendocument.formula" manifest:full-path="Formula-684/" manifest:version="1.2"/>
  <manifest:file-entry manifest:media-type="application/vnd.oasis.opendocument.formula" manifest:full-path="Formula-682/" manifest:version="1.2"/>
  <manifest:file-entry manifest:media-type="application/vnd.oasis.opendocument.formula" manifest:full-path="Formula-682/" manifest:version="1.2"/>
  <manifest:file-entry manifest:media-type="application/vnd.oasis.opendocument.formula" manifest:full-path="Formula-680/" manifest:version="1.2"/>
  <manifest:file-entry manifest:media-type="application/vnd.oasis.opendocument.formula" manifest:full-path="Formula-680/" manifest:version="1.2"/>
  <manifest:file-entry manifest:media-type="application/vnd.oasis.opendocument.formula" manifest:full-path="Formula-678/" manifest:version="1.2"/>
  <manifest:file-entry manifest:media-type="application/vnd.oasis.opendocument.formula" manifest:full-path="Formula-678/" manifest:version="1.2"/>
  <manifest:file-entry manifest:media-type="application/vnd.oasis.opendocument.formula" manifest:full-path="Formula-676/" manifest:version="1.2"/>
  <manifest:file-entry manifest:media-type="application/vnd.oasis.opendocument.formula" manifest:full-path="Formula-676/" manifest:version="1.2"/>
  <manifest:file-entry manifest:media-type="application/vnd.oasis.opendocument.formula" manifest:full-path="Formula-674/" manifest:version="1.2"/>
  <manifest:file-entry manifest:media-type="application/vnd.oasis.opendocument.formula" manifest:full-path="Formula-674/" manifest:version="1.2"/>
  <manifest:file-entry manifest:media-type="application/vnd.oasis.opendocument.formula" manifest:full-path="Formula-672/" manifest:version="1.2"/>
  <manifest:file-entry manifest:media-type="application/vnd.oasis.opendocument.formula" manifest:full-path="Formula-672/" manifest:version="1.2"/>
  <manifest:file-entry manifest:media-type="application/vnd.oasis.opendocument.formula" manifest:full-path="Formula-670/" manifest:version="1.2"/>
  <manifest:file-entry manifest:media-type="application/vnd.oasis.opendocument.formula" manifest:full-path="Formula-670/" manifest:version="1.2"/>
  <manifest:file-entry manifest:media-type="application/vnd.oasis.opendocument.formula" manifest:full-path="Formula-668/" manifest:version="1.2"/>
  <manifest:file-entry manifest:media-type="application/vnd.oasis.opendocument.formula" manifest:full-path="Formula-668/" manifest:version="1.2"/>
  <manifest:file-entry manifest:media-type="application/vnd.oasis.opendocument.formula" manifest:full-path="Formula-666/" manifest:version="1.2"/>
  <manifest:file-entry manifest:media-type="application/vnd.oasis.opendocument.formula" manifest:full-path="Formula-666/" manifest:version="1.2"/>
  <manifest:file-entry manifest:media-type="application/vnd.oasis.opendocument.formula" manifest:full-path="Formula-664/" manifest:version="1.2"/>
  <manifest:file-entry manifest:media-type="application/vnd.oasis.opendocument.formula" manifest:full-path="Formula-664/" manifest:version="1.2"/>
  <manifest:file-entry manifest:media-type="application/vnd.oasis.opendocument.formula" manifest:full-path="Formula-662/" manifest:version="1.2"/>
  <manifest:file-entry manifest:media-type="application/vnd.oasis.opendocument.formula" manifest:full-path="Formula-662/" manifest:version="1.2"/>
  <manifest:file-entry manifest:media-type="application/vnd.oasis.opendocument.formula" manifest:full-path="Formula-660/" manifest:version="1.2"/>
  <manifest:file-entry manifest:media-type="application/vnd.oasis.opendocument.formula" manifest:full-path="Formula-660/" manifest:version="1.2"/>
  <manifest:file-entry manifest:media-type="application/vnd.oasis.opendocument.formula" manifest:full-path="Formula-658/" manifest:version="1.2"/>
  <manifest:file-entry manifest:media-type="application/vnd.oasis.opendocument.formula" manifest:full-path="Formula-658/" manifest:version="1.2"/>
  <manifest:file-entry manifest:media-type="application/vnd.oasis.opendocument.formula" manifest:full-path="Formula-656/" manifest:version="1.2"/>
  <manifest:file-entry manifest:media-type="application/vnd.oasis.opendocument.formula" manifest:full-path="Formula-656/" manifest:version="1.2"/>
  <manifest:file-entry manifest:media-type="application/vnd.oasis.opendocument.formula" manifest:full-path="Formula-654/" manifest:version="1.2"/>
  <manifest:file-entry manifest:media-type="application/vnd.oasis.opendocument.formula" manifest:full-path="Formula-654/" manifest:version="1.2"/>
  <manifest:file-entry manifest:media-type="application/vnd.oasis.opendocument.formula" manifest:full-path="Formula-652/" manifest:version="1.2"/>
  <manifest:file-entry manifest:media-type="application/vnd.oasis.opendocument.formula" manifest:full-path="Formula-652/" manifest:version="1.2"/>
  <manifest:file-entry manifest:media-type="application/vnd.oasis.opendocument.formula" manifest:full-path="Formula-650/" manifest:version="1.2"/>
  <manifest:file-entry manifest:media-type="application/vnd.oasis.opendocument.formula" manifest:full-path="Formula-650/" manifest:version="1.2"/>
  <manifest:file-entry manifest:media-type="application/vnd.oasis.opendocument.formula" manifest:full-path="Formula-648/" manifest:version="1.2"/>
  <manifest:file-entry manifest:media-type="application/vnd.oasis.opendocument.formula" manifest:full-path="Formula-648/" manifest:version="1.2"/>
  <manifest:file-entry manifest:media-type="application/vnd.oasis.opendocument.formula" manifest:full-path="Formula-646/" manifest:version="1.2"/>
  <manifest:file-entry manifest:media-type="application/vnd.oasis.opendocument.formula" manifest:full-path="Formula-646/" manifest:version="1.2"/>
  <manifest:file-entry manifest:media-type="application/vnd.oasis.opendocument.formula" manifest:full-path="Formula-644/" manifest:version="1.2"/>
  <manifest:file-entry manifest:media-type="application/vnd.oasis.opendocument.formula" manifest:full-path="Formula-644/" manifest:version="1.2"/>
  <manifest:file-entry manifest:media-type="application/vnd.oasis.opendocument.formula" manifest:full-path="Formula-642/" manifest:version="1.2"/>
  <manifest:file-entry manifest:media-type="application/vnd.oasis.opendocument.formula" manifest:full-path="Formula-642/" manifest:version="1.2"/>
  <manifest:file-entry manifest:media-type="application/vnd.oasis.opendocument.formula" manifest:full-path="Formula-640/" manifest:version="1.2"/>
  <manifest:file-entry manifest:media-type="application/vnd.oasis.opendocument.formula" manifest:full-path="Formula-640/" manifest:version="1.2"/>
  <manifest:file-entry manifest:media-type="application/vnd.oasis.opendocument.formula" manifest:full-path="Formula-638/" manifest:version="1.2"/>
  <manifest:file-entry manifest:media-type="application/vnd.oasis.opendocument.formula" manifest:full-path="Formula-638/" manifest:version="1.2"/>
  <manifest:file-entry manifest:media-type="application/vnd.oasis.opendocument.formula" manifest:full-path="Formula-636/" manifest:version="1.2"/>
  <manifest:file-entry manifest:media-type="application/vnd.oasis.opendocument.formula" manifest:full-path="Formula-636/" manifest:version="1.2"/>
  <manifest:file-entry manifest:media-type="application/vnd.oasis.opendocument.formula" manifest:full-path="Formula-634/" manifest:version="1.2"/>
  <manifest:file-entry manifest:media-type="application/vnd.oasis.opendocument.formula" manifest:full-path="Formula-634/" manifest:version="1.2"/>
  <manifest:file-entry manifest:media-type="application/vnd.oasis.opendocument.formula" manifest:full-path="Formula-632/" manifest:version="1.2"/>
  <manifest:file-entry manifest:media-type="application/vnd.oasis.opendocument.formula" manifest:full-path="Formula-632/" manifest:version="1.2"/>
  <manifest:file-entry manifest:media-type="application/vnd.oasis.opendocument.formula" manifest:full-path="Formula-630/" manifest:version="1.2"/>
  <manifest:file-entry manifest:media-type="application/vnd.oasis.opendocument.formula" manifest:full-path="Formula-630/" manifest:version="1.2"/>
  <manifest:file-entry manifest:media-type="application/vnd.oasis.opendocument.formula" manifest:full-path="Formula-628/" manifest:version="1.2"/>
  <manifest:file-entry manifest:media-type="application/vnd.oasis.opendocument.formula" manifest:full-path="Formula-628/" manifest:version="1.2"/>
  <manifest:file-entry manifest:media-type="application/vnd.oasis.opendocument.formula" manifest:full-path="Formula-626/" manifest:version="1.2"/>
  <manifest:file-entry manifest:media-type="application/vnd.oasis.opendocument.formula" manifest:full-path="Formula-626/" manifest:version="1.2"/>
  <manifest:file-entry manifest:media-type="application/vnd.oasis.opendocument.formula" manifest:full-path="Formula-624/" manifest:version="1.2"/>
  <manifest:file-entry manifest:media-type="application/vnd.oasis.opendocument.formula" manifest:full-path="Formula-624/" manifest:version="1.2"/>
  <manifest:file-entry manifest:media-type="application/vnd.oasis.opendocument.formula" manifest:full-path="Formula-622/" manifest:version="1.2"/>
  <manifest:file-entry manifest:media-type="application/vnd.oasis.opendocument.formula" manifest:full-path="Formula-622/" manifest:version="1.2"/>
  <manifest:file-entry manifest:media-type="application/vnd.oasis.opendocument.formula" manifest:full-path="Formula-620/" manifest:version="1.2"/>
  <manifest:file-entry manifest:media-type="application/vnd.oasis.opendocument.formula" manifest:full-path="Formula-620/" manifest:version="1.2"/>
  <manifest:file-entry manifest:media-type="application/vnd.oasis.opendocument.formula" manifest:full-path="Formula-618/" manifest:version="1.2"/>
  <manifest:file-entry manifest:media-type="application/vnd.oasis.opendocument.formula" manifest:full-path="Formula-618/" manifest:version="1.2"/>
  <manifest:file-entry manifest:media-type="application/vnd.oasis.opendocument.formula" manifest:full-path="Formula-616/" manifest:version="1.2"/>
  <manifest:file-entry manifest:media-type="application/vnd.oasis.opendocument.formula" manifest:full-path="Formula-616/" manifest:version="1.2"/>
  <manifest:file-entry manifest:media-type="application/vnd.oasis.opendocument.formula" manifest:full-path="Formula-614/" manifest:version="1.2"/>
  <manifest:file-entry manifest:media-type="application/vnd.oasis.opendocument.formula" manifest:full-path="Formula-614/" manifest:version="1.2"/>
  <manifest:file-entry manifest:media-type="application/vnd.oasis.opendocument.formula" manifest:full-path="Formula-612/" manifest:version="1.2"/>
  <manifest:file-entry manifest:media-type="application/vnd.oasis.opendocument.formula" manifest:full-path="Formula-612/" manifest:version="1.2"/>
  <manifest:file-entry manifest:media-type="application/vnd.oasis.opendocument.formula" manifest:full-path="Formula-610/" manifest:version="1.2"/>
  <manifest:file-entry manifest:media-type="application/vnd.oasis.opendocument.formula" manifest:full-path="Formula-610/" manifest:version="1.2"/>
  <manifest:file-entry manifest:media-type="application/vnd.oasis.opendocument.formula" manifest:full-path="Formula-608/" manifest:version="1.2"/>
  <manifest:file-entry manifest:media-type="application/vnd.oasis.opendocument.formula" manifest:full-path="Formula-608/" manifest:version="1.2"/>
  <manifest:file-entry manifest:media-type="application/vnd.oasis.opendocument.formula" manifest:full-path="Formula-606/" manifest:version="1.2"/>
  <manifest:file-entry manifest:media-type="application/vnd.oasis.opendocument.formula" manifest:full-path="Formula-606/" manifest:version="1.2"/>
  <manifest:file-entry manifest:media-type="application/vnd.oasis.opendocument.formula" manifest:full-path="Formula-604/" manifest:version="1.2"/>
  <manifest:file-entry manifest:media-type="application/vnd.oasis.opendocument.formula" manifest:full-path="Formula-604/" manifest:version="1.2"/>
  <manifest:file-entry manifest:media-type="application/vnd.oasis.opendocument.formula" manifest:full-path="Formula-602/" manifest:version="1.2"/>
  <manifest:file-entry manifest:media-type="application/vnd.oasis.opendocument.formula" manifest:full-path="Formula-602/" manifest:version="1.2"/>
  <manifest:file-entry manifest:media-type="application/vnd.oasis.opendocument.formula" manifest:full-path="Formula-600/" manifest:version="1.2"/>
  <manifest:file-entry manifest:media-type="application/vnd.oasis.opendocument.formula" manifest:full-path="Formula-600/" manifest:version="1.2"/>
  <manifest:file-entry manifest:media-type="application/vnd.oasis.opendocument.formula" manifest:full-path="Formula-598/" manifest:version="1.2"/>
  <manifest:file-entry manifest:media-type="application/vnd.oasis.opendocument.formula" manifest:full-path="Formula-598/" manifest:version="1.2"/>
  <manifest:file-entry manifest:media-type="application/vnd.oasis.opendocument.formula" manifest:full-path="Formula-596/" manifest:version="1.2"/>
  <manifest:file-entry manifest:media-type="application/vnd.oasis.opendocument.formula" manifest:full-path="Formula-596/" manifest:version="1.2"/>
  <manifest:file-entry manifest:media-type="application/vnd.oasis.opendocument.formula" manifest:full-path="Formula-594/" manifest:version="1.2"/>
  <manifest:file-entry manifest:media-type="application/vnd.oasis.opendocument.formula" manifest:full-path="Formula-594/" manifest:version="1.2"/>
  <manifest:file-entry manifest:media-type="application/vnd.oasis.opendocument.formula" manifest:full-path="Formula-592/" manifest:version="1.2"/>
  <manifest:file-entry manifest:media-type="application/vnd.oasis.opendocument.formula" manifest:full-path="Formula-592/" manifest:version="1.2"/>
  <manifest:file-entry manifest:media-type="application/vnd.oasis.opendocument.formula" manifest:full-path="Formula-590/" manifest:version="1.2"/>
  <manifest:file-entry manifest:media-type="application/vnd.oasis.opendocument.formula" manifest:full-path="Formula-590/" manifest:version="1.2"/>
  <manifest:file-entry manifest:media-type="application/vnd.oasis.opendocument.formula" manifest:full-path="Formula-588/" manifest:version="1.2"/>
  <manifest:file-entry manifest:media-type="application/vnd.oasis.opendocument.formula" manifest:full-path="Formula-588/" manifest:version="1.2"/>
  <manifest:file-entry manifest:media-type="application/vnd.oasis.opendocument.formula" manifest:full-path="Formula-586/" manifest:version="1.2"/>
  <manifest:file-entry manifest:media-type="application/vnd.oasis.opendocument.formula" manifest:full-path="Formula-586/" manifest:version="1.2"/>
  <manifest:file-entry manifest:media-type="application/vnd.oasis.opendocument.formula" manifest:full-path="Formula-584/" manifest:version="1.2"/>
  <manifest:file-entry manifest:media-type="application/vnd.oasis.opendocument.formula" manifest:full-path="Formula-584/" manifest:version="1.2"/>
  <manifest:file-entry manifest:media-type="application/vnd.oasis.opendocument.formula" manifest:full-path="Formula-582/" manifest:version="1.2"/>
  <manifest:file-entry manifest:media-type="application/vnd.oasis.opendocument.formula" manifest:full-path="Formula-582/" manifest:version="1.2"/>
  <manifest:file-entry manifest:media-type="application/vnd.oasis.opendocument.formula" manifest:full-path="Formula-580/" manifest:version="1.2"/>
  <manifest:file-entry manifest:media-type="application/vnd.oasis.opendocument.formula" manifest:full-path="Formula-580/" manifest:version="1.2"/>
  <manifest:file-entry manifest:media-type="application/vnd.oasis.opendocument.formula" manifest:full-path="Formula-578/" manifest:version="1.2"/>
  <manifest:file-entry manifest:media-type="application/vnd.oasis.opendocument.formula" manifest:full-path="Formula-578/" manifest:version="1.2"/>
  <manifest:file-entry manifest:media-type="application/vnd.oasis.opendocument.formula" manifest:full-path="Formula-576/" manifest:version="1.2"/>
  <manifest:file-entry manifest:media-type="application/vnd.oasis.opendocument.formula" manifest:full-path="Formula-576/" manifest:version="1.2"/>
  <manifest:file-entry manifest:media-type="application/vnd.oasis.opendocument.formula" manifest:full-path="Formula-574/" manifest:version="1.2"/>
  <manifest:file-entry manifest:media-type="application/vnd.oasis.opendocument.formula" manifest:full-path="Formula-574/" manifest:version="1.2"/>
  <manifest:file-entry manifest:media-type="application/vnd.oasis.opendocument.formula" manifest:full-path="Formula-572/" manifest:version="1.2"/>
  <manifest:file-entry manifest:media-type="application/vnd.oasis.opendocument.formula" manifest:full-path="Formula-572/" manifest:version="1.2"/>
  <manifest:file-entry manifest:media-type="application/vnd.oasis.opendocument.formula" manifest:full-path="Formula-570/" manifest:version="1.2"/>
  <manifest:file-entry manifest:media-type="application/vnd.oasis.opendocument.formula" manifest:full-path="Formula-570/" manifest:version="1.2"/>
  <manifest:file-entry manifest:media-type="application/vnd.oasis.opendocument.formula" manifest:full-path="Formula-568/" manifest:version="1.2"/>
  <manifest:file-entry manifest:media-type="application/vnd.oasis.opendocument.formula" manifest:full-path="Formula-568/" manifest:version="1.2"/>
  <manifest:file-entry manifest:media-type="application/vnd.oasis.opendocument.formula" manifest:full-path="Formula-566/" manifest:version="1.2"/>
  <manifest:file-entry manifest:media-type="application/vnd.oasis.opendocument.formula" manifest:full-path="Formula-566/" manifest:version="1.2"/>
  <manifest:file-entry manifest:media-type="application/vnd.oasis.opendocument.formula" manifest:full-path="Formula-564/" manifest:version="1.2"/>
  <manifest:file-entry manifest:media-type="application/vnd.oasis.opendocument.formula" manifest:full-path="Formula-564/" manifest:version="1.2"/>
  <manifest:file-entry manifest:media-type="application/vnd.oasis.opendocument.formula" manifest:full-path="Formula-562/" manifest:version="1.2"/>
  <manifest:file-entry manifest:media-type="application/vnd.oasis.opendocument.formula" manifest:full-path="Formula-562/" manifest:version="1.2"/>
  <manifest:file-entry manifest:media-type="application/vnd.oasis.opendocument.formula" manifest:full-path="Formula-560/" manifest:version="1.2"/>
  <manifest:file-entry manifest:media-type="application/vnd.oasis.opendocument.formula" manifest:full-path="Formula-560/" manifest:version="1.2"/>
  <manifest:file-entry manifest:media-type="application/vnd.oasis.opendocument.formula" manifest:full-path="Formula-558/" manifest:version="1.2"/>
  <manifest:file-entry manifest:media-type="application/vnd.oasis.opendocument.formula" manifest:full-path="Formula-558/" manifest:version="1.2"/>
  <manifest:file-entry manifest:media-type="application/vnd.oasis.opendocument.formula" manifest:full-path="Formula-556/" manifest:version="1.2"/>
  <manifest:file-entry manifest:media-type="application/vnd.oasis.opendocument.formula" manifest:full-path="Formula-556/" manifest:version="1.2"/>
  <manifest:file-entry manifest:media-type="application/vnd.oasis.opendocument.formula" manifest:full-path="Formula-554/" manifest:version="1.2"/>
  <manifest:file-entry manifest:media-type="application/vnd.oasis.opendocument.formula" manifest:full-path="Formula-554/" manifest:version="1.2"/>
  <manifest:file-entry manifest:media-type="application/vnd.oasis.opendocument.formula" manifest:full-path="Formula-552/" manifest:version="1.2"/>
  <manifest:file-entry manifest:media-type="application/vnd.oasis.opendocument.formula" manifest:full-path="Formula-552/" manifest:version="1.2"/>
  <manifest:file-entry manifest:media-type="application/vnd.oasis.opendocument.formula" manifest:full-path="Formula-550/" manifest:version="1.2"/>
  <manifest:file-entry manifest:media-type="application/vnd.oasis.opendocument.formula" manifest:full-path="Formula-550/" manifest:version="1.2"/>
  <manifest:file-entry manifest:media-type="application/vnd.oasis.opendocument.formula" manifest:full-path="Formula-548/" manifest:version="1.2"/>
  <manifest:file-entry manifest:media-type="application/vnd.oasis.opendocument.formula" manifest:full-path="Formula-548/" manifest:version="1.2"/>
  <manifest:file-entry manifest:media-type="application/vnd.oasis.opendocument.formula" manifest:full-path="Formula-546/" manifest:version="1.2"/>
  <manifest:file-entry manifest:media-type="application/vnd.oasis.opendocument.formula" manifest:full-path="Formula-546/" manifest:version="1.2"/>
  <manifest:file-entry manifest:media-type="application/vnd.oasis.opendocument.formula" manifest:full-path="Formula-544/" manifest:version="1.2"/>
  <manifest:file-entry manifest:media-type="application/vnd.oasis.opendocument.formula" manifest:full-path="Formula-544/" manifest:version="1.2"/>
  <manifest:file-entry manifest:media-type="application/vnd.oasis.opendocument.formula" manifest:full-path="Formula-542/" manifest:version="1.2"/>
  <manifest:file-entry manifest:media-type="application/vnd.oasis.opendocument.formula" manifest:full-path="Formula-542/" manifest:version="1.2"/>
  <manifest:file-entry manifest:media-type="application/vnd.oasis.opendocument.formula" manifest:full-path="Formula-540/" manifest:version="1.2"/>
  <manifest:file-entry manifest:media-type="application/vnd.oasis.opendocument.formula" manifest:full-path="Formula-540/" manifest:version="1.2"/>
  <manifest:file-entry manifest:media-type="application/vnd.oasis.opendocument.formula" manifest:full-path="Formula-538/" manifest:version="1.2"/>
  <manifest:file-entry manifest:media-type="application/vnd.oasis.opendocument.formula" manifest:full-path="Formula-538/" manifest:version="1.2"/>
  <manifest:file-entry manifest:media-type="application/vnd.oasis.opendocument.formula" manifest:full-path="Formula-536/" manifest:version="1.2"/>
  <manifest:file-entry manifest:media-type="application/vnd.oasis.opendocument.formula" manifest:full-path="Formula-536/" manifest:version="1.2"/>
  <manifest:file-entry manifest:media-type="application/vnd.oasis.opendocument.formula" manifest:full-path="Formula-534/" manifest:version="1.2"/>
  <manifest:file-entry manifest:media-type="application/vnd.oasis.opendocument.formula" manifest:full-path="Formula-534/" manifest:version="1.2"/>
  <manifest:file-entry manifest:media-type="application/vnd.oasis.opendocument.formula" manifest:full-path="Formula-532/" manifest:version="1.2"/>
  <manifest:file-entry manifest:media-type="application/vnd.oasis.opendocument.formula" manifest:full-path="Formula-532/" manifest:version="1.2"/>
  <manifest:file-entry manifest:media-type="application/vnd.oasis.opendocument.formula" manifest:full-path="Formula-530/" manifest:version="1.2"/>
  <manifest:file-entry manifest:media-type="application/vnd.oasis.opendocument.formula" manifest:full-path="Formula-530/" manifest:version="1.2"/>
  <manifest:file-entry manifest:media-type="application/vnd.oasis.opendocument.formula" manifest:full-path="Formula-528/" manifest:version="1.2"/>
  <manifest:file-entry manifest:media-type="application/vnd.oasis.opendocument.formula" manifest:full-path="Formula-528/" manifest:version="1.2"/>
  <manifest:file-entry manifest:media-type="application/vnd.oasis.opendocument.formula" manifest:full-path="Formula-526/" manifest:version="1.2"/>
  <manifest:file-entry manifest:media-type="application/vnd.oasis.opendocument.formula" manifest:full-path="Formula-526/" manifest:version="1.2"/>
  <manifest:file-entry manifest:media-type="application/vnd.oasis.opendocument.formula" manifest:full-path="Formula-524/" manifest:version="1.2"/>
  <manifest:file-entry manifest:media-type="application/vnd.oasis.opendocument.formula" manifest:full-path="Formula-524/" manifest:version="1.2"/>
  <manifest:file-entry manifest:media-type="application/vnd.oasis.opendocument.formula" manifest:full-path="Formula-522/" manifest:version="1.2"/>
  <manifest:file-entry manifest:media-type="application/vnd.oasis.opendocument.formula" manifest:full-path="Formula-522/" manifest:version="1.2"/>
  <manifest:file-entry manifest:media-type="application/vnd.oasis.opendocument.formula" manifest:full-path="Formula-520/" manifest:version="1.2"/>
  <manifest:file-entry manifest:media-type="application/vnd.oasis.opendocument.formula" manifest:full-path="Formula-520/" manifest:version="1.2"/>
  <manifest:file-entry manifest:media-type="application/vnd.oasis.opendocument.formula" manifest:full-path="Formula-518/" manifest:version="1.2"/>
  <manifest:file-entry manifest:media-type="application/vnd.oasis.opendocument.formula" manifest:full-path="Formula-518/" manifest:version="1.2"/>
  <manifest:file-entry manifest:media-type="application/vnd.oasis.opendocument.formula" manifest:full-path="Formula-516/" manifest:version="1.2"/>
  <manifest:file-entry manifest:media-type="application/vnd.oasis.opendocument.formula" manifest:full-path="Formula-516/" manifest:version="1.2"/>
  <manifest:file-entry manifest:media-type="application/vnd.oasis.opendocument.formula" manifest:full-path="Formula-514/" manifest:version="1.2"/>
  <manifest:file-entry manifest:media-type="application/vnd.oasis.opendocument.formula" manifest:full-path="Formula-514/" manifest:version="1.2"/>
  <manifest:file-entry manifest:media-type="application/vnd.oasis.opendocument.formula" manifest:full-path="Formula-512/" manifest:version="1.2"/>
  <manifest:file-entry manifest:media-type="application/vnd.oasis.opendocument.formula" manifest:full-path="Formula-512/" manifest:version="1.2"/>
  <manifest:file-entry manifest:media-type="application/vnd.oasis.opendocument.formula" manifest:full-path="Formula-510/" manifest:version="1.2"/>
  <manifest:file-entry manifest:media-type="application/vnd.oasis.opendocument.formula" manifest:full-path="Formula-510/" manifest:version="1.2"/>
  <manifest:file-entry manifest:media-type="application/vnd.oasis.opendocument.formula" manifest:full-path="Formula-508/" manifest:version="1.2"/>
  <manifest:file-entry manifest:media-type="application/vnd.oasis.opendocument.formula" manifest:full-path="Formula-508/" manifest:version="1.2"/>
  <manifest:file-entry manifest:media-type="application/vnd.oasis.opendocument.formula" manifest:full-path="Formula-506/" manifest:version="1.2"/>
  <manifest:file-entry manifest:media-type="application/vnd.oasis.opendocument.formula" manifest:full-path="Formula-506/" manifest:version="1.2"/>
  <manifest:file-entry manifest:media-type="application/vnd.oasis.opendocument.formula" manifest:full-path="Formula-504/" manifest:version="1.2"/>
  <manifest:file-entry manifest:media-type="application/vnd.oasis.opendocument.formula" manifest:full-path="Formula-504/" manifest:version="1.2"/>
  <manifest:file-entry manifest:media-type="application/vnd.oasis.opendocument.formula" manifest:full-path="Formula-502/" manifest:version="1.2"/>
  <manifest:file-entry manifest:media-type="application/vnd.oasis.opendocument.formula" manifest:full-path="Formula-502/" manifest:version="1.2"/>
  <manifest:file-entry manifest:media-type="application/vnd.oasis.opendocument.formula" manifest:full-path="Formula-500/" manifest:version="1.2"/>
  <manifest:file-entry manifest:media-type="application/vnd.oasis.opendocument.formula" manifest:full-path="Formula-500/" manifest:version="1.2"/>
  <manifest:file-entry manifest:media-type="application/vnd.oasis.opendocument.formula" manifest:full-path="Formula-498/" manifest:version="1.2"/>
  <manifest:file-entry manifest:media-type="application/vnd.oasis.opendocument.formula" manifest:full-path="Formula-498/" manifest:version="1.2"/>
  <manifest:file-entry manifest:media-type="application/vnd.oasis.opendocument.formula" manifest:full-path="Formula-496/" manifest:version="1.2"/>
  <manifest:file-entry manifest:media-type="application/vnd.oasis.opendocument.formula" manifest:full-path="Formula-496/" manifest:version="1.2"/>
  <manifest:file-entry manifest:media-type="application/vnd.oasis.opendocument.formula" manifest:full-path="Formula-494/" manifest:version="1.2"/>
  <manifest:file-entry manifest:media-type="application/vnd.oasis.opendocument.formula" manifest:full-path="Formula-494/" manifest:version="1.2"/>
  <manifest:file-entry manifest:media-type="application/vnd.oasis.opendocument.formula" manifest:full-path="Formula-492/" manifest:version="1.2"/>
  <manifest:file-entry manifest:media-type="application/vnd.oasis.opendocument.formula" manifest:full-path="Formula-492/" manifest:version="1.2"/>
  <manifest:file-entry manifest:media-type="application/vnd.oasis.opendocument.formula" manifest:full-path="Formula-490/" manifest:version="1.2"/>
  <manifest:file-entry manifest:media-type="application/vnd.oasis.opendocument.formula" manifest:full-path="Formula-490/" manifest:version="1.2"/>
  <manifest:file-entry manifest:media-type="application/vnd.oasis.opendocument.formula" manifest:full-path="Formula-488/" manifest:version="1.2"/>
  <manifest:file-entry manifest:media-type="application/vnd.oasis.opendocument.formula" manifest:full-path="Formula-488/" manifest:version="1.2"/>
  <manifest:file-entry manifest:media-type="application/vnd.oasis.opendocument.formula" manifest:full-path="Formula-486/" manifest:version="1.2"/>
  <manifest:file-entry manifest:media-type="application/vnd.oasis.opendocument.formula" manifest:full-path="Formula-486/" manifest:version="1.2"/>
  <manifest:file-entry manifest:media-type="application/vnd.oasis.opendocument.formula" manifest:full-path="Formula-484/" manifest:version="1.2"/>
  <manifest:file-entry manifest:media-type="application/vnd.oasis.opendocument.formula" manifest:full-path="Formula-484/" manifest:version="1.2"/>
  <manifest:file-entry manifest:media-type="application/vnd.oasis.opendocument.formula" manifest:full-path="Formula-482/" manifest:version="1.2"/>
  <manifest:file-entry manifest:media-type="application/vnd.oasis.opendocument.formula" manifest:full-path="Formula-482/" manifest:version="1.2"/>
  <manifest:file-entry manifest:media-type="application/vnd.oasis.opendocument.formula" manifest:full-path="Formula-480/" manifest:version="1.2"/>
  <manifest:file-entry manifest:media-type="application/vnd.oasis.opendocument.formula" manifest:full-path="Formula-480/" manifest:version="1.2"/>
  <manifest:file-entry manifest:media-type="application/vnd.oasis.opendocument.formula" manifest:full-path="Formula-478/" manifest:version="1.2"/>
  <manifest:file-entry manifest:media-type="application/vnd.oasis.opendocument.formula" manifest:full-path="Formula-478/" manifest:version="1.2"/>
  <manifest:file-entry manifest:media-type="application/vnd.oasis.opendocument.formula" manifest:full-path="Formula-476/" manifest:version="1.2"/>
  <manifest:file-entry manifest:media-type="application/vnd.oasis.opendocument.formula" manifest:full-path="Formula-476/" manifest:version="1.2"/>
  <manifest:file-entry manifest:media-type="application/vnd.oasis.opendocument.formula" manifest:full-path="Formula-474/" manifest:version="1.2"/>
  <manifest:file-entry manifest:media-type="application/vnd.oasis.opendocument.formula" manifest:full-path="Formula-474/" manifest:version="1.2"/>
  <manifest:file-entry manifest:media-type="application/vnd.oasis.opendocument.formula" manifest:full-path="Formula-472/" manifest:version="1.2"/>
  <manifest:file-entry manifest:media-type="application/vnd.oasis.opendocument.formula" manifest:full-path="Formula-472/" manifest:version="1.2"/>
  <manifest:file-entry manifest:media-type="application/vnd.oasis.opendocument.formula" manifest:full-path="Formula-470/" manifest:version="1.2"/>
  <manifest:file-entry manifest:media-type="application/vnd.oasis.opendocument.formula" manifest:full-path="Formula-470/" manifest:version="1.2"/>
  <manifest:file-entry manifest:media-type="application/vnd.oasis.opendocument.formula" manifest:full-path="Formula-468/" manifest:version="1.2"/>
  <manifest:file-entry manifest:media-type="application/vnd.oasis.opendocument.formula" manifest:full-path="Formula-468/" manifest:version="1.2"/>
  <manifest:file-entry manifest:media-type="application/vnd.oasis.opendocument.formula" manifest:full-path="Formula-466/" manifest:version="1.2"/>
  <manifest:file-entry manifest:media-type="application/vnd.oasis.opendocument.formula" manifest:full-path="Formula-466/" manifest:version="1.2"/>
  <manifest:file-entry manifest:media-type="application/vnd.oasis.opendocument.formula" manifest:full-path="Formula-464/" manifest:version="1.2"/>
  <manifest:file-entry manifest:media-type="application/vnd.oasis.opendocument.formula" manifest:full-path="Formula-464/" manifest:version="1.2"/>
  <manifest:file-entry manifest:media-type="application/vnd.oasis.opendocument.formula" manifest:full-path="Formula-462/" manifest:version="1.2"/>
  <manifest:file-entry manifest:media-type="application/vnd.oasis.opendocument.formula" manifest:full-path="Formula-462/" manifest:version="1.2"/>
  <manifest:file-entry manifest:media-type="application/vnd.oasis.opendocument.formula" manifest:full-path="Formula-460/" manifest:version="1.2"/>
  <manifest:file-entry manifest:media-type="application/vnd.oasis.opendocument.formula" manifest:full-path="Formula-460/" manifest:version="1.2"/>
  <manifest:file-entry manifest:media-type="application/vnd.oasis.opendocument.formula" manifest:full-path="Formula-458/" manifest:version="1.2"/>
  <manifest:file-entry manifest:media-type="application/vnd.oasis.opendocument.formula" manifest:full-path="Formula-458/" manifest:version="1.2"/>
  <manifest:file-entry manifest:media-type="application/vnd.oasis.opendocument.formula" manifest:full-path="Formula-456/" manifest:version="1.2"/>
  <manifest:file-entry manifest:media-type="application/vnd.oasis.opendocument.formula" manifest:full-path="Formula-456/" manifest:version="1.2"/>
  <manifest:file-entry manifest:media-type="application/vnd.oasis.opendocument.formula" manifest:full-path="Formula-454/" manifest:version="1.2"/>
  <manifest:file-entry manifest:media-type="application/vnd.oasis.opendocument.formula" manifest:full-path="Formula-454/" manifest:version="1.2"/>
  <manifest:file-entry manifest:media-type="application/vnd.oasis.opendocument.formula" manifest:full-path="Formula-452/" manifest:version="1.2"/>
  <manifest:file-entry manifest:media-type="application/vnd.oasis.opendocument.formula" manifest:full-path="Formula-452/" manifest:version="1.2"/>
  <manifest:file-entry manifest:media-type="application/vnd.oasis.opendocument.formula" manifest:full-path="Formula-450/" manifest:version="1.2"/>
  <manifest:file-entry manifest:media-type="application/vnd.oasis.opendocument.formula" manifest:full-path="Formula-450/" manifest:version="1.2"/>
  <manifest:file-entry manifest:media-type="application/vnd.oasis.opendocument.formula" manifest:full-path="Formula-448/" manifest:version="1.2"/>
  <manifest:file-entry manifest:media-type="application/vnd.oasis.opendocument.formula" manifest:full-path="Formula-448/" manifest:version="1.2"/>
  <manifest:file-entry manifest:media-type="application/vnd.oasis.opendocument.formula" manifest:full-path="Formula-446/" manifest:version="1.2"/>
  <manifest:file-entry manifest:media-type="application/vnd.oasis.opendocument.formula" manifest:full-path="Formula-446/" manifest:version="1.2"/>
  <manifest:file-entry manifest:media-type="application/vnd.oasis.opendocument.formula" manifest:full-path="Formula-444/" manifest:version="1.2"/>
  <manifest:file-entry manifest:media-type="application/vnd.oasis.opendocument.formula" manifest:full-path="Formula-444/" manifest:version="1.2"/>
  <manifest:file-entry manifest:media-type="application/vnd.oasis.opendocument.formula" manifest:full-path="Formula-442/" manifest:version="1.2"/>
  <manifest:file-entry manifest:media-type="application/vnd.oasis.opendocument.formula" manifest:full-path="Formula-442/" manifest:version="1.2"/>
  <manifest:file-entry manifest:media-type="application/vnd.oasis.opendocument.formula" manifest:full-path="Formula-440/" manifest:version="1.2"/>
  <manifest:file-entry manifest:media-type="application/vnd.oasis.opendocument.formula" manifest:full-path="Formula-440/" manifest:version="1.2"/>
  <manifest:file-entry manifest:media-type="application/vnd.oasis.opendocument.formula" manifest:full-path="Formula-438/" manifest:version="1.2"/>
  <manifest:file-entry manifest:media-type="application/vnd.oasis.opendocument.formula" manifest:full-path="Formula-438/" manifest:version="1.2"/>
  <manifest:file-entry manifest:media-type="application/vnd.oasis.opendocument.formula" manifest:full-path="Formula-436/" manifest:version="1.2"/>
  <manifest:file-entry manifest:media-type="application/vnd.oasis.opendocument.formula" manifest:full-path="Formula-436/" manifest:version="1.2"/>
  <manifest:file-entry manifest:media-type="application/vnd.oasis.opendocument.formula" manifest:full-path="Formula-434/" manifest:version="1.2"/>
  <manifest:file-entry manifest:media-type="application/vnd.oasis.opendocument.formula" manifest:full-path="Formula-434/" manifest:version="1.2"/>
  <manifest:file-entry manifest:media-type="application/vnd.oasis.opendocument.formula" manifest:full-path="Formula-432/" manifest:version="1.2"/>
  <manifest:file-entry manifest:media-type="application/vnd.oasis.opendocument.formula" manifest:full-path="Formula-432/" manifest:version="1.2"/>
  <manifest:file-entry manifest:media-type="application/vnd.oasis.opendocument.formula" manifest:full-path="Formula-430/" manifest:version="1.2"/>
  <manifest:file-entry manifest:media-type="application/vnd.oasis.opendocument.formula" manifest:full-path="Formula-430/" manifest:version="1.2"/>
  <manifest:file-entry manifest:media-type="application/vnd.oasis.opendocument.formula" manifest:full-path="Formula-428/" manifest:version="1.2"/>
  <manifest:file-entry manifest:media-type="application/vnd.oasis.opendocument.formula" manifest:full-path="Formula-428/" manifest:version="1.2"/>
  <manifest:file-entry manifest:media-type="application/vnd.oasis.opendocument.formula" manifest:full-path="Formula-426/" manifest:version="1.2"/>
  <manifest:file-entry manifest:media-type="application/vnd.oasis.opendocument.formula" manifest:full-path="Formula-426/" manifest:version="1.2"/>
  <manifest:file-entry manifest:media-type="application/vnd.oasis.opendocument.formula" manifest:full-path="Formula-424/" manifest:version="1.2"/>
  <manifest:file-entry manifest:media-type="application/vnd.oasis.opendocument.formula" manifest:full-path="Formula-424/" manifest:version="1.2"/>
  <manifest:file-entry manifest:media-type="application/vnd.oasis.opendocument.formula" manifest:full-path="Formula-422/" manifest:version="1.2"/>
  <manifest:file-entry manifest:media-type="application/vnd.oasis.opendocument.formula" manifest:full-path="Formula-422/" manifest:version="1.2"/>
  <manifest:file-entry manifest:media-type="application/vnd.oasis.opendocument.formula" manifest:full-path="Formula-420/" manifest:version="1.2"/>
  <manifest:file-entry manifest:media-type="application/vnd.oasis.opendocument.formula" manifest:full-path="Formula-420/" manifest:version="1.2"/>
  <manifest:file-entry manifest:media-type="application/vnd.oasis.opendocument.formula" manifest:full-path="Formula-418/" manifest:version="1.2"/>
  <manifest:file-entry manifest:media-type="application/vnd.oasis.opendocument.formula" manifest:full-path="Formula-418/" manifest:version="1.2"/>
  <manifest:file-entry manifest:media-type="application/vnd.oasis.opendocument.formula" manifest:full-path="Formula-416/" manifest:version="1.2"/>
  <manifest:file-entry manifest:media-type="application/vnd.oasis.opendocument.formula" manifest:full-path="Formula-416/" manifest:version="1.2"/>
  <manifest:file-entry manifest:media-type="application/vnd.oasis.opendocument.formula" manifest:full-path="Formula-414/" manifest:version="1.2"/>
  <manifest:file-entry manifest:media-type="application/vnd.oasis.opendocument.formula" manifest:full-path="Formula-414/"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400/" manifest:version="1.2"/>
  <manifest:file-entry manifest:media-type="application/vnd.oasis.opendocument.formula" manifest:full-path="Formula-400/" manifest:version="1.2"/>
  <manifest:file-entry manifest:media-type="application/vnd.oasis.opendocument.formula" manifest:full-path="Formula-398/" manifest:version="1.2"/>
  <manifest:file-entry manifest:media-type="application/vnd.oasis.opendocument.formula" manifest:full-path="Formula-398/" manifest:version="1.2"/>
  <manifest:file-entry manifest:media-type="application/vnd.oasis.opendocument.formula" manifest:full-path="Formula-396/" manifest:version="1.2"/>
  <manifest:file-entry manifest:media-type="application/vnd.oasis.opendocument.formula" manifest:full-path="Formula-396/"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office:automatic-styles>
  <office:body>
    <office:text>
      <text:p text:style-name="Title">Calcul Intégral I</text:p>
      <text:p text:style-name="Author">Sébastien Boisgérault</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todo"/>TODO<text:bookmark-end text:name="todo"/></text:h>
      <text:list text:style-name="L1">
        <text:list-item>
          <text:p text:style-name="P1">intégrale d’une fonction nulle presque partout (par étapes: 1 / nb finies de valeurs égale à 1, puis fct de Dirichlet, puis fct égale à un sur un ensemble de mesure nulle, puis cas général, ce type de progression (même si pas exactement celle-là, on a peut-être ))</text:p>
        </text:list-item>
        <text:list-item>
          <text:p text:style-name="P1">…</text:p>
        </text:list-item>
      </text:list>
      <text:h text:style-name="Heading_20_2" text:outline-level="2"><text:bookmark-start text:name="somme-et-intégrale-de-riemann"/>Somme et Intégrale de Riemann<text:bookmark-end text:name="somme-et-intégrale-de-riemann"/></text:h>
      <text:h text:style-name="Heading_20_3" text:outline-level="3"><text:bookmark-start text:name="intervalle"/>Intervalle<text:bookmark-end text:name="intervalle"/></text:h>
      <text:p text:style-name="First_20_paragraph">On appelle <text:span text:style-name="T1">intervalle</text:span> tout sous-ensemble <draw:frame draw:style-name="fr1" text:anchor-type="as-char"><draw:object xlink:href="Formula-0/" xlink:type="simple" xlink:show="embed" xlink:actuate="onLoad"/></draw:frame> de <draw:frame draw:style-name="fr1" text:anchor-type="as-char"><draw:object xlink:href="Formula-2/" xlink:type="simple" xlink:show="embed" xlink:actuate="onLoad"/></draw:frame> tel que si <draw:frame draw:style-name="fr1" text:anchor-type="as-char"><draw:object xlink:href="Formula-4/" xlink:type="simple" xlink:show="embed" xlink:actuate="onLoad"/></draw:frame> et <draw:frame draw:style-name="fr1" text:anchor-type="as-char"><draw:object xlink:href="Formula-6/" xlink:type="simple" xlink:show="embed" xlink:actuate="onLoad"/></draw:frame> appartiennent à <draw:frame draw:style-name="fr1" text:anchor-type="as-char"><draw:object xlink:href="Formula-8/" xlink:type="simple" xlink:show="embed" xlink:actuate="onLoad"/></draw:frame> et vérifient <draw:frame draw:style-name="fr1" text:anchor-type="as-char"><draw:object xlink:href="Formula-10/" xlink:type="simple" xlink:show="embed" xlink:actuate="onLoad"/></draw:frame>, et si <draw:frame draw:style-name="fr1" text:anchor-type="as-char"><draw:object xlink:href="Formula-12/" xlink:type="simple" xlink:show="embed" xlink:actuate="onLoad"/></draw:frame> est un point intermédiaire, tel que <draw:frame draw:style-name="fr1" text:anchor-type="as-char"><draw:object xlink:href="Formula-14/" xlink:type="simple" xlink:show="embed" xlink:actuate="onLoad"/></draw:frame>, alors <draw:frame draw:style-name="fr1" text:anchor-type="as-char"><draw:object xlink:href="Formula-16/" xlink:type="simple" xlink:show="embed" xlink:actuate="onLoad"/></draw:frame> appartient à <draw:frame draw:style-name="fr1" text:anchor-type="as-char"><draw:object xlink:href="Formula-18/" xlink:type="simple" xlink:show="embed" xlink:actuate="onLoad"/></draw:frame>.</text:p>
      <text:h text:style-name="Heading_20_3" text:outline-level="3"><text:bookmark-start text:name="type-dintervalles"/>Type d’intervalles<text:bookmark-end text:name="type-dintervalles"/></text:h>
      <text:p text:style-name="First_20_paragraph">Avec cette définition, les intervalles peuvent être bornés ou non-bornés, ouverts, fermés, ouvert et fermés ou ni l’un ni l’autre. Les intervalles de la forme <draw:frame draw:style-name="fr1" text:anchor-type="as-char"><draw:object xlink:href="Formula-20/" xlink:type="simple" xlink:show="embed" xlink:actuate="onLoad"/></draw:frame> (c’est-à-dir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 et <draw:frame draw:style-name="fr1" text:anchor-type="as-char"><draw:object xlink:href="Formula-28/" xlink:type="simple" xlink:show="embed" xlink:actuate="onLoad"/></draw:frame> sont ouverts; Les intervalles de la forme <draw:frame draw:style-name="fr1" text:anchor-type="as-char"><draw:object xlink:href="Formula-30/" xlink:type="simple" xlink:show="embed" xlink:actuate="onLoad"/></draw:frame>, <draw:frame draw:style-name="fr1" text:anchor-type="as-char"><draw:object xlink:href="Formula-32/" xlink:type="simple" xlink:show="embed" xlink:actuate="onLoad"/></draw:frame>, <draw:frame draw:style-name="fr1" text:anchor-type="as-char"><draw:object xlink:href="Formula-34/" xlink:type="simple" xlink:show="embed" xlink:actuate="onLoad"/></draw:frame> et <draw:frame draw:style-name="fr1" text:anchor-type="as-char"><draw:object xlink:href="Formula-36/" xlink:type="simple" xlink:show="embed" xlink:actuate="onLoad"/></draw:frame> sont ouverts; les intervalles compacts (à la fois fermés et bornés) sont de la forme <draw:frame draw:style-name="fr1" text:anchor-type="as-char"><draw:object xlink:href="Formula-38/" xlink:type="simple" xlink:show="embed" xlink:actuate="onLoad"/></draw:frame>.</text:p>
      <text:h text:style-name="Heading_20_3" text:outline-level="3"><text:bookmark-start text:name="longueur-dun-intervalle"/>Longueur d’un intervalle<text:bookmark-end text:name="longueur-dun-intervalle"/></text:h>
      <text:p text:style-name="First_20_paragraph">La longueur <draw:frame draw:style-name="fr1" text:anchor-type="as-char"><draw:object xlink:href="Formula-40/" xlink:type="simple" xlink:show="embed" xlink:actuate="onLoad"/></draw:frame> d’un intervalle <draw:frame draw:style-name="fr1" text:anchor-type="as-char"><draw:object xlink:href="Formula-42/" xlink:type="simple" xlink:show="embed" xlink:actuate="onLoad"/></draw:frame> de <draw:frame draw:style-name="fr1" text:anchor-type="as-char"><draw:object xlink:href="Formula-44/" xlink:type="simple" xlink:show="embed" xlink:actuate="onLoad"/></draw:frame> est le nombre réel étendu positif défini pour tout intervalle borné <draw:frame draw:style-name="fr1" text:anchor-type="as-char"><draw:object xlink:href="Formula-46/" xlink:type="simple" xlink:show="embed" xlink:actuate="onLoad"/></draw:frame> de la forme <draw:frame draw:style-name="fr1" text:anchor-type="as-char"><draw:object xlink:href="Formula-48/" xlink:type="simple" xlink:show="embed" xlink:actuate="onLoad"/></draw:frame>, <draw:frame draw:style-name="fr1" text:anchor-type="as-char"><draw:object xlink:href="Formula-50/" xlink:type="simple" xlink:show="embed" xlink:actuate="onLoad"/></draw:frame>, <draw:frame draw:style-name="fr1" text:anchor-type="as-char"><draw:object xlink:href="Formula-52/" xlink:type="simple" xlink:show="embed" xlink:actuate="onLoad"/></draw:frame> ou <draw:frame draw:style-name="fr1" text:anchor-type="as-char"><draw:object xlink:href="Formula-54/" xlink:type="simple" xlink:show="embed" xlink:actuate="onLoad"/></draw:frame> avec <draw:frame draw:style-name="fr1" text:anchor-type="as-char"><draw:object xlink:href="Formula-56/" xlink:type="simple" xlink:show="embed" xlink:actuate="onLoad"/></draw:frame> par</text:p>
      <text:p text:style-name="Text_20_body"><draw:frame draw:style-name="fr2" text:anchor-type="paragraph"><draw:object xlink:href="Formula-58/" xlink:type="simple" xlink:show="embed" xlink:actuate="onLoad"/></draw:frame></text:p>
      <text:p text:style-name="Text_20_body">et si <draw:frame draw:style-name="fr1" text:anchor-type="as-char"><draw:object xlink:href="Formula-60/" xlink:type="simple" xlink:show="embed" xlink:actuate="onLoad"/></draw:frame> est non-borné par</text:p>
      <text:p text:style-name="Text_20_body"><draw:frame draw:style-name="fr2" text:anchor-type="paragraph"><draw:object xlink:href="Formula-62/" xlink:type="simple" xlink:show="embed" xlink:actuate="onLoad"/></draw:frame></text:p>
      <text:h text:style-name="Heading_20_3" text:outline-level="3"><text:bookmark-start text:name="subdivision-pointée"/>Subdivision pointée<text:bookmark-end text:name="subdivision-pointée"/></text:h>
      <text:p text:style-name="First_20_paragraph">Une <text:span text:style-name="T1">subdivision</text:span> de l’intervalle fermé <draw:frame draw:style-name="fr1" text:anchor-type="as-char"><draw:object xlink:href="Formula-64/" xlink:type="simple" xlink:show="embed" xlink:actuate="onLoad"/></draw:frame> est une famille finie</text:p>
      <text:p text:style-name="Text_20_body"><draw:frame draw:style-name="fr2" text:anchor-type="paragraph"><draw:object xlink:href="Formula-66/" xlink:type="simple" xlink:show="embed" xlink:actuate="onLoad"/></draw:frame></text:p>
      <text:p text:style-name="Text_20_body">constituée d’intervalles fermés de <draw:frame draw:style-name="fr1" text:anchor-type="as-char"><draw:object xlink:href="Formula-68/" xlink:type="simple" xlink:show="embed" xlink:actuate="onLoad"/></draw:frame>, <text:span text:style-name="T1">sans chevauchement</text:span> – si <draw:frame draw:style-name="fr1" text:anchor-type="as-char"><draw:object xlink:href="Formula-70/" xlink:type="simple" xlink:show="embed" xlink:actuate="onLoad"/></draw:frame> et <draw:frame draw:style-name="fr1" text:anchor-type="as-char"><draw:object xlink:href="Formula-72/" xlink:type="simple" xlink:show="embed" xlink:actuate="onLoad"/></draw:frame> diffèrent, l’intersection de <draw:frame draw:style-name="fr1" text:anchor-type="as-char"><draw:object xlink:href="Formula-74/" xlink:type="simple" xlink:show="embed" xlink:actuate="onLoad"/></draw:frame> et <draw:frame draw:style-name="fr1" text:anchor-type="as-char"><draw:object xlink:href="Formula-76/" xlink:type="simple" xlink:show="embed" xlink:actuate="onLoad"/></draw:frame> contient au plus un point – et <text:span text:style-name="T1">recouvrant </text:span><draw:frame draw:style-name="fr1" text:anchor-type="as-char"><draw:object xlink:href="Formula-78/" xlink:type="simple" xlink:show="embed" xlink:actuate="onLoad"/></draw:frame> – l’union de l’ensemble des <draw:frame draw:style-name="fr1" text:anchor-type="as-char"><draw:object xlink:href="Formula-80/" xlink:type="simple" xlink:show="embed" xlink:actuate="onLoad"/></draw:frame> est égal à <draw:frame draw:style-name="fr1" text:anchor-type="as-char"><draw:object xlink:href="Formula-82/" xlink:type="simple" xlink:show="embed" xlink:actuate="onLoad"/></draw:frame>. Une <text:span text:style-name="T1">subdivision pointée</text:span> de l’intervalle fermé <draw:frame draw:style-name="fr1" text:anchor-type="as-char"><draw:object xlink:href="Formula-84/" xlink:type="simple" xlink:show="embed" xlink:actuate="onLoad"/></draw:frame> de <draw:frame draw:style-name="fr1" text:anchor-type="as-char"><draw:object xlink:href="Formula-86/" xlink:type="simple" xlink:show="embed" xlink:actuate="onLoad"/></draw:frame> une famille finie</text:p>
      <text:p text:style-name="Text_20_body"><draw:frame draw:style-name="fr2" text:anchor-type="paragraph"><draw:object xlink:href="Formula-88/" xlink:type="simple" xlink:show="embed" xlink:actuate="onLoad"/></draw:frame></text:p>
      <text:p text:style-name="Text_20_body">où les <draw:frame draw:style-name="fr1" text:anchor-type="as-char"><draw:object xlink:href="Formula-90/" xlink:type="simple" xlink:show="embed" xlink:actuate="onLoad"/></draw:frame> forment une subdivision de <draw:frame draw:style-name="fr1" text:anchor-type="as-char"><draw:object xlink:href="Formula-92/" xlink:type="simple" xlink:show="embed" xlink:actuate="onLoad"/></draw:frame> et <draw:frame draw:style-name="fr1" text:anchor-type="as-char"><draw:object xlink:href="Formula-94/" xlink:type="simple" xlink:show="embed" xlink:actuate="onLoad"/></draw:frame> pour tout <draw:frame draw:style-name="fr1" text:anchor-type="as-char"><draw:object xlink:href="Formula-96/" xlink:type="simple" xlink:show="embed" xlink:actuate="onLoad"/></draw:frame></text:p>
      <text:h text:style-name="Heading_20_3" text:outline-level="3"><text:bookmark-start text:name="somme-de-riemman"/>Somme de Riemman<text:bookmark-end text:name="somme-de-riemman"/></text:h>
      <text:p text:style-name="First_20_paragraph">La somme de Riemann associée à la fonction <draw:frame draw:style-name="fr1" text:anchor-type="as-char"><draw:object xlink:href="Formula-98/" xlink:type="simple" xlink:show="embed" xlink:actuate="onLoad"/></draw:frame> et à la subdivision pointée <draw:frame draw:style-name="fr1" text:anchor-type="as-char"><draw:object xlink:href="Formula-100/" xlink:type="simple" xlink:show="embed" xlink:actuate="onLoad"/></draw:frame> de <draw:frame draw:style-name="fr1" text:anchor-type="as-char"><draw:object xlink:href="Formula-102/" xlink:type="simple" xlink:show="embed" xlink:actuate="onLoad"/></draw:frame> est la grandeur</text:p>
      <text:p text:style-name="Text_20_body"><draw:frame draw:style-name="fr2" text:anchor-type="paragraph"><draw:object xlink:href="Formula-104/" xlink:type="simple" xlink:show="embed" xlink:actuate="onLoad"/></draw:frame></text:p>
      <text:h text:style-name="Heading_20_3" text:outline-level="3"><text:bookmark-start text:name="intégrale-de-riemann"/>Intégrale de Riemann<text:bookmark-end text:name="intégrale-de-riemann"/></text:h>
      <text:p text:style-name="First_20_paragraph">Une fonction <draw:frame draw:style-name="fr1" text:anchor-type="as-char"><draw:object xlink:href="Formula-106/" xlink:type="simple" xlink:show="embed" xlink:actuate="onLoad"/></draw:frame> est dite <text:span text:style-name="T1">intégrable (au sens de Riemann)</text:span> s’il existe un réel <draw:frame draw:style-name="fr1" text:anchor-type="as-char"><draw:object xlink:href="Formula-108/" xlink:type="simple" xlink:show="embed" xlink:actuate="onLoad"/></draw:frame> tel que pour tout <draw:frame draw:style-name="fr1" text:anchor-type="as-char"><draw:object xlink:href="Formula-110/" xlink:type="simple" xlink:show="embed" xlink:actuate="onLoad"/></draw:frame> il existe un réel <draw:frame draw:style-name="fr1" text:anchor-type="as-char"><draw:object xlink:href="Formula-112/" xlink:type="simple" xlink:show="embed" xlink:actuate="onLoad"/></draw:frame> tel que pour toute subdivision pointée <draw:frame draw:style-name="fr1" text:anchor-type="as-char"><draw:object xlink:href="Formula-114/" xlink:type="simple" xlink:show="embed" xlink:actuate="onLoad"/></draw:frame> de <draw:frame draw:style-name="fr1" text:anchor-type="as-char"><draw:object xlink:href="Formula-116/" xlink:type="simple" xlink:show="embed" xlink:actuate="onLoad"/></draw:frame> vérifiant pour <draw:frame draw:style-name="fr1" text:anchor-type="as-char"><draw:object xlink:href="Formula-118/" xlink:type="simple" xlink:show="embed" xlink:actuate="onLoad"/></draw:frame>, <draw:frame draw:style-name="fr1" text:anchor-type="as-char"><draw:object xlink:href="Formula-120/" xlink:type="simple" xlink:show="embed" xlink:actuate="onLoad"/></draw:frame>, on ait <draw:frame draw:style-name="fr1" text:anchor-type="as-char"><draw:object xlink:href="Formula-122/" xlink:type="simple" xlink:show="embed" xlink:actuate="onLoad"/></draw:frame>. Le réel <draw:frame draw:style-name="fr1" text:anchor-type="as-char"><draw:object xlink:href="Formula-124/" xlink:type="simple" xlink:show="embed" xlink:actuate="onLoad"/></draw:frame> quand il existe est unique; il est appelé <text:span text:style-name="T1">intégrale de </text:span><draw:frame draw:style-name="fr1" text:anchor-type="as-char"><draw:object xlink:href="Formula-126/" xlink:type="simple" xlink:show="embed" xlink:actuate="onLoad"/></draw:frame><text:span text:style-name="T1"> sur </text:span><draw:frame draw:style-name="fr1" text:anchor-type="as-char"><draw:object xlink:href="Formula-128/" xlink:type="simple" xlink:show="embed" xlink:actuate="onLoad"/></draw:frame> et noté</text:p>
      <text:p text:style-name="Text_20_body"><draw:frame draw:style-name="fr2" text:anchor-type="paragraph"><draw:object xlink:href="Formula-130/" xlink:type="simple" xlink:show="embed" xlink:actuate="onLoad"/></draw:frame></text:p>
      <text:h text:style-name="Heading_20_3" text:outline-level="3"><text:bookmark-start text:name="quadrature"/>Quadrature<text:bookmark-end text:name="quadrature"/></text:h>
      <text:p text:style-name="First_20_paragraph">Cette définition permet de garantir l’exactitude asymptotique de méthodes de quadrature – c’est-à-dire d’algorithmes de calcul numérique d’intégrales – comme la méthode des rectangles. En effet, si <draw:frame draw:style-name="fr1" text:anchor-type="as-char"><draw:object xlink:href="Formula-132/" xlink:type="simple" xlink:show="embed" xlink:actuate="onLoad"/></draw:frame> est une fonction intégrable au sens de Riemann, et <draw:frame draw:style-name="fr1" text:anchor-type="as-char"><draw:object xlink:href="Formula-134/" xlink:type="simple" xlink:show="embed" xlink:actuate="onLoad"/></draw:frame> une subdivision pointée de <draw:frame draw:style-name="fr1" text:anchor-type="as-char"><draw:object xlink:href="Formula-136/" xlink:type="simple" xlink:show="embed" xlink:actuate="onLoad"/></draw:frame> de la forme</text:p>
      <text:p text:style-name="Text_20_body">$$
\mathcal{D}_m=
\left\{
\left(a + i \frac{b-a}{m}, \left[a + i \frac{b-a}{m}, a + (i+1) \frac{b-a}{m} \right]\right)
\, \left| \vphantom{\frac{a}{b}}\right.
i \in \{0,\dots, m-1\}
\right\},
$$</text:p>
      <text:p text:style-name="Text_20_body">la somme de Riemann associée vérifie</text:p>
      <text:p text:style-name="Text_20_body"><draw:frame draw:style-name="fr2" text:anchor-type="paragraph"><draw:object xlink:href="Formula-138/" xlink:type="simple" xlink:show="embed" xlink:actuate="onLoad"/></draw:frame></text:p>
      <text:p text:style-name="Text_20_body">De plus, quel que soit <draw:frame draw:style-name="fr1" text:anchor-type="as-char"><draw:object xlink:href="Formula-140/" xlink:type="simple" xlink:show="embed" xlink:actuate="onLoad"/></draw:frame>, pour <draw:frame draw:style-name="fr1" text:anchor-type="as-char"><draw:object xlink:href="Formula-142/" xlink:type="simple" xlink:show="embed" xlink:actuate="onLoad"/></draw:frame> suffisamment grand, on a</text:p>
      <text:p text:style-name="Text_20_body"><draw:frame draw:style-name="fr2" text:anchor-type="paragraph"><draw:object xlink:href="Formula-144/" xlink:type="simple" xlink:show="embed" xlink:actuate="onLoad"/></draw:frame></text:p>
      <text:p text:style-name="Text_20_body">Par conséquent,</text:p>
      <text:p text:style-name="Text_20_body"><draw:frame draw:style-name="fr2" text:anchor-type="paragraph"><draw:object xlink:href="Formula-146/" xlink:type="simple" xlink:show="embed" xlink:actuate="onLoad"/></draw:frame></text:p>
      <text:p text:style-name="Text_20_body">La définition de l’intégrale de Riemann, ne se limite pas à une famille particulière de subdivisions – comme ici à des subdivisions régulières de <draw:frame draw:style-name="fr1" text:anchor-type="as-char"><draw:object xlink:href="Formula-148/" xlink:type="simple" xlink:show="embed" xlink:actuate="onLoad"/></draw:frame> où tous les intervalles sont de même longueur – et n’impose pas une position fixe au point <draw:frame draw:style-name="fr1" text:anchor-type="as-char"><draw:object xlink:href="Formula-150/" xlink:type="simple" xlink:show="embed" xlink:actuate="onLoad"/></draw:frame> dans l’intervalle <draw:frame draw:style-name="fr1" text:anchor-type="as-char"><draw:object xlink:href="Formula-152/" xlink:type="simple" xlink:show="embed" xlink:actuate="onLoad"/></draw:frame> – comme ici à gauche de l’intervalle – ce qui garantit une forme de robustesse à la définition de l’intégrale; d’autres méthodes de quadratures pourront être utilisées avec le même résultat asymptotique.</text:p>
      <text:h text:style-name="Heading_20_3" text:outline-level="3"><text:bookmark-start text:name="remarque"/>Remarque<text:bookmark-end text:name="remarque"/></text:h>
      <text:p text:style-name="First_20_paragraph">L’intégrale de Riemann possède des limitations qui en font un outil mathématique difficile à exploiter. En particulier la classe des fonctions qui peuvent être intégrées est trop petite pour certaines applications car les fonctions considérées ne peuvent être “ni trop grandes”, “ni trop irrégulières” pour être intégrables. Les deux théorèmes qui suivent précisent cette situation.</text:p>
      <text:h text:style-name="Heading_20_3" text:outline-level="3"><text:bookmark-start text:name="seules-les-fonctions-bornées-sont-intégrables"/>Seules les fonctions bornées sont intégrables<text:bookmark-end text:name="seules-les-fonctions-bornées-sont-intégrables"/></text:h>
      <text:p text:style-name="First_20_paragraph">Si <draw:frame draw:style-name="fr1" text:anchor-type="as-char"><draw:object xlink:href="Formula-154/" xlink:type="simple" xlink:show="embed" xlink:actuate="onLoad"/></draw:frame> est intégrable au sens de Riemann, alors <draw:frame draw:style-name="fr1" text:anchor-type="as-char"><draw:object xlink:href="Formula-156/" xlink:type="simple" xlink:show="embed" xlink:actuate="onLoad"/></draw:frame> est bornée.</text:p>
      <text:h text:style-name="Heading_20_3" text:outline-level="3"><text:bookmark-start text:name="démonstration"/>Démonstration<text:bookmark-end text:name="démonstration"/></text:h>
      <text:p text:style-name="First_20_paragraph">Soit <draw:frame draw:style-name="fr1" text:anchor-type="as-char"><draw:object xlink:href="Formula-158/" xlink:type="simple" xlink:show="embed" xlink:actuate="onLoad"/></draw:frame> tel que pour toute subdivision pointée <draw:frame draw:style-name="fr1" text:anchor-type="as-char"><draw:object xlink:href="Formula-160/" xlink:type="simple" xlink:show="embed" xlink:actuate="onLoad"/></draw:frame> de <draw:frame draw:style-name="fr1" text:anchor-type="as-char"><draw:object xlink:href="Formula-162/" xlink:type="simple" xlink:show="embed" xlink:actuate="onLoad"/></draw:frame> vérifiant <draw:frame draw:style-name="fr1" text:anchor-type="as-char"><draw:object xlink:href="Formula-164/" xlink:type="simple" xlink:show="embed" xlink:actuate="onLoad"/></draw:frame> pour tout<draw:frame draw:style-name="fr1" text:anchor-type="as-char"><draw:object xlink:href="Formula-166/" xlink:type="simple" xlink:show="embed" xlink:actuate="onLoad"/></draw:frame>, on ait <draw:frame draw:style-name="fr1" text:anchor-type="as-char"><draw:object xlink:href="Formula-168/" xlink:type="simple" xlink:show="embed" xlink:actuate="onLoad"/></draw:frame>. Soit <draw:frame draw:style-name="fr1" text:anchor-type="as-char"><draw:object xlink:href="Formula-170/" xlink:type="simple" xlink:show="embed" xlink:actuate="onLoad"/></draw:frame> une telle subdivision; on supposera de plus que <draw:frame draw:style-name="fr1" text:anchor-type="as-char"><draw:object xlink:href="Formula-172/" xlink:type="simple" xlink:show="embed" xlink:actuate="onLoad"/></draw:frame> pour tout <draw:frame draw:style-name="fr1" text:anchor-type="as-char"><draw:object xlink:href="Formula-174/" xlink:type="simple" xlink:show="embed" xlink:actuate="onLoad"/></draw:frame>, ce qu’il est toujours possible de garantir. Pour tout <draw:frame draw:style-name="fr1" text:anchor-type="as-char"><draw:object xlink:href="Formula-176/" xlink:type="simple" xlink:show="embed" xlink:actuate="onLoad"/></draw:frame>, si l’on définit <draw:frame draw:style-name="fr1" text:anchor-type="as-char"><draw:object xlink:href="Formula-178/" xlink:type="simple" xlink:show="embed" xlink:actuate="onLoad"/></draw:frame> à partir de <draw:frame draw:style-name="fr1" text:anchor-type="as-char"><draw:object xlink:href="Formula-180/" xlink:type="simple" xlink:show="embed" xlink:actuate="onLoad"/></draw:frame> en remplaçant <draw:frame draw:style-name="fr1" text:anchor-type="as-char"><draw:object xlink:href="Formula-182/" xlink:type="simple" xlink:show="embed" xlink:actuate="onLoad"/></draw:frame> par un <draw:frame draw:style-name="fr1" text:anchor-type="as-char"><draw:object xlink:href="Formula-184/" xlink:type="simple" xlink:show="embed" xlink:actuate="onLoad"/></draw:frame> de <draw:frame draw:style-name="fr1" text:anchor-type="as-char"><draw:object xlink:href="Formula-186/" xlink:type="simple" xlink:show="embed" xlink:actuate="onLoad"/></draw:frame> quelconque, on obtient</text:p>
      <text:p text:style-name="Text_20_body"><draw:frame draw:style-name="fr2" text:anchor-type="paragraph"><draw:object xlink:href="Formula-188/" xlink:type="simple" xlink:show="embed" xlink:actuate="onLoad"/></draw:frame></text:p>
      <text:p text:style-name="Text_20_body">et par conséquent,</text:p>
      <text:p text:style-name="Text_20_body"><draw:frame draw:style-name="fr2" text:anchor-type="paragraph"><draw:object xlink:href="Formula-190/" xlink:type="simple" xlink:show="embed" xlink:actuate="onLoad"/></draw:frame></text:p>
      <text:p text:style-name="Text_20_body">Les intervalles <draw:frame draw:style-name="fr1" text:anchor-type="as-char"><draw:object xlink:href="Formula-192/" xlink:type="simple" xlink:show="embed" xlink:actuate="onLoad"/></draw:frame> recouvrant <draw:frame draw:style-name="fr1" text:anchor-type="as-char"><draw:object xlink:href="Formula-194/" xlink:type="simple" xlink:show="embed" xlink:actuate="onLoad"/></draw:frame>, on a pour tout <draw:frame draw:style-name="fr1" text:anchor-type="as-char"><draw:object xlink:href="Formula-196/" xlink:type="simple" xlink:show="embed" xlink:actuate="onLoad"/></draw:frame></text:p>
      <text:p text:style-name="Text_20_body">$$
|f(t)| \leq \max_i \left\{|f(t_i)| + \frac{2}{\ell(J_i)} 
\, \left| \vphantom{\frac{a}{b}} \right. \, i \in \{0, \dots, m-1\}\right\}.
$$</text:p>
      <text:p text:style-name="Text_20_body"><draw:frame draw:style-name="fr1" text:anchor-type="as-char"><draw:object xlink:href="Formula-198/" xlink:type="simple" xlink:show="embed" xlink:actuate="onLoad"/></draw:frame></text:p>
      <text:h text:style-name="Heading_20_3" text:outline-level="3"><text:bookmark-start text:name="ensemble-négligeable"/>Ensemble négligeable<text:bookmark-end text:name="ensemble-négligeable"/></text:h>
      <text:p text:style-name="First_20_paragraph">Un ensemble <draw:frame draw:style-name="fr1" text:anchor-type="as-char"><draw:object xlink:href="Formula-200/" xlink:type="simple" xlink:show="embed" xlink:actuate="onLoad"/></draw:frame> de <draw:frame draw:style-name="fr1" text:anchor-type="as-char"><draw:object xlink:href="Formula-202/" xlink:type="simple" xlink:show="embed" xlink:actuate="onLoad"/></draw:frame> est <text:span text:style-name="T1">négligeable</text:span> si pour tout <draw:frame draw:style-name="fr1" text:anchor-type="as-char"><draw:object xlink:href="Formula-204/" xlink:type="simple" xlink:show="embed" xlink:actuate="onLoad"/></draw:frame>, il existe un recouvrement de <draw:frame draw:style-name="fr1" text:anchor-type="as-char"><draw:object xlink:href="Formula-206/" xlink:type="simple" xlink:show="embed" xlink:actuate="onLoad"/></draw:frame> par une famille dénombrable d’intervalles <draw:frame draw:style-name="fr1" text:anchor-type="as-char"><draw:object xlink:href="Formula-208/" xlink:type="simple" xlink:show="embed" xlink:actuate="onLoad"/></draw:frame> de <draw:frame draw:style-name="fr1" text:anchor-type="as-char"><draw:object xlink:href="Formula-210/" xlink:type="simple" xlink:show="embed" xlink:actuate="onLoad"/></draw:frame> tels que</text:p>
      <text:p text:style-name="Text_20_body"><draw:frame draw:style-name="fr2" text:anchor-type="paragraph"><draw:object xlink:href="Formula-212/" xlink:type="simple" xlink:show="embed" xlink:actuate="onLoad"/></draw:frame></text:p>
      <text:h text:style-name="Heading_20_3" text:outline-level="3"><text:bookmark-start text:name="remarque-1"/>Remarque<text:bookmark-end text:name="remarque-1"/></text:h>
      <text:p text:style-name="First_20_paragraph">Nous voyons que le procédé qui définit la notion d’ensemble négligeable consiste à surestimer la taille de l’ensemble en lui substituant une collection d’intervalles dont l’union est au moins aussi grande, puis à surestimer la longueur de l’ensemble résultant en calculant la somme des longueurs des intervalles, sans tenir compte des éventuels recouvrements. Si à l’issue de cette double surestimation la longueur évaluée est encore aussi petite que l’on veut, on peut légitimement considérer que l’ensemble de départ est de longueur nulle<text:note text:id="ftn0" text:note-class="footnote"><text:note-citation>1</text:note-citation><text:note-body><text:p text:style-name="Footnote">plus exactement de mesure <text:span text:style-name="T1">extérieure</text:span> de longueur nulle.</text:p></text:note-body></text:note> et que c’est donc ce que signifie “négligeable”. Nous verrons ultérieurement que cette intuition sera vérifiée.</text:p>
      <text:h text:style-name="Heading_20_3" text:outline-level="3"><text:bookmark-start text:name="presque-partout"/>Presque partout<text:bookmark-end text:name="presque-partout"/></text:h>
      <text:p text:style-name="First_20_paragraph">Une propriété dépendant d’un réel <draw:frame draw:style-name="fr1" text:anchor-type="as-char"><draw:object xlink:href="Formula-214/" xlink:type="simple" xlink:show="embed" xlink:actuate="onLoad"/></draw:frame> est vraie <text:span text:style-name="T1">presque partout</text:span> si l’ensemble des points <draw:frame draw:style-name="fr1" text:anchor-type="as-char"><draw:object xlink:href="Formula-216/" xlink:type="simple" xlink:show="embed" xlink:actuate="onLoad"/></draw:frame> où elle est fausse est un ensemble négligeable.</text:p>
      <text:h text:style-name="Heading_20_3" text:outline-level="3"><text:bookmark-start text:name="les-ensembles-dénombrables-sont-négligeables"/>Les ensembles dénombrables sont négligeables<text:bookmark-end text:name="les-ensembles-dénombrables-sont-négligeables"/></text:h>
      <text:p text:style-name="First_20_paragraph">Par exemple, les ensembles finis sont négligeables, <draw:frame draw:style-name="fr1" text:anchor-type="as-char"><draw:object xlink:href="Formula-218/" xlink:type="simple" xlink:show="embed" xlink:actuate="onLoad"/></draw:frame> est négligeable, etc. En effet, si <draw:frame draw:style-name="fr1" text:anchor-type="as-char"><draw:object xlink:href="Formula-220/" xlink:type="simple" xlink:show="embed" xlink:actuate="onLoad"/></draw:frame>, alors pour tout <draw:frame draw:style-name="fr1" text:anchor-type="as-char"><draw:object xlink:href="Formula-222/" xlink:type="simple" xlink:show="embed" xlink:actuate="onLoad"/></draw:frame>, la collection d’intervalle ouverts</text:p>
      <text:p text:style-name="Text_20_body">$$
\left\{
\left]
x_i - \frac{\varepsilon}{2^{i+2}}, x_i + \frac{\varepsilon}{2^{i+2}}
\right[
\, \left| \vphantom{\frac{a}{b}} \, \right.
i \in \mathbb{N}
\right\}
$$</text:p>
      <text:p text:style-name="Text_20_body">recouvre <draw:frame draw:style-name="fr1" text:anchor-type="as-char"><draw:object xlink:href="Formula-224/" xlink:type="simple" xlink:show="embed" xlink:actuate="onLoad"/></draw:frame> et par ailleurs</text:p>
      <text:p text:style-name="Text_20_body"><draw:frame draw:style-name="fr2" text:anchor-type="paragraph"><draw:object xlink:href="Formula-226/" xlink:type="simple" xlink:show="embed" xlink:actuate="onLoad"/></draw:frame></text:p>
      <text:h text:style-name="Heading_20_3" text:outline-level="3"><text:bookmark-start text:name="critère-de-lebesgue-pour-lintégrabilité-au-sens-de-riemann"/>Critère de Lebesgue pour l’intégrabilité au sens de Riemann<text:bookmark-end text:name="critère-de-lebesgue-pour-lintégrabilité-au-sens-de-riemann"/></text:h>
      <text:p text:style-name="First_20_paragraph">La fonction <draw:frame draw:style-name="fr1" text:anchor-type="as-char"><draw:object xlink:href="Formula-228/" xlink:type="simple" xlink:show="embed" xlink:actuate="onLoad"/></draw:frame> est intégrable au sens de Riemann si et seulement si <draw:frame draw:style-name="fr1" text:anchor-type="as-char"><draw:object xlink:href="Formula-230/" xlink:type="simple" xlink:show="embed" xlink:actuate="onLoad"/></draw:frame> est bornée et continue presque partout.</text:p>
      <text:h text:style-name="Heading_20_3" text:outline-level="3"><text:bookmark-start text:name="démonstration-1"/>Démonstration<text:bookmark-end text:name="démonstration-1"/></text:h>
      <text:p text:style-name="First_20_paragraph"><text:a xlink:type="simple" xlink:href="#seules-les-fonctions-bornées-sont-intégrables" office:name=""><text:span text:style-name="Definition">Le lemme ci-dessus</text:span></text:a> montre que le caractère borné est nécessaire pour l’intégrabilité au sens de Riemann. Pour le reste de la preuve, se reporter à (Burk <text:a xlink:type="simple" xlink:href="#ref-Bur07" office:name=""><text:span text:style-name="Definition">2007</text:span></text:a>, 58).</text:p>
      <text:p text:style-name="Text_20_body"><draw:frame draw:style-name="fr1" text:anchor-type="as-char"><draw:object xlink:href="Formula-232/" xlink:type="simple" xlink:show="embed" xlink:actuate="onLoad"/></draw:frame></text:p>
      <text:h text:style-name="Heading_20_2" text:outline-level="2"><text:bookmark-start text:name="intégrale-de-riemann-généralisée"/>Intégrale de Riemann Généralisée<text:bookmark-end text:name="intégrale-de-riemann-généralisée"/></text:h>
      <text:h text:style-name="Heading_20_3" text:outline-level="3"><text:bookmark-start text:name="jauge"/>Jauge<text:bookmark-end text:name="jauge"/></text:h>
      <text:p text:style-name="First_20_paragraph">Une jauge <draw:frame draw:style-name="fr1" text:anchor-type="as-char"><draw:object xlink:href="Formula-234/" xlink:type="simple" xlink:show="embed" xlink:actuate="onLoad"/></draw:frame> sur un intervalle <draw:frame draw:style-name="fr1" text:anchor-type="as-char"><draw:object xlink:href="Formula-236/" xlink:type="simple" xlink:show="embed" xlink:actuate="onLoad"/></draw:frame> de <draw:frame draw:style-name="fr1" text:anchor-type="as-char"><draw:object xlink:href="Formula-238/" xlink:type="simple" xlink:show="embed" xlink:actuate="onLoad"/></draw:frame> est une fonction qui associe à tout <draw:frame draw:style-name="fr1" text:anchor-type="as-char"><draw:object xlink:href="Formula-240/" xlink:type="simple" xlink:show="embed" xlink:actuate="onLoad"/></draw:frame> un intervalle ouvert <draw:frame draw:style-name="fr1" text:anchor-type="as-char"><draw:object xlink:href="Formula-242/" xlink:type="simple" xlink:show="embed" xlink:actuate="onLoad"/></draw:frame> de <draw:frame draw:style-name="fr1" text:anchor-type="as-char"><draw:object xlink:href="Formula-244/" xlink:type="simple" xlink:show="embed" xlink:actuate="onLoad"/></draw:frame> contenant <draw:frame draw:style-name="fr1" text:anchor-type="as-char"><draw:object xlink:href="Formula-246/" xlink:type="simple" xlink:show="embed" xlink:actuate="onLoad"/></draw:frame>.</text:p>
      <text:h text:style-name="Heading_20_3" text:outline-level="3"><text:bookmark-start text:name="subdivision-pointée-subordonnée-à-une-jauge"/>Subdivision pointée subordonnée à une jauge<text:bookmark-end text:name="subdivision-pointée-subordonnée-à-une-jauge"/></text:h>
      <text:p text:style-name="First_20_paragraph">Une subdivision <draw:frame draw:style-name="fr1" text:anchor-type="as-char"><draw:object xlink:href="Formula-248/" xlink:type="simple" xlink:show="embed" xlink:actuate="onLoad"/></draw:frame> de l’intervalle compact <draw:frame draw:style-name="fr1" text:anchor-type="as-char"><draw:object xlink:href="Formula-250/" xlink:type="simple" xlink:show="embed" xlink:actuate="onLoad"/></draw:frame> est <text:span text:style-name="T1">subordonnée à une jauge</text:span> <draw:frame draw:style-name="fr1" text:anchor-type="as-char"><draw:object xlink:href="Formula-252/" xlink:type="simple" xlink:show="embed" xlink:actuate="onLoad"/></draw:frame> sur <draw:frame draw:style-name="fr1" text:anchor-type="as-char"><draw:object xlink:href="Formula-254/" xlink:type="simple" xlink:show="embed" xlink:actuate="onLoad"/></draw:frame> si pour tout <draw:frame draw:style-name="fr1" text:anchor-type="as-char"><draw:object xlink:href="Formula-256/" xlink:type="simple" xlink:show="embed" xlink:actuate="onLoad"/></draw:frame>, <draw:frame draw:style-name="fr1" text:anchor-type="as-char"><draw:object xlink:href="Formula-258/" xlink:type="simple" xlink:show="embed" xlink:actuate="onLoad"/></draw:frame></text:p>
      <text:h text:style-name="Heading_20_3" text:outline-level="3"><text:bookmark-start text:name="représentation-graphique"/>Représentation graphique<text:bookmark-end text:name="représentation-graphique"/></text:h>
      <text:p text:style-name="First_20_paragraph">On peut associer à une jauge <draw:frame draw:style-name="fr1" text:anchor-type="as-char"><draw:object xlink:href="Formula-260/" xlink:type="simple" xlink:show="embed" xlink:actuate="onLoad"/></draw:frame> sur <draw:frame draw:style-name="fr1" text:anchor-type="as-char"><draw:object xlink:href="Formula-262/" xlink:type="simple" xlink:show="embed" xlink:actuate="onLoad"/></draw:frame> l’ensemble du plan</text:p>
      <text:p text:style-name="Text_20_body"><draw:frame draw:style-name="fr2" text:anchor-type="paragraph"><draw:object xlink:href="Formula-264/" xlink:type="simple" xlink:show="embed" xlink:actuate="onLoad"/></draw:frame></text:p>
      <text:p text:style-name="Text_20_body">Par construction, cet ensemble contient la diagonale</text:p>
      <text:p text:style-name="Text_20_body"><draw:frame draw:style-name="fr2" text:anchor-type="paragraph"><draw:object xlink:href="Formula-266/" xlink:type="simple" xlink:show="embed" xlink:actuate="onLoad"/></draw:frame></text:p>
      <text:p text:style-name="Text_20_body"><text:span text:style-name="T2">TODO:</text:span> example, et expliquer pourquoi cette représentation est pratique pour visualiser si une subdivision pointée est subordonnée à une jauge.</text:p>
      <text:p text:style-name="Text_20_body">Par exemple, la jauge <draw:frame draw:style-name="fr1" text:anchor-type="as-char"><draw:object xlink:href="Formula-268/" xlink:type="simple" xlink:show="embed" xlink:actuate="onLoad"/></draw:frame> définie sur <draw:frame draw:style-name="fr1" text:anchor-type="as-char"><draw:object xlink:href="Formula-270/" xlink:type="simple" xlink:show="embed" xlink:actuate="onLoad"/></draw:frame> par <draw:frame draw:style-name="fr1" text:anchor-type="as-char"><draw:object xlink:href="Formula-272/" xlink:type="simple" xlink:show="embed" xlink:actuate="onLoad"/></draw:frame> est représentée comme suit:</text:p>
      <text:p text:style-name="Text_20_body"><text:span text:style-name="T1">Graphe de la jauge </text:span><draw:frame draw:style-name="fr1" text:anchor-type="as-char"><draw:object xlink:href="Formula-274/" xlink:type="simple" xlink:show="embed" xlink:actuate="onLoad"/></draw:frame><text:span text:style-name="T1"> </text:span><draw:frame draw:style-name="fr1" text:anchor-type="as-char"><draw:object xlink:href="Formula-276/" xlink:type="simple" xlink:show="embed" xlink:actuate="onLoad"/></draw:frame></text:p>
      <text:p text:style-name="Text_20_body"><text:span text:style-name="T2">TODO:</text:span> graphique d’une subdivision pointée, avec séparateurs en barres verticales et <draw:frame draw:style-name="fr1" text:anchor-type="as-char"><draw:object xlink:href="Formula-278/" xlink:type="simple" xlink:show="embed" xlink:actuate="onLoad"/></draw:frame> en croix.</text:p>
      <text:h text:style-name="Heading_20_3" text:outline-level="3"><text:bookmark-start text:name="lemme-de-cousin"/>Lemme de Cousin<text:bookmark-end text:name="lemme-de-cousin"/></text:h>
      <text:p text:style-name="First_20_paragraph">Pour toute fonction de jauge <draw:frame draw:style-name="fr1" text:anchor-type="as-char"><draw:object xlink:href="Formula-280/" xlink:type="simple" xlink:show="embed" xlink:actuate="onLoad"/></draw:frame> sur l’intervalle fermé <draw:frame draw:style-name="fr1" text:anchor-type="as-char"><draw:object xlink:href="Formula-282/" xlink:type="simple" xlink:show="embed" xlink:actuate="onLoad"/></draw:frame>, il existe une subdivision <draw:frame draw:style-name="fr1" text:anchor-type="as-char"><draw:object xlink:href="Formula-284/" xlink:type="simple" xlink:show="embed" xlink:actuate="onLoad"/></draw:frame> qui soit subordonnée à <draw:frame draw:style-name="fr1" text:anchor-type="as-char"><draw:object xlink:href="Formula-286/" xlink:type="simple" xlink:show="embed" xlink:actuate="onLoad"/></draw:frame>.</text:p>
      <text:h text:style-name="Heading_20_3" text:outline-level="3"><text:bookmark-start text:name="preuve"/>Preuve<text:bookmark-end text:name="preuve"/></text:h>
      <text:p text:style-name="First_20_paragraph">S’il existe un <draw:frame draw:style-name="fr1" text:anchor-type="as-char"><draw:object xlink:href="Formula-288/" xlink:type="simple" xlink:show="embed" xlink:actuate="onLoad"/></draw:frame> tel que <draw:frame draw:style-name="fr1" text:anchor-type="as-char"><draw:object xlink:href="Formula-290/" xlink:type="simple" xlink:show="embed" xlink:actuate="onLoad"/></draw:frame>, la subdivision <draw:frame draw:style-name="fr1" text:anchor-type="as-char"><draw:object xlink:href="Formula-292/" xlink:type="simple" xlink:show="embed" xlink:actuate="onLoad"/></draw:frame> convient. Sinon, on peut considérer les intervalles <draw:frame draw:style-name="fr1" text:anchor-type="as-char"><draw:object xlink:href="Formula-294/" xlink:type="simple" xlink:show="embed" xlink:actuate="onLoad"/></draw:frame> et <draw:frame draw:style-name="fr1" text:anchor-type="as-char"><draw:object xlink:href="Formula-296/" xlink:type="simple" xlink:show="embed" xlink:actuate="onLoad"/></draw:frame> et examiner pour chacun de ces intervalles s’il existe un <draw:frame draw:style-name="fr1" text:anchor-type="as-char"><draw:object xlink:href="Formula-298/" xlink:type="simple" xlink:show="embed" xlink:actuate="onLoad"/></draw:frame> tel que <draw:frame draw:style-name="fr1" text:anchor-type="as-char"><draw:object xlink:href="Formula-300/" xlink:type="simple" xlink:show="embed" xlink:actuate="onLoad"/></draw:frame>, dans ce cas ajouter la paire <draw:frame draw:style-name="fr1" text:anchor-type="as-char"><draw:object xlink:href="Formula-302/" xlink:type="simple" xlink:show="embed" xlink:actuate="onLoad"/></draw:frame> à la famille <draw:frame draw:style-name="fr1" text:anchor-type="as-char"><draw:object xlink:href="Formula-304/" xlink:type="simple" xlink:show="embed" xlink:actuate="onLoad"/></draw:frame> et dans le cas contraire décomposer à nouveau l’intervalle posant problème. Soit ce procédé converge en un nombre fini d’étapes et forme une subdivision pointée <draw:frame draw:style-name="fr1" text:anchor-type="as-char"><draw:object xlink:href="Formula-306/" xlink:type="simple" xlink:show="embed" xlink:actuate="onLoad"/></draw:frame> de <draw:frame draw:style-name="fr1" text:anchor-type="as-char"><draw:object xlink:href="Formula-308/" xlink:type="simple" xlink:show="embed" xlink:actuate="onLoad"/></draw:frame>, soit nous avons construit une infinité d’intervalles fermés <draw:frame draw:style-name="fr1" text:anchor-type="as-char"><draw:object xlink:href="Formula-310/" xlink:type="simple" xlink:show="embed" xlink:actuate="onLoad"/></draw:frame> emboités (<draw:frame draw:style-name="fr1" text:anchor-type="as-char"><draw:object xlink:href="Formula-312/" xlink:type="simple" xlink:show="embed" xlink:actuate="onLoad"/></draw:frame>) de <draw:frame draw:style-name="fr1" text:anchor-type="as-char"><draw:object xlink:href="Formula-314/" xlink:type="simple" xlink:show="embed" xlink:actuate="onLoad"/></draw:frame> tels que pour tout <draw:frame draw:style-name="fr1" text:anchor-type="as-char"><draw:object xlink:href="Formula-316/" xlink:type="simple" xlink:show="embed" xlink:actuate="onLoad"/></draw:frame>, <draw:frame draw:style-name="fr1" text:anchor-type="as-char"><draw:object xlink:href="Formula-318/" xlink:type="simple" xlink:show="embed" xlink:actuate="onLoad"/></draw:frame>.</text:p>
      <text:p text:style-name="Text_20_body">Montrons que ce second scénario est impossible. Comme les <draw:frame draw:style-name="fr1" text:anchor-type="as-char"><draw:object xlink:href="Formula-320/" xlink:type="simple" xlink:show="embed" xlink:actuate="onLoad"/></draw:frame> sont emboités, la collection <draw:frame draw:style-name="fr1" text:anchor-type="as-char"><draw:object xlink:href="Formula-322/" xlink:type="simple" xlink:show="embed" xlink:actuate="onLoad"/></draw:frame> possède la propriété de l’intersection finie. L’intervalle <draw:frame draw:style-name="fr1" text:anchor-type="as-char"><draw:object xlink:href="Formula-324/" xlink:type="simple" xlink:show="embed" xlink:actuate="onLoad"/></draw:frame> étant compact, cela implique qu’il existe un <draw:frame draw:style-name="fr1" text:anchor-type="as-char"><draw:object xlink:href="Formula-326/" xlink:type="simple" xlink:show="embed" xlink:actuate="onLoad"/></draw:frame> tel que pour tout <draw:frame draw:style-name="fr1" text:anchor-type="as-char"><draw:object xlink:href="Formula-328/" xlink:type="simple" xlink:show="embed" xlink:actuate="onLoad"/></draw:frame>, <draw:frame draw:style-name="fr1" text:anchor-type="as-char"><draw:object xlink:href="Formula-330/" xlink:type="simple" xlink:show="embed" xlink:actuate="onLoad"/></draw:frame> soit adhérent à <draw:frame draw:style-name="fr1" text:anchor-type="as-char"><draw:object xlink:href="Formula-332/" xlink:type="simple" xlink:show="embed" xlink:actuate="onLoad"/></draw:frame>. Les <draw:frame draw:style-name="fr1" text:anchor-type="as-char"><draw:object xlink:href="Formula-334/" xlink:type="simple" xlink:show="embed" xlink:actuate="onLoad"/></draw:frame> étant fermés, <draw:frame draw:style-name="fr1" text:anchor-type="as-char"><draw:object xlink:href="Formula-336/" xlink:type="simple" xlink:show="embed" xlink:actuate="onLoad"/></draw:frame> appartient à chaque <draw:frame draw:style-name="fr1" text:anchor-type="as-char"><draw:object xlink:href="Formula-338/" xlink:type="simple" xlink:show="embed" xlink:actuate="onLoad"/></draw:frame>. La longueur de <draw:frame draw:style-name="fr1" text:anchor-type="as-char"><draw:object xlink:href="Formula-340/" xlink:type="simple" xlink:show="embed" xlink:actuate="onLoad"/></draw:frame> étant divisée par deux à chaque incrément de <draw:frame draw:style-name="fr1" text:anchor-type="as-char"><draw:object xlink:href="Formula-342/" xlink:type="simple" xlink:show="embed" xlink:actuate="onLoad"/></draw:frame>, <draw:frame draw:style-name="fr1" text:anchor-type="as-char"><draw:object xlink:href="Formula-344/" xlink:type="simple" xlink:show="embed" xlink:actuate="onLoad"/></draw:frame> et comme <draw:frame draw:style-name="fr1" text:anchor-type="as-char"><draw:object xlink:href="Formula-346/" xlink:type="simple" xlink:show="embed" xlink:actuate="onLoad"/></draw:frame>, <draw:frame draw:style-name="fr1" text:anchor-type="as-char"><draw:object xlink:href="Formula-348/" xlink:type="simple" xlink:show="embed" xlink:actuate="onLoad"/></draw:frame>. Par conséquent, il existe un rang <draw:frame draw:style-name="fr1" text:anchor-type="as-char"><draw:object xlink:href="Formula-350/" xlink:type="simple" xlink:show="embed" xlink:actuate="onLoad"/></draw:frame> à partir duquel <draw:frame draw:style-name="fr1" text:anchor-type="as-char"><draw:object xlink:href="Formula-352/" xlink:type="simple" xlink:show="embed" xlink:actuate="onLoad"/></draw:frame>, ce qui contredit l’hypothèse de départ.</text:p>
      <text:h text:style-name="Heading_20_4" text:outline-level="4"><text:bookmark-start text:name="note"/>Note<text:bookmark-end text:name="note"/></text:h>
      <text:p text:style-name="First_20_paragraph">Si l’argument topologique peut être survolé, la procédure de dichotomie est intéressante et peut être utilisé sur des exemples concrets, ça vaudrait le coup de la faire “pour de vrai”.</text:p>
      <text:p text:style-name="Text_20_body">Au passage, il faut s’arranger pour “lemmatiser” le résultats “… et le processus termine en un nombre fini d’étapes” plus clairement.</text:p>
      <text:p text:style-name="Text_20_body"><draw:frame draw:style-name="fr1" text:anchor-type="as-char"><draw:object xlink:href="Formula-354/" xlink:type="simple" xlink:show="embed" xlink:actuate="onLoad"/></draw:frame></text:p>
      <text:h text:style-name="Heading_20_3" text:outline-level="3"><text:bookmark-start text:name="intégrale-de-henstock-kurzweil-sur-un-intervalle-compact"/>Intégrale de Henstock-Kurzweil sur un intervalle compact<text:bookmark-end text:name="intégrale-de-henstock-kurzweil-sur-un-intervalle-compact"/></text:h>
      <text:p text:style-name="First_20_paragraph">Une fonction <draw:frame draw:style-name="fr1" text:anchor-type="as-char"><draw:object xlink:href="Formula-356/" xlink:type="simple" xlink:show="embed" xlink:actuate="onLoad"/></draw:frame> est dite <text:span text:style-name="T1">intégrable (au sens de Henstock-Kurzweil)</text:span> s’il existe un réel <draw:frame draw:style-name="fr1" text:anchor-type="as-char"><draw:object xlink:href="Formula-358/" xlink:type="simple" xlink:show="embed" xlink:actuate="onLoad"/></draw:frame> tel que pour tout <draw:frame draw:style-name="fr1" text:anchor-type="as-char"><draw:object xlink:href="Formula-360/" xlink:type="simple" xlink:show="embed" xlink:actuate="onLoad"/></draw:frame> il existe une jauge <draw:frame draw:style-name="fr1" text:anchor-type="as-char"><draw:object xlink:href="Formula-362/" xlink:type="simple" xlink:show="embed" xlink:actuate="onLoad"/></draw:frame> sur <draw:frame draw:style-name="fr1" text:anchor-type="as-char"><draw:object xlink:href="Formula-364/" xlink:type="simple" xlink:show="embed" xlink:actuate="onLoad"/></draw:frame> telle que pour toute subdivision pointée <draw:frame draw:style-name="fr1" text:anchor-type="as-char"><draw:object xlink:href="Formula-366/" xlink:type="simple" xlink:show="embed" xlink:actuate="onLoad"/></draw:frame> de <draw:frame draw:style-name="fr1" text:anchor-type="as-char"><draw:object xlink:href="Formula-368/" xlink:type="simple" xlink:show="embed" xlink:actuate="onLoad"/></draw:frame> subordonnée à <draw:frame draw:style-name="fr1" text:anchor-type="as-char"><draw:object xlink:href="Formula-370/" xlink:type="simple" xlink:show="embed" xlink:actuate="onLoad"/></draw:frame>, on ait <draw:frame draw:style-name="fr1" text:anchor-type="as-char"><draw:object xlink:href="Formula-372/" xlink:type="simple" xlink:show="embed" xlink:actuate="onLoad"/></draw:frame>. Le réel <draw:frame draw:style-name="fr1" text:anchor-type="as-char"><draw:object xlink:href="Formula-374/" xlink:type="simple" xlink:show="embed" xlink:actuate="onLoad"/></draw:frame> quand il existe est unique; il est appelé <text:span text:style-name="T1">intégrale de </text:span><draw:frame draw:style-name="fr1" text:anchor-type="as-char"><draw:object xlink:href="Formula-376/" xlink:type="simple" xlink:show="embed" xlink:actuate="onLoad"/></draw:frame><text:span text:style-name="T1"> sur </text:span><draw:frame draw:style-name="fr1" text:anchor-type="as-char"><draw:object xlink:href="Formula-378/" xlink:type="simple" xlink:show="embed" xlink:actuate="onLoad"/></draw:frame> et noté</text:p>
      <text:p text:style-name="Text_20_body"><draw:frame draw:style-name="fr2" text:anchor-type="paragraph"><draw:object xlink:href="Formula-380/" xlink:type="simple" xlink:show="embed" xlink:actuate="onLoad"/></draw:frame></text:p>
      <text:h text:style-name="Heading_20_3" text:outline-level="3"><text:bookmark-start text:name="notation"/>Notation<text:bookmark-end text:name="notation"/></text:h>
      <text:p text:style-name="First_20_paragraph">La première notation peut être étendue au cas où <draw:frame draw:style-name="fr1" text:anchor-type="as-char"><draw:object xlink:href="Formula-382/" xlink:type="simple" xlink:show="embed" xlink:actuate="onLoad"/></draw:frame>; on définit alors l’intégrale de <draw:frame draw:style-name="fr1" text:anchor-type="as-char"><draw:object xlink:href="Formula-384/" xlink:type="simple" xlink:show="embed" xlink:actuate="onLoad"/></draw:frame> à <draw:frame draw:style-name="fr1" text:anchor-type="as-char"><draw:object xlink:href="Formula-386/" xlink:type="simple" xlink:show="embed" xlink:actuate="onLoad"/></draw:frame> en se ramenant au cas précédent, par</text:p>
      <text:p text:style-name="Text_20_body"><draw:frame draw:style-name="fr2" text:anchor-type="paragraph"><draw:object xlink:href="Formula-388/" xlink:type="simple" xlink:show="embed" xlink:actuate="onLoad"/></draw:frame></text:p>
      <text:p text:style-name="Text_20_body">Lorsqu’on sera en présence de plusieurs intégrales (Newton, Riemann, etc.), on pourra préfixer l’intégrale par les lettres “HK” (pour Henstock-Kurzweil) pour lever toute ambiguité:</text:p>
      <text:p text:style-name="Text_20_body"><draw:frame draw:style-name="fr2" text:anchor-type="paragraph"><draw:object xlink:href="Formula-390/" xlink:type="simple" xlink:show="embed" xlink:actuate="onLoad"/></draw:frame></text:p>
      <text:h text:style-name="Heading_20_3" text:outline-level="3"><text:bookmark-start text:name="intégrale-de-riemann-1"/>Intégrale de Riemann<text:bookmark-end text:name="intégrale-de-riemann-1"/></text:h>
      <text:p text:style-name="First_20_paragraph">Toute fonction <draw:frame draw:style-name="fr1" text:anchor-type="as-char"><draw:object xlink:href="Formula-392/" xlink:type="simple" xlink:show="embed" xlink:actuate="onLoad"/></draw:frame> intégrable au sens de Riemann est intégrable au sens de Henstock-Kurzweil et les deux intégrales coïncident.</text:p>
      <text:h text:style-name="Heading_20_3" text:outline-level="3"><text:bookmark-start text:name="def-riemann-preuve"/>Def Riemann + Preuve<text:bookmark-end text:name="def-riemann-preuve"/></text:h>
      <text:p text:style-name="First_20_paragraph"><text:span text:style-name="T2">TODO</text:span>. Passer par l’intermédiaires des jauges numériques ? Bof. Directement avec de <draw:frame draw:style-name="fr1" text:anchor-type="as-char"><draw:object xlink:href="Formula-394/" xlink:type="simple" xlink:show="embed" xlink:actuate="onLoad"/></draw:frame> uniforme à l’intervalle ouvert.</text:p>
      <text:h text:style-name="Heading_20_3" text:outline-level="3"><text:bookmark-start text:name="théorème-fondamental-du-calcul"/>Théorème fondamental du calcul<text:bookmark-end text:name="théorème-fondamental-du-calcul"/></text:h>
      <text:p text:style-name="First_20_paragraph">Si la fonction <draw:frame draw:style-name="fr1" text:anchor-type="as-char"><draw:object xlink:href="Formula-396/" xlink:type="simple" xlink:show="embed" xlink:actuate="onLoad"/></draw:frame> est dérivable sur <draw:frame draw:style-name="fr1" text:anchor-type="as-char"><draw:object xlink:href="Formula-398/" xlink:type="simple" xlink:show="embed" xlink:actuate="onLoad"/></draw:frame>, la dérivée function dérivée <draw:frame draw:style-name="fr1" text:anchor-type="as-char"><draw:object xlink:href="Formula-400/" xlink:type="simple" xlink:show="embed" xlink:actuate="onLoad"/></draw:frame> est intégrable sur <draw:frame draw:style-name="fr1" text:anchor-type="as-char"><draw:object xlink:href="Formula-402/" xlink:type="simple" xlink:show="embed" xlink:actuate="onLoad"/></draw:frame> et</text:p>
      <text:p text:style-name="Text_20_body"><draw:frame draw:style-name="fr2" text:anchor-type="paragraph"><draw:object xlink:href="Formula-404/" xlink:type="simple" xlink:show="embed" xlink:actuate="onLoad"/></draw:frame></text:p>
      <text:h text:style-name="Heading_20_3" text:outline-level="3"><text:bookmark-start text:name="théorème-fondamental-du-calcul-alternatif-corollaire"/>Théorème fondamental du calcul (alternatif) (Corollaire ?)<text:bookmark-end text:name="théorème-fondamental-du-calcul-alternatif-corollaire"/></text:h>
      <text:p text:style-name="First_20_paragraph">Toute fonction <draw:frame draw:style-name="fr1" text:anchor-type="as-char"><draw:object xlink:href="Formula-406/" xlink:type="simple" xlink:show="embed" xlink:actuate="onLoad"/></draw:frame> intégrable au sens de Newton est intégrable au sens de Henstock-Kurzweil et les deux intégrales coïncident.</text:p>
      <text:p text:style-name="Text_20_body"><text:span text:style-name="T2">QUESTION</text:span> exfiltrer le “Straddle Lemma”? Ca sera probablement plus clair. L’autre option est de splitter un cran plus avant la somme qui majore l’erreur entre somme de Riemann et intégral … à voir. Arf, ça ne marche pas, tss tss…</text:p>
      <text:h text:style-name="Heading_20_3" text:outline-level="3"><text:bookmark-start text:name="preuve-1"/>Preuve<text:bookmark-end text:name="preuve-1"/></text:h>
      <text:p text:style-name="First_20_paragraph">Nous souhaitons établir que <draw:frame draw:style-name="fr1" text:anchor-type="as-char"><draw:object xlink:href="Formula-408/" xlink:type="simple" xlink:show="embed" xlink:actuate="onLoad"/></draw:frame> est intégrable, d’intégrale égale à <draw:frame draw:style-name="fr1" text:anchor-type="as-char"><draw:object xlink:href="Formula-410/" xlink:type="simple" xlink:show="embed" xlink:actuate="onLoad"/></draw:frame>. Pour cela, nous devons montrer que pour tout <draw:frame draw:style-name="fr1" text:anchor-type="as-char"><draw:object xlink:href="Formula-412/" xlink:type="simple" xlink:show="embed" xlink:actuate="onLoad"/></draw:frame> il existe une fonction de jauge <draw:frame draw:style-name="fr1" text:anchor-type="as-char"><draw:object xlink:href="Formula-414/" xlink:type="simple" xlink:show="embed" xlink:actuate="onLoad"/></draw:frame> sur <draw:frame draw:style-name="fr1" text:anchor-type="as-char"><draw:object xlink:href="Formula-416/" xlink:type="simple" xlink:show="embed" xlink:actuate="onLoad"/></draw:frame> telle que, si une subdivision pointée</text:p>
      <text:p text:style-name="Text_20_body"><draw:frame draw:style-name="fr2" text:anchor-type="paragraph"><draw:object xlink:href="Formula-418/" xlink:type="simple" xlink:show="embed" xlink:actuate="onLoad"/></draw:frame></text:p>
      <text:p text:style-name="Text_20_body">vérifie pour tout <draw:frame draw:style-name="fr1" text:anchor-type="as-char"><draw:object xlink:href="Formula-420/" xlink:type="simple" xlink:show="embed" xlink:actuate="onLoad"/></draw:frame> <draw:frame draw:style-name="fr1" text:anchor-type="as-char"><draw:object xlink:href="Formula-422/" xlink:type="simple" xlink:show="embed" xlink:actuate="onLoad"/></draw:frame> alors</text:p>
      <text:p text:style-name="Text_20_body"><draw:frame draw:style-name="fr2" text:anchor-type="paragraph"><draw:object xlink:href="Formula-424/" xlink:type="simple" xlink:show="embed" xlink:actuate="onLoad"/></draw:frame></text:p>
      <text:p text:style-name="Text_20_body">Notons que si <draw:frame draw:style-name="fr1" text:anchor-type="as-char"><draw:object xlink:href="Formula-426/" xlink:type="simple" xlink:show="embed" xlink:actuate="onLoad"/></draw:frame>, le membre de gauche de cette inégalité vérifie</text:p>
      <text:p text:style-name="Text_20_body"><draw:frame draw:style-name="fr2" text:anchor-type="paragraph"><draw:object xlink:href="Formula-428/" xlink:type="simple" xlink:show="embed" xlink:actuate="onLoad"/></draw:frame></text:p>
      <text:p text:style-name="Text_20_body">Fixons donc un <draw:frame draw:style-name="fr1" text:anchor-type="as-char"><draw:object xlink:href="Formula-430/" xlink:type="simple" xlink:show="embed" xlink:actuate="onLoad"/></draw:frame> arbitraire. Comme pour tout <draw:frame draw:style-name="fr1" text:anchor-type="as-char"><draw:object xlink:href="Formula-432/" xlink:type="simple" xlink:show="embed" xlink:actuate="onLoad"/></draw:frame></text:p>
      <text:p text:style-name="Text_20_body"><draw:frame draw:style-name="fr2" text:anchor-type="paragraph"><draw:object xlink:href="Formula-434/" xlink:type="simple" xlink:show="embed" xlink:actuate="onLoad"/></draw:frame></text:p>
      <text:p text:style-name="Text_20_body">il existe un <draw:frame draw:style-name="fr1" text:anchor-type="as-char"><draw:object xlink:href="Formula-436/" xlink:type="simple" xlink:show="embed" xlink:actuate="onLoad"/></draw:frame> tel que si <draw:frame draw:style-name="fr1" text:anchor-type="as-char"><draw:object xlink:href="Formula-438/" xlink:type="simple" xlink:show="embed" xlink:actuate="onLoad"/></draw:frame></text:p>
      <text:p text:style-name="Text_20_body"><draw:frame draw:style-name="fr2" text:anchor-type="paragraph"><draw:object xlink:href="Formula-440/" xlink:type="simple" xlink:show="embed" xlink:actuate="onLoad"/></draw:frame></text:p>
      <text:p text:style-name="Text_20_body">Par conséquent, si le sous-intervalle fermé <draw:frame draw:style-name="fr1" text:anchor-type="as-char"><draw:object xlink:href="Formula-442/" xlink:type="simple" xlink:show="embed" xlink:actuate="onLoad"/></draw:frame> de <draw:frame draw:style-name="fr1" text:anchor-type="as-char"><draw:object xlink:href="Formula-444/" xlink:type="simple" xlink:show="embed" xlink:actuate="onLoad"/></draw:frame> est tel que</text:p>
      <text:p text:style-name="Text_20_body"><draw:frame draw:style-name="fr2" text:anchor-type="paragraph"><draw:object xlink:href="Formula-446/" xlink:type="simple" xlink:show="embed" xlink:actuate="onLoad"/></draw:frame></text:p>
      <text:p text:style-name="Text_20_body">nous avons</text:p>
      <text:p text:style-name="Text_20_body"><draw:frame draw:style-name="fr2" text:anchor-type="paragraph"><draw:object xlink:href="Formula-448/" xlink:type="simple" xlink:show="embed" xlink:actuate="onLoad"/></draw:frame></text:p>
      <text:p text:style-name="Text_20_body">ainsi que</text:p>
      <text:p text:style-name="Text_20_body"><draw:frame draw:style-name="fr2" text:anchor-type="paragraph"><draw:object xlink:href="Formula-450/" xlink:type="simple" xlink:show="embed" xlink:actuate="onLoad"/></draw:frame></text:p>
      <text:p text:style-name="Text_20_body">L’inégalité triangulaire fournit alors</text:p>
      <text:p text:style-name="Text_20_body"><draw:frame draw:style-name="fr2" text:anchor-type="paragraph"><draw:object xlink:href="Formula-452/" xlink:type="simple" xlink:show="embed" xlink:actuate="onLoad"/></draw:frame></text:p>
      <text:p text:style-name="Text_20_body">Posons <draw:frame draw:style-name="fr1" text:anchor-type="as-char"><draw:object xlink:href="Formula-454/" xlink:type="simple" xlink:show="embed" xlink:actuate="onLoad"/></draw:frame> nous avons ainsi bien défini une fonction de jauge. Si <draw:frame draw:style-name="fr1" text:anchor-type="as-char"><draw:object xlink:href="Formula-456/" xlink:type="simple" xlink:show="embed" xlink:actuate="onLoad"/></draw:frame> est subordonnée à <draw:frame draw:style-name="fr1" text:anchor-type="as-char"><draw:object xlink:href="Formula-458/" xlink:type="simple" xlink:show="embed" xlink:actuate="onLoad"/></draw:frame>, pour tout <draw:frame draw:style-name="fr1" text:anchor-type="as-char"><draw:object xlink:href="Formula-460/" xlink:type="simple" xlink:show="embed" xlink:actuate="onLoad"/></draw:frame></text:p>
      <text:p text:style-name="Text_20_body"><draw:frame draw:style-name="fr2" text:anchor-type="paragraph"><draw:object xlink:href="Formula-462/" xlink:type="simple" xlink:show="embed" xlink:actuate="onLoad"/></draw:frame></text:p>
      <text:p text:style-name="Text_20_body">par conséquent</text:p>
      <text:p text:style-name="Text_20_body"><draw:frame draw:style-name="fr2" text:anchor-type="paragraph"><draw:object xlink:href="Formula-464/" xlink:type="simple" xlink:show="embed" xlink:actuate="onLoad"/></draw:frame></text:p>
      <text:p text:style-name="Text_20_body">Exploitons cette inégalité pour majorer l’erreur entre la somme de Riemann et l’intégrale de <draw:frame draw:style-name="fr1" text:anchor-type="as-char"><draw:object xlink:href="Formula-466/" xlink:type="simple" xlink:show="embed" xlink:actuate="onLoad"/></draw:frame>; nous avons</text:p>
      <text:p text:style-name="Text_20_body"><draw:frame draw:style-name="fr2" text:anchor-type="paragraph"><draw:object xlink:href="Formula-468/" xlink:type="simple" xlink:show="embed" xlink:actuate="onLoad"/></draw:frame></text:p>
      <text:p text:style-name="Text_20_body">Il suffit de choisir un nombre réel positif <draw:frame draw:style-name="fr1" text:anchor-type="as-char"><draw:object xlink:href="Formula-470/" xlink:type="simple" xlink:show="embed" xlink:actuate="onLoad"/></draw:frame> tel que <draw:frame draw:style-name="fr1" text:anchor-type="as-char"><draw:object xlink:href="Formula-472/" xlink:type="simple" xlink:show="embed" xlink:actuate="onLoad"/></draw:frame> pour obtenir l’inégalité recherchée.</text:p>
      <text:p text:style-name="Text_20_body"><draw:frame draw:style-name="fr1" text:anchor-type="as-char"><draw:object xlink:href="Formula-474/" xlink:type="simple" xlink:show="embed" xlink:actuate="onLoad"/></draw:frame></text:p>
      <text:h text:style-name="Heading_20_3" text:outline-level="3"><text:bookmark-start text:name="exemple-x-mapsto-ex."/>Exemple: <draw:frame draw:style-name="fr1" text:anchor-type="as-char"><draw:object xlink:href="Formula-476/" xlink:type="simple" xlink:show="embed" xlink:actuate="onLoad"/></draw:frame>.<text:bookmark-end text:name="exemple-x-mapsto-ex."/></text:h>
      <text:p text:style-name="First_20_paragraph">La fonction <draw:frame draw:style-name="fr1" text:anchor-type="as-char"><draw:object xlink:href="Formula-478/" xlink:type="simple" xlink:show="embed" xlink:actuate="onLoad"/></draw:frame> est intégrable au sens de Newton sur tout intervalle compact <draw:frame draw:style-name="fr1" text:anchor-type="as-char"><draw:object xlink:href="Formula-480/" xlink:type="simple" xlink:show="embed" xlink:actuate="onLoad"/></draw:frame> de <draw:frame draw:style-name="fr1" text:anchor-type="as-char"><draw:object xlink:href="Formula-482/" xlink:type="simple" xlink:show="embed" xlink:actuate="onLoad"/></draw:frame> puisqu’elle admet <draw:frame draw:style-name="fr1" text:anchor-type="as-char"><draw:object xlink:href="Formula-484/" xlink:type="simple" xlink:show="embed" xlink:actuate="onLoad"/></draw:frame> comme primitive. On a ainsi</text:p>
      <text:p text:style-name="Text_20_body"><draw:frame draw:style-name="fr2" text:anchor-type="paragraph"><draw:object xlink:href="Formula-486/" xlink:type="simple" xlink:show="embed" xlink:actuate="onLoad"/></draw:frame></text:p>
      <text:p text:style-name="Text_20_body">Par le théorème fondamental du calcul, <draw:frame draw:style-name="fr1" text:anchor-type="as-char"><draw:object xlink:href="Formula-488/" xlink:type="simple" xlink:show="embed" xlink:actuate="onLoad"/></draw:frame> est intégrable au sens de Henstock-Kurzweil et l’intégrale associée coïncide avec l’intégrale de Newton. Pour toute intervalle <draw:frame draw:style-name="fr1" text:anchor-type="as-char"><draw:object xlink:href="Formula-490/" xlink:type="simple" xlink:show="embed" xlink:actuate="onLoad"/></draw:frame> et toute précision <draw:frame draw:style-name="fr1" text:anchor-type="as-char"><draw:object xlink:href="Formula-492/" xlink:type="simple" xlink:show="embed" xlink:actuate="onLoad"/></draw:frame>, il existe donc une jauge <draw:frame draw:style-name="fr1" text:anchor-type="as-char"><draw:object xlink:href="Formula-494/" xlink:type="simple" xlink:show="embed" xlink:actuate="onLoad"/></draw:frame> telle que pour toute subdivision pointée <draw:frame draw:style-name="fr1" text:anchor-type="as-char"><draw:object xlink:href="Formula-496/" xlink:type="simple" xlink:show="embed" xlink:actuate="onLoad"/></draw:frame> subordonnée à <draw:frame draw:style-name="fr1" text:anchor-type="as-char"><draw:object xlink:href="Formula-498/" xlink:type="simple" xlink:show="embed" xlink:actuate="onLoad"/></draw:frame>, l’écart entre <draw:frame draw:style-name="fr1" text:anchor-type="as-char"><draw:object xlink:href="Formula-500/" xlink:type="simple" xlink:show="embed" xlink:actuate="onLoad"/></draw:frame> et la valeur de l’intégrale soit au plus <draw:frame draw:style-name="fr1" text:anchor-type="as-char"><draw:object xlink:href="Formula-502/" xlink:type="simple" xlink:show="embed" xlink:actuate="onLoad"/></draw:frame>.</text:p>
      <text:p text:style-name="Text_20_body">Construisons une telle jauge en nous inspirant de la preuve du théorème fondamental du calcul. Dans cette preuve, nous avons montré que la précision <draw:frame draw:style-name="fr1" text:anchor-type="as-char"><draw:object xlink:href="Formula-504/" xlink:type="simple" xlink:show="embed" xlink:actuate="onLoad"/></draw:frame> était atteinte si nous choisissions <draw:frame draw:style-name="fr1" text:anchor-type="as-char"><draw:object xlink:href="Formula-506/" xlink:type="simple" xlink:show="embed" xlink:actuate="onLoad"/></draw:frame> où <draw:frame draw:style-name="fr1" text:anchor-type="as-char"><draw:object xlink:href="Formula-508/" xlink:type="simple" xlink:show="embed" xlink:actuate="onLoad"/></draw:frame> est tel que si <draw:frame draw:style-name="fr1" text:anchor-type="as-char"><draw:object xlink:href="Formula-510/" xlink:type="simple" xlink:show="embed" xlink:actuate="onLoad"/></draw:frame>, alors</text:p>
      <text:p text:style-name="Text_20_body"><draw:frame draw:style-name="fr2" text:anchor-type="paragraph"><draw:object xlink:href="Formula-512/" xlink:type="simple" xlink:show="embed" xlink:actuate="onLoad"/></draw:frame></text:p>
      <text:p text:style-name="Text_20_body">Explicitons cette contrainte dans le cas de la fonction <draw:frame draw:style-name="fr1" text:anchor-type="as-char"><draw:object xlink:href="Formula-514/" xlink:type="simple" xlink:show="embed" xlink:actuate="onLoad"/></draw:frame>. Cette fonction étant deux fois différentiable sur <draw:frame draw:style-name="fr1" text:anchor-type="as-char"><draw:object xlink:href="Formula-516/" xlink:type="simple" xlink:show="embed" xlink:actuate="onLoad"/></draw:frame>, la formule de Taylor avec reste intégral nous fournit</text:p>
      <text:p text:style-name="Text_20_body"><draw:frame draw:style-name="fr2" text:anchor-type="paragraph"><draw:object xlink:href="Formula-518/" xlink:type="simple" xlink:show="embed" xlink:actuate="onLoad"/></draw:frame></text:p>
      <text:p text:style-name="Text_20_body">Dans ce cas précis, puisque <draw:frame draw:style-name="fr1" text:anchor-type="as-char"><draw:object xlink:href="Formula-520/" xlink:type="simple" xlink:show="embed" xlink:actuate="onLoad"/></draw:frame>, lorsque <draw:frame draw:style-name="fr1" text:anchor-type="as-char"><draw:object xlink:href="Formula-522/" xlink:type="simple" xlink:show="embed" xlink:actuate="onLoad"/></draw:frame> nous avons</text:p>
      <text:p text:style-name="Text_20_body"><draw:frame draw:style-name="fr2" text:anchor-type="paragraph"><draw:object xlink:href="Formula-524/" xlink:type="simple" xlink:show="embed" xlink:actuate="onLoad"/></draw:frame></text:p>
      <text:p text:style-name="Text_20_body">Lorsque <draw:frame draw:style-name="fr1" text:anchor-type="as-char"><draw:object xlink:href="Formula-526/" xlink:type="simple" xlink:show="embed" xlink:actuate="onLoad"/></draw:frame>, on peut montrer que</text:p>
      <text:p text:style-name="Text_20_body"><draw:frame draw:style-name="fr2" text:anchor-type="paragraph"><draw:object xlink:href="Formula-528/" xlink:type="simple" xlink:show="embed" xlink:actuate="onLoad"/></draw:frame></text:p>
      <text:p text:style-name="Text_20_body">Dans tous les cas,pour garantir que <draw:frame draw:style-name="fr1" text:anchor-type="as-char"><draw:object xlink:href="Formula-530/" xlink:type="simple" xlink:show="embed" xlink:actuate="onLoad"/></draw:frame> sous l’hypothèse que <draw:frame draw:style-name="fr1" text:anchor-type="as-char"><draw:object xlink:href="Formula-532/" xlink:type="simple" xlink:show="embed" xlink:actuate="onLoad"/></draw:frame> il est donc suffisant de nous assurer que <draw:frame draw:style-name="fr1" text:anchor-type="as-char"><draw:object xlink:href="Formula-534/" xlink:type="simple" xlink:show="embed" xlink:actuate="onLoad"/></draw:frame> soit <draw:frame draw:style-name="fr1" text:anchor-type="as-char"><draw:object xlink:href="Formula-536/" xlink:type="simple" xlink:show="embed" xlink:actuate="onLoad"/></draw:frame> La fonction <draw:frame draw:style-name="fr1" text:anchor-type="as-char"><draw:object xlink:href="Formula-538/" xlink:type="simple" xlink:show="embed" xlink:actuate="onLoad"/></draw:frame> est croissante et bijective; son inverse est par définition la fonction <draw:frame draw:style-name="fr1" text:anchor-type="as-char"><draw:object xlink:href="Formula-540/" xlink:type="simple" xlink:show="embed" xlink:actuate="onLoad"/></draw:frame> de Lambert. Le plus grand <draw:frame draw:style-name="fr1" text:anchor-type="as-char"><draw:object xlink:href="Formula-542/" xlink:type="simple" xlink:show="embed" xlink:actuate="onLoad"/></draw:frame> satisfaisant l’inégalité précédente est donc donné par</text:p>
      <text:p text:style-name="Text_20_body"><draw:frame draw:style-name="fr2" text:anchor-type="paragraph"><draw:object xlink:href="Formula-544/" xlink:type="simple" xlink:show="embed" xlink:actuate="onLoad"/></draw:frame></text:p>
      <text:p text:style-name="Text_20_body">En conclusion: pour tout <draw:frame draw:style-name="fr1" text:anchor-type="as-char"><draw:object xlink:href="Formula-546/" xlink:type="simple" xlink:show="embed" xlink:actuate="onLoad"/></draw:frame> et tout <draw:frame draw:style-name="fr1" text:anchor-type="as-char"><draw:object xlink:href="Formula-548/" xlink:type="simple" xlink:show="embed" xlink:actuate="onLoad"/></draw:frame>, la jauge <draw:frame draw:style-name="fr1" text:anchor-type="as-char"><draw:object xlink:href="Formula-550/" xlink:type="simple" xlink:show="embed" xlink:actuate="onLoad"/></draw:frame> sur <draw:frame draw:style-name="fr1" text:anchor-type="as-char"><draw:object xlink:href="Formula-552/" xlink:type="simple" xlink:show="embed" xlink:actuate="onLoad"/></draw:frame> définie par</text:p>
      <text:p text:style-name="Text_20_body"><draw:frame draw:style-name="fr2" text:anchor-type="paragraph"><draw:object xlink:href="Formula-554/" xlink:type="simple" xlink:show="embed" xlink:actuate="onLoad"/></draw:frame></text:p>
      <text:p text:style-name="Text_20_body">est telle que pour toute subdivision pointée <draw:frame draw:style-name="fr1" text:anchor-type="as-char"><draw:object xlink:href="Formula-556/" xlink:type="simple" xlink:show="embed" xlink:actuate="onLoad"/></draw:frame> de <draw:frame draw:style-name="fr1" text:anchor-type="as-char"><draw:object xlink:href="Formula-558/" xlink:type="simple" xlink:show="embed" xlink:actuate="onLoad"/></draw:frame> subordonnée à <draw:frame draw:style-name="fr1" text:anchor-type="as-char"><draw:object xlink:href="Formula-560/" xlink:type="simple" xlink:show="embed" xlink:actuate="onLoad"/></draw:frame></text:p>
      <text:p text:style-name="Text_20_body"><draw:frame draw:style-name="fr2" text:anchor-type="paragraph"><draw:object xlink:href="Formula-562/" xlink:type="simple" xlink:show="embed" xlink:actuate="onLoad"/></draw:frame></text:p>
      <text:p text:style-name="Text_20_body"><text:span text:style-name="T2">TODO:</text:span> représentation graphique de la jauge pour un (des ?) <draw:frame draw:style-name="fr1" text:anchor-type="as-char"><draw:object xlink:href="Formula-564/" xlink:type="simple" xlink:show="embed" xlink:actuate="onLoad"/></draw:frame> bien choisis.</text:p>
      <text:h text:style-name="Heading_20_3" text:outline-level="3"/>
      <text:h text:style-name="Heading_20_3" text:outline-level="3"><text:bookmark-start text:name="exemple-1sqrtx."/>Exemple: <draw:frame draw:style-name="fr1" text:anchor-type="as-char"><draw:object xlink:href="Formula-566/" xlink:type="simple" xlink:show="embed" xlink:actuate="onLoad"/></draw:frame>.<text:bookmark-end text:name="exemple-1sqrtx."/></text:h>
      <text:p text:style-name="First_20_paragraph">Considérons la fonction <draw:frame draw:style-name="fr1" text:anchor-type="as-char"><draw:object xlink:href="Formula-568/" xlink:type="simple" xlink:show="embed" xlink:actuate="onLoad"/></draw:frame> définie par</text:p>
      <text:p text:style-name="Text_20_body"><draw:frame draw:style-name="fr2" text:anchor-type="paragraph"><draw:object xlink:href="Formula-570/" xlink:type="simple" xlink:show="embed" xlink:actuate="onLoad"/></draw:frame></text:p>
      <text:p text:style-name="Text_20_body">Options: “manuellement” avec 3 hunches à avoir (“gérer” le cas <draw:frame draw:style-name="fr1" text:anchor-type="as-char"><draw:object xlink:href="Formula-572/" xlink:type="simple" xlink:show="embed" xlink:actuate="onLoad"/></draw:frame> à part et “forcer” la subdivision à prendre la valeur <draw:frame draw:style-name="fr1" text:anchor-type="as-char"><draw:object xlink:href="Formula-574/" xlink:type="simple" xlink:show="embed" xlink:actuate="onLoad"/></draw:frame>; découpage de la valeur finale “pressentie” en bouts et recherche d’une somme télescopique). Ou, essayer d’exploiter la preuve du FTC, qui nécessite d’être détaillée, pour “exhiber” une jauge qui marche (note: au passage, en supposant <draw:frame draw:style-name="fr1" text:anchor-type="as-char"><draw:object xlink:href="Formula-576/" xlink:type="simple" xlink:show="embed" xlink:actuate="onLoad"/></draw:frame> deux fois diff on peut en construire une explicitement, c’est un exercice intéressant en soi). Tout est bon ici !</text:p>
      <text:p text:style-name="Text_20_body">Variante/extension: autre valeur que <draw:frame draw:style-name="fr1" text:anchor-type="as-char"><draw:object xlink:href="Formula-578/" xlink:type="simple" xlink:show="embed" xlink:actuate="onLoad"/></draw:frame> en <draw:frame draw:style-name="fr1" text:anchor-type="as-char"><draw:object xlink:href="Formula-580/" xlink:type="simple" xlink:show="embed" xlink:actuate="onLoad"/></draw:frame>, montrer que cela n’a aucun impact.</text:p>
      <text:p text:style-name="Text_20_body">Une stratégie intéressant consisterait à expliciter/construire une jauge “qui fasse le job” pour <draw:frame draw:style-name="fr1" text:anchor-type="as-char"><draw:object xlink:href="Formula-582/" xlink:type="simple" xlink:show="embed" xlink:actuate="onLoad"/></draw:frame> en évitant l’origine en s’inspirant de la preuve du FTC (qui “lisse” l’erreur uniformément), PUIS à bootstraper ça pour la singularité. C’est sans doute une bonne idée, il y a beaucoup de techniques concentrées sur un seul exercice sinon. Et le coup de la méthode de sélection du pas associée au FTC montre une stratégie qui constraste avec celle de Riemann classique, c’est intéressant à contraster.</text:p>
      <text:h text:style-name="Heading_20_4" text:outline-level="4"><text:bookmark-start text:name="préambule"/>Préambule<text:bookmark-end text:name="préambule"/></text:h>
      <text:p text:style-name="First_20_paragraph">La difficulté de cet exemple est liée à la “singularité” de <draw:frame draw:style-name="fr1" text:anchor-type="as-char"><draw:object xlink:href="Formula-584/" xlink:type="simple" xlink:show="embed" xlink:actuate="onLoad"/></draw:frame> en <draw:frame draw:style-name="fr1" text:anchor-type="as-char"><draw:object xlink:href="Formula-586/" xlink:type="simple" xlink:show="embed" xlink:actuate="onLoad"/></draw:frame>, où la fonction est à la fois discontinue et localement non-bornée. Si au lieu de l’intervalle <draw:frame draw:style-name="fr1" text:anchor-type="as-char"><draw:object xlink:href="Formula-588/" xlink:type="simple" xlink:show="embed" xlink:actuate="onLoad"/></draw:frame>, on considére l’intervalle <draw:frame draw:style-name="fr1" text:anchor-type="as-char"><draw:object xlink:href="Formula-590/" xlink:type="simple" xlink:show="embed" xlink:actuate="onLoad"/></draw:frame> où <draw:frame draw:style-name="fr1" text:anchor-type="as-char"><draw:object xlink:href="Formula-592/" xlink:type="simple" xlink:show="embed" xlink:actuate="onLoad"/></draw:frame>, comme la fonction <draw:frame draw:style-name="fr1" text:anchor-type="as-char"><draw:object xlink:href="Formula-594/" xlink:type="simple" xlink:show="embed" xlink:actuate="onLoad"/></draw:frame> restreinte à <draw:frame draw:style-name="fr1" text:anchor-type="as-char"><draw:object xlink:href="Formula-596/" xlink:type="simple" xlink:show="embed" xlink:actuate="onLoad"/></draw:frame> est continue, elle y admet une primitive, par exemple la fonction <draw:frame draw:style-name="fr1" text:anchor-type="as-char"><draw:object xlink:href="Formula-598/" xlink:type="simple" xlink:show="embed" xlink:actuate="onLoad"/></draw:frame>. Elle y est intégrable au sens de Newton – et donc au sens de Henstock-Kurzweil – et</text:p>
      <text:p text:style-name="Text_20_body"><draw:frame draw:style-name="fr2" text:anchor-type="paragraph"><draw:object xlink:href="Formula-600/" xlink:type="simple" xlink:show="embed" xlink:actuate="onLoad"/></draw:frame></text:p>
      <text:p text:style-name="Text_20_body">Si <draw:frame draw:style-name="fr1" text:anchor-type="as-char"><draw:object xlink:href="Formula-602/" xlink:type="simple" xlink:show="embed" xlink:actuate="onLoad"/></draw:frame> est bien HK-intégrable sur <draw:frame draw:style-name="fr1" text:anchor-type="as-char"><draw:object xlink:href="Formula-604/" xlink:type="simple" xlink:show="embed" xlink:actuate="onLoad"/></draw:frame>, ce que nous allons nous efforcer de démontrer, l’expression ci-dessus suggère que son intégrale pourrait être</text:p>
      <text:p text:style-name="Text_20_body"><draw:frame draw:style-name="fr2" text:anchor-type="paragraph"><draw:object xlink:href="Formula-606/" xlink:type="simple" xlink:show="embed" xlink:actuate="onLoad"/></draw:frame></text:p>
      <text:p text:style-name="Text_20_body">On va confirmer cette intuition dans la suite.</text:p>
      <text:h text:style-name="Heading_20_3" text:outline-level="3"><text:bookmark-start text:name="la-singularité"/>La singularité<text:bookmark-end text:name="la-singularité"/></text:h>
      <text:p text:style-name="First_20_paragraph">Soit <draw:frame draw:style-name="fr1" text:anchor-type="as-char"><draw:object xlink:href="Formula-608/" xlink:type="simple" xlink:show="embed" xlink:actuate="onLoad"/></draw:frame>. On cherche à construire une jauge <draw:frame draw:style-name="fr1" text:anchor-type="as-char"><draw:object xlink:href="Formula-610/" xlink:type="simple" xlink:show="embed" xlink:actuate="onLoad"/></draw:frame> sur <draw:frame draw:style-name="fr1" text:anchor-type="as-char"><draw:object xlink:href="Formula-612/" xlink:type="simple" xlink:show="embed" xlink:actuate="onLoad"/></draw:frame> telle que toute subdivision pointée <draw:frame draw:style-name="fr1" text:anchor-type="as-char"><draw:object xlink:href="Formula-614/" xlink:type="simple" xlink:show="embed" xlink:actuate="onLoad"/></draw:frame> subordonnée à <draw:frame draw:style-name="fr1" text:anchor-type="as-char"><draw:object xlink:href="Formula-616/" xlink:type="simple" xlink:show="embed" xlink:actuate="onLoad"/></draw:frame>, vérifie</text:p>
      <text:p text:style-name="Text_20_body"><draw:frame draw:style-name="fr2" text:anchor-type="paragraph"><draw:object xlink:href="Formula-618/" xlink:type="simple" xlink:show="embed" xlink:actuate="onLoad"/></draw:frame></text:p>
      <text:p text:style-name="Text_20_body">On cherche dans un premier temps à expliciter la contribution du voisinage de l’origine à la somme de Riemann. Si <draw:frame draw:style-name="fr1" text:anchor-type="as-char"><draw:object xlink:href="Formula-620/" xlink:type="simple" xlink:show="embed" xlink:actuate="onLoad"/></draw:frame> est composée des paires <draw:frame draw:style-name="fr1" text:anchor-type="as-char"><draw:object xlink:href="Formula-622/" xlink:type="simple" xlink:show="embed" xlink:actuate="onLoad"/></draw:frame> où <draw:frame draw:style-name="fr1" text:anchor-type="as-char"><draw:object xlink:href="Formula-624/" xlink:type="simple" xlink:show="embed" xlink:actuate="onLoad"/></draw:frame>, et que <draw:frame draw:style-name="fr1" text:anchor-type="as-char"><draw:object xlink:href="Formula-626/" xlink:type="simple" xlink:show="embed" xlink:actuate="onLoad"/></draw:frame> est le premier des <draw:frame draw:style-name="fr1" text:anchor-type="as-char"><draw:object xlink:href="Formula-628/" xlink:type="simple" xlink:show="embed" xlink:actuate="onLoad"/></draw:frame> qui diffère de <draw:frame draw:style-name="fr1" text:anchor-type="as-char"><draw:object xlink:href="Formula-630/" xlink:type="simple" xlink:show="embed" xlink:actuate="onLoad"/></draw:frame>, on a</text:p>
      <text:p text:style-name="Text_20_body"><draw:frame draw:style-name="fr2" text:anchor-type="paragraph"><draw:object xlink:href="Formula-632/" xlink:type="simple" xlink:show="embed" xlink:actuate="onLoad"/></draw:frame></text:p>
      <text:p text:style-name="Text_20_body">soit <draw:frame draw:style-name="fr1" text:anchor-type="as-char"><draw:object xlink:href="Formula-634/" xlink:type="simple" xlink:show="embed" xlink:actuate="onLoad"/></draw:frame> où <draw:frame draw:style-name="fr1" text:anchor-type="as-char"><draw:object xlink:href="Formula-636/" xlink:type="simple" xlink:show="embed" xlink:actuate="onLoad"/></draw:frame></text:p>
      <text:p text:style-name="Text_20_body"><draw:frame draw:style-name="fr2" text:anchor-type="paragraph"><draw:object xlink:href="Formula-638/" xlink:type="simple" xlink:show="embed" xlink:actuate="onLoad"/></draw:frame></text:p>
      <text:h text:style-name="Heading_20_2" text:outline-level="2"><text:bookmark-start text:name="propriétés-elementaires-de-lintégrale"/>Propriétés Elementaires de l’Intégrale<text:bookmark-end text:name="propriétés-elementaires-de-lintégrale"/></text:h>
      <text:h text:style-name="Heading_20_3" text:outline-level="3"><text:bookmark-start text:name="todo-1"/>TODO<text:bookmark-end text:name="todo-1"/></text:h>
      <text:p text:style-name="First_20_paragraph">Linéarité</text:p>
      <text:h text:style-name="Heading_20_3" text:outline-level="3"><text:bookmark-start text:name="todo-2"/>TODO<text:bookmark-end text:name="todo-2"/></text:h>
      <text:p text:style-name="First_20_paragraph">IPP</text:p>
      <text:h text:style-name="Heading_20_3" text:outline-level="3"><text:bookmark-start text:name="todo-3"/>TODO<text:bookmark-end text:name="todo-3"/></text:h>
      <text:p text:style-name="First_20_paragraph">Changement de variables</text:p>
      <text:h text:style-name="Heading_20_3" text:outline-level="3"><text:bookmark-start text:name="todo-4"/>TODO<text:bookmark-end text:name="todo-4"/></text:h>
      <text:p text:style-name="First_20_paragraph">Ajouter distinctions notations</text:p>
      <text:p text:style-name="Text_20_body"><draw:frame draw:style-name="fr2" text:anchor-type="paragraph"><draw:object xlink:href="Formula-640/" xlink:type="simple" xlink:show="embed" xlink:actuate="onLoad"/></draw:frame></text:p>
      <text:h text:style-name="Heading_20_3" text:outline-level="3"><text:bookmark-start text:name="additivité"/>Additivité<text:bookmark-end text:name="additivité"/></text:h>
      <text:p text:style-name="First_20_paragraph">Si la fonction <draw:frame draw:style-name="fr1" text:anchor-type="as-char"><draw:object xlink:href="Formula-642/" xlink:type="simple" xlink:show="embed" xlink:actuate="onLoad"/></draw:frame> est définie et intégrable sur les intervalles compacts <draw:frame draw:style-name="fr1" text:anchor-type="as-char"><draw:object xlink:href="Formula-644/" xlink:type="simple" xlink:show="embed" xlink:actuate="onLoad"/></draw:frame> et <draw:frame draw:style-name="fr1" text:anchor-type="as-char"><draw:object xlink:href="Formula-646/" xlink:type="simple" xlink:show="embed" xlink:actuate="onLoad"/></draw:frame>, alors elle est intégrable sur l’intervalle <draw:frame draw:style-name="fr1" text:anchor-type="as-char"><draw:object xlink:href="Formula-648/" xlink:type="simple" xlink:show="embed" xlink:actuate="onLoad"/></draw:frame> et</text:p>
      <text:p text:style-name="Text_20_body"><draw:frame draw:style-name="fr2" text:anchor-type="paragraph"><draw:object xlink:href="Formula-650/" xlink:type="simple" xlink:show="embed" xlink:actuate="onLoad"/></draw:frame></text:p>
      <text:h text:style-name="Heading_20_3" text:outline-level="3"><text:bookmark-start text:name="démonstration-2"/>Démonstration<text:bookmark-end text:name="démonstration-2"/></text:h>
      <text:p text:style-name="First_20_paragraph">Soit <draw:frame draw:style-name="fr1" text:anchor-type="as-char"><draw:object xlink:href="Formula-652/" xlink:type="simple" xlink:show="embed" xlink:actuate="onLoad"/></draw:frame>. Si la fonction <draw:frame draw:style-name="fr1" text:anchor-type="as-char"><draw:object xlink:href="Formula-654/" xlink:type="simple" xlink:show="embed" xlink:actuate="onLoad"/></draw:frame> est intégrable sur <draw:frame draw:style-name="fr1" text:anchor-type="as-char"><draw:object xlink:href="Formula-656/" xlink:type="simple" xlink:show="embed" xlink:actuate="onLoad"/></draw:frame> et <draw:frame draw:style-name="fr1" text:anchor-type="as-char"><draw:object xlink:href="Formula-658/" xlink:type="simple" xlink:show="embed" xlink:actuate="onLoad"/></draw:frame>, alors il existe deux jauges <draw:frame draw:style-name="fr1" text:anchor-type="as-char"><draw:object xlink:href="Formula-660/" xlink:type="simple" xlink:show="embed" xlink:actuate="onLoad"/></draw:frame> et <draw:frame draw:style-name="fr1" text:anchor-type="as-char"><draw:object xlink:href="Formula-662/" xlink:type="simple" xlink:show="embed" xlink:actuate="onLoad"/></draw:frame> telles que pour toutes les subdivisions pointées <draw:frame draw:style-name="fr1" text:anchor-type="as-char"><draw:object xlink:href="Formula-664/" xlink:type="simple" xlink:show="embed" xlink:actuate="onLoad"/></draw:frame> et <draw:frame draw:style-name="fr1" text:anchor-type="as-char"><draw:object xlink:href="Formula-666/" xlink:type="simple" xlink:show="embed" xlink:actuate="onLoad"/></draw:frame> de <draw:frame draw:style-name="fr1" text:anchor-type="as-char"><draw:object xlink:href="Formula-668/" xlink:type="simple" xlink:show="embed" xlink:actuate="onLoad"/></draw:frame> et <draw:frame draw:style-name="fr1" text:anchor-type="as-char"><draw:object xlink:href="Formula-670/" xlink:type="simple" xlink:show="embed" xlink:actuate="onLoad"/></draw:frame> respectivement subordonnées à <draw:frame draw:style-name="fr1" text:anchor-type="as-char"><draw:object xlink:href="Formula-672/" xlink:type="simple" xlink:show="embed" xlink:actuate="onLoad"/></draw:frame> et <draw:frame draw:style-name="fr1" text:anchor-type="as-char"><draw:object xlink:href="Formula-674/" xlink:type="simple" xlink:show="embed" xlink:actuate="onLoad"/></draw:frame>,</text:p>
      <text:p text:style-name="Text_20_body"><draw:frame draw:style-name="fr2" text:anchor-type="paragraph"><draw:object xlink:href="Formula-676/" xlink:type="simple" xlink:show="embed" xlink:actuate="onLoad"/></draw:frame></text:p>
      <text:p text:style-name="Text_20_body">Définissons la fonction <draw:frame draw:style-name="fr1" text:anchor-type="as-char"><draw:object xlink:href="Formula-678/" xlink:type="simple" xlink:show="embed" xlink:actuate="onLoad"/></draw:frame> par:</text:p>
      <text:p text:style-name="Text_20_body"><draw:frame draw:style-name="fr2" text:anchor-type="paragraph"><draw:object xlink:href="Formula-680/" xlink:type="simple" xlink:show="embed" xlink:actuate="onLoad"/></draw:frame></text:p>
      <text:p text:style-name="Text_20_body">Par construction, cette fonction est une jauge sur <draw:frame draw:style-name="fr1" text:anchor-type="as-char"><draw:object xlink:href="Formula-682/" xlink:type="simple" xlink:show="embed" xlink:actuate="onLoad"/></draw:frame> (pour tout <draw:frame draw:style-name="fr1" text:anchor-type="as-char"><draw:object xlink:href="Formula-684/" xlink:type="simple" xlink:show="embed" xlink:actuate="onLoad"/></draw:frame>, <draw:frame draw:style-name="fr1" text:anchor-type="as-char"><draw:object xlink:href="Formula-686/" xlink:type="simple" xlink:show="embed" xlink:actuate="onLoad"/></draw:frame> est un ouvert non vide de <draw:frame draw:style-name="fr1" text:anchor-type="as-char"><draw:object xlink:href="Formula-688/" xlink:type="simple" xlink:show="embed" xlink:actuate="onLoad"/></draw:frame> contenant <draw:frame draw:style-name="fr1" text:anchor-type="as-char"><draw:object xlink:href="Formula-690/" xlink:type="simple" xlink:show="embed" xlink:actuate="onLoad"/></draw:frame>). Supposons que <draw:frame draw:style-name="fr1" text:anchor-type="as-char"><draw:object xlink:href="Formula-692/" xlink:type="simple" xlink:show="embed" xlink:actuate="onLoad"/></draw:frame> soit une subdivision pointée de <draw:frame draw:style-name="fr1" text:anchor-type="as-char"><draw:object xlink:href="Formula-694/" xlink:type="simple" xlink:show="embed" xlink:actuate="onLoad"/></draw:frame> subordonnée à <draw:frame draw:style-name="fr1" text:anchor-type="as-char"><draw:object xlink:href="Formula-696/" xlink:type="simple" xlink:show="embed" xlink:actuate="onLoad"/></draw:frame>. Admettons temporairement que chaque intervalle <draw:frame draw:style-name="fr1" text:anchor-type="as-char"><draw:object xlink:href="Formula-698/" xlink:type="simple" xlink:show="embed" xlink:actuate="onLoad"/></draw:frame> appartienne à <draw:frame draw:style-name="fr1" text:anchor-type="as-char"><draw:object xlink:href="Formula-700/" xlink:type="simple" xlink:show="embed" xlink:actuate="onLoad"/></draw:frame> ou bien dans le cas contraire à <draw:frame draw:style-name="fr1" text:anchor-type="as-char"><draw:object xlink:href="Formula-702/" xlink:type="simple" xlink:show="embed" xlink:actuate="onLoad"/></draw:frame>. Les deux subdivisions pointées <draw:frame draw:style-name="fr1" text:anchor-type="as-char"><draw:object xlink:href="Formula-704/" xlink:type="simple" xlink:show="embed" xlink:actuate="onLoad"/></draw:frame> et <draw:frame draw:style-name="fr1" text:anchor-type="as-char"><draw:object xlink:href="Formula-706/" xlink:type="simple" xlink:show="embed" xlink:actuate="onLoad"/></draw:frame> sont telles que</text:p>
      <text:p text:style-name="Text_20_body"><draw:frame draw:style-name="fr2" text:anchor-type="paragraph"><draw:object xlink:href="Formula-708/" xlink:type="simple" xlink:show="embed" xlink:actuate="onLoad"/></draw:frame></text:p>
      <text:p text:style-name="Text_20_body">Elles sont également subordonnées à <draw:frame draw:style-name="fr1" text:anchor-type="as-char"><draw:object xlink:href="Formula-710/" xlink:type="simple" xlink:show="embed" xlink:actuate="onLoad"/></draw:frame> et <draw:frame draw:style-name="fr1" text:anchor-type="as-char"><draw:object xlink:href="Formula-712/" xlink:type="simple" xlink:show="embed" xlink:actuate="onLoad"/></draw:frame> respectivement; par conséquent</text:p>
      <text:p text:style-name="Text_20_body"><draw:frame draw:style-name="fr2" text:anchor-type="paragraph"><draw:object xlink:href="Formula-714/" xlink:type="simple" xlink:show="embed" xlink:actuate="onLoad"/></draw:frame></text:p>
      <text:p text:style-name="Text_20_body">Si notre hypothèse temporaire n’est pas vérifié, c’est qu’il existe un (unique) intervalle <draw:frame draw:style-name="fr1" text:anchor-type="as-char"><draw:object xlink:href="Formula-716/" xlink:type="simple" xlink:show="embed" xlink:actuate="onLoad"/></draw:frame> à cheval sur <draw:frame draw:style-name="fr1" text:anchor-type="as-char"><draw:object xlink:href="Formula-718/" xlink:type="simple" xlink:show="embed" xlink:actuate="onLoad"/></draw:frame> et <draw:frame draw:style-name="fr1" text:anchor-type="as-char"><draw:object xlink:href="Formula-720/" xlink:type="simple" xlink:show="embed" xlink:actuate="onLoad"/></draw:frame>, c’est-à-dire d’intersection non vide avec <draw:frame draw:style-name="fr1" text:anchor-type="as-char"><draw:object xlink:href="Formula-722/" xlink:type="simple" xlink:show="embed" xlink:actuate="onLoad"/></draw:frame> et avec <draw:frame draw:style-name="fr1" text:anchor-type="as-char"><draw:object xlink:href="Formula-724/" xlink:type="simple" xlink:show="embed" xlink:actuate="onLoad"/></draw:frame>. La jauge <draw:frame draw:style-name="fr1" text:anchor-type="as-char"><draw:object xlink:href="Formula-726/" xlink:type="simple" xlink:show="embed" xlink:actuate="onLoad"/></draw:frame> a été choisie de telle sorte que si <draw:frame draw:style-name="fr1" text:anchor-type="as-char"><draw:object xlink:href="Formula-728/" xlink:type="simple" xlink:show="embed" xlink:actuate="onLoad"/></draw:frame>, alors <draw:frame draw:style-name="fr1" text:anchor-type="as-char"><draw:object xlink:href="Formula-730/" xlink:type="simple" xlink:show="embed" xlink:actuate="onLoad"/></draw:frame>; par conséquent, si cet intervalle <draw:frame draw:style-name="fr1" text:anchor-type="as-char"><draw:object xlink:href="Formula-732/" xlink:type="simple" xlink:show="embed" xlink:actuate="onLoad"/></draw:frame> existe, alors <draw:frame draw:style-name="fr1" text:anchor-type="as-char"><draw:object xlink:href="Formula-734/" xlink:type="simple" xlink:show="embed" xlink:actuate="onLoad"/></draw:frame> et on peut remplacer le terme <draw:frame draw:style-name="fr1" text:anchor-type="as-char"><draw:object xlink:href="Formula-736/" xlink:type="simple" xlink:show="embed" xlink:actuate="onLoad"/></draw:frame> dans la subdivision pointée <draw:frame draw:style-name="fr1" text:anchor-type="as-char"><draw:object xlink:href="Formula-738/" xlink:type="simple" xlink:show="embed" xlink:actuate="onLoad"/></draw:frame> par <draw:frame draw:style-name="fr1" text:anchor-type="as-char"><draw:object xlink:href="Formula-740/" xlink:type="simple" xlink:show="embed" xlink:actuate="onLoad"/></draw:frame> et <draw:frame draw:style-name="fr1" text:anchor-type="as-char"><draw:object xlink:href="Formula-742/" xlink:type="simple" xlink:show="embed" xlink:actuate="onLoad"/></draw:frame> sans que la somme de Riemann associée change (le terme <draw:frame draw:style-name="fr1" text:anchor-type="as-char"><draw:object xlink:href="Formula-744/" xlink:type="simple" xlink:show="embed" xlink:actuate="onLoad"/></draw:frame> étant à <draw:frame draw:style-name="fr1" text:anchor-type="as-char"><draw:object xlink:href="Formula-746/" xlink:type="simple" xlink:show="embed" xlink:actuate="onLoad"/></draw:frame>). La nouvelle subdivision <draw:frame draw:style-name="fr1" text:anchor-type="as-char"><draw:object xlink:href="Formula-748/" xlink:type="simple" xlink:show="embed" xlink:actuate="onLoad"/></draw:frame> ainsi construite vérifie quant à elle l’hypothèse de non-chevauchement précédente. Par conséquent l’inégalité ci-dessus est satisfaite dans le cas général, ce qui conclut la preuve de ce théorème.</text:p>
      <text:p text:style-name="Text_20_body"><draw:frame draw:style-name="fr1" text:anchor-type="as-char"><draw:object xlink:href="Formula-750/" xlink:type="simple" xlink:show="embed" xlink:actuate="onLoad"/></draw:frame></text:p>
      <text:h text:style-name="Heading_20_3" text:outline-level="3"><text:bookmark-start text:name="todo-5"/>TODO<text:bookmark-end text:name="todo-5"/></text:h>
      <text:p text:style-name="First_20_paragraph">Présenter ce qui vient comme une réciproque de l’additivité. Contextualiser critère de Cauchy (valeur de l’intégrale inconnue)</text:p>
      <text:h text:style-name="Heading_20_3" text:outline-level="3"><text:bookmark-start text:name="CIC"/>Critère d’intégrabilité de Cauchy<text:bookmark-end text:name="CIC"/></text:h>
      <text:p text:style-name="First_20_paragraph">Soit <draw:frame draw:style-name="fr1" text:anchor-type="as-char"><draw:object xlink:href="Formula-752/" xlink:type="simple" xlink:show="embed" xlink:actuate="onLoad"/></draw:frame>. La function <draw:frame draw:style-name="fr1" text:anchor-type="as-char"><draw:object xlink:href="Formula-754/" xlink:type="simple" xlink:show="embed" xlink:actuate="onLoad"/></draw:frame> est intégrable si et seulement si pour tout <draw:frame draw:style-name="fr1" text:anchor-type="as-char"><draw:object xlink:href="Formula-756/" xlink:type="simple" xlink:show="embed" xlink:actuate="onLoad"/></draw:frame> il existe une jauge <draw:frame draw:style-name="fr1" text:anchor-type="as-char"><draw:object xlink:href="Formula-758/" xlink:type="simple" xlink:show="embed" xlink:actuate="onLoad"/></draw:frame> sur <draw:frame draw:style-name="fr1" text:anchor-type="as-char"><draw:object xlink:href="Formula-760/" xlink:type="simple" xlink:show="embed" xlink:actuate="onLoad"/></draw:frame> telle que pour tout couple de subdvisions pointées <draw:frame draw:style-name="fr1" text:anchor-type="as-char"><draw:object xlink:href="Formula-762/" xlink:type="simple" xlink:show="embed" xlink:actuate="onLoad"/></draw:frame> et <draw:frame draw:style-name="fr1" text:anchor-type="as-char"><draw:object xlink:href="Formula-764/" xlink:type="simple" xlink:show="embed" xlink:actuate="onLoad"/></draw:frame> subordonnées à <draw:frame draw:style-name="fr1" text:anchor-type="as-char"><draw:object xlink:href="Formula-766/" xlink:type="simple" xlink:show="embed" xlink:actuate="onLoad"/></draw:frame>, on ait</text:p>
      <text:p text:style-name="Text_20_body"><draw:frame draw:style-name="fr2" text:anchor-type="paragraph"><draw:object xlink:href="Formula-768/" xlink:type="simple" xlink:show="embed" xlink:actuate="onLoad"/></draw:frame></text:p>
      <text:h text:style-name="Heading_20_3" text:outline-level="3"><text:bookmark-start text:name="démonstration-3"/>Démonstration<text:bookmark-end text:name="démonstration-3"/></text:h>
      <text:p text:style-name="First_20_paragraph"><text:span text:style-name="T2">TODO</text:span></text:p>
      <text:p text:style-name="Text_20_body"><draw:frame draw:style-name="fr1" text:anchor-type="as-char"><draw:object xlink:href="Formula-770/" xlink:type="simple" xlink:show="embed" xlink:actuate="onLoad"/></draw:frame></text:p>
      <text:h text:style-name="Heading_20_3" text:outline-level="3"><text:bookmark-start text:name="todo-6"/>TODO:<text:bookmark-end text:name="todo-6"/></text:h>
      <text:p text:style-name="First_20_paragraph">fusionner “Restriction” avec additivité.</text:p>
      <text:h text:style-name="Heading_20_3" text:outline-level="3"><text:bookmark-start text:name="restriction"/>Restriction<text:bookmark-end text:name="restriction"/></text:h>
      <text:p text:style-name="First_20_paragraph">Si <draw:frame draw:style-name="fr1" text:anchor-type="as-char"><draw:object xlink:href="Formula-772/" xlink:type="simple" xlink:show="embed" xlink:actuate="onLoad"/></draw:frame> est intégrable sur l’intervalle compact <draw:frame draw:style-name="fr1" text:anchor-type="as-char"><draw:object xlink:href="Formula-774/" xlink:type="simple" xlink:show="embed" xlink:actuate="onLoad"/></draw:frame>, elle est intégrable sur tout intervalle compact <draw:frame draw:style-name="fr1" text:anchor-type="as-char"><draw:object xlink:href="Formula-776/" xlink:type="simple" xlink:show="embed" xlink:actuate="onLoad"/></draw:frame> inclus dans <draw:frame draw:style-name="fr1" text:anchor-type="as-char"><draw:object xlink:href="Formula-778/" xlink:type="simple" xlink:show="embed" xlink:actuate="onLoad"/></draw:frame>.</text:p>
      <text:h text:style-name="Heading_20_3" text:outline-level="3"><text:bookmark-start text:name="démonstration-4"/>Démonstration<text:bookmark-end text:name="démonstration-4"/></text:h>
      <text:p text:style-name="First_20_paragraph">Nous démontrons en détail le cas où <draw:frame draw:style-name="fr1" text:anchor-type="as-char"><draw:object xlink:href="Formula-780/" xlink:type="simple" xlink:show="embed" xlink:actuate="onLoad"/></draw:frame>; le cas où <draw:frame draw:style-name="fr1" text:anchor-type="as-char"><draw:object xlink:href="Formula-782/" xlink:type="simple" xlink:show="embed" xlink:actuate="onLoad"/></draw:frame> se prouve de façon similaire et le cas général se déduit facilement de ces deux cas particuliers.</text:p>
      <text:p text:style-name="Text_20_body">Soit <draw:frame draw:style-name="fr1" text:anchor-type="as-char"><draw:object xlink:href="Formula-784/" xlink:type="simple" xlink:show="embed" xlink:actuate="onLoad"/></draw:frame>. Par le <text:a xlink:type="simple" xlink:href="#CIC" office:name=""><text:span text:style-name="Definition">critère d’intégrabilité de Cauchy</text:span></text:a>, il existe une jauge <draw:frame draw:style-name="fr1" text:anchor-type="as-char"><draw:object xlink:href="Formula-786/" xlink:type="simple" xlink:show="embed" xlink:actuate="onLoad"/></draw:frame> sur <draw:frame draw:style-name="fr1" text:anchor-type="as-char"><draw:object xlink:href="Formula-788/" xlink:type="simple" xlink:show="embed" xlink:actuate="onLoad"/></draw:frame> telle que pour tout couple de subdvisions pointées <draw:frame draw:style-name="fr1" text:anchor-type="as-char"><draw:object xlink:href="Formula-790/" xlink:type="simple" xlink:show="embed" xlink:actuate="onLoad"/></draw:frame> et <draw:frame draw:style-name="fr1" text:anchor-type="as-char"><draw:object xlink:href="Formula-792/" xlink:type="simple" xlink:show="embed" xlink:actuate="onLoad"/></draw:frame> subordonnées à <draw:frame draw:style-name="fr1" text:anchor-type="as-char"><draw:object xlink:href="Formula-794/" xlink:type="simple" xlink:show="embed" xlink:actuate="onLoad"/></draw:frame>, on ait</text:p>
      <text:p text:style-name="Text_20_body"><draw:frame draw:style-name="fr2" text:anchor-type="paragraph"><draw:object xlink:href="Formula-796/" xlink:type="simple" xlink:show="embed" xlink:actuate="onLoad"/></draw:frame></text:p>
      <text:p text:style-name="Text_20_body">Considérons les restrictions <draw:frame draw:style-name="fr1" text:anchor-type="as-char"><draw:object xlink:href="Formula-798/" xlink:type="simple" xlink:show="embed" xlink:actuate="onLoad"/></draw:frame> et <draw:frame draw:style-name="fr1" text:anchor-type="as-char"><draw:object xlink:href="Formula-800/" xlink:type="simple" xlink:show="embed" xlink:actuate="onLoad"/></draw:frame> de <draw:frame draw:style-name="fr1" text:anchor-type="as-char"><draw:object xlink:href="Formula-802/" xlink:type="simple" xlink:show="embed" xlink:actuate="onLoad"/></draw:frame> à <draw:frame draw:style-name="fr1" text:anchor-type="as-char"><draw:object xlink:href="Formula-804/" xlink:type="simple" xlink:show="embed" xlink:actuate="onLoad"/></draw:frame> et <draw:frame draw:style-name="fr1" text:anchor-type="as-char"><draw:object xlink:href="Formula-806/" xlink:type="simple" xlink:show="embed" xlink:actuate="onLoad"/></draw:frame> respectivement. Soient <draw:frame draw:style-name="fr1" text:anchor-type="as-char"><draw:object xlink:href="Formula-808/" xlink:type="simple" xlink:show="embed" xlink:actuate="onLoad"/></draw:frame> et <draw:frame draw:style-name="fr1" text:anchor-type="as-char"><draw:object xlink:href="Formula-810/" xlink:type="simple" xlink:show="embed" xlink:actuate="onLoad"/></draw:frame> sont deux subdivisions pointées de <draw:frame draw:style-name="fr1" text:anchor-type="as-char"><draw:object xlink:href="Formula-812/" xlink:type="simple" xlink:show="embed" xlink:actuate="onLoad"/></draw:frame> subordonnées à <draw:frame draw:style-name="fr1" text:anchor-type="as-char"><draw:object xlink:href="Formula-814/" xlink:type="simple" xlink:show="embed" xlink:actuate="onLoad"/></draw:frame>. Si <draw:frame draw:style-name="fr1" text:anchor-type="as-char"><draw:object xlink:href="Formula-816/" xlink:type="simple" xlink:show="embed" xlink:actuate="onLoad"/></draw:frame> est une subdivision de <draw:frame draw:style-name="fr1" text:anchor-type="as-char"><draw:object xlink:href="Formula-818/" xlink:type="simple" xlink:show="embed" xlink:actuate="onLoad"/></draw:frame> subordonnée à <draw:frame draw:style-name="fr1" text:anchor-type="as-char"><draw:object xlink:href="Formula-820/" xlink:type="simple" xlink:show="embed" xlink:actuate="onLoad"/></draw:frame>, alors <draw:frame draw:style-name="fr1" text:anchor-type="as-char"><draw:object xlink:href="Formula-822/" xlink:type="simple" xlink:show="embed" xlink:actuate="onLoad"/></draw:frame> et <draw:frame draw:style-name="fr1" text:anchor-type="as-char"><draw:object xlink:href="Formula-824/" xlink:type="simple" xlink:show="embed" xlink:actuate="onLoad"/></draw:frame> sont des subdvisions pointées de <draw:frame draw:style-name="fr1" text:anchor-type="as-char"><draw:object xlink:href="Formula-826/" xlink:type="simple" xlink:show="embed" xlink:actuate="onLoad"/></draw:frame> subordonnées à <draw:frame draw:style-name="fr1" text:anchor-type="as-char"><draw:object xlink:href="Formula-828/" xlink:type="simple" xlink:show="embed" xlink:actuate="onLoad"/></draw:frame>. Par conséquent,</text:p>
      <text:p text:style-name="Text_20_body"><draw:frame draw:style-name="fr2" text:anchor-type="paragraph"><draw:object xlink:href="Formula-830/" xlink:type="simple" xlink:show="embed" xlink:actuate="onLoad"/></draw:frame></text:p>
      <text:p text:style-name="Text_20_body">Or <draw:frame draw:style-name="fr1" text:anchor-type="as-char"><draw:object xlink:href="Formula-832/" xlink:type="simple" xlink:show="embed" xlink:actuate="onLoad"/></draw:frame> et <draw:frame draw:style-name="fr1" text:anchor-type="as-char"><draw:object xlink:href="Formula-834/" xlink:type="simple" xlink:show="embed" xlink:actuate="onLoad"/></draw:frame>, donc</text:p>
      <text:p text:style-name="Text_20_body"><draw:frame draw:style-name="fr2" text:anchor-type="paragraph"><draw:object xlink:href="Formula-836/" xlink:type="simple" xlink:show="embed" xlink:actuate="onLoad"/></draw:frame></text:p>
      <text:p text:style-name="Text_20_body">ce qui prouve l’intégrabilité de <draw:frame draw:style-name="fr1" text:anchor-type="as-char"><draw:object xlink:href="Formula-838/" xlink:type="simple" xlink:show="embed" xlink:actuate="onLoad"/></draw:frame> sur <draw:frame draw:style-name="fr1" text:anchor-type="as-char"><draw:object xlink:href="Formula-840/" xlink:type="simple" xlink:show="embed" xlink:actuate="onLoad"/></draw:frame> par le <text:a xlink:type="simple" xlink:href="#CIC" office:name=""><text:span text:style-name="Definition">critère d’intégrabilité de Cauchy</text:span></text:a>.</text:p>
      <text:p text:style-name="Text_20_body"><draw:frame draw:style-name="fr1" text:anchor-type="as-char"><draw:object xlink:href="Formula-842/" xlink:type="simple" xlink:show="embed" xlink:actuate="onLoad"/></draw:frame></text:p>
      <text:h text:style-name="Heading_20_3" text:outline-level="3"><text:bookmark-start text:name="fonctions-égales-presque-partout"/>Fonctions égales presque partout<text:bookmark-end text:name="fonctions-égales-presque-partout"/></text:h>
      <text:p text:style-name="First_20_paragraph">Une fonction <draw:frame draw:style-name="fr1" text:anchor-type="as-char"><draw:object xlink:href="Formula-844/" xlink:type="simple" xlink:show="embed" xlink:actuate="onLoad"/></draw:frame> égale presque partout à une fonction <draw:frame draw:style-name="fr1" text:anchor-type="as-char"><draw:object xlink:href="Formula-846/" xlink:type="simple" xlink:show="embed" xlink:actuate="onLoad"/></draw:frame> intégrable est elle-même intégrable et</text:p>
      <text:p text:style-name="Text_20_body"><draw:frame draw:style-name="fr2" text:anchor-type="paragraph"><draw:object xlink:href="Formula-848/" xlink:type="simple" xlink:show="embed" xlink:actuate="onLoad"/></draw:frame></text:p>
      <text:h text:style-name="Heading_20_3" text:outline-level="3"><text:bookmark-start text:name="démonstration-5"/>Démonstration<text:bookmark-end text:name="démonstration-5"/></text:h>
      <text:p text:style-name="First_20_paragraph">Par linéarité de l’intégrale, il suffit d’établir que si <draw:frame draw:style-name="fr1" text:anchor-type="as-char"><draw:object xlink:href="Formula-850/" xlink:type="simple" xlink:show="embed" xlink:actuate="onLoad"/></draw:frame> est nulle presque partout (c’est-à-dire égale presque partout à la fonction <draw:frame draw:style-name="fr1" text:anchor-type="as-char"><draw:object xlink:href="Formula-852/" xlink:type="simple" xlink:show="embed" xlink:actuate="onLoad"/></draw:frame> identiquement nulle), alors elle est intégrable d’intégrale nulle.</text:p>
      <text:p text:style-name="Text_20_body">Supposons dans un premier temps que <draw:frame draw:style-name="fr1" text:anchor-type="as-char"><draw:object xlink:href="Formula-854/" xlink:type="simple" xlink:show="embed" xlink:actuate="onLoad"/></draw:frame> soit bornée. Alors, pour tout <draw:frame draw:style-name="fr1" text:anchor-type="as-char"><draw:object xlink:href="Formula-856/" xlink:type="simple" xlink:show="embed" xlink:actuate="onLoad"/></draw:frame>, il existe un recouvrement de</text:p>
      <text:p text:style-name="Text_20_body"><draw:frame draw:style-name="fr2" text:anchor-type="paragraph"><draw:object xlink:href="Formula-858/" xlink:type="simple" xlink:show="embed" xlink:actuate="onLoad"/></draw:frame></text:p>
      <text:p text:style-name="Text_20_body">par une collection dénombrable d’intervalles <draw:frame draw:style-name="fr1" text:anchor-type="as-char"><draw:object xlink:href="Formula-860/" xlink:type="simple" xlink:show="embed" xlink:actuate="onLoad"/></draw:frame> telle que <draw:frame draw:style-name="fr1" text:anchor-type="as-char"><draw:object xlink:href="Formula-862/" xlink:type="simple" xlink:show="embed" xlink:actuate="onLoad"/></draw:frame>. Il est de plus possible de supposer les <draw:frame draw:style-name="fr1" text:anchor-type="as-char"><draw:object xlink:href="Formula-864/" xlink:type="simple" xlink:show="embed" xlink:actuate="onLoad"/></draw:frame> ouverts<text:note text:id="ftn1" text:note-class="footnote"><text:note-citation>2</text:note-citation><text:note-body><text:p text:style-name="Footnote">On peut trouver un recouvrement de <draw:frame draw:style-name="fr1" text:anchor-type="as-char"><draw:object xlink:href="Formula-866/" xlink:type="simple" xlink:show="embed" xlink:actuate="onLoad"/></draw:frame> par des intervalles <draw:frame draw:style-name="fr1" text:anchor-type="as-char"><draw:object xlink:href="Formula-868/" xlink:type="simple" xlink:show="embed" xlink:actuate="onLoad"/></draw:frame> non nécessairement ouverts, tels que <draw:frame draw:style-name="fr1" text:anchor-type="as-char"><draw:object xlink:href="Formula-870/" xlink:type="simple" xlink:show="embed" xlink:actuate="onLoad"/></draw:frame>, puis remplacer chaque <draw:frame draw:style-name="fr1" text:anchor-type="as-char"><draw:object xlink:href="Formula-872/" xlink:type="simple" xlink:show="embed" xlink:actuate="onLoad"/></draw:frame> par un intervalle <draw:frame draw:style-name="fr1" text:anchor-type="as-char"><draw:object xlink:href="Formula-874/" xlink:type="simple" xlink:show="embed" xlink:actuate="onLoad"/></draw:frame> ouvert de longueur double contenant <draw:frame draw:style-name="fr1" text:anchor-type="as-char"><draw:object xlink:href="Formula-876/" xlink:type="simple" xlink:show="embed" xlink:actuate="onLoad"/></draw:frame>.</text:p></text:note-body></text:note>. Définissons la jauge <draw:frame draw:style-name="fr1" text:anchor-type="as-char"><draw:object xlink:href="Formula-878/" xlink:type="simple" xlink:show="embed" xlink:actuate="onLoad"/></draw:frame> sur <draw:frame draw:style-name="fr1" text:anchor-type="as-char"><draw:object xlink:href="Formula-880/" xlink:type="simple" xlink:show="embed" xlink:actuate="onLoad"/></draw:frame> par</text:p>
      <text:p text:style-name="Text_20_body"><draw:frame draw:style-name="fr2" text:anchor-type="paragraph"><draw:object xlink:href="Formula-882/" xlink:type="simple" xlink:show="embed" xlink:actuate="onLoad"/></draw:frame></text:p>
      <text:p text:style-name="Text_20_body">et par exemple <draw:frame draw:style-name="fr1" text:anchor-type="as-char"><draw:object xlink:href="Formula-884/" xlink:type="simple" xlink:show="embed" xlink:actuate="onLoad"/></draw:frame> si <draw:frame draw:style-name="fr1" text:anchor-type="as-char"><draw:object xlink:href="Formula-886/" xlink:type="simple" xlink:show="embed" xlink:actuate="onLoad"/></draw:frame>. Pour toute subdivision pointée <draw:frame draw:style-name="fr1" text:anchor-type="as-char"><draw:object xlink:href="Formula-888/" xlink:type="simple" xlink:show="embed" xlink:actuate="onLoad"/></draw:frame> de <draw:frame draw:style-name="fr1" text:anchor-type="as-char"><draw:object xlink:href="Formula-890/" xlink:type="simple" xlink:show="embed" xlink:actuate="onLoad"/></draw:frame> subordonnée à <draw:frame draw:style-name="fr1" text:anchor-type="as-char"><draw:object xlink:href="Formula-892/" xlink:type="simple" xlink:show="embed" xlink:actuate="onLoad"/></draw:frame>,</text:p>
      <text:p text:style-name="Text_20_body"><draw:frame draw:style-name="fr2" text:anchor-type="paragraph"><draw:object xlink:href="Formula-894/" xlink:type="simple" xlink:show="embed" xlink:actuate="onLoad"/></draw:frame></text:p>
      <text:p text:style-name="Text_20_body">Mais par construction les <draw:frame draw:style-name="fr1" text:anchor-type="as-char"><draw:object xlink:href="Formula-896/" xlink:type="simple" xlink:show="embed" xlink:actuate="onLoad"/></draw:frame> ne se chevauchent pas et sont tous inclus dans un des intervalles <draw:frame draw:style-name="fr1" text:anchor-type="as-char"><draw:object xlink:href="Formula-898/" xlink:type="simple" xlink:show="embed" xlink:actuate="onLoad"/></draw:frame>. On a donc</text:p>
      <text:p text:style-name="Text_20_body"><draw:frame draw:style-name="fr2" text:anchor-type="paragraph"><draw:object xlink:href="Formula-900/" xlink:type="simple" xlink:show="embed" xlink:actuate="onLoad"/></draw:frame></text:p>
      <text:p text:style-name="Text_20_body">Il suffit par conséquent de choisir un <draw:frame draw:style-name="fr1" text:anchor-type="as-char"><draw:object xlink:href="Formula-902/" xlink:type="simple" xlink:show="embed" xlink:actuate="onLoad"/></draw:frame> suffisamment petit initialement pour rendre la somme de Riemann associée arbitrairement petite; <draw:frame draw:style-name="fr1" text:anchor-type="as-char"><draw:object xlink:href="Formula-904/" xlink:type="simple" xlink:show="embed" xlink:actuate="onLoad"/></draw:frame> est donc intégrable d’intégrale nulle.</text:p>
      <text:p text:style-name="Text_20_body">Si <draw:frame draw:style-name="fr1" text:anchor-type="as-char"><draw:object xlink:href="Formula-906/" xlink:type="simple" xlink:show="embed" xlink:actuate="onLoad"/></draw:frame> est non-bornée, on peut faire un démonstration similaire en considérant les ensembles</text:p>
      <text:p text:style-name="Text_20_body"><draw:frame draw:style-name="fr2" text:anchor-type="paragraph"><draw:object xlink:href="Formula-908/" xlink:type="simple" xlink:show="embed" xlink:actuate="onLoad"/></draw:frame></text:p>
      <text:p text:style-name="Text_20_body">puis en associant à chaque <draw:frame draw:style-name="fr1" text:anchor-type="as-char"><draw:object xlink:href="Formula-910/" xlink:type="simple" xlink:show="embed" xlink:actuate="onLoad"/></draw:frame> un recouvrement par une collection dénombrable d’intervalles ouverts <draw:frame draw:style-name="fr1" text:anchor-type="as-char"><draw:object xlink:href="Formula-912/" xlink:type="simple" xlink:show="embed" xlink:actuate="onLoad"/></draw:frame> tels que</text:p>
      <text:p text:style-name="Text_20_body"><draw:frame draw:style-name="fr2" text:anchor-type="paragraph"><draw:object xlink:href="Formula-914/" xlink:type="simple" xlink:show="embed" xlink:actuate="onLoad"/></draw:frame></text:p>
      <text:p text:style-name="Text_20_body">ce qui est possible puisque tous les <draw:frame draw:style-name="fr1" text:anchor-type="as-char"><draw:object xlink:href="Formula-916/" xlink:type="simple" xlink:show="embed" xlink:actuate="onLoad"/></draw:frame> sont négligeables. On définit alors la jauge <draw:frame draw:style-name="fr1" text:anchor-type="as-char"><draw:object xlink:href="Formula-918/" xlink:type="simple" xlink:show="embed" xlink:actuate="onLoad"/></draw:frame> sur <draw:frame draw:style-name="fr1" text:anchor-type="as-char"><draw:object xlink:href="Formula-920/" xlink:type="simple" xlink:show="embed" xlink:actuate="onLoad"/></draw:frame> par <draw:frame draw:style-name="fr1" text:anchor-type="as-char"><draw:object xlink:href="Formula-922/" xlink:type="simple" xlink:show="embed" xlink:actuate="onLoad"/></draw:frame> si <draw:frame draw:style-name="fr1" text:anchor-type="as-char"><draw:object xlink:href="Formula-924/" xlink:type="simple" xlink:show="embed" xlink:actuate="onLoad"/></draw:frame> appartient à un <draw:frame draw:style-name="fr1" text:anchor-type="as-char"><draw:object xlink:href="Formula-926/" xlink:type="simple" xlink:show="embed" xlink:actuate="onLoad"/></draw:frame> (et on choisit alors le plus petit <draw:frame draw:style-name="fr1" text:anchor-type="as-char"><draw:object xlink:href="Formula-928/" xlink:type="simple" xlink:show="embed" xlink:actuate="onLoad"/></draw:frame>, puis le plus petit <draw:frame draw:style-name="fr1" text:anchor-type="as-char"><draw:object xlink:href="Formula-930/" xlink:type="simple" xlink:show="embed" xlink:actuate="onLoad"/></draw:frame> telle que cette propriété soit vérifiée) et par exemple <draw:frame draw:style-name="fr1" text:anchor-type="as-char"><draw:object xlink:href="Formula-932/" xlink:type="simple" xlink:show="embed" xlink:actuate="onLoad"/></draw:frame> si <draw:frame draw:style-name="fr1" text:anchor-type="as-char"><draw:object xlink:href="Formula-934/" xlink:type="simple" xlink:show="embed" xlink:actuate="onLoad"/></draw:frame>. L’évaluation d’une somme de Riemann pour une subdivision pointée subordonnée à cette jauge fournit</text:p>
      <text:p text:style-name="Text_20_body"><draw:frame draw:style-name="fr2" text:anchor-type="paragraph"><draw:object xlink:href="Formula-936/" xlink:type="simple" xlink:show="embed" xlink:actuate="onLoad"/></draw:frame></text:p>
      <text:p text:style-name="Text_20_body">et comme</text:p>
      <text:p text:style-name="Text_20_body"><draw:frame draw:style-name="fr2" text:anchor-type="paragraph"><draw:object xlink:href="Formula-938/" xlink:type="simple" xlink:show="embed" xlink:actuate="onLoad"/></draw:frame></text:p>
      <text:p text:style-name="Text_20_body">on obtient</text:p>
      <text:p text:style-name="Text_20_body"><draw:frame draw:style-name="fr2" text:anchor-type="paragraph"><draw:object xlink:href="Formula-940/" xlink:type="simple" xlink:show="embed" xlink:actuate="onLoad"/></draw:frame></text:p>
      <text:p text:style-name="Text_20_body">La fonction <draw:frame draw:style-name="fr1" text:anchor-type="as-char"><draw:object xlink:href="Formula-942/" xlink:type="simple" xlink:show="embed" xlink:actuate="onLoad"/></draw:frame> est donc bien intégrable et d’intégrale nulle.</text:p>
      <text:p text:style-name="Text_20_body"><draw:frame draw:style-name="fr1" text:anchor-type="as-char"><draw:object xlink:href="Formula-944/" xlink:type="simple" xlink:show="embed" xlink:actuate="onLoad"/></draw:frame></text:p>
      <text:h text:style-name="Heading_20_2" text:outline-level="2"><text:bookmark-start text:name="intégration-sur-des-intervalle-non-bornés"/>Intégration sur des intervalle non-bornés<text:bookmark-end text:name="intégration-sur-des-intervalle-non-bornés"/></text:h>
      <text:h text:style-name="Heading_20_3" text:outline-level="3"><text:bookmark-start text:name="todo-7"/>TODO<text:bookmark-end text:name="todo-7"/></text:h>
      <text:p text:style-name="First_20_paragraph">Motiver la définition de l’intégrale sur un intervalle non borné, disons <draw:frame draw:style-name="fr1" text:anchor-type="as-char"><draw:object xlink:href="Formula-946/" xlink:type="simple" xlink:show="embed" xlink:actuate="onLoad"/></draw:frame> par l’étude de l’intégrale sur <draw:frame draw:style-name="fr1" text:anchor-type="as-char"><draw:object xlink:href="Formula-948/" xlink:type="simple" xlink:show="embed" xlink:actuate="onLoad"/></draw:frame> et “sautant” le dernier terme de la somme de Riemann ? En exercice ? Bof.</text:p>
      <text:h text:style-name="Heading_20_3" text:outline-level="3"><text:bookmark-start text:name="todo-8"/>TODO<text:bookmark-end text:name="todo-8"/></text:h>
      <text:p text:style-name="First_20_paragraph">Voir ce qu’il est possible de dire au passage sur l’absence d’intégrale impropre (théorème de Hake).</text:p>
      <text:h text:style-name="Heading_20_3" text:outline-level="3"><text:bookmark-start text:name="remarque-2"/>Remarque<text:bookmark-end text:name="remarque-2"/></text:h>
      <text:p text:style-name="First_20_paragraph">La difficulté d’intégrer une fonction sur un intervalle non borné tel que <draw:frame draw:style-name="fr1" text:anchor-type="as-char"><draw:object xlink:href="Formula-950/" xlink:type="simple" xlink:show="embed" xlink:actuate="onLoad"/></draw:frame> n’est pas lié au concept de subdivision pointée, qui peut être généralisé pour comporter des intervalles non bornés, mais au calcul de la somme de Riemann associée. En effet, toute subdivision pointée d’un intervalle non-borné comporte nécessairement un ou deux éléments de la forme <draw:frame draw:style-name="fr1" text:anchor-type="as-char"><draw:object xlink:href="Formula-952/" xlink:type="simple" xlink:show="embed" xlink:actuate="onLoad"/></draw:frame> où <draw:frame draw:style-name="fr1" text:anchor-type="as-char"><draw:object xlink:href="Formula-954/" xlink:type="simple" xlink:show="embed" xlink:actuate="onLoad"/></draw:frame> est non-borné; la longueur <draw:frame draw:style-name="fr1" text:anchor-type="as-char"><draw:object xlink:href="Formula-956/" xlink:type="simple" xlink:show="embed" xlink:actuate="onLoad"/></draw:frame> associée est alors infinie et la somme de Riemann correspondante comporte alors un ou deux termes de la forme <draw:frame draw:style-name="fr1" text:anchor-type="as-char"><draw:object xlink:href="Formula-958/" xlink:type="simple" xlink:show="embed" xlink:actuate="onLoad"/></draw:frame>; elle donc potentiellement infinie, ou même indéfinie …</text:p>
      <text:p text:style-name="Text_20_body">Pour éviter cette difficulté technique, nous allons définir l’intégrale sur <draw:frame draw:style-name="fr1" text:anchor-type="as-char"><draw:object xlink:href="Formula-960/" xlink:type="simple" xlink:show="embed" xlink:actuate="onLoad"/></draw:frame> à partir de subdivisions d’intervalles compacts, en exigant que celles-ci, en plus d’être suffisamment fines comme dans le cas des intervalles bornés, soient basées sur un intervalle suffisamment grand.</text:p>
      <text:h text:style-name="Heading_20_3" text:outline-level="3"><text:bookmark-start text:name="intégrale-sur-un-intervalle-non-borné"/>Intégrale sur un intervalle non borné<text:bookmark-end text:name="intégrale-sur-un-intervalle-non-borné"/></text:h>
      <text:p text:style-name="First_20_paragraph">Soit <draw:frame draw:style-name="fr1" text:anchor-type="as-char"><draw:object xlink:href="Formula-962/" xlink:type="simple" xlink:show="embed" xlink:actuate="onLoad"/></draw:frame> un intervalle fermé non borné de <draw:frame draw:style-name="fr1" text:anchor-type="as-char"><draw:object xlink:href="Formula-964/" xlink:type="simple" xlink:show="embed" xlink:actuate="onLoad"/></draw:frame> de bornes <draw:frame draw:style-name="fr1" text:anchor-type="as-char"><draw:object xlink:href="Formula-966/" xlink:type="simple" xlink:show="embed" xlink:actuate="onLoad"/></draw:frame> et <draw:frame draw:style-name="fr1" text:anchor-type="as-char"><draw:object xlink:href="Formula-968/" xlink:type="simple" xlink:show="embed" xlink:actuate="onLoad"/></draw:frame><text:note text:id="ftn2" text:note-class="footnote"><text:note-citation>3</text:note-citation><text:note-body><text:p text:style-name="Footnote">3 cas peuvent se présenter: <draw:frame draw:style-name="fr1" text:anchor-type="as-char"><draw:object xlink:href="Formula-970/" xlink:type="simple" xlink:show="embed" xlink:actuate="onLoad"/></draw:frame>, <draw:frame draw:style-name="fr1" text:anchor-type="as-char"><draw:object xlink:href="Formula-972/" xlink:type="simple" xlink:show="embed" xlink:actuate="onLoad"/></draw:frame> ou <draw:frame draw:style-name="fr1" text:anchor-type="as-char"><draw:object xlink:href="Formula-974/" xlink:type="simple" xlink:show="embed" xlink:actuate="onLoad"/></draw:frame> où <draw:frame draw:style-name="fr1" text:anchor-type="as-char"><draw:object xlink:href="Formula-976/" xlink:type="simple" xlink:show="embed" xlink:actuate="onLoad"/></draw:frame></text:p></text:note-body></text:note>. Une fonction <draw:frame draw:style-name="fr1" text:anchor-type="as-char"><draw:object xlink:href="Formula-978/" xlink:type="simple" xlink:show="embed" xlink:actuate="onLoad"/></draw:frame> est dite <text:span text:style-name="T1">intégrable (au sens de Henstock-Kurzweil)</text:span> s’il existe un réel <draw:frame draw:style-name="fr1" text:anchor-type="as-char"><draw:object xlink:href="Formula-980/" xlink:type="simple" xlink:show="embed" xlink:actuate="onLoad"/></draw:frame> tel que pour tout <draw:frame draw:style-name="fr1" text:anchor-type="as-char"><draw:object xlink:href="Formula-982/" xlink:type="simple" xlink:show="embed" xlink:actuate="onLoad"/></draw:frame> il existe une jauge <draw:frame draw:style-name="fr1" text:anchor-type="as-char"><draw:object xlink:href="Formula-984/" xlink:type="simple" xlink:show="embed" xlink:actuate="onLoad"/></draw:frame> de <draw:frame draw:style-name="fr1" text:anchor-type="as-char"><draw:object xlink:href="Formula-986/" xlink:type="simple" xlink:show="embed" xlink:actuate="onLoad"/></draw:frame> et un intervalle compact <draw:frame draw:style-name="fr1" text:anchor-type="as-char"><draw:object xlink:href="Formula-988/" xlink:type="simple" xlink:show="embed" xlink:actuate="onLoad"/></draw:frame> de <draw:frame draw:style-name="fr1" text:anchor-type="as-char"><draw:object xlink:href="Formula-990/" xlink:type="simple" xlink:show="embed" xlink:actuate="onLoad"/></draw:frame> tels que pour tout intervalle compact <draw:frame draw:style-name="fr1" text:anchor-type="as-char"><draw:object xlink:href="Formula-992/" xlink:type="simple" xlink:show="embed" xlink:actuate="onLoad"/></draw:frame> tel que <draw:frame draw:style-name="fr1" text:anchor-type="as-char"><draw:object xlink:href="Formula-994/" xlink:type="simple" xlink:show="embed" xlink:actuate="onLoad"/></draw:frame> et pour toute subdivision pointée <draw:frame draw:style-name="fr1" text:anchor-type="as-char"><draw:object xlink:href="Formula-996/" xlink:type="simple" xlink:show="embed" xlink:actuate="onLoad"/></draw:frame> de <draw:frame draw:style-name="fr1" text:anchor-type="as-char"><draw:object xlink:href="Formula-998/" xlink:type="simple" xlink:show="embed" xlink:actuate="onLoad"/></draw:frame> subordonnée à <draw:frame draw:style-name="fr1" text:anchor-type="as-char"><draw:object xlink:href="Formula-1000/" xlink:type="simple" xlink:show="embed" xlink:actuate="onLoad"/></draw:frame>, on ait <draw:frame draw:style-name="fr1" text:anchor-type="as-char"><draw:object xlink:href="Formula-1002/" xlink:type="simple" xlink:show="embed" xlink:actuate="onLoad"/></draw:frame>. Le réel <draw:frame draw:style-name="fr1" text:anchor-type="as-char"><draw:object xlink:href="Formula-1004/" xlink:type="simple" xlink:show="embed" xlink:actuate="onLoad"/></draw:frame> quand il existe est unique; il est appelé <text:span text:style-name="T1">intégrale de </text:span><draw:frame draw:style-name="fr1" text:anchor-type="as-char"><draw:object xlink:href="Formula-1006/" xlink:type="simple" xlink:show="embed" xlink:actuate="onLoad"/></draw:frame><text:span text:style-name="T1"> sur </text:span><draw:frame draw:style-name="fr1" text:anchor-type="as-char"><draw:object xlink:href="Formula-1008/" xlink:type="simple" xlink:show="embed" xlink:actuate="onLoad"/></draw:frame> et noté</text:p>
      <text:p text:style-name="Text_20_body"><draw:frame draw:style-name="fr2" text:anchor-type="paragraph"><draw:object xlink:href="Formula-1010/" xlink:type="simple" xlink:show="embed" xlink:actuate="onLoad"/></draw:frame></text:p>
      <text:h text:style-name="Heading_20_3" text:outline-level="3"><text:bookmark-start text:name="todo-9"/>TODO:<text:bookmark-end text:name="todo-9"/></text:h>
      <text:p text:style-name="First_20_paragraph">simplifier ce qui suit, inutilement compliqué.</text:p>
      <text:h text:style-name="Heading_20_3" text:outline-level="3"><text:bookmark-start text:name="todo-10"/>TODO:<text:bookmark-end text:name="todo-10"/></text:h>
      <text:p text:style-name="First_20_paragraph">j’ai changé la définition ci-dessus, adapter la suite.</text:p>
      <text:h text:style-name="Heading_20_3" text:outline-level="3"><text:bookmark-start text:name="todo-11"/>TODO<text:bookmark-end text:name="todo-11"/></text:h>
      <text:p text:style-name="First_20_paragraph">Remarquer/Prouver que la définition ci-dessus “marche aussi” pour un intervalle borné.</text:p>
      <text:h text:style-name="Heading_20_3" text:outline-level="3"><text:bookmark-start text:name="intégrale-sur-un-intervalle-fermé"/>Intégrale sur un intervalle fermé<text:bookmark-end text:name="intégrale-sur-un-intervalle-fermé"/></text:h>
      <text:p text:style-name="First_20_paragraph">Une fonction <draw:frame draw:style-name="fr1" text:anchor-type="as-char"><draw:object xlink:href="Formula-1012/" xlink:type="simple" xlink:show="embed" xlink:actuate="onLoad"/></draw:frame> définie sur un intervalle fermé quelconque <draw:frame draw:style-name="fr1" text:anchor-type="as-char"><draw:object xlink:href="Formula-1014/" xlink:type="simple" xlink:show="embed" xlink:actuate="onLoad"/></draw:frame> (borné ou non borné) est <text:span text:style-name="T1">intégrable (au sens de Henstock-Kurzweil)</text:span> si son prolongement <draw:frame draw:style-name="fr1" text:anchor-type="as-char"><draw:object xlink:href="Formula-1016/" xlink:type="simple" xlink:show="embed" xlink:actuate="onLoad"/></draw:frame> par zero en dehors de l’intervalle <draw:frame draw:style-name="fr1" text:anchor-type="as-char"><draw:object xlink:href="Formula-1018/" xlink:type="simple" xlink:show="embed" xlink:actuate="onLoad"/></draw:frame></text:p>
      <text:p text:style-name="Text_20_body"><draw:frame draw:style-name="fr2" text:anchor-type="paragraph"><draw:object xlink:href="Formula-1020/" xlink:type="simple" xlink:show="embed" xlink:actuate="onLoad"/></draw:frame></text:p>
      <text:p text:style-name="Text_20_body">est intégrable sur <draw:frame draw:style-name="fr1" text:anchor-type="as-char"><draw:object xlink:href="Formula-1022/" xlink:type="simple" xlink:show="embed" xlink:actuate="onLoad"/></draw:frame>. On définit alors</text:p>
      <text:p text:style-name="Text_20_body"><draw:frame draw:style-name="fr2" text:anchor-type="paragraph"><draw:object xlink:href="Formula-1024/" xlink:type="simple" xlink:show="embed" xlink:actuate="onLoad"/></draw:frame></text:p>
      <text:h text:style-name="Heading_20_3" text:outline-level="3"><text:bookmark-start text:name="démonstration-cohérence-des-définitions"/>Démonstration (cohérence des définitions)<text:bookmark-end text:name="démonstration-cohérence-des-définitions"/></text:h>
      <text:p text:style-name="First_20_paragraph">Il convient de vérifier que <text:a xlink:type="simple" xlink:href="#intégrale-sur-un-intervalle-fermé" office:name=""><text:span text:style-name="Definition">la définition d’intégrale sur un intervalle fermé <draw:frame draw:style-name="fr1" text:anchor-type="as-char"><draw:object xlink:href="Formula-1026/" xlink:type="simple" xlink:show="embed" xlink:actuate="onLoad"/></draw:frame></text:span></text:a> est cohérente avec [la définition d’intégrale sur <draw:frame draw:style-name="fr1" text:anchor-type="as-char"><draw:object xlink:href="Formula-1028/" xlink:type="simple" xlink:show="embed" xlink:actuate="onLoad"/></draw:frame>][Intégrale sur <draw:frame draw:style-name="fr1" text:anchor-type="as-char"><draw:object xlink:href="Formula-1030/" xlink:type="simple" xlink:show="embed" xlink:actuate="onLoad"/></draw:frame>] (ce qui est direct) et aussi avec [la définition d’intégrale sur un intervalle compact][Intégrale sur un intervalle compact] que nous avons utilisé jusqu’à présent.</text:p>
      <text:p text:style-name="Text_20_body">Dans ce second cas, si la fonction <draw:frame draw:style-name="fr1" text:anchor-type="as-char"><draw:object xlink:href="Formula-1032/" xlink:type="simple" xlink:show="embed" xlink:actuate="onLoad"/></draw:frame> est [intégrable au sens de la définition originelle][Intégrale sur un intervalle compact], et si l’on prend <draw:frame draw:style-name="fr1" text:anchor-type="as-char"><draw:object xlink:href="Formula-1034/" xlink:type="simple" xlink:show="embed" xlink:actuate="onLoad"/></draw:frame> tel que <draw:frame draw:style-name="fr1" text:anchor-type="as-char"><draw:object xlink:href="Formula-1036/" xlink:type="simple" xlink:show="embed" xlink:actuate="onLoad"/></draw:frame> et <draw:frame draw:style-name="fr1" text:anchor-type="as-char"><draw:object xlink:href="Formula-1038/" xlink:type="simple" xlink:show="embed" xlink:actuate="onLoad"/></draw:frame> et que l’on considère un intervalle compact <draw:frame draw:style-name="fr1" text:anchor-type="as-char"><draw:object xlink:href="Formula-1040/" xlink:type="simple" xlink:show="embed" xlink:actuate="onLoad"/></draw:frame> vérifiant <draw:frame draw:style-name="fr1" text:anchor-type="as-char"><draw:object xlink:href="Formula-1042/" xlink:type="simple" xlink:show="embed" xlink:actuate="onLoad"/></draw:frame> et <draw:frame draw:style-name="fr1" text:anchor-type="as-char"><draw:object xlink:href="Formula-1044/" xlink:type="simple" xlink:show="embed" xlink:actuate="onLoad"/></draw:frame>, on a <draw:frame draw:style-name="fr1" text:anchor-type="as-char"><draw:object xlink:href="Formula-1046/" xlink:type="simple" xlink:show="embed" xlink:actuate="onLoad"/></draw:frame>. Par additivité de l’intégrale,</text:p>
      <text:p text:style-name="Text_20_body"><draw:frame draw:style-name="fr2" text:anchor-type="paragraph"><draw:object xlink:href="Formula-1048/" xlink:type="simple" xlink:show="embed" xlink:actuate="onLoad"/></draw:frame></text:p>
      <text:p text:style-name="Text_20_body">Or sur <draw:frame draw:style-name="fr1" text:anchor-type="as-char"><draw:object xlink:href="Formula-1050/" xlink:type="simple" xlink:show="embed" xlink:actuate="onLoad"/></draw:frame> et <draw:frame draw:style-name="fr1" text:anchor-type="as-char"><draw:object xlink:href="Formula-1052/" xlink:type="simple" xlink:show="embed" xlink:actuate="onLoad"/></draw:frame>, la fonction <draw:frame draw:style-name="fr1" text:anchor-type="as-char"><draw:object xlink:href="Formula-1054/" xlink:type="simple" xlink:show="embed" xlink:actuate="onLoad"/></draw:frame> est nulle sauf peut-être en <draw:frame draw:style-name="fr1" text:anchor-type="as-char"><draw:object xlink:href="Formula-1056/" xlink:type="simple" xlink:show="embed" xlink:actuate="onLoad"/></draw:frame> et <draw:frame draw:style-name="fr1" text:anchor-type="as-char"><draw:object xlink:href="Formula-1058/" xlink:type="simple" xlink:show="embed" xlink:actuate="onLoad"/></draw:frame> ; sur <draw:frame draw:style-name="fr1" text:anchor-type="as-char"><draw:object xlink:href="Formula-1060/" xlink:type="simple" xlink:show="embed" xlink:actuate="onLoad"/></draw:frame>, elle est égale à <draw:frame draw:style-name="fr1" text:anchor-type="as-char"><draw:object xlink:href="Formula-1062/" xlink:type="simple" xlink:show="embed" xlink:actuate="onLoad"/></draw:frame>. Par conséquent <draw:frame draw:style-name="fr1" text:anchor-type="as-char"><draw:object xlink:href="Formula-1064/" xlink:type="simple" xlink:show="embed" xlink:actuate="onLoad"/></draw:frame> est intégrable sur <draw:frame draw:style-name="fr1" text:anchor-type="as-char"><draw:object xlink:href="Formula-1066/" xlink:type="simple" xlink:show="embed" xlink:actuate="onLoad"/></draw:frame> et</text:p>
      <text:p text:style-name="Text_20_body"><draw:frame draw:style-name="fr2" text:anchor-type="paragraph"><draw:object xlink:href="Formula-1068/" xlink:type="simple" xlink:show="embed" xlink:actuate="onLoad"/></draw:frame></text:p>
      <text:p text:style-name="Text_20_body">On peut donc bien trouver une jauge <draw:frame draw:style-name="fr1" text:anchor-type="as-char"><draw:object xlink:href="Formula-1070/" xlink:type="simple" xlink:show="embed" xlink:actuate="onLoad"/></draw:frame> sur <draw:frame draw:style-name="fr1" text:anchor-type="as-char"><draw:object xlink:href="Formula-1072/" xlink:type="simple" xlink:show="embed" xlink:actuate="onLoad"/></draw:frame> telle que toute subdivision <draw:frame draw:style-name="fr1" text:anchor-type="as-char"><draw:object xlink:href="Formula-1074/" xlink:type="simple" xlink:show="embed" xlink:actuate="onLoad"/></draw:frame> de <draw:frame draw:style-name="fr1" text:anchor-type="as-char"><draw:object xlink:href="Formula-1076/" xlink:type="simple" xlink:show="embed" xlink:actuate="onLoad"/></draw:frame> subordonnée à <draw:frame draw:style-name="fr1" text:anchor-type="as-char"><draw:object xlink:href="Formula-1078/" xlink:type="simple" xlink:show="embed" xlink:actuate="onLoad"/></draw:frame> vérifie</text:p>
      <text:p text:style-name="Text_20_body"><draw:frame draw:style-name="fr2" text:anchor-type="paragraph"><draw:object xlink:href="Formula-1080/" xlink:type="simple" xlink:show="embed" xlink:actuate="onLoad"/></draw:frame></text:p>
      <text:p text:style-name="Text_20_body">Réciproquement, si la fonction <draw:frame draw:style-name="fr1" text:anchor-type="as-char"><draw:object xlink:href="Formula-1082/" xlink:type="simple" xlink:show="embed" xlink:actuate="onLoad"/></draw:frame> est <text:a xlink:type="simple" xlink:href="#intégrale-sur-un-intervalle-fermé" office:name=""><text:span text:style-name="Definition">intégrable au sens de la définition générale</text:span></text:a>, pour tout <draw:frame draw:style-name="fr1" text:anchor-type="as-char"><draw:object xlink:href="Formula-1084/" xlink:type="simple" xlink:show="embed" xlink:actuate="onLoad"/></draw:frame> et <draw:frame draw:style-name="fr1" text:anchor-type="as-char"><draw:object xlink:href="Formula-1086/" xlink:type="simple" xlink:show="embed" xlink:actuate="onLoad"/></draw:frame> tel que <draw:frame draw:style-name="fr1" text:anchor-type="as-char"><draw:object xlink:href="Formula-1088/" xlink:type="simple" xlink:show="embed" xlink:actuate="onLoad"/></draw:frame> et <draw:frame draw:style-name="fr1" text:anchor-type="as-char"><draw:object xlink:href="Formula-1090/" xlink:type="simple" xlink:show="embed" xlink:actuate="onLoad"/></draw:frame>, le prolongement de <draw:frame draw:style-name="fr1" text:anchor-type="as-char"><draw:object xlink:href="Formula-1092/" xlink:type="simple" xlink:show="embed" xlink:actuate="onLoad"/></draw:frame> par zéro est intégrable sur <draw:frame draw:style-name="fr1" text:anchor-type="as-char"><draw:object xlink:href="Formula-1094/" xlink:type="simple" xlink:show="embed" xlink:actuate="onLoad"/></draw:frame>. Il suffit de prendre <draw:frame draw:style-name="fr1" text:anchor-type="as-char"><draw:object xlink:href="Formula-1096/" xlink:type="simple" xlink:show="embed" xlink:actuate="onLoad"/></draw:frame> tel que <draw:frame draw:style-name="fr1" text:anchor-type="as-char"><draw:object xlink:href="Formula-1098/" xlink:type="simple" xlink:show="embed" xlink:actuate="onLoad"/></draw:frame> et <draw:frame draw:style-name="fr1" text:anchor-type="as-char"><draw:object xlink:href="Formula-1100/" xlink:type="simple" xlink:show="embed" xlink:actuate="onLoad"/></draw:frame> et d’utiliser à nouveau <text:a xlink:type="simple" xlink:href="#additivité" office:name=""><text:span text:style-name="Definition">(la réciproque de) l’additivité de l’intégrale</text:span></text:a> pour conclure que <draw:frame draw:style-name="fr1" text:anchor-type="as-char"><draw:object xlink:href="Formula-1102/" xlink:type="simple" xlink:show="embed" xlink:actuate="onLoad"/></draw:frame> est intégrable sur <draw:frame draw:style-name="fr1" text:anchor-type="as-char"><draw:object xlink:href="Formula-1104/" xlink:type="simple" xlink:show="embed" xlink:actuate="onLoad"/></draw:frame> et que son intégrale est l’intégrale de <draw:frame draw:style-name="fr1" text:anchor-type="as-char"><draw:object xlink:href="Formula-1106/" xlink:type="simple" xlink:show="embed" xlink:actuate="onLoad"/></draw:frame>.</text:p>
      <text:p text:style-name="Text_20_body"><draw:frame draw:style-name="fr1" text:anchor-type="as-char"><draw:object xlink:href="Formula-1108/" xlink:type="simple" xlink:show="embed" xlink:actuate="onLoad"/></draw:frame></text:p>
      <text:h text:style-name="Heading_20_3" text:outline-level="3"><text:bookmark-start text:name="todo-12"/>TODO<text:bookmark-end text:name="todo-12"/></text:h>
      <text:p text:style-name="First_20_paragraph">Existence et valeur de:</text:p>
      <text:p text:style-name="Text_20_body"><draw:frame draw:style-name="fr2" text:anchor-type="paragraph"><draw:object xlink:href="Formula-1110/" xlink:type="simple" xlink:show="embed" xlink:actuate="onLoad"/></draw:frame></text:p>
      <text:h text:style-name="Heading_20_3" text:outline-level="3"><text:bookmark-start text:name="todo-13"/>TODO<text:bookmark-end text:name="todo-13"/></text:h>
      <text:p text:style-name="First_20_paragraph">Rappel / généralisation des pptés enoncées pour les intervalles compacts.</text:p>
      <text:h text:style-name="Heading_20_2" text:outline-level="2"><text:bookmark-start text:name="subdivisions-partielles"/>Subdivisions Partielles<text:bookmark-end text:name="subdivisions-partielles"/></text:h>
      <text:h text:style-name="Heading_20_3" text:outline-level="3"><text:bookmark-start text:name="subdivision-pointée-partielle"/>Subdivision pointée partielle<text:bookmark-end text:name="subdivision-pointée-partielle"/></text:h>
      <text:p text:style-name="First_20_paragraph">Une <text:span text:style-name="T1">subdivision pointée partielle</text:span> de l’intervalle fermé <draw:frame draw:style-name="fr1" text:anchor-type="as-char"><draw:object xlink:href="Formula-1112/" xlink:type="simple" xlink:show="embed" xlink:actuate="onLoad"/></draw:frame> de <draw:frame draw:style-name="fr1" text:anchor-type="as-char"><draw:object xlink:href="Formula-1114/" xlink:type="simple" xlink:show="embed" xlink:actuate="onLoad"/></draw:frame> est une famille finie</text:p>
      <text:p text:style-name="Text_20_body"><draw:frame draw:style-name="fr2" text:anchor-type="paragraph"><draw:object xlink:href="Formula-1116/" xlink:type="simple" xlink:show="embed" xlink:actuate="onLoad"/></draw:frame></text:p>
      <text:p text:style-name="Text_20_body">où les <draw:frame draw:style-name="fr1" text:anchor-type="as-char"><draw:object xlink:href="Formula-1118/" xlink:type="simple" xlink:show="embed" xlink:actuate="onLoad"/></draw:frame> sont des intervalles fermé de <draw:frame draw:style-name="fr1" text:anchor-type="as-char"><draw:object xlink:href="Formula-1120/" xlink:type="simple" xlink:show="embed" xlink:actuate="onLoad"/></draw:frame> sans chevauchement et <draw:frame draw:style-name="fr1" text:anchor-type="as-char"><draw:object xlink:href="Formula-1122/" xlink:type="simple" xlink:show="embed" xlink:actuate="onLoad"/></draw:frame> pour tout <draw:frame draw:style-name="fr1" text:anchor-type="as-char"><draw:object xlink:href="Formula-1124/" xlink:type="simple" xlink:show="embed" xlink:actuate="onLoad"/></draw:frame> La somme de Riemann associée à la fonction <draw:frame draw:style-name="fr1" text:anchor-type="as-char"><draw:object xlink:href="Formula-1126/" xlink:type="simple" xlink:show="embed" xlink:actuate="onLoad"/></draw:frame> et à la subdivision pointée partielle <draw:frame draw:style-name="fr1" text:anchor-type="as-char"><draw:object xlink:href="Formula-1128/" xlink:type="simple" xlink:show="embed" xlink:actuate="onLoad"/></draw:frame> de <draw:frame draw:style-name="fr1" text:anchor-type="as-char"><draw:object xlink:href="Formula-1130/" xlink:type="simple" xlink:show="embed" xlink:actuate="onLoad"/></draw:frame> est la grandeur</text:p>
      <text:p text:style-name="Text_20_body"><draw:frame draw:style-name="fr2" text:anchor-type="paragraph"><draw:object xlink:href="Formula-1132/" xlink:type="simple" xlink:show="embed" xlink:actuate="onLoad"/></draw:frame></text:p>
      <text:p text:style-name="Text_20_body">Une subdivision pointée partielle <draw:frame draw:style-name="fr1" text:anchor-type="as-char"><draw:object xlink:href="Formula-1134/" xlink:type="simple" xlink:show="embed" xlink:actuate="onLoad"/></draw:frame> de l’intervalle fermé <draw:frame draw:style-name="fr1" text:anchor-type="as-char"><draw:object xlink:href="Formula-1136/" xlink:type="simple" xlink:show="embed" xlink:actuate="onLoad"/></draw:frame> est <text:span text:style-name="T1">subordonnée à une jauge</text:span> <draw:frame draw:style-name="fr1" text:anchor-type="as-char"><draw:object xlink:href="Formula-1138/" xlink:type="simple" xlink:show="embed" xlink:actuate="onLoad"/></draw:frame> de <draw:frame draw:style-name="fr1" text:anchor-type="as-char"><draw:object xlink:href="Formula-1140/" xlink:type="simple" xlink:show="embed" xlink:actuate="onLoad"/></draw:frame> si</text:p>
      <text:p text:style-name="Text_20_body"><draw:frame draw:style-name="fr2" text:anchor-type="paragraph"><draw:object xlink:href="Formula-1142/" xlink:type="simple" xlink:show="embed" xlink:actuate="onLoad"/></draw:frame></text:p>
      <text:h text:style-name="Heading_20_3" text:outline-level="3"><text:bookmark-start text:name="todo---remarque"/>TODO - remarque<text:bookmark-end text:name="todo---remarque"/></text:h>
      <text:p text:style-name="First_20_paragraph">(autrement dit, c’est comme une subdivision pointée, sauf que l’on n’exige pas que les <draw:frame draw:style-name="fr1" text:anchor-type="as-char"><draw:object xlink:href="Formula-1144/" xlink:type="simple" xlink:show="embed" xlink:actuate="onLoad"/></draw:frame> recouvrent <draw:frame draw:style-name="fr1" text:anchor-type="as-char"><draw:object xlink:href="Formula-1146/" xlink:type="simple" xlink:show="embed" xlink:actuate="onLoad"/></draw:frame>. Mettre en ante ?)</text:p>
      <text:h text:style-name="Heading_20_3" text:outline-level="3"><text:bookmark-start text:name="lemme-de-henstock"/>Lemme de Henstock<text:bookmark-end text:name="lemme-de-henstock"/></text:h>
      <text:p text:style-name="First_20_paragraph">Soit <draw:frame draw:style-name="fr1" text:anchor-type="as-char"><draw:object xlink:href="Formula-1148/" xlink:type="simple" xlink:show="embed" xlink:actuate="onLoad"/></draw:frame> un intervalle fermé de <draw:frame draw:style-name="fr1" text:anchor-type="as-char"><draw:object xlink:href="Formula-1150/" xlink:type="simple" xlink:show="embed" xlink:actuate="onLoad"/></draw:frame>, <draw:frame draw:style-name="fr1" text:anchor-type="as-char"><draw:object xlink:href="Formula-1152/" xlink:type="simple" xlink:show="embed" xlink:actuate="onLoad"/></draw:frame> une fonction intégrable sur <draw:frame draw:style-name="fr1" text:anchor-type="as-char"><draw:object xlink:href="Formula-1154/" xlink:type="simple" xlink:show="embed" xlink:actuate="onLoad"/></draw:frame> et <draw:frame draw:style-name="fr1" text:anchor-type="as-char"><draw:object xlink:href="Formula-1156/" xlink:type="simple" xlink:show="embed" xlink:actuate="onLoad"/></draw:frame> une jauge sur <draw:frame draw:style-name="fr1" text:anchor-type="as-char"><draw:object xlink:href="Formula-1158/" xlink:type="simple" xlink:show="embed" xlink:actuate="onLoad"/></draw:frame> telle que pour toute subdivision pointée <draw:frame draw:style-name="fr1" text:anchor-type="as-char"><draw:object xlink:href="Formula-1160/" xlink:type="simple" xlink:show="embed" xlink:actuate="onLoad"/></draw:frame> de <draw:frame draw:style-name="fr1" text:anchor-type="as-char"><draw:object xlink:href="Formula-1162/" xlink:type="simple" xlink:show="embed" xlink:actuate="onLoad"/></draw:frame>, on ait</text:p>
      <text:p text:style-name="Text_20_body"><draw:frame draw:style-name="fr2" text:anchor-type="paragraph"><draw:object xlink:href="Formula-1164/" xlink:type="simple" xlink:show="embed" xlink:actuate="onLoad"/></draw:frame></text:p>
      <text:p text:style-name="Text_20_body">Alors pour tout subdivision pointée partielle <draw:frame draw:style-name="fr1" text:anchor-type="as-char"><draw:object xlink:href="Formula-1166/" xlink:type="simple" xlink:show="embed" xlink:actuate="onLoad"/></draw:frame> de <draw:frame draw:style-name="fr1" text:anchor-type="as-char"><draw:object xlink:href="Formula-1168/" xlink:type="simple" xlink:show="embed" xlink:actuate="onLoad"/></draw:frame> subordonnée à <draw:frame draw:style-name="fr1" text:anchor-type="as-char"><draw:object xlink:href="Formula-1170/" xlink:type="simple" xlink:show="embed" xlink:actuate="onLoad"/></draw:frame>, on a également</text:p>
      <text:p text:style-name="Text_20_body"><draw:frame draw:style-name="fr2" text:anchor-type="paragraph"><draw:object xlink:href="Formula-1172/" xlink:type="simple" xlink:show="embed" xlink:actuate="onLoad"/></draw:frame></text:p>
      <text:h text:style-name="Heading_20_3" text:outline-level="3"><text:bookmark-start text:name="preuve-du-lemme-de-henstocklemme-de-henstock"/>Preuve du <text:a xlink:type="simple" xlink:href="#lemme-de-henstock" office:name=""><text:span text:style-name="Definition">lemme de Henstock</text:span></text:a><text:bookmark-end text:name="preuve-du-lemme-de-henstocklemme-de-henstock"/></text:h>
      <text:p text:style-name="First_20_paragraph">Il existe une famille finie d’intervalles fermés <draw:frame draw:style-name="fr1" text:anchor-type="as-char"><draw:object xlink:href="Formula-1174/" xlink:type="simple" xlink:show="embed" xlink:actuate="onLoad"/></draw:frame>, <draw:frame draw:style-name="fr1" text:anchor-type="as-char"><draw:object xlink:href="Formula-1176/" xlink:type="simple" xlink:show="embed" xlink:actuate="onLoad"/></draw:frame> telle que l’union des familles <draw:frame draw:style-name="fr1" text:anchor-type="as-char"><draw:object xlink:href="Formula-1178/" xlink:type="simple" xlink:show="embed" xlink:actuate="onLoad"/></draw:frame> et <draw:frame draw:style-name="fr1" text:anchor-type="as-char"><draw:object xlink:href="Formula-1180/" xlink:type="simple" xlink:show="embed" xlink:actuate="onLoad"/></draw:frame> forment une subdivision (complète) de <draw:frame draw:style-name="fr1" text:anchor-type="as-char"><draw:object xlink:href="Formula-1182/" xlink:type="simple" xlink:show="embed" xlink:actuate="onLoad"/></draw:frame>. Pour tout <draw:frame draw:style-name="fr1" text:anchor-type="as-char"><draw:object xlink:href="Formula-1184/" xlink:type="simple" xlink:show="embed" xlink:actuate="onLoad"/></draw:frame>, sur chaque intervalle <draw:frame draw:style-name="fr1" text:anchor-type="as-char"><draw:object xlink:href="Formula-1186/" xlink:type="simple" xlink:show="embed" xlink:actuate="onLoad"/></draw:frame>, il existe une jauge <draw:frame draw:style-name="fr1" text:anchor-type="as-char"><draw:object xlink:href="Formula-1188/" xlink:type="simple" xlink:show="embed" xlink:actuate="onLoad"/></draw:frame> telle que si <draw:frame draw:style-name="fr1" text:anchor-type="as-char"><draw:object xlink:href="Formula-1190/" xlink:type="simple" xlink:show="embed" xlink:actuate="onLoad"/></draw:frame> est une subdivision pointée de <draw:frame draw:style-name="fr1" text:anchor-type="as-char"><draw:object xlink:href="Formula-1192/" xlink:type="simple" xlink:show="embed" xlink:actuate="onLoad"/></draw:frame> subordonnée à <draw:frame draw:style-name="fr1" text:anchor-type="as-char"><draw:object xlink:href="Formula-1194/" xlink:type="simple" xlink:show="embed" xlink:actuate="onLoad"/></draw:frame>, alors</text:p>
      <text:p text:style-name="Text_20_body"><draw:frame draw:style-name="fr2" text:anchor-type="paragraph"><draw:object xlink:href="Formula-1196/" xlink:type="simple" xlink:show="embed" xlink:actuate="onLoad"/></draw:frame></text:p>
      <text:p text:style-name="Text_20_body">Si de plus on choisit <draw:frame draw:style-name="fr1" text:anchor-type="as-char"><draw:object xlink:href="Formula-1198/" xlink:type="simple" xlink:show="embed" xlink:actuate="onLoad"/></draw:frame> subordonnée à la restriction de <draw:frame draw:style-name="fr1" text:anchor-type="as-char"><draw:object xlink:href="Formula-1200/" xlink:type="simple" xlink:show="embed" xlink:actuate="onLoad"/></draw:frame> à <draw:frame draw:style-name="fr1" text:anchor-type="as-char"><draw:object xlink:href="Formula-1202/" xlink:type="simple" xlink:show="embed" xlink:actuate="onLoad"/></draw:frame>, alors <draw:frame draw:style-name="fr1" text:anchor-type="as-char"><draw:object xlink:href="Formula-1204/" xlink:type="simple" xlink:show="embed" xlink:actuate="onLoad"/></draw:frame> est une subdivision pointée (totale) de <draw:frame draw:style-name="fr1" text:anchor-type="as-char"><draw:object xlink:href="Formula-1206/" xlink:type="simple" xlink:show="embed" xlink:actuate="onLoad"/></draw:frame> subordonnée à <draw:frame draw:style-name="fr1" text:anchor-type="as-char"><draw:object xlink:href="Formula-1208/" xlink:type="simple" xlink:show="embed" xlink:actuate="onLoad"/></draw:frame>. On déduit de l’hypothèse centrale du lemme que</text:p>
      <text:p text:style-name="Text_20_body"><draw:frame draw:style-name="fr2" text:anchor-type="paragraph"><draw:object xlink:href="Formula-1210/" xlink:type="simple" xlink:show="embed" xlink:actuate="onLoad"/></draw:frame></text:p>
      <text:p text:style-name="Text_20_body">et donc par l’inégalité triangulaire que</text:p>
      <text:p text:style-name="Text_20_body"><draw:frame draw:style-name="fr2" text:anchor-type="paragraph"><draw:object xlink:href="Formula-1212/" xlink:type="simple" xlink:show="embed" xlink:actuate="onLoad"/></draw:frame></text:p>
      <text:p text:style-name="Text_20_body">Le choix de <draw:frame draw:style-name="fr1" text:anchor-type="as-char"><draw:object xlink:href="Formula-1214/" xlink:type="simple" xlink:show="embed" xlink:actuate="onLoad"/></draw:frame> étant arbitraire, l’inégalité cherchée est établie.</text:p>
      <text:h text:style-name="Heading_20_1" text:outline-level="1"><text:bookmark-start text:name="exercices"/>Exercices<text:bookmark-end text:name="exercices"/></text:h>
      <text:h text:style-name="Heading_20_3" text:outline-level="3"><text:bookmark-start text:name="todo-14"/>TODO<text:bookmark-end text:name="todo-14"/></text:h>
      <text:p text:style-name="First_20_paragraph">Regarder exercices dans le Bartle (“A Modern Theory of Integration”)</text:p>
      <text:h text:style-name="Heading_20_2" text:outline-level="2"><text:bookmark-start text:name="intervalle-1"/>Intervalle<text:bookmark-end text:name="intervalle-1"/></text:h>
      <text:p text:style-name="First_20_paragraph">Montrer qu’un sous-ensemble <draw:frame draw:style-name="fr1" text:anchor-type="as-char"><draw:object xlink:href="Formula-1216/" xlink:type="simple" xlink:show="embed" xlink:actuate="onLoad"/></draw:frame> de <draw:frame draw:style-name="fr1" text:anchor-type="as-char"><draw:object xlink:href="Formula-1218/" xlink:type="simple" xlink:show="embed" xlink:actuate="onLoad"/></draw:frame> est un intervalle si et seulement si il <text:span text:style-name="T1">est connexe par arcs</text:span>, c’est-à-dire si et seulement si pour tout couple de points <draw:frame draw:style-name="fr1" text:anchor-type="as-char"><draw:object xlink:href="Formula-1220/" xlink:type="simple" xlink:show="embed" xlink:actuate="onLoad"/></draw:frame> et <draw:frame draw:style-name="fr1" text:anchor-type="as-char"><draw:object xlink:href="Formula-1222/" xlink:type="simple" xlink:show="embed" xlink:actuate="onLoad"/></draw:frame> de <draw:frame draw:style-name="fr1" text:anchor-type="as-char"><draw:object xlink:href="Formula-1224/" xlink:type="simple" xlink:show="embed" xlink:actuate="onLoad"/></draw:frame> on peut trouver un chemin de <draw:frame draw:style-name="fr1" text:anchor-type="as-char"><draw:object xlink:href="Formula-1226/" xlink:type="simple" xlink:show="embed" xlink:actuate="onLoad"/></draw:frame> joignant <draw:frame draw:style-name="fr1" text:anchor-type="as-char"><draw:object xlink:href="Formula-1228/" xlink:type="simple" xlink:show="embed" xlink:actuate="onLoad"/></draw:frame> à <draw:frame draw:style-name="fr1" text:anchor-type="as-char"><draw:object xlink:href="Formula-1230/" xlink:type="simple" xlink:show="embed" xlink:actuate="onLoad"/></draw:frame>, c’est-à-dire une fonction continue <draw:frame draw:style-name="fr1" text:anchor-type="as-char"><draw:object xlink:href="Formula-1232/" xlink:type="simple" xlink:show="embed" xlink:actuate="onLoad"/></draw:frame>, telle que <draw:frame draw:style-name="fr1" text:anchor-type="as-char"><draw:object xlink:href="Formula-1234/" xlink:type="simple" xlink:show="embed" xlink:actuate="onLoad"/></draw:frame> et <draw:frame draw:style-name="fr1" text:anchor-type="as-char"><draw:object xlink:href="Formula-1236/" xlink:type="simple" xlink:show="embed" xlink:actuate="onLoad"/></draw:frame>.</text:p>
      <text:h text:style-name="Heading_20_3" text:outline-level="3"><text:bookmark-start text:name="réponse"/>Réponse<text:bookmark-end text:name="réponse"/></text:h>
      <text:p text:style-name="First_20_paragraph">Montrons tout d’abord que la condition est nécessaire. Supposons que <draw:frame draw:style-name="fr1" text:anchor-type="as-char"><draw:object xlink:href="Formula-1238/" xlink:type="simple" xlink:show="embed" xlink:actuate="onLoad"/></draw:frame> et <draw:frame draw:style-name="fr1" text:anchor-type="as-char"><draw:object xlink:href="Formula-1240/" xlink:type="simple" xlink:show="embed" xlink:actuate="onLoad"/></draw:frame> appartiennent à <draw:frame draw:style-name="fr1" text:anchor-type="as-char"><draw:object xlink:href="Formula-1242/" xlink:type="simple" xlink:show="embed" xlink:actuate="onLoad"/></draw:frame> et que <draw:frame draw:style-name="fr1" text:anchor-type="as-char"><draw:object xlink:href="Formula-1244/" xlink:type="simple" xlink:show="embed" xlink:actuate="onLoad"/></draw:frame> soit inférieur ou égal à <draw:frame draw:style-name="fr1" text:anchor-type="as-char"><draw:object xlink:href="Formula-1246/" xlink:type="simple" xlink:show="embed" xlink:actuate="onLoad"/></draw:frame>. Alors pour tout <draw:frame draw:style-name="fr1" text:anchor-type="as-char"><draw:object xlink:href="Formula-1248/" xlink:type="simple" xlink:show="embed" xlink:actuate="onLoad"/></draw:frame>, <draw:frame draw:style-name="fr1" text:anchor-type="as-char"><draw:object xlink:href="Formula-1250/" xlink:type="simple" xlink:show="embed" xlink:actuate="onLoad"/></draw:frame> est un point intermédiaire entre <draw:frame draw:style-name="fr1" text:anchor-type="as-char"><draw:object xlink:href="Formula-1252/" xlink:type="simple" xlink:show="embed" xlink:actuate="onLoad"/></draw:frame> et <draw:frame draw:style-name="fr1" text:anchor-type="as-char"><draw:object xlink:href="Formula-1254/" xlink:type="simple" xlink:show="embed" xlink:actuate="onLoad"/></draw:frame>, et par conséquent, appartient à <draw:frame draw:style-name="fr1" text:anchor-type="as-char"><draw:object xlink:href="Formula-1256/" xlink:type="simple" xlink:show="embed" xlink:actuate="onLoad"/></draw:frame>. La fonction <draw:frame draw:style-name="fr1" text:anchor-type="as-char"><draw:object xlink:href="Formula-1258/" xlink:type="simple" xlink:show="embed" xlink:actuate="onLoad"/></draw:frame> ainsi définie est clairement continue et vérifie <draw:frame draw:style-name="fr1" text:anchor-type="as-char"><draw:object xlink:href="Formula-1260/" xlink:type="simple" xlink:show="embed" xlink:actuate="onLoad"/></draw:frame> et <draw:frame draw:style-name="fr1" text:anchor-type="as-char"><draw:object xlink:href="Formula-1262/" xlink:type="simple" xlink:show="embed" xlink:actuate="onLoad"/></draw:frame>; c’est donc un chemin de <draw:frame draw:style-name="fr1" text:anchor-type="as-char"><draw:object xlink:href="Formula-1264/" xlink:type="simple" xlink:show="embed" xlink:actuate="onLoad"/></draw:frame> qui joint <draw:frame draw:style-name="fr1" text:anchor-type="as-char"><draw:object xlink:href="Formula-1266/" xlink:type="simple" xlink:show="embed" xlink:actuate="onLoad"/></draw:frame> à <draw:frame draw:style-name="fr1" text:anchor-type="as-char"><draw:object xlink:href="Formula-1268/" xlink:type="simple" xlink:show="embed" xlink:actuate="onLoad"/></draw:frame>. Par conséquent, <draw:frame draw:style-name="fr1" text:anchor-type="as-char"><draw:object xlink:href="Formula-1270/" xlink:type="simple" xlink:show="embed" xlink:actuate="onLoad"/></draw:frame> est connexe par arcs.</text:p>
      <text:p text:style-name="Text_20_body">Réciproquement, si <draw:frame draw:style-name="fr1" text:anchor-type="as-char"><draw:object xlink:href="Formula-1272/" xlink:type="simple" xlink:show="embed" xlink:actuate="onLoad"/></draw:frame> est connexe par arcs et contient les points <draw:frame draw:style-name="fr1" text:anchor-type="as-char"><draw:object xlink:href="Formula-1274/" xlink:type="simple" xlink:show="embed" xlink:actuate="onLoad"/></draw:frame> et <draw:frame draw:style-name="fr1" text:anchor-type="as-char"><draw:object xlink:href="Formula-1276/" xlink:type="simple" xlink:show="embed" xlink:actuate="onLoad"/></draw:frame>, tout chemin de <draw:frame draw:style-name="fr1" text:anchor-type="as-char"><draw:object xlink:href="Formula-1278/" xlink:type="simple" xlink:show="embed" xlink:actuate="onLoad"/></draw:frame> qui joint <draw:frame draw:style-name="fr1" text:anchor-type="as-char"><draw:object xlink:href="Formula-1280/" xlink:type="simple" xlink:show="embed" xlink:actuate="onLoad"/></draw:frame> et <draw:frame draw:style-name="fr1" text:anchor-type="as-char"><draw:object xlink:href="Formula-1282/" xlink:type="simple" xlink:show="embed" xlink:actuate="onLoad"/></draw:frame>, continu et à valeurs réelles, vérifie le théorème des valeurs intermédiaires: pour toute valeur intermédiaire <draw:frame draw:style-name="fr1" text:anchor-type="as-char"><draw:object xlink:href="Formula-1284/" xlink:type="simple" xlink:show="embed" xlink:actuate="onLoad"/></draw:frame> entre <draw:frame draw:style-name="fr1" text:anchor-type="as-char"><draw:object xlink:href="Formula-1286/" xlink:type="simple" xlink:show="embed" xlink:actuate="onLoad"/></draw:frame> et <draw:frame draw:style-name="fr1" text:anchor-type="as-char"><draw:object xlink:href="Formula-1288/" xlink:type="simple" xlink:show="embed" xlink:actuate="onLoad"/></draw:frame>, il existe donc un <draw:frame draw:style-name="fr1" text:anchor-type="as-char"><draw:object xlink:href="Formula-1290/" xlink:type="simple" xlink:show="embed" xlink:actuate="onLoad"/></draw:frame> tel que <draw:frame draw:style-name="fr1" text:anchor-type="as-char"><draw:object xlink:href="Formula-1292/" xlink:type="simple" xlink:show="embed" xlink:actuate="onLoad"/></draw:frame>. Comme <draw:frame draw:style-name="fr1" text:anchor-type="as-char"><draw:object xlink:href="Formula-1294/" xlink:type="simple" xlink:show="embed" xlink:actuate="onLoad"/></draw:frame> est à valeurs dans <draw:frame draw:style-name="fr1" text:anchor-type="as-char"><draw:object xlink:href="Formula-1296/" xlink:type="simple" xlink:show="embed" xlink:actuate="onLoad"/></draw:frame>, <draw:frame draw:style-name="fr1" text:anchor-type="as-char"><draw:object xlink:href="Formula-1298/" xlink:type="simple" xlink:show="embed" xlink:actuate="onLoad"/></draw:frame>; l’ensemble <draw:frame draw:style-name="fr1" text:anchor-type="as-char"><draw:object xlink:href="Formula-1300/" xlink:type="simple" xlink:show="embed" xlink:actuate="onLoad"/></draw:frame> est donc un intervalle de <draw:frame draw:style-name="fr1" text:anchor-type="as-char"><draw:object xlink:href="Formula-1302/" xlink:type="simple" xlink:show="embed" xlink:actuate="onLoad"/></draw:frame>.</text:p>
      <text:h text:style-name="Heading_20_2" text:outline-level="2"><text:bookmark-start text:name="construction-de-jauges"/>Construction de Jauges<text:bookmark-end text:name="construction-de-jauges"/></text:h>
      <text:p text:style-name="First_20_paragraph"><text:span text:style-name="T2">TODO:</text:span> faire construire “à la main” une jauge par dichotomie (exemple avec jauge s’affinant pour “forcer” un tag et/ou variante avec jauge “faciles”, telles qu’on puisse trouver une jauge uniforme qui soit plus fine ? Et csq, à savoir capacité à trouver une subdivision uniforme associée)</text:p>
      <text:h text:style-name="Heading_20_2" text:outline-level="2"><text:bookmark-start text:name="subdivision-pointées"/>Subdivision pointées<text:bookmark-end text:name="subdivision-pointées"/></text:h>
      <text:p text:style-name="First_20_paragraph">Demander de construire à partir d’une subdivision une autre subdivision “aussi fine”, de même somme de Riemann, mais avec les points tjs à gauche ou à droite de l’intervalle.</text:p>
      <text:h text:style-name="Heading_20_2" text:outline-level="2"><text:bookmark-start text:name="lintégrale-de-riemann-est-absolue"/>L’Intégrale de Riemann est absolue<text:bookmark-end text:name="lintégrale-de-riemann-est-absolue"/></text:h>
      <text:p text:style-name="First_20_paragraph">Montrer que l’intégrale de Riemman est absolue: si une fonction <draw:frame draw:style-name="fr1" text:anchor-type="as-char"><draw:object xlink:href="Formula-1304/" xlink:type="simple" xlink:show="embed" xlink:actuate="onLoad"/></draw:frame> est intégrable au sens de Riemann, sa valeur absolue <draw:frame draw:style-name="fr1" text:anchor-type="as-char"><draw:object xlink:href="Formula-1306/" xlink:type="simple" xlink:show="embed" xlink:actuate="onLoad"/></draw:frame> l’est également.</text:p>
      <text:h text:style-name="Heading_20_3" text:outline-level="3"><text:bookmark-start text:name="réponse-1"/>Réponse<text:bookmark-end text:name="réponse-1"/></text:h>
      <text:p text:style-name="First_20_paragraph">Nous exploitons le <text:a xlink:type="simple" xlink:href="#critère-de-lebesgue-pour-lintégrabilité-au-sens-de-riemann" office:name=""><text:span text:style-name="Definition">critère de Lebesgue pour l’intégrabilité au sens de Riemann</text:span></text:a>: si <draw:frame draw:style-name="fr1" text:anchor-type="as-char"><draw:object xlink:href="Formula-1308/" xlink:type="simple" xlink:show="embed" xlink:actuate="onLoad"/></draw:frame> est intégrable au sens de Riemann, elle est bornée – et donc <draw:frame draw:style-name="fr1" text:anchor-type="as-char"><draw:object xlink:href="Formula-1310/" xlink:type="simple" xlink:show="embed" xlink:actuate="onLoad"/></draw:frame> également – et continue presque partout – et donc <draw:frame draw:style-name="fr1" text:anchor-type="as-char"><draw:object xlink:href="Formula-1312/" xlink:type="simple" xlink:show="embed" xlink:actuate="onLoad"/></draw:frame> également (<draw:frame draw:style-name="fr1" text:anchor-type="as-char"><draw:object xlink:href="Formula-1314/" xlink:type="simple" xlink:show="embed" xlink:actuate="onLoad"/></draw:frame> est continue en tout point où <draw:frame draw:style-name="fr1" text:anchor-type="as-char"><draw:object xlink:href="Formula-1316/" xlink:type="simple" xlink:show="embed" xlink:actuate="onLoad"/></draw:frame> est continue comme composée de fonctions continues en un point). Par conséquent, <draw:frame draw:style-name="fr1" text:anchor-type="as-char"><draw:object xlink:href="Formula-1318/" xlink:type="simple" xlink:show="embed" xlink:actuate="onLoad"/></draw:frame> est intégrable au sens de Riemann.</text:p>
      <text:h text:style-name="Heading_20_2" text:outline-level="2"><text:bookmark-start text:name="un-ensemble-de-cantor"/>Un ensemble de Cantor<text:bookmark-end text:name="un-ensemble-de-cantor"/></text:h>
      <text:p text:style-name="First_20_paragraph">Chaque nombre réel <draw:frame draw:style-name="fr1" text:anchor-type="as-char"><draw:object xlink:href="Formula-1320/" xlink:type="simple" xlink:show="embed" xlink:actuate="onLoad"/></draw:frame> de <draw:frame draw:style-name="fr1" text:anchor-type="as-char"><draw:object xlink:href="Formula-1322/" xlink:type="simple" xlink:show="embed" xlink:actuate="onLoad"/></draw:frame> peut être représenté de façon par un développement décimal de la forme noté noté <draw:frame draw:style-name="fr1" text:anchor-type="as-char"><draw:object xlink:href="Formula-1324/" xlink:type="simple" xlink:show="embed" xlink:actuate="onLoad"/></draw:frame> où <draw:frame draw:style-name="fr1" text:anchor-type="as-char"><draw:object xlink:href="Formula-1326/" xlink:type="simple" xlink:show="embed" xlink:actuate="onLoad"/></draw:frame>, une notation qui signifie que</text:p>
      <text:p text:style-name="Text_20_body"><draw:frame draw:style-name="fr2" text:anchor-type="paragraph"><draw:object xlink:href="Formula-1328/" xlink:type="simple" xlink:show="embed" xlink:actuate="onLoad"/></draw:frame></text:p>
      <text:p text:style-name="Text_20_body">Ce développement est unique si on lui impose d’être propre, c’est-à-dire qu’il n’y ait pas de séquences infinie de nombres <draw:frame draw:style-name="fr1" text:anchor-type="as-char"><draw:object xlink:href="Formula-1330/" xlink:type="simple" xlink:show="embed" xlink:actuate="onLoad"/></draw:frame> consécutifs<text:note text:id="ftn3" text:note-class="footnote"><text:note-citation>4</text:note-citation><text:note-body><text:p text:style-name="Footnote">Dans le cas contraire, on pourrait par exemple représenter <draw:frame draw:style-name="fr1" text:anchor-type="as-char"><draw:object xlink:href="Formula-1332/" xlink:type="simple" xlink:show="embed" xlink:actuate="onLoad"/></draw:frame> comme <draw:frame draw:style-name="fr1" text:anchor-type="as-char"><draw:object xlink:href="Formula-1334/" xlink:type="simple" xlink:show="embed" xlink:actuate="onLoad"/></draw:frame> ou comme <draw:frame draw:style-name="fr1" text:anchor-type="as-char"><draw:object xlink:href="Formula-1336/" xlink:type="simple" xlink:show="embed" xlink:actuate="onLoad"/></draw:frame>.</text:p></text:note-body></text:note>.</text:p>
      <text:p text:style-name="Text_20_body">On définit l’ensemble <draw:frame draw:style-name="fr1" text:anchor-type="as-char"><draw:object xlink:href="Formula-1338/" xlink:type="simple" xlink:show="embed" xlink:actuate="onLoad"/></draw:frame> comme le sous-ensemble de <draw:frame draw:style-name="fr1" text:anchor-type="as-char"><draw:object xlink:href="Formula-1340/" xlink:type="simple" xlink:show="embed" xlink:actuate="onLoad"/></draw:frame> dont le développement décimal ne comporte que des nombres pairs. Par exemple, <draw:frame draw:style-name="fr1" text:anchor-type="as-char"><draw:object xlink:href="Formula-1342/" xlink:type="simple" xlink:show="embed" xlink:actuate="onLoad"/></draw:frame> appartient à <draw:frame draw:style-name="fr1" text:anchor-type="as-char"><draw:object xlink:href="Formula-1344/" xlink:type="simple" xlink:show="embed" xlink:actuate="onLoad"/></draw:frame>, mais <draw:frame draw:style-name="fr1" text:anchor-type="as-char"><draw:object xlink:href="Formula-1346/" xlink:type="simple" xlink:show="embed" xlink:actuate="onLoad"/></draw:frame> non.</text:p>
      <text:p text:style-name="Text_20_body"><text:span text:style-name="T2">TODO:</text:span> faire qqchose du style “Si vous deviez”tirer un nombre au hasard dans <draw:frame draw:style-name="fr1" text:anchor-type="as-char"><draw:object xlink:href="Formula-1348/" xlink:type="simple" xlink:show="embed" xlink:actuate="onLoad"/></draw:frame>“, quelle serait les chances de tomber sur un nombre de <draw:frame draw:style-name="fr1" text:anchor-type="as-char"><draw:object xlink:href="Formula-1350/" xlink:type="simple" xlink:show="embed" xlink:actuate="onLoad"/></draw:frame> ?”. Qui suppose de modéliser la séquence des <draw:frame draw:style-name="fr1" text:anchor-type="as-char"><draw:object xlink:href="Formula-1352/" xlink:type="simple" xlink:show="embed" xlink:actuate="onLoad"/></draw:frame>, supposé équiprobables, indépendants, etc.? OK, why not mais est-on en état de relier ça à la question 1. à ce stade ? Mmmmmmm ….</text:p>
      <text:list text:style-name="L2">
        <text:list-item>
          <text:p text:style-name="P2">Montrer que l’ensemble <draw:frame draw:style-name="fr1" text:anchor-type="as-char"><draw:object xlink:href="Formula-1354/" xlink:type="simple" xlink:show="embed" xlink:actuate="onLoad"/></draw:frame> est négligeable.</text:p>
        </text:list-item>
        <text:list-item>
          <text:p text:style-name="P2">Montrer néanmoins que <draw:frame draw:style-name="fr1" text:anchor-type="as-char"><draw:object xlink:href="Formula-1356/" xlink:type="simple" xlink:show="embed" xlink:actuate="onLoad"/></draw:frame> n’est pas dénombrable, mais a la “puissance du continu” (qu’il peut être mis en bijection avec <draw:frame draw:style-name="fr1" text:anchor-type="as-char"><draw:object xlink:href="Formula-1358/" xlink:type="simple" xlink:show="embed" xlink:actuate="onLoad"/></draw:frame> ou avec un intervalle de longueur non vide de <draw:frame draw:style-name="fr1" text:anchor-type="as-char"><draw:object xlink:href="Formula-1360/" xlink:type="simple" xlink:show="embed" xlink:actuate="onLoad"/></draw:frame>, ce qui revient au même).</text:p>
        </text:list-item>
      </text:list>
      <text:h text:style-name="Heading_20_3" text:outline-level="3"><text:bookmark-start text:name="réponses"/>Réponses<text:bookmark-end text:name="réponses"/></text:h>
      <text:list text:style-name="L3">
        <text:list-item>
          <text:p text:style-name="First_20_paragraph">L’ensemble <draw:frame draw:style-name="fr1" text:anchor-type="as-char"><draw:object xlink:href="Formula-1362/" xlink:type="simple" xlink:show="embed" xlink:actuate="onLoad"/></draw:frame> peut être recouvert par la collection ne contenant que l’intervalle <draw:frame draw:style-name="fr1" text:anchor-type="as-char"><draw:object xlink:href="Formula-1364/" xlink:type="simple" xlink:show="embed" xlink:actuate="onLoad"/></draw:frame>, ou par la collection d’intervalles</text:p>
          <text:p text:style-name="Text_20_body"><draw:frame draw:style-name="fr2" text:anchor-type="paragraph"><draw:object xlink:href="Formula-1366/" xlink:type="simple" xlink:show="embed" xlink:actuate="onLoad"/></draw:frame></text:p>
          <text:p text:style-name="Text_20_body">qui contient exactement les nombres <draw:frame draw:style-name="fr1" text:anchor-type="as-char"><draw:object xlink:href="Formula-1368/" xlink:type="simple" xlink:show="embed" xlink:actuate="onLoad"/></draw:frame> de <draw:frame draw:style-name="fr1" text:anchor-type="as-char"><draw:object xlink:href="Formula-1370/" xlink:type="simple" xlink:show="embed" xlink:actuate="onLoad"/></draw:frame> dont le premier chiffre du développement décimal propre est pair. On a clairement</text:p>
          <text:p text:style-name="Text_20_body"><draw:frame draw:style-name="fr2" text:anchor-type="paragraph"><draw:object xlink:href="Formula-1372/" xlink:type="simple" xlink:show="embed" xlink:actuate="onLoad"/></draw:frame></text:p>
          <text:p text:style-name="Text_20_body">On peut poursuivre le procédé en considérant la collection <draw:frame draw:style-name="fr1" text:anchor-type="as-char"><draw:object xlink:href="Formula-1374/" xlink:type="simple" xlink:show="embed" xlink:actuate="onLoad"/></draw:frame> des <draw:frame draw:style-name="fr1" text:anchor-type="as-char"><draw:object xlink:href="Formula-1376/" xlink:type="simple" xlink:show="embed" xlink:actuate="onLoad"/></draw:frame> intervalles dont l’union forme l’ensemble des nombres <draw:frame draw:style-name="fr1" text:anchor-type="as-char"><draw:object xlink:href="Formula-1378/" xlink:type="simple" xlink:show="embed" xlink:actuate="onLoad"/></draw:frame> dont les <draw:frame draw:style-name="fr1" text:anchor-type="as-char"><draw:object xlink:href="Formula-1380/" xlink:type="simple" xlink:show="embed" xlink:actuate="onLoad"/></draw:frame> premiers chiffres du développement décimal propre sont pairs, ensemble qui inclus <draw:frame draw:style-name="fr1" text:anchor-type="as-char"><draw:object xlink:href="Formula-1382/" xlink:type="simple" xlink:show="embed" xlink:actuate="onLoad"/></draw:frame>. On peut de plus se convaincre par récurrence que</text:p>
          <text:p text:style-name="Text_20_body"><draw:frame draw:style-name="fr2" text:anchor-type="paragraph"><draw:object xlink:href="Formula-1384/" xlink:type="simple" xlink:show="embed" xlink:actuate="onLoad"/></draw:frame></text:p>
          <text:p text:style-name="Text_20_body">Comme <draw:frame draw:style-name="fr1" text:anchor-type="as-char"><draw:object xlink:href="Formula-1386/" xlink:type="simple" xlink:show="embed" xlink:actuate="onLoad"/></draw:frame> tend vers <draw:frame draw:style-name="fr1" text:anchor-type="as-char"><draw:object xlink:href="Formula-1388/" xlink:type="simple" xlink:show="embed" xlink:actuate="onLoad"/></draw:frame> quand <draw:frame draw:style-name="fr1" text:anchor-type="as-char"><draw:object xlink:href="Formula-1390/" xlink:type="simple" xlink:show="embed" xlink:actuate="onLoad"/></draw:frame> tend vers <draw:frame draw:style-name="fr1" text:anchor-type="as-char"><draw:object xlink:href="Formula-1392/" xlink:type="simple" xlink:show="embed" xlink:actuate="onLoad"/></draw:frame>, nous avons établi que <draw:frame draw:style-name="fr1" text:anchor-type="as-char"><draw:object xlink:href="Formula-1394/" xlink:type="simple" xlink:show="embed" xlink:actuate="onLoad"/></draw:frame> est négligeable.</text:p>
        </text:list-item>
        <text:list-item>
          <text:p text:style-name="P3">L’opération qui à <draw:frame draw:style-name="fr1" text:anchor-type="as-char"><draw:object xlink:href="Formula-1396/" xlink:type="simple" xlink:show="embed" xlink:actuate="onLoad"/></draw:frame> associe <draw:frame draw:style-name="fr1" text:anchor-type="as-char"><draw:object xlink:href="Formula-1398/" xlink:type="simple" xlink:show="embed" xlink:actuate="onLoad"/></draw:frame> où <draw:frame draw:style-name="fr1" text:anchor-type="as-char"><draw:object xlink:href="Formula-1400/" xlink:type="simple" xlink:show="embed" xlink:actuate="onLoad"/></draw:frame> est une bijection de <draw:frame draw:style-name="fr1" text:anchor-type="as-char"><draw:object xlink:href="Formula-1402/" xlink:type="simple" xlink:show="embed" xlink:actuate="onLoad"/></draw:frame> sur <draw:frame draw:style-name="fr1" text:anchor-type="as-char"><draw:object xlink:href="Formula-1404/" xlink:type="simple" xlink:show="embed" xlink:actuate="onLoad"/></draw:frame>, ce qui montre que <draw:frame draw:style-name="fr1" text:anchor-type="as-char"><draw:object xlink:href="Formula-1406/" xlink:type="simple" xlink:show="embed" xlink:actuate="onLoad"/></draw:frame> à la puissance du continu (et donc n’est pas dénombrable).</text:p>
        </text:list-item>
      </text:list>
      <text:h text:style-name="Heading_20_2" text:outline-level="2"><text:bookmark-start text:name="caractérisation-des-dérivées"/>Caractérisation des dérivées<text:bookmark-end text:name="caractérisation-des-dérivées"/></text:h>
      <text:p text:style-name="First_20_paragraph">Identifier par les jauges si une fonction est une dérivée (cf papier).</text:p>
      <text:h text:style-name="Heading_20_1" text:outline-level="1"><text:bookmark-start text:name="références"/>Références<text:bookmark-end text:name="références"/></text:h>
      <text:p text:style-name="First_20_paragraph">Burk, Frank E. 2007. <text:span text:style-name="T1">A Garden of Integrals.</text:span> Washington, DC: Mathematical Association of America (MA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cul Intégral I</dc:title>
    <dc:language>fr</dc:language>
    <dc:creator>Sébastien Boisgérault</dc:creator>
    <meta:user-defined meta_name="bibliography" meta-value-type="string">bibliography.json</meta:user-defined>
    <meta:user-defined meta_name="link-citations" meta-value-type="string">True</meta:user-defined>
  </office:meta>
</office:document-meta>
</file>

<file path=Formula-0/content.xml><?xml version="1.0" encoding="utf-8"?>
<math xmlns="http://www.w3.org/1998/Math/MathML" display="inline">
  <mi>I</mi>
</math>
</file>

<file path=Formula-10/content.xml><?xml version="1.0" encoding="utf-8"?>
<math xmlns="http://www.w3.org/1998/Math/MathML" display="inline">
  <mrow>
    <mi>x</mi>
    <mo>≤</mo>
    <mi>y</mi>
  </mrow>
</math>
</file>

<file path=Formula-100/content.xml><?xml version="1.0" encoding="utf-8"?>
<math xmlns="http://www.w3.org/1998/Math/MathML" display="inline">
  <mstyle mathvariant="script">
    <mi>𝒟</mi>
  </mstyle>
</math>
</file>

<file path=Formula-1000/content.xml><?xml version="1.0" encoding="utf-8"?>
<math xmlns="http://www.w3.org/1998/Math/MathML" display="inline">
  <mi>γ</mi>
</math>
</file>

<file path=Formula-1002/content.xml><?xml version="1.0" encoding="utf-8"?>
<math xmlns="http://www.w3.org/1998/Math/MathML" display="inline">
  <mrow>
    <mo stretchy="false" form="prefix">|</mo>
    <mi>S</mi>
    <mo stretchy="false" form="prefix">(</mo>
    <mi>f</mi>
    <mo>,</mo>
    <mstyle mathvariant="script">
      <mi>𝒟</mi>
    </mstyle>
    <mo stretchy="false" form="postfix">)</mo>
    <mo>−</mo>
    <mi>A</mi>
    <mo stretchy="false" form="prefix">|</mo>
    <mo>≤</mo>
    <mi>ε</mi>
  </mrow>
</math>
</file>

<file path=Formula-1004/content.xml><?xml version="1.0" encoding="utf-8"?>
<math xmlns="http://www.w3.org/1998/Math/MathML" display="inline">
  <mi>A</mi>
</math>
</file>

<file path=Formula-1006/content.xml><?xml version="1.0" encoding="utf-8"?>
<math xmlns="http://www.w3.org/1998/Math/MathML" display="inline">
  <mi>f</mi>
</math>
</file>

<file path=Formula-1008/content.xml><?xml version="1.0" encoding="utf-8"?>
<math xmlns="http://www.w3.org/1998/Math/MathML" display="inline">
  <mstyle mathvariant="double-struck">
    <mi>ℝ</mi>
  </mstyle>
</math>
</file>

<file path=Formula-1010/content.xml><?xml version="1.0" encoding="utf-8"?>
<math xmlns="http://www.w3.org/1998/Math/MathML" display="block">
  <mrow>
    <msubsup>
      <mo>∫</mo>
      <mi>a</mi>
      <mi>b</mi>
    </msubsup>
    <mi>f</mi>
    <mo stretchy="false" form="prefix">(</mo>
    <mi>t</mi>
    <mo stretchy="false" form="postfix">)</mo>
    <mspace width="0.167em"/>
    <mi>d</mi>
    <mi>t</mi>
    <mspace width="0.167em"/>
    <mrow>
      <mspace width="0.333em"/>
      <mtext mathvariant="normal"> ou </mtext>
      <mspace width="0.333em"/>
    </mrow>
    <mspace width="0.167em"/>
    <msub>
      <mo>∫</mo>
      <mi>I</mi>
    </msub>
    <mi>f</mi>
    <mo stretchy="false" form="prefix">(</mo>
    <mi>t</mi>
    <mo stretchy="false" form="postfix">)</mo>
    <mspace width="0.167em"/>
    <mi>d</mi>
    <mi>t</mi>
    <mi>.</mi>
  </mrow>
</math>
</file>

<file path=Formula-1012/content.xml><?xml version="1.0" encoding="utf-8"?>
<math xmlns="http://www.w3.org/1998/Math/MathML" display="inline">
  <mrow>
    <mi>f</mi>
    <mo>:</mo>
    <mi>I</mi>
    <mo>→</mo>
    <mstyle mathvariant="double-struck">
      <mi>ℝ</mi>
    </mstyle>
  </mrow>
</math>
</file>

<file path=Formula-1014/content.xml><?xml version="1.0" encoding="utf-8"?>
<math xmlns="http://www.w3.org/1998/Math/MathML" display="inline">
  <mi>I</mi>
</math>
</file>

<file path=Formula-1016/content.xml><?xml version="1.0" encoding="utf-8"?>
<math xmlns="http://www.w3.org/1998/Math/MathML" display="inline">
  <mi>g</mi>
</math>
</file>

<file path=Formula-1018/content.xml><?xml version="1.0" encoding="utf-8"?>
<math xmlns="http://www.w3.org/1998/Math/MathML" display="inline">
  <mi>I</mi>
</math>
</file>

<file path=Formula-102/content.xml><?xml version="1.0" encoding="utf-8"?>
<math xmlns="http://www.w3.org/1998/Math/MathML" display="inline">
  <mrow>
    <mo stretchy="false" form="prefix">[</mo>
    <mi>a</mi>
    <mo>,</mo>
    <mi>b</mi>
    <mo stretchy="false" form="postfix">]</mo>
  </mrow>
</math>
</file>

<file path=Formula-1020/content.xml><?xml version="1.0" encoding="utf-8"?>
<math xmlns="http://www.w3.org/1998/Math/MathML" display="block">
  <mrow>
    <mi>g</mi>
    <mo stretchy="false" form="prefix">(</mo>
    <mi>x</mi>
    <mo stretchy="false" form="postfix">)</mo>
    <mo>=</mo>
    <mrow>
      <mo stretchy="true" form="prefix">|</mo>
      <mtable>
        <mtr>
          <mtd columnalign="right">
            <mi>f</mi>
            <mo stretchy="false" form="prefix">(</mo>
            <mi>x</mi>
            <mo stretchy="false" form="postfix">)</mo>
          </mtd>
          <mtd columnalign="left">
            <mrow>
              <mtext mathvariant="normal">si </mtext>
              <mspace width="0.333em"/>
            </mrow>
            <mspace width="0.167em"/>
            <mi>x</mi>
            <mo>∈</mo>
            <mi>I</mi>
            <mo>,</mo>
          </mtd>
        </mtr>
        <mtr>
          <mtd columnalign="right">
            <mn>0</mn>
          </mtd>
          <mtd columnalign="left">
            <mtext mathvariant="normal">sinon.</mtext>
          </mtd>
        </mtr>
      </mtable>
    </mrow>
  </mrow>
</math>
</file>

<file path=Formula-1022/content.xml><?xml version="1.0" encoding="utf-8"?>
<math xmlns="http://www.w3.org/1998/Math/MathML" display="inline">
  <mstyle mathvariant="double-struck">
    <mi>ℝ</mi>
  </mstyle>
</math>
</file>

<file path=Formula-1024/content.xml><?xml version="1.0" encoding="utf-8"?>
<math xmlns="http://www.w3.org/1998/Math/MathML" display="block">
  <mrow>
    <msub>
      <mo>∫</mo>
      <mi>I</mi>
    </msub>
    <mi>f</mi>
    <mo stretchy="false" form="prefix">(</mo>
    <mi>t</mi>
    <mo stretchy="false" form="postfix">)</mo>
    <mspace width="0.167em"/>
    <mi>d</mi>
    <mi>t</mi>
    <mo>:=</mo>
    <msub>
      <mo>∫</mo>
      <mstyle mathvariant="double-struck">
        <mi>ℝ</mi>
      </mstyle>
    </msub>
    <mi>g</mi>
    <mo stretchy="false" form="prefix">(</mo>
    <mi>t</mi>
    <mo stretchy="false" form="postfix">)</mo>
    <mspace width="0.167em"/>
    <mi>d</mi>
    <mi>t</mi>
    <mi>.</mi>
  </mrow>
</math>
</file>

<file path=Formula-1026/content.xml><?xml version="1.0" encoding="utf-8"?>
<math xmlns="http://www.w3.org/1998/Math/MathML" display="inline">
  <mi>I</mi>
</math>
</file>

<file path=Formula-1028/content.xml><?xml version="1.0" encoding="utf-8"?>
<math xmlns="http://www.w3.org/1998/Math/MathML" display="inline">
  <mstyle mathvariant="double-struck">
    <mi>ℝ</mi>
  </mstyle>
</math>
</file>

<file path=Formula-1030/content.xml><?xml version="1.0" encoding="utf-8"?>
<math xmlns="http://www.w3.org/1998/Math/MathML" display="inline">
  <mstyle mathvariant="double-struck">
    <mi>ℝ</mi>
  </mstyle>
</math>
</file>

<file path=Formula-1032/content.xml><?xml version="1.0" encoding="utf-8"?>
<math xmlns="http://www.w3.org/1998/Math/MathML" display="inline">
  <mrow>
    <mi>f</mi>
    <mo>:</mo>
    <mo stretchy="false" form="prefix">[</mo>
    <mi>c</mi>
    <mo>,</mo>
    <mi>d</mi>
    <mo stretchy="false" form="postfix">]</mo>
    <mo>→</mo>
    <mstyle mathvariant="double-struck">
      <mi>ℝ</mi>
    </mstyle>
  </mrow>
</math>
</file>

<file path=Formula-1034/content.xml><?xml version="1.0" encoding="utf-8"?>
<math xmlns="http://www.w3.org/1998/Math/MathML" display="inline">
  <mrow>
    <mi>r</mi>
    <mo>&gt;</mo>
    <mn>0</mn>
  </mrow>
</math>
</file>

<file path=Formula-1036/content.xml><?xml version="1.0" encoding="utf-8"?>
<math xmlns="http://www.w3.org/1998/Math/MathML" display="inline">
  <mrow>
    <mo>−</mo>
    <mi>r</mi>
    <mo>≤</mo>
    <mi>c</mi>
  </mrow>
</math>
</file>

<file path=Formula-1038/content.xml><?xml version="1.0" encoding="utf-8"?>
<math xmlns="http://www.w3.org/1998/Math/MathML" display="inline">
  <mrow>
    <mi>d</mi>
    <mo>≤</mo>
    <mi>r</mi>
  </mrow>
</math>
</file>

<file path=Formula-104/content.xml><?xml version="1.0" encoding="utf-8"?>
<math xmlns="http://www.w3.org/1998/Math/MathML" display="block">
  <mrow>
    <mi>S</mi>
    <mo stretchy="false" form="prefix">(</mo>
    <mi>f</mi>
    <mo>,</mo>
    <mstyle mathvariant="script">
      <mi>𝒟</mi>
    </mstyle>
    <mo stretchy="false" form="postfix">)</mo>
    <mo>=</mo>
    <munder>
      <mo>∑</mo>
      <mrow>
        <mo stretchy="false" form="prefix">(</mo>
        <mi>t</mi>
        <mo>,</mo>
        <mi>I</mi>
        <mo stretchy="false" form="postfix">)</mo>
        <mo>∈</mo>
        <mstyle mathvariant="script">
          <mi>𝒟</mi>
        </mstyle>
      </mrow>
    </munder>
    <mi>f</mi>
    <mo stretchy="false" form="prefix">(</mo>
    <mi>t</mi>
    <mo stretchy="false" form="postfix">)</mo>
    <mi>ℓ</mi>
    <mo stretchy="false" form="prefix">(</mo>
    <mi>I</mi>
    <mo stretchy="false" form="postfix">)</mo>
  </mrow>
</math>
</file>

<file path=Formula-1040/content.xml><?xml version="1.0" encoding="utf-8"?>
<math xmlns="http://www.w3.org/1998/Math/MathML" display="inline">
  <mrow>
    <mo stretchy="false" form="prefix">[</mo>
    <mi>a</mi>
    <mo>,</mo>
    <mi>b</mi>
    <mo stretchy="false" form="postfix">]</mo>
  </mrow>
</math>
</file>

<file path=Formula-1042/content.xml><?xml version="1.0" encoding="utf-8"?>
<math xmlns="http://www.w3.org/1998/Math/MathML" display="inline">
  <mrow>
    <mi>a</mi>
    <mo>≤</mo>
    <mo>−</mo>
    <mi>r</mi>
  </mrow>
</math>
</file>

<file path=Formula-1044/content.xml><?xml version="1.0" encoding="utf-8"?>
<math xmlns="http://www.w3.org/1998/Math/MathML" display="inline">
  <mrow>
    <mi>r</mi>
    <mo>≤</mo>
    <mi>b</mi>
  </mrow>
</math>
</file>

<file path=Formula-1046/content.xml><?xml version="1.0" encoding="utf-8"?>
<math xmlns="http://www.w3.org/1998/Math/MathML" display="inline">
  <mrow>
    <mo stretchy="false" form="prefix">[</mo>
    <mi>c</mi>
    <mo>,</mo>
    <mi>d</mi>
    <mo stretchy="false" form="postfix">]</mo>
    <mo>⊂</mo>
    <mo stretchy="false" form="prefix">[</mo>
    <mi>a</mi>
    <mo>,</mo>
    <mi>b</mi>
    <mo stretchy="false" form="postfix">]</mo>
  </mrow>
</math>
</file>

<file path=Formula-1048/content.xml><?xml version="1.0" encoding="utf-8"?>
<math xmlns="http://www.w3.org/1998/Math/MathML" display="block">
  <mrow>
    <msubsup>
      <mo>∫</mo>
      <mi>a</mi>
      <mi>b</mi>
    </msubsup>
    <mi>g</mi>
    <mo stretchy="false" form="prefix">(</mo>
    <mi>t</mi>
    <mo stretchy="false" form="postfix">)</mo>
    <mspace width="0.167em"/>
    <mi>d</mi>
    <mi>t</mi>
    <mo>=</mo>
    <msubsup>
      <mo>∫</mo>
      <mi>a</mi>
      <mi>c</mi>
    </msubsup>
    <mi>g</mi>
    <mo stretchy="false" form="prefix">(</mo>
    <mi>t</mi>
    <mo stretchy="false" form="postfix">)</mo>
    <mspace width="0.167em"/>
    <mi>d</mi>
    <mi>t</mi>
    <mo>+</mo>
    <msubsup>
      <mo>∫</mo>
      <mi>c</mi>
      <mi>d</mi>
    </msubsup>
    <mi>g</mi>
    <mo stretchy="false" form="prefix">(</mo>
    <mi>t</mi>
    <mo stretchy="false" form="postfix">)</mo>
    <mspace width="0.167em"/>
    <mi>d</mi>
    <mi>t</mi>
    <mo>+</mo>
    <msubsup>
      <mo>∫</mo>
      <mi>d</mi>
      <mi>b</mi>
    </msubsup>
    <mi>g</mi>
    <mo stretchy="false" form="prefix">(</mo>
    <mi>t</mi>
    <mo stretchy="false" form="postfix">)</mo>
    <mspace width="0.167em"/>
    <mi>d</mi>
    <mi>t</mi>
    <mi>.</mi>
  </mrow>
</math>
</file>

<file path=Formula-1050/content.xml><?xml version="1.0" encoding="utf-8"?>
<math xmlns="http://www.w3.org/1998/Math/MathML" display="inline">
  <mrow>
    <mo stretchy="false" form="prefix">[</mo>
    <mi>a</mi>
    <mo>,</mo>
    <mi>c</mi>
    <mo stretchy="false" form="postfix">]</mo>
  </mrow>
</math>
</file>

<file path=Formula-1052/content.xml><?xml version="1.0" encoding="utf-8"?>
<math xmlns="http://www.w3.org/1998/Math/MathML" display="inline">
  <mrow>
    <mo stretchy="false" form="prefix">[</mo>
    <mi>d</mi>
    <mo>,</mo>
    <mi>b</mi>
    <mo stretchy="false" form="postfix">]</mo>
  </mrow>
</math>
</file>

<file path=Formula-1054/content.xml><?xml version="1.0" encoding="utf-8"?>
<math xmlns="http://www.w3.org/1998/Math/MathML" display="inline">
  <mi>g</mi>
</math>
</file>

<file path=Formula-1056/content.xml><?xml version="1.0" encoding="utf-8"?>
<math xmlns="http://www.w3.org/1998/Math/MathML" display="inline">
  <mi>c</mi>
</math>
</file>

<file path=Formula-1058/content.xml><?xml version="1.0" encoding="utf-8"?>
<math xmlns="http://www.w3.org/1998/Math/MathML" display="inline">
  <mi>b</mi>
</math>
</file>

<file path=Formula-106/content.xml><?xml version="1.0" encoding="utf-8"?>
<math xmlns="http://www.w3.org/1998/Math/MathML" display="inline">
  <mrow>
    <mi>f</mi>
    <mo>:</mo>
    <mo stretchy="false" form="prefix">[</mo>
    <mi>a</mi>
    <mo>,</mo>
    <mi>b</mi>
    <mo stretchy="false" form="postfix">]</mo>
    <mo>→</mo>
    <mstyle mathvariant="double-struck">
      <mi>ℝ</mi>
    </mstyle>
  </mrow>
</math>
</file>

<file path=Formula-1060/content.xml><?xml version="1.0" encoding="utf-8"?>
<math xmlns="http://www.w3.org/1998/Math/MathML" display="inline">
  <mrow>
    <mo stretchy="false" form="prefix">[</mo>
    <mi>c</mi>
    <mo>,</mo>
    <mi>d</mi>
    <mo stretchy="false" form="postfix">]</mo>
  </mrow>
</math>
</file>

<file path=Formula-1062/content.xml><?xml version="1.0" encoding="utf-8"?>
<math xmlns="http://www.w3.org/1998/Math/MathML" display="inline">
  <mi>f</mi>
</math>
</file>

<file path=Formula-1064/content.xml><?xml version="1.0" encoding="utf-8"?>
<math xmlns="http://www.w3.org/1998/Math/MathML" display="inline">
  <mi>g</mi>
</math>
</file>

<file path=Formula-1066/content.xml><?xml version="1.0" encoding="utf-8"?>
<math xmlns="http://www.w3.org/1998/Math/MathML" display="inline">
  <mrow>
    <mo stretchy="false" form="prefix">[</mo>
    <mi>a</mi>
    <mo>,</mo>
    <mi>b</mi>
    <mo stretchy="false" form="postfix">]</mo>
  </mrow>
</math>
</file>

<file path=Formula-1068/content.xml><?xml version="1.0" encoding="utf-8"?>
<math xmlns="http://www.w3.org/1998/Math/MathML" display="block">
  <mrow>
    <msubsup>
      <mo>∫</mo>
      <mi>a</mi>
      <mi>b</mi>
    </msubsup>
    <mi>g</mi>
    <mo stretchy="false" form="prefix">(</mo>
    <mi>t</mi>
    <mo stretchy="false" form="postfix">)</mo>
    <mspace width="0.167em"/>
    <mi>d</mi>
    <mi>t</mi>
    <mo>=</mo>
    <msubsup>
      <mo>∫</mo>
      <mi>c</mi>
      <mi>d</mi>
    </msubsup>
    <mi>f</mi>
    <mo stretchy="false" form="prefix">(</mo>
    <mi>t</mi>
    <mo stretchy="false" form="postfix">)</mo>
    <mspace width="0.167em"/>
    <mi>d</mi>
    <mi>t</mi>
    <mi>.</mi>
  </mrow>
</math>
</file>

<file path=Formula-1070/content.xml><?xml version="1.0" encoding="utf-8"?>
<math xmlns="http://www.w3.org/1998/Math/MathML" display="inline">
  <mi>γ</mi>
</math>
</file>

<file path=Formula-1072/content.xml><?xml version="1.0" encoding="utf-8"?>
<math xmlns="http://www.w3.org/1998/Math/MathML" display="inline">
  <mrow>
    <mo stretchy="false" form="prefix">[</mo>
    <mi>a</mi>
    <mo>,</mo>
    <mi>b</mi>
    <mo stretchy="false" form="postfix">]</mo>
  </mrow>
</math>
</file>

<file path=Formula-1074/content.xml><?xml version="1.0" encoding="utf-8"?>
<math xmlns="http://www.w3.org/1998/Math/MathML" display="inline">
  <mstyle mathvariant="script">
    <mi>𝒟</mi>
  </mstyle>
</math>
</file>

<file path=Formula-1076/content.xml><?xml version="1.0" encoding="utf-8"?>
<math xmlns="http://www.w3.org/1998/Math/MathML" display="inline">
  <mrow>
    <mo stretchy="false" form="prefix">[</mo>
    <mi>a</mi>
    <mo>,</mo>
    <mi>b</mi>
    <mo stretchy="false" form="postfix">]</mo>
  </mrow>
</math>
</file>

<file path=Formula-1078/content.xml><?xml version="1.0" encoding="utf-8"?>
<math xmlns="http://www.w3.org/1998/Math/MathML" display="inline">
  <mi>γ</mi>
</math>
</file>

<file path=Formula-108/content.xml><?xml version="1.0" encoding="utf-8"?>
<math xmlns="http://www.w3.org/1998/Math/MathML" display="inline">
  <mi>A</mi>
</math>
</file>

<file path=Formula-1080/content.xml><?xml version="1.0" encoding="utf-8"?>
<math xmlns="http://www.w3.org/1998/Math/MathML" display="block">
  <mrow>
    <mrow>
      <mo stretchy="true" form="prefix">|</mo>
      <mi>S</mi>
      <mo stretchy="false" form="prefix">(</mo>
      <mi>f</mi>
      <mo>,</mo>
      <mstyle mathvariant="script">
        <mi>𝒟</mi>
      </mstyle>
      <mo stretchy="false" form="postfix">)</mo>
      <mo>−</mo>
      <msubsup>
        <mo>∫</mo>
        <mi>c</mi>
        <mi>d</mi>
      </msubsup>
      <mi>f</mi>
      <mo stretchy="false" form="prefix">(</mo>
      <mi>t</mi>
      <mo stretchy="false" form="postfix">)</mo>
      <mspace width="0.167em"/>
      <mi>d</mi>
      <mi>t</mi>
      <mo stretchy="true" form="postfix">|</mo>
    </mrow>
    <mo>≤</mo>
    <mi>ε</mi>
  </mrow>
</math>
</file>

<file path=Formula-1082/content.xml><?xml version="1.0" encoding="utf-8"?>
<math xmlns="http://www.w3.org/1998/Math/MathML" display="inline">
  <mrow>
    <mi>f</mi>
    <mo>:</mo>
    <mo stretchy="false" form="prefix">[</mo>
    <mi>c</mi>
    <mo>,</mo>
    <mi>d</mi>
    <mo stretchy="false" form="postfix">]</mo>
    <mo>→</mo>
    <mstyle mathvariant="double-struck">
      <mi>ℝ</mi>
    </mstyle>
  </mrow>
</math>
</file>

<file path=Formula-1084/content.xml><?xml version="1.0" encoding="utf-8"?>
<math xmlns="http://www.w3.org/1998/Math/MathML" display="inline">
  <mrow>
    <mi>r</mi>
    <mo>&gt;</mo>
    <mn>0</mn>
  </mrow>
</math>
</file>

<file path=Formula-1086/content.xml><?xml version="1.0" encoding="utf-8"?>
<math xmlns="http://www.w3.org/1998/Math/MathML" display="inline">
  <mrow>
    <mo stretchy="false" form="prefix">[</mo>
    <mi>a</mi>
    <mo>,</mo>
    <mi>b</mi>
    <mo stretchy="false" form="postfix">]</mo>
  </mrow>
</math>
</file>

<file path=Formula-1088/content.xml><?xml version="1.0" encoding="utf-8"?>
<math xmlns="http://www.w3.org/1998/Math/MathML" display="inline">
  <mrow>
    <mi>a</mi>
    <mo>≤</mo>
    <mo>−</mo>
    <mi>r</mi>
  </mrow>
</math>
</file>

<file path=Formula-1090/content.xml><?xml version="1.0" encoding="utf-8"?>
<math xmlns="http://www.w3.org/1998/Math/MathML" display="inline">
  <mrow>
    <mi>r</mi>
    <mo>≤</mo>
    <mi>b</mi>
  </mrow>
</math>
</file>

<file path=Formula-1092/content.xml><?xml version="1.0" encoding="utf-8"?>
<math xmlns="http://www.w3.org/1998/Math/MathML" display="inline">
  <mi>f</mi>
</math>
</file>

<file path=Formula-1094/content.xml><?xml version="1.0" encoding="utf-8"?>
<math xmlns="http://www.w3.org/1998/Math/MathML" display="inline">
  <mrow>
    <mo stretchy="false" form="prefix">[</mo>
    <mi>a</mi>
    <mo>,</mo>
    <mi>b</mi>
    <mo stretchy="false" form="postfix">]</mo>
  </mrow>
</math>
</file>

<file path=Formula-1096/content.xml><?xml version="1.0" encoding="utf-8"?>
<math xmlns="http://www.w3.org/1998/Math/MathML" display="inline">
  <mi>r</mi>
</math>
</file>

<file path=Formula-1098/content.xml><?xml version="1.0" encoding="utf-8"?>
<math xmlns="http://www.w3.org/1998/Math/MathML" display="inline">
  <mrow>
    <mo>−</mo>
    <mi>r</mi>
    <mo>≤</mo>
    <mi>c</mi>
  </mrow>
</math>
</file>

<file path=Formula-110/content.xml><?xml version="1.0" encoding="utf-8"?>
<math xmlns="http://www.w3.org/1998/Math/MathML" display="inline">
  <mrow>
    <mi>ε</mi>
    <mo>&gt;</mo>
    <mn>0</mn>
  </mrow>
</math>
</file>

<file path=Formula-1100/content.xml><?xml version="1.0" encoding="utf-8"?>
<math xmlns="http://www.w3.org/1998/Math/MathML" display="inline">
  <mrow>
    <mi>d</mi>
    <mo>≤</mo>
    <mi>r</mi>
  </mrow>
</math>
</file>

<file path=Formula-1102/content.xml><?xml version="1.0" encoding="utf-8"?>
<math xmlns="http://www.w3.org/1998/Math/MathML" display="inline">
  <mi>f</mi>
</math>
</file>

<file path=Formula-1104/content.xml><?xml version="1.0" encoding="utf-8"?>
<math xmlns="http://www.w3.org/1998/Math/MathML" display="inline">
  <mrow>
    <mo stretchy="false" form="prefix">[</mo>
    <mi>c</mi>
    <mo>,</mo>
    <mi>d</mi>
    <mo stretchy="false" form="postfix">]</mo>
  </mrow>
</math>
</file>

<file path=Formula-1106/content.xml><?xml version="1.0" encoding="utf-8"?>
<math xmlns="http://www.w3.org/1998/Math/MathML" display="inline">
  <mi>g</mi>
</math>
</file>

<file path=Formula-1108/content.xml><?xml version="1.0" encoding="utf-8"?>
<math xmlns="http://www.w3.org/1998/Math/MathML" display="inline">
  <mi>◼</mi>
</math>
</file>

<file path=Formula-1110/content.xml><?xml version="1.0" encoding="utf-8"?>
<math xmlns="http://www.w3.org/1998/Math/MathML" display="block">
  <mrow>
    <msubsup>
      <mo>∫</mo>
      <mn>1</mn>
      <mrow>
        <mo>+</mo>
        <mi>∞</mi>
      </mrow>
    </msubsup>
    <mfrac>
      <mn>1</mn>
      <msup>
        <mi>t</mi>
        <mn>2</mn>
      </msup>
    </mfrac>
    <mspace width="0.167em"/>
    <mi>d</mi>
    <mi>t</mi>
  </mrow>
</math>
</file>

<file path=Formula-1112/content.xml><?xml version="1.0" encoding="utf-8"?>
<math xmlns="http://www.w3.org/1998/Math/MathML" display="inline">
  <mrow>
    <mi>I</mi>
    <mo>=</mo>
    <mo stretchy="false" form="prefix">[</mo>
    <mi>a</mi>
    <mo>,</mo>
    <mi>b</mi>
    <mo stretchy="false" form="postfix">]</mo>
  </mrow>
</math>
</file>

<file path=Formula-1114/content.xml><?xml version="1.0" encoding="utf-8"?>
<math xmlns="http://www.w3.org/1998/Math/MathML" display="inline">
  <mstyle mathvariant="double-struck">
    <mi>ℝ</mi>
  </mstyle>
</math>
</file>

<file path=Formula-1116/content.xml><?xml version="1.0" encoding="utf-8"?>
<math xmlns="http://www.w3.org/1998/Math/MathML" display="block">
  <mrow>
    <mo stretchy="false" form="prefix">{</mo>
    <mo stretchy="false" form="prefix">(</mo>
    <msub>
      <mi>t</mi>
      <mi>i</mi>
    </msub>
    <mo>,</mo>
    <msub>
      <mi>I</mi>
      <mi>i</mi>
    </msub>
    <mo stretchy="false" form="postfix">)</mo>
    <mspace width="0.278em"/>
    <mo stretchy="false" form="prefix">|</mo>
    <mspace width="0.278em"/>
    <mspace width="0.278em"/>
    <mn>0</mn>
    <mo>≤</mo>
    <mi>i</mi>
    <mo>≤</mo>
    <mi>n</mi>
    <mo>−</mo>
    <mn>1</mn>
    <mo stretchy="false" form="postfix">}</mo>
  </mrow>
</math>
</file>

<file path=Formula-1118/content.xml><?xml version="1.0" encoding="utf-8"?>
<math xmlns="http://www.w3.org/1998/Math/MathML" display="inline">
  <msub>
    <mi>I</mi>
    <mi>i</mi>
  </msub>
</math>
</file>

<file path=Formula-112/content.xml><?xml version="1.0" encoding="utf-8"?>
<math xmlns="http://www.w3.org/1998/Math/MathML" display="inline">
  <mrow>
    <mi>δ</mi>
    <mo>&gt;</mo>
    <mn>0</mn>
  </mrow>
</math>
</file>

<file path=Formula-1120/content.xml><?xml version="1.0" encoding="utf-8"?>
<math xmlns="http://www.w3.org/1998/Math/MathML" display="inline">
  <mrow>
    <mo stretchy="false" form="prefix">[</mo>
    <mi>a</mi>
    <mo>,</mo>
    <mi>b</mi>
    <mo stretchy="false" form="postfix">]</mo>
  </mrow>
</math>
</file>

<file path=Formula-1122/content.xml><?xml version="1.0" encoding="utf-8"?>
<math xmlns="http://www.w3.org/1998/Math/MathML" display="inline">
  <mrow>
    <msub>
      <mi>t</mi>
      <mi>i</mi>
    </msub>
    <mo>∈</mo>
    <msub>
      <mi>I</mi>
      <mi>i</mi>
    </msub>
  </mrow>
</math>
</file>

<file path=Formula-1124/content.xml><?xml version="1.0" encoding="utf-8"?>
<math xmlns="http://www.w3.org/1998/Math/MathML" display="inline">
  <mrow>
    <mi>i</mi>
    <mo>∈</mo>
    <mo stretchy="false" form="prefix">{</mo>
    <mn>0</mn>
    <mo>,</mo>
    <mi>…</mi>
    <mo>,</mo>
    <mi>n</mi>
    <mo>−</mo>
    <mn>1</mn>
    <mo stretchy="false" form="postfix">}</mo>
    <mi>.</mi>
  </mrow>
</math>
</file>

<file path=Formula-1126/content.xml><?xml version="1.0" encoding="utf-8"?>
<math xmlns="http://www.w3.org/1998/Math/MathML" display="inline">
  <mrow>
    <mi>f</mi>
    <mo>:</mo>
    <mo stretchy="false" form="prefix">[</mo>
    <mi>a</mi>
    <mo>,</mo>
    <mi>b</mi>
    <mo stretchy="false" form="postfix">]</mo>
    <mo>→</mo>
    <mstyle mathvariant="double-struck">
      <mi>ℝ</mi>
    </mstyle>
  </mrow>
</math>
</file>

<file path=Formula-1128/content.xml><?xml version="1.0" encoding="utf-8"?>
<math xmlns="http://www.w3.org/1998/Math/MathML" display="inline">
  <mstyle mathvariant="script">
    <mi>𝒟</mi>
  </mstyle>
</math>
</file>

<file path=Formula-1130/content.xml><?xml version="1.0" encoding="utf-8"?>
<math xmlns="http://www.w3.org/1998/Math/MathML" display="inline">
  <mrow>
    <mo stretchy="false" form="prefix">[</mo>
    <mi>a</mi>
    <mo>,</mo>
    <mi>b</mi>
    <mo stretchy="false" form="postfix">]</mo>
  </mrow>
</math>
</file>

<file path=Formula-1132/content.xml><?xml version="1.0" encoding="utf-8"?>
<math xmlns="http://www.w3.org/1998/Math/MathML" display="block">
  <mrow>
    <mi>S</mi>
    <mo stretchy="false" form="prefix">(</mo>
    <mi>f</mi>
    <mo>,</mo>
    <mstyle mathvariant="script">
      <mi>𝒟</mi>
    </mstyle>
    <mo stretchy="false" form="postfix">)</mo>
    <mo>=</mo>
    <munder>
      <mo>∑</mo>
      <mrow>
        <mo stretchy="false" form="prefix">(</mo>
        <mi>t</mi>
        <mo>,</mo>
        <mi>I</mi>
        <mo stretchy="false" form="postfix">)</mo>
        <mo>∈</mo>
        <mstyle mathvariant="script">
          <mi>𝒟</mi>
        </mstyle>
      </mrow>
    </munder>
    <mi>f</mi>
    <mo stretchy="false" form="prefix">(</mo>
    <mi>t</mi>
    <mo stretchy="false" form="postfix">)</mo>
    <mi>ℓ</mi>
    <mo stretchy="false" form="prefix">(</mo>
    <mi>I</mi>
    <mo stretchy="false" form="postfix">)</mo>
  </mrow>
</math>
</file>

<file path=Formula-1134/content.xml><?xml version="1.0" encoding="utf-8"?>
<math xmlns="http://www.w3.org/1998/Math/MathML" display="inline">
  <mstyle mathvariant="script">
    <mi>𝒟</mi>
  </mstyle>
</math>
</file>

<file path=Formula-1136/content.xml><?xml version="1.0" encoding="utf-8"?>
<math xmlns="http://www.w3.org/1998/Math/MathML" display="inline">
  <mrow>
    <mo stretchy="false" form="prefix">[</mo>
    <mi>a</mi>
    <mo>,</mo>
    <mi>b</mi>
    <mo stretchy="false" form="postfix">]</mo>
  </mrow>
</math>
</file>

<file path=Formula-1138/content.xml><?xml version="1.0" encoding="utf-8"?>
<math xmlns="http://www.w3.org/1998/Math/MathML" display="inline">
  <mi>γ</mi>
</math>
</file>

<file path=Formula-114/content.xml><?xml version="1.0" encoding="utf-8"?>
<math xmlns="http://www.w3.org/1998/Math/MathML" display="inline">
  <mstyle mathvariant="script">
    <mi>𝒟</mi>
  </mstyle>
</math>
</file>

<file path=Formula-1140/content.xml><?xml version="1.0" encoding="utf-8"?>
<math xmlns="http://www.w3.org/1998/Math/MathML" display="inline">
  <mrow>
    <mo stretchy="false" form="prefix">[</mo>
    <mi>a</mi>
    <mo>,</mo>
    <mi>b</mi>
    <mo stretchy="false" form="postfix">]</mo>
  </mrow>
</math>
</file>

<file path=Formula-1142/content.xml><?xml version="1.0" encoding="utf-8"?>
<math xmlns="http://www.w3.org/1998/Math/MathML" display="block">
  <mrow>
    <mo stretchy="false" form="prefix">(</mo>
    <mi>t</mi>
    <mo>,</mo>
    <mi>J</mi>
    <mo stretchy="false" form="postfix">)</mo>
    <mo>∈</mo>
    <mstyle mathvariant="script">
      <mi>𝒟</mi>
    </mstyle>
    <mspace width="0.167em"/>
    <mo>⇒</mo>
    <mspace width="0.167em"/>
    <mi>J</mi>
    <mo>⊂</mo>
    <mi>γ</mi>
    <mo stretchy="false" form="prefix">(</mo>
    <mi>t</mi>
    <mo stretchy="false" form="postfix">)</mo>
    <mi>.</mi>
  </mrow>
</math>
</file>

<file path=Formula-1144/content.xml><?xml version="1.0" encoding="utf-8"?>
<math xmlns="http://www.w3.org/1998/Math/MathML" display="inline">
  <msub>
    <mi>I</mi>
    <mi>i</mi>
  </msub>
</math>
</file>

<file path=Formula-1146/content.xml><?xml version="1.0" encoding="utf-8"?>
<math xmlns="http://www.w3.org/1998/Math/MathML" display="inline">
  <mrow>
    <mo stretchy="false" form="prefix">[</mo>
    <mi>a</mi>
    <mo>,</mo>
    <mi>b</mi>
    <mo stretchy="false" form="postfix">]</mo>
  </mrow>
</math>
</file>

<file path=Formula-1148/content.xml><?xml version="1.0" encoding="utf-8"?>
<math xmlns="http://www.w3.org/1998/Math/MathML" display="inline">
  <mrow>
    <mo stretchy="false" form="prefix">[</mo>
    <mi>a</mi>
    <mo>,</mo>
    <mi>b</mi>
    <mo stretchy="false" form="postfix">]</mo>
  </mrow>
</math>
</file>

<file path=Formula-1150/content.xml><?xml version="1.0" encoding="utf-8"?>
<math xmlns="http://www.w3.org/1998/Math/MathML" display="inline">
  <mstyle mathvariant="double-struck">
    <mi>ℝ</mi>
  </mstyle>
</math>
</file>

<file path=Formula-1152/content.xml><?xml version="1.0" encoding="utf-8"?>
<math xmlns="http://www.w3.org/1998/Math/MathML" display="inline">
  <mi>f</mi>
</math>
</file>

<file path=Formula-1154/content.xml><?xml version="1.0" encoding="utf-8"?>
<math xmlns="http://www.w3.org/1998/Math/MathML" display="inline">
  <mrow>
    <mo stretchy="false" form="prefix">[</mo>
    <mi>a</mi>
    <mo>,</mo>
    <mi>b</mi>
    <mo stretchy="false" form="postfix">]</mo>
  </mrow>
</math>
</file>

<file path=Formula-1156/content.xml><?xml version="1.0" encoding="utf-8"?>
<math xmlns="http://www.w3.org/1998/Math/MathML" display="inline">
  <mi>γ</mi>
</math>
</file>

<file path=Formula-1158/content.xml><?xml version="1.0" encoding="utf-8"?>
<math xmlns="http://www.w3.org/1998/Math/MathML" display="inline">
  <mrow>
    <mo stretchy="false" form="prefix">[</mo>
    <mi>a</mi>
    <mo>,</mo>
    <mi>b</mi>
    <mo stretchy="false" form="postfix">]</mo>
  </mrow>
</math>
</file>

<file path=Formula-116/content.xml><?xml version="1.0" encoding="utf-8"?>
<math xmlns="http://www.w3.org/1998/Math/MathML" display="inline">
  <mrow>
    <mo stretchy="false" form="prefix">[</mo>
    <mi>a</mi>
    <mo>,</mo>
    <mi>b</mi>
    <mo stretchy="false" form="postfix">]</mo>
  </mrow>
</math>
</file>

<file path=Formula-1160/content.xml><?xml version="1.0" encoding="utf-8"?>
<math xmlns="http://www.w3.org/1998/Math/MathML" display="inline">
  <mstyle mathvariant="script">
    <mi>𝒟</mi>
  </mstyle>
</math>
</file>

<file path=Formula-1162/content.xml><?xml version="1.0" encoding="utf-8"?>
<math xmlns="http://www.w3.org/1998/Math/MathML" display="inline">
  <mrow>
    <mo stretchy="false" form="prefix">[</mo>
    <mi>a</mi>
    <mo>,</mo>
    <mi>b</mi>
    <mo stretchy="false" form="postfix">]</mo>
  </mrow>
</math>
</file>

<file path=Formula-1164/content.xml><?xml version="1.0" encoding="utf-8"?>
<math xmlns="http://www.w3.org/1998/Math/MathML" display="block">
  <mrow>
    <mrow>
      <mo stretchy="true" form="prefix">|</mo>
      <mi>S</mi>
      <mo stretchy="false" form="prefix">(</mo>
      <mi>f</mi>
      <mo>,</mo>
      <mstyle mathvariant="script">
        <mi>𝒟</mi>
      </mstyle>
      <mo stretchy="false" form="postfix">)</mo>
      <mo>−</mo>
      <msub>
        <mo>∫</mo>
        <mrow>
          <mo stretchy="false" form="prefix">[</mo>
          <mi>a</mi>
          <mo>,</mo>
          <mi>b</mi>
          <mo stretchy="false" form="postfix">]</mo>
        </mrow>
      </msub>
      <mi>f</mi>
      <mo stretchy="false" form="prefix">(</mo>
      <mi>t</mi>
      <mo stretchy="false" form="postfix">)</mo>
      <mspace width="0.167em"/>
      <mi>d</mi>
      <mi>t</mi>
      <mo stretchy="true" form="postfix">|</mo>
    </mrow>
    <mo>≤</mo>
    <mi>ε</mi>
    <mi>.</mi>
  </mrow>
</math>
</file>

<file path=Formula-1166/content.xml><?xml version="1.0" encoding="utf-8"?>
<math xmlns="http://www.w3.org/1998/Math/MathML" display="inline">
  <mrow>
    <mstyle mathvariant="script">
      <mi>𝒟</mi>
    </mstyle>
    <mo>=</mo>
    <mo stretchy="false" form="prefix">{</mo>
    <mo stretchy="false" form="prefix">(</mo>
    <msub>
      <mi>t</mi>
      <mi>k</mi>
    </msub>
    <mo>,</mo>
    <msub>
      <mi>I</mi>
      <mi>k</mi>
    </msub>
    <mo stretchy="false" form="postfix">)</mo>
    <msub>
      <mo stretchy="false" form="postfix">}</mo>
      <mi>k</mi>
    </msub>
  </mrow>
</math>
</file>

<file path=Formula-1168/content.xml><?xml version="1.0" encoding="utf-8"?>
<math xmlns="http://www.w3.org/1998/Math/MathML" display="inline">
  <mrow>
    <mo stretchy="false" form="prefix">[</mo>
    <mi>a</mi>
    <mo>,</mo>
    <mi>b</mi>
    <mo stretchy="false" form="postfix">]</mo>
  </mrow>
</math>
</file>

<file path=Formula-1170/content.xml><?xml version="1.0" encoding="utf-8"?>
<math xmlns="http://www.w3.org/1998/Math/MathML" display="inline">
  <mi>γ</mi>
</math>
</file>

<file path=Formula-1172/content.xml><?xml version="1.0" encoding="utf-8"?>
<math xmlns="http://www.w3.org/1998/Math/MathML" display="block">
  <mrow>
    <mrow>
      <mo stretchy="true" form="prefix">|</mo>
      <mi>S</mi>
      <mo stretchy="false" form="prefix">(</mo>
      <mi>f</mi>
      <mo>,</mo>
      <mstyle mathvariant="script">
        <mi>𝒟</mi>
      </mstyle>
      <mo stretchy="false" form="postfix">)</mo>
      <mo>−</mo>
      <munder>
        <mo>∑</mo>
        <mi>k</mi>
      </munder>
      <msub>
        <mo>∫</mo>
        <msub>
          <mi>I</mi>
          <mi>k</mi>
        </msub>
      </msub>
      <mi>f</mi>
      <mo stretchy="false" form="prefix">(</mo>
      <mi>t</mi>
      <mo stretchy="false" form="postfix">)</mo>
      <mspace width="0.167em"/>
      <mi>d</mi>
      <mi>t</mi>
      <mo stretchy="true" form="postfix">|</mo>
    </mrow>
    <mo>≤</mo>
    <mi>ε</mi>
    <mi>.</mi>
  </mrow>
</math>
</file>

<file path=Formula-1174/content.xml><?xml version="1.0" encoding="utf-8"?>
<math xmlns="http://www.w3.org/1998/Math/MathML" display="inline">
  <mrow>
    <mo stretchy="false" form="prefix">{</mo>
    <msub>
      <mi>J</mi>
      <mi>j</mi>
    </msub>
    <mo stretchy="false" form="postfix">}</mo>
  </mrow>
</math>
</file>

<file path=Formula-1176/content.xml><?xml version="1.0" encoding="utf-8"?>
<math xmlns="http://www.w3.org/1998/Math/MathML" display="inline">
  <mrow>
    <mi>j</mi>
    <mo>=</mo>
    <mn>1</mn>
    <mo>,</mo>
    <mi>…</mi>
    <mo>,</mo>
    <mi>m</mi>
  </mrow>
</math>
</file>

<file path=Formula-1178/content.xml><?xml version="1.0" encoding="utf-8"?>
<math xmlns="http://www.w3.org/1998/Math/MathML" display="inline">
  <mrow>
    <mo stretchy="false" form="prefix">{</mo>
    <msub>
      <mi>I</mi>
      <mi>k</mi>
    </msub>
    <mo stretchy="false" form="postfix">}</mo>
  </mrow>
</math>
</file>

<file path=Formula-118/content.xml><?xml version="1.0" encoding="utf-8"?>
<math xmlns="http://www.w3.org/1998/Math/MathML" display="inline">
  <mrow>
    <mo stretchy="false" form="prefix">(</mo>
    <mi>t</mi>
    <mo>,</mo>
    <mi>J</mi>
    <mo stretchy="false" form="postfix">)</mo>
    <mo>∈</mo>
    <mstyle mathvariant="script">
      <mi>𝒟</mi>
    </mstyle>
  </mrow>
</math>
</file>

<file path=Formula-1180/content.xml><?xml version="1.0" encoding="utf-8"?>
<math xmlns="http://www.w3.org/1998/Math/MathML" display="inline">
  <mrow>
    <mo stretchy="false" form="prefix">{</mo>
    <msub>
      <mi>J</mi>
      <mi>j</mi>
    </msub>
    <mo stretchy="false" form="postfix">}</mo>
  </mrow>
</math>
</file>

<file path=Formula-1182/content.xml><?xml version="1.0" encoding="utf-8"?>
<math xmlns="http://www.w3.org/1998/Math/MathML" display="inline">
  <mrow>
    <mo stretchy="false" form="prefix">[</mo>
    <mi>a</mi>
    <mo>,</mo>
    <mi>b</mi>
    <mo stretchy="false" form="postfix">]</mo>
  </mrow>
</math>
</file>

<file path=Formula-1184/content.xml><?xml version="1.0" encoding="utf-8"?>
<math xmlns="http://www.w3.org/1998/Math/MathML" display="inline">
  <mrow>
    <mi>η</mi>
    <mo>&gt;</mo>
    <mn>0</mn>
  </mrow>
</math>
</file>

<file path=Formula-1186/content.xml><?xml version="1.0" encoding="utf-8"?>
<math xmlns="http://www.w3.org/1998/Math/MathML" display="inline">
  <msub>
    <mi>J</mi>
    <mi>j</mi>
  </msub>
</math>
</file>

<file path=Formula-1188/content.xml><?xml version="1.0" encoding="utf-8"?>
<math xmlns="http://www.w3.org/1998/Math/MathML" display="inline">
  <msub>
    <mi>γ</mi>
    <mi>j</mi>
  </msub>
</math>
</file>

<file path=Formula-1190/content.xml><?xml version="1.0" encoding="utf-8"?>
<math xmlns="http://www.w3.org/1998/Math/MathML" display="inline">
  <msub>
    <mstyle mathvariant="script">
      <mi>𝒟</mi>
    </mstyle>
    <mi>j</mi>
  </msub>
</math>
</file>

<file path=Formula-1192/content.xml><?xml version="1.0" encoding="utf-8"?>
<math xmlns="http://www.w3.org/1998/Math/MathML" display="inline">
  <msub>
    <mi>J</mi>
    <mi>j</mi>
  </msub>
</math>
</file>

<file path=Formula-1194/content.xml><?xml version="1.0" encoding="utf-8"?>
<math xmlns="http://www.w3.org/1998/Math/MathML" display="inline">
  <msub>
    <mi>γ</mi>
    <mi>j</mi>
  </msub>
</math>
</file>

<file path=Formula-1196/content.xml><?xml version="1.0" encoding="utf-8"?>
<math xmlns="http://www.w3.org/1998/Math/MathML" display="block">
  <mrow>
    <mrow>
      <mo stretchy="true" form="prefix">|</mo>
      <mi>S</mi>
      <mo stretchy="false" form="prefix">(</mo>
      <mi>f</mi>
      <mo>,</mo>
      <msub>
        <mstyle mathvariant="script">
          <mi>𝒟</mi>
        </mstyle>
        <mi>j</mi>
      </msub>
      <mo stretchy="false" form="postfix">)</mo>
      <mo>−</mo>
      <msub>
        <mo>∫</mo>
        <msub>
          <mi>J</mi>
          <mi>j</mi>
        </msub>
      </msub>
      <mi>f</mi>
      <mo stretchy="false" form="prefix">(</mo>
      <mi>t</mi>
      <mo stretchy="false" form="postfix">)</mo>
      <mspace width="0.167em"/>
      <mi>d</mi>
      <mi>t</mi>
      <mo stretchy="true" form="postfix">|</mo>
    </mrow>
    <mo>≤</mo>
    <mi>η</mi>
    <mi>.</mi>
  </mrow>
</math>
</file>

<file path=Formula-1198/content.xml><?xml version="1.0" encoding="utf-8"?>
<math xmlns="http://www.w3.org/1998/Math/MathML" display="inline">
  <msub>
    <mstyle mathvariant="script">
      <mi>𝒟</mi>
    </mstyle>
    <mi>j</mi>
  </msub>
</math>
</file>

<file path=Formula-12/content.xml><?xml version="1.0" encoding="utf-8"?>
<math xmlns="http://www.w3.org/1998/Math/MathML" display="inline">
  <mi>z</mi>
</math>
</file>

<file path=Formula-120/content.xml><?xml version="1.0" encoding="utf-8"?>
<math xmlns="http://www.w3.org/1998/Math/MathML" display="inline">
  <mrow>
    <mi>ℓ</mi>
    <mo stretchy="false" form="prefix">(</mo>
    <mi>J</mi>
    <mo stretchy="false" form="postfix">)</mo>
    <mo>&lt;</mo>
    <mi>δ</mi>
  </mrow>
</math>
</file>

<file path=Formula-1200/content.xml><?xml version="1.0" encoding="utf-8"?>
<math xmlns="http://www.w3.org/1998/Math/MathML" display="inline">
  <mi>γ</mi>
</math>
</file>

<file path=Formula-1202/content.xml><?xml version="1.0" encoding="utf-8"?>
<math xmlns="http://www.w3.org/1998/Math/MathML" display="inline">
  <msub>
    <mi>J</mi>
    <mi>j</mi>
  </msub>
</math>
</file>

<file path=Formula-1204/content.xml><?xml version="1.0" encoding="utf-8"?>
<math xmlns="http://www.w3.org/1998/Math/MathML" display="inline">
  <mrow>
    <mstyle mathvariant="script">
      <mi>𝒟</mi>
    </mstyle>
    <mo>∪</mo>
    <msub>
      <mo>∪</mo>
      <mi>j</mi>
    </msub>
    <msub>
      <mstyle mathvariant="script">
        <mi>𝒟</mi>
      </mstyle>
      <mi>j</mi>
    </msub>
  </mrow>
</math>
</file>

<file path=Formula-1206/content.xml><?xml version="1.0" encoding="utf-8"?>
<math xmlns="http://www.w3.org/1998/Math/MathML" display="inline">
  <mrow>
    <mo stretchy="false" form="prefix">[</mo>
    <mi>a</mi>
    <mo>,</mo>
    <mi>b</mi>
    <mo stretchy="false" form="postfix">]</mo>
  </mrow>
</math>
</file>

<file path=Formula-1208/content.xml><?xml version="1.0" encoding="utf-8"?>
<math xmlns="http://www.w3.org/1998/Math/MathML" display="inline">
  <mi>γ</mi>
</math>
</file>

<file path=Formula-1210/content.xml><?xml version="1.0" encoding="utf-8"?>
<math xmlns="http://www.w3.org/1998/Math/MathML" display="block">
  <mrow>
    <mrow>
      <mo stretchy="true" form="prefix">|</mo>
      <mi>S</mi>
      <mo stretchy="false" form="prefix">(</mo>
      <mi>f</mi>
      <mo>,</mo>
      <mstyle mathvariant="script">
        <mi>𝒟</mi>
      </mstyle>
      <mo stretchy="false" form="postfix">)</mo>
      <mo>+</mo>
      <munder>
        <mo>∑</mo>
        <mi>j</mi>
      </munder>
      <mi>S</mi>
      <mo stretchy="false" form="prefix">(</mo>
      <mi>f</mi>
      <mo>,</mo>
      <msub>
        <mstyle mathvariant="script">
          <mi>𝒟</mi>
        </mstyle>
        <mi>j</mi>
      </msub>
      <mo stretchy="false" form="postfix">)</mo>
      <mo>−</mo>
      <munder>
        <mo>∑</mo>
        <mi>k</mi>
      </munder>
      <msub>
        <mo>∫</mo>
        <msub>
          <mi>I</mi>
          <mi>k</mi>
        </msub>
      </msub>
      <mi>f</mi>
      <mo stretchy="false" form="prefix">(</mo>
      <mi>t</mi>
      <mo stretchy="false" form="postfix">)</mo>
      <mspace width="0.167em"/>
      <mi>d</mi>
      <mi>t</mi>
      <mo>+</mo>
      <munder>
        <mo>∑</mo>
        <mi>j</mi>
      </munder>
      <msub>
        <mo>∫</mo>
        <msub>
          <mi>J</mi>
          <mi>j</mi>
        </msub>
      </msub>
      <mi>f</mi>
      <mo stretchy="false" form="prefix">(</mo>
      <mi>t</mi>
      <mo stretchy="false" form="postfix">)</mo>
      <mspace width="0.167em"/>
      <mi>d</mi>
      <mi>t</mi>
      <mo stretchy="true" form="postfix">|</mo>
    </mrow>
    <mo>≤</mo>
    <mi>ε</mi>
  </mrow>
</math>
</file>

<file path=Formula-1212/content.xml><?xml version="1.0" encoding="utf-8"?>
<math xmlns="http://www.w3.org/1998/Math/MathML" display="block">
  <mrow>
    <mrow>
      <mo stretchy="true" form="prefix">|</mo>
      <mi>S</mi>
      <mo stretchy="false" form="prefix">(</mo>
      <mi>f</mi>
      <mo>,</mo>
      <mstyle mathvariant="script">
        <mi>𝒟</mi>
      </mstyle>
      <mo stretchy="false" form="postfix">)</mo>
      <mo>−</mo>
      <munder>
        <mo>∑</mo>
        <mi>k</mi>
      </munder>
      <msub>
        <mo>∫</mo>
        <msub>
          <mi>I</mi>
          <mi>k</mi>
        </msub>
      </msub>
      <mi>f</mi>
      <mo stretchy="false" form="prefix">(</mo>
      <mi>t</mi>
      <mo stretchy="false" form="postfix">)</mo>
      <mspace width="0.167em"/>
      <mi>d</mi>
      <mi>t</mi>
      <mo stretchy="true" form="postfix">|</mo>
    </mrow>
    <mo>≤</mo>
    <mi>ε</mi>
    <mo>+</mo>
    <mi>m</mi>
    <mi>η</mi>
    <mi>.</mi>
  </mrow>
</math>
</file>

<file path=Formula-1214/content.xml><?xml version="1.0" encoding="utf-8"?>
<math xmlns="http://www.w3.org/1998/Math/MathML" display="inline">
  <mrow>
    <mi>η</mi>
    <mo>&gt;</mo>
    <mn>0</mn>
  </mrow>
</math>
</file>

<file path=Formula-1216/content.xml><?xml version="1.0" encoding="utf-8"?>
<math xmlns="http://www.w3.org/1998/Math/MathML" display="inline">
  <mi>I</mi>
</math>
</file>

<file path=Formula-1218/content.xml><?xml version="1.0" encoding="utf-8"?>
<math xmlns="http://www.w3.org/1998/Math/MathML" display="inline">
  <mstyle mathvariant="double-struck">
    <mi>ℝ</mi>
  </mstyle>
</math>
</file>

<file path=Formula-122/content.xml><?xml version="1.0" encoding="utf-8"?>
<math xmlns="http://www.w3.org/1998/Math/MathML" display="inline">
  <mrow>
    <mo stretchy="false" form="prefix">|</mo>
    <mi>S</mi>
    <mo stretchy="false" form="prefix">(</mo>
    <mi>f</mi>
    <mo>,</mo>
    <mstyle mathvariant="script">
      <mi>𝒟</mi>
    </mstyle>
    <mo stretchy="false" form="postfix">)</mo>
    <mo>−</mo>
    <mi>A</mi>
    <mo stretchy="false" form="prefix">|</mo>
    <mo>≤</mo>
    <mi>ε</mi>
  </mrow>
</math>
</file>

<file path=Formula-1220/content.xml><?xml version="1.0" encoding="utf-8"?>
<math xmlns="http://www.w3.org/1998/Math/MathML" display="inline">
  <mi>x</mi>
</math>
</file>

<file path=Formula-1222/content.xml><?xml version="1.0" encoding="utf-8"?>
<math xmlns="http://www.w3.org/1998/Math/MathML" display="inline">
  <mi>y</mi>
</math>
</file>

<file path=Formula-1224/content.xml><?xml version="1.0" encoding="utf-8"?>
<math xmlns="http://www.w3.org/1998/Math/MathML" display="inline">
  <mi>I</mi>
</math>
</file>

<file path=Formula-1226/content.xml><?xml version="1.0" encoding="utf-8"?>
<math xmlns="http://www.w3.org/1998/Math/MathML" display="inline">
  <mi>I</mi>
</math>
</file>

<file path=Formula-1228/content.xml><?xml version="1.0" encoding="utf-8"?>
<math xmlns="http://www.w3.org/1998/Math/MathML" display="inline">
  <mi>x</mi>
</math>
</file>

<file path=Formula-1230/content.xml><?xml version="1.0" encoding="utf-8"?>
<math xmlns="http://www.w3.org/1998/Math/MathML" display="inline">
  <mi>y</mi>
</math>
</file>

<file path=Formula-1232/content.xml><?xml version="1.0" encoding="utf-8"?>
<math xmlns="http://www.w3.org/1998/Math/MathML" display="inline">
  <mrow>
    <mi>ϕ</mi>
    <mo>:</mo>
    <mo stretchy="false" form="prefix">[</mo>
    <mn>0</mn>
    <mo>,</mo>
    <mn>1</mn>
    <mo stretchy="false" form="postfix">]</mo>
    <mo>→</mo>
    <mi>I</mi>
  </mrow>
</math>
</file>

<file path=Formula-1234/content.xml><?xml version="1.0" encoding="utf-8"?>
<math xmlns="http://www.w3.org/1998/Math/MathML" display="inline">
  <mrow>
    <mi>ϕ</mi>
    <mo stretchy="false" form="prefix">(</mo>
    <mn>0</mn>
    <mo stretchy="false" form="postfix">)</mo>
    <mo>=</mo>
    <mi>x</mi>
  </mrow>
</math>
</file>

<file path=Formula-1236/content.xml><?xml version="1.0" encoding="utf-8"?>
<math xmlns="http://www.w3.org/1998/Math/MathML" display="inline">
  <mrow>
    <mi>ϕ</mi>
    <mo stretchy="false" form="prefix">(</mo>
    <mn>1</mn>
    <mo stretchy="false" form="postfix">)</mo>
    <mo>=</mo>
    <mi>y</mi>
  </mrow>
</math>
</file>

<file path=Formula-1238/content.xml><?xml version="1.0" encoding="utf-8"?>
<math xmlns="http://www.w3.org/1998/Math/MathML" display="inline">
  <mi>x</mi>
</math>
</file>

<file path=Formula-124/content.xml><?xml version="1.0" encoding="utf-8"?>
<math xmlns="http://www.w3.org/1998/Math/MathML" display="inline">
  <mi>A</mi>
</math>
</file>

<file path=Formula-1240/content.xml><?xml version="1.0" encoding="utf-8"?>
<math xmlns="http://www.w3.org/1998/Math/MathML" display="inline">
  <mi>y</mi>
</math>
</file>

<file path=Formula-1242/content.xml><?xml version="1.0" encoding="utf-8"?>
<math xmlns="http://www.w3.org/1998/Math/MathML" display="inline">
  <mi>I</mi>
</math>
</file>

<file path=Formula-1244/content.xml><?xml version="1.0" encoding="utf-8"?>
<math xmlns="http://www.w3.org/1998/Math/MathML" display="inline">
  <mi>x</mi>
</math>
</file>

<file path=Formula-1246/content.xml><?xml version="1.0" encoding="utf-8"?>
<math xmlns="http://www.w3.org/1998/Math/MathML" display="inline">
  <mi>y</mi>
</math>
</file>

<file path=Formula-1248/content.xml><?xml version="1.0" encoding="utf-8"?>
<math xmlns="http://www.w3.org/1998/Math/MathML" display="inline">
  <mrow>
    <mi>t</mi>
    <mo>∈</mo>
    <mo stretchy="false" form="prefix">[</mo>
    <mn>0</mn>
    <mo>,</mo>
    <mn>1</mn>
    <mo stretchy="false" form="postfix">]</mo>
  </mrow>
</math>
</file>

<file path=Formula-1250/content.xml><?xml version="1.0" encoding="utf-8"?>
<math xmlns="http://www.w3.org/1998/Math/MathML" display="inline">
  <mrow>
    <mi>ϕ</mi>
    <mo stretchy="false" form="prefix">(</mo>
    <mi>t</mi>
    <mo stretchy="false" form="postfix">)</mo>
    <mo>=</mo>
    <mo stretchy="false" form="prefix">(</mo>
    <mn>1</mn>
    <mo>−</mo>
    <mi>t</mi>
    <mo stretchy="false" form="postfix">)</mo>
    <mi>x</mi>
    <mo>+</mo>
    <mi>t</mi>
    <mi>y</mi>
  </mrow>
</math>
</file>

<file path=Formula-1252/content.xml><?xml version="1.0" encoding="utf-8"?>
<math xmlns="http://www.w3.org/1998/Math/MathML" display="inline">
  <mi>x</mi>
</math>
</file>

<file path=Formula-1254/content.xml><?xml version="1.0" encoding="utf-8"?>
<math xmlns="http://www.w3.org/1998/Math/MathML" display="inline">
  <mi>y</mi>
</math>
</file>

<file path=Formula-1256/content.xml><?xml version="1.0" encoding="utf-8"?>
<math xmlns="http://www.w3.org/1998/Math/MathML" display="inline">
  <mi>I</mi>
</math>
</file>

<file path=Formula-1258/content.xml><?xml version="1.0" encoding="utf-8"?>
<math xmlns="http://www.w3.org/1998/Math/MathML" display="inline">
  <mi>ϕ</mi>
</math>
</file>

<file path=Formula-126/content.xml><?xml version="1.0" encoding="utf-8"?>
<math xmlns="http://www.w3.org/1998/Math/MathML" display="inline">
  <mi>f</mi>
</math>
</file>

<file path=Formula-1260/content.xml><?xml version="1.0" encoding="utf-8"?>
<math xmlns="http://www.w3.org/1998/Math/MathML" display="inline">
  <mrow>
    <mi>ϕ</mi>
    <mo stretchy="false" form="prefix">(</mo>
    <mn>0</mn>
    <mo stretchy="false" form="postfix">)</mo>
    <mo>=</mo>
    <mi>x</mi>
  </mrow>
</math>
</file>

<file path=Formula-1262/content.xml><?xml version="1.0" encoding="utf-8"?>
<math xmlns="http://www.w3.org/1998/Math/MathML" display="inline">
  <mrow>
    <mi>ϕ</mi>
    <mo stretchy="false" form="prefix">(</mo>
    <mn>1</mn>
    <mo stretchy="false" form="postfix">)</mo>
    <mo>=</mo>
    <mi>y</mi>
  </mrow>
</math>
</file>

<file path=Formula-1264/content.xml><?xml version="1.0" encoding="utf-8"?>
<math xmlns="http://www.w3.org/1998/Math/MathML" display="inline">
  <mi>I</mi>
</math>
</file>

<file path=Formula-1266/content.xml><?xml version="1.0" encoding="utf-8"?>
<math xmlns="http://www.w3.org/1998/Math/MathML" display="inline">
  <mi>x</mi>
</math>
</file>

<file path=Formula-1268/content.xml><?xml version="1.0" encoding="utf-8"?>
<math xmlns="http://www.w3.org/1998/Math/MathML" display="inline">
  <mi>y</mi>
</math>
</file>

<file path=Formula-1270/content.xml><?xml version="1.0" encoding="utf-8"?>
<math xmlns="http://www.w3.org/1998/Math/MathML" display="inline">
  <mi>I</mi>
</math>
</file>

<file path=Formula-1272/content.xml><?xml version="1.0" encoding="utf-8"?>
<math xmlns="http://www.w3.org/1998/Math/MathML" display="inline">
  <mi>I</mi>
</math>
</file>

<file path=Formula-1274/content.xml><?xml version="1.0" encoding="utf-8"?>
<math xmlns="http://www.w3.org/1998/Math/MathML" display="inline">
  <mi>x</mi>
</math>
</file>

<file path=Formula-1276/content.xml><?xml version="1.0" encoding="utf-8"?>
<math xmlns="http://www.w3.org/1998/Math/MathML" display="inline">
  <mi>y</mi>
</math>
</file>

<file path=Formula-1278/content.xml><?xml version="1.0" encoding="utf-8"?>
<math xmlns="http://www.w3.org/1998/Math/MathML" display="inline">
  <mi>I</mi>
</math>
</file>

<file path=Formula-128/content.xml><?xml version="1.0" encoding="utf-8"?>
<math xmlns="http://www.w3.org/1998/Math/MathML" display="inline">
  <mrow>
    <mo stretchy="false" form="prefix">[</mo>
    <mi>a</mi>
    <mo>,</mo>
    <mi>b</mi>
    <mo stretchy="false" form="postfix">]</mo>
  </mrow>
</math>
</file>

<file path=Formula-1280/content.xml><?xml version="1.0" encoding="utf-8"?>
<math xmlns="http://www.w3.org/1998/Math/MathML" display="inline">
  <mi>x</mi>
</math>
</file>

<file path=Formula-1282/content.xml><?xml version="1.0" encoding="utf-8"?>
<math xmlns="http://www.w3.org/1998/Math/MathML" display="inline">
  <mi>y</mi>
</math>
</file>

<file path=Formula-1284/content.xml><?xml version="1.0" encoding="utf-8"?>
<math xmlns="http://www.w3.org/1998/Math/MathML" display="inline">
  <mi>z</mi>
</math>
</file>

<file path=Formula-1286/content.xml><?xml version="1.0" encoding="utf-8"?>
<math xmlns="http://www.w3.org/1998/Math/MathML" display="inline">
  <mi>x</mi>
</math>
</file>

<file path=Formula-1288/content.xml><?xml version="1.0" encoding="utf-8"?>
<math xmlns="http://www.w3.org/1998/Math/MathML" display="inline">
  <mi>y</mi>
</math>
</file>

<file path=Formula-1290/content.xml><?xml version="1.0" encoding="utf-8"?>
<math xmlns="http://www.w3.org/1998/Math/MathML" display="inline">
  <mrow>
    <mi>t</mi>
    <mo>∈</mo>
    <mo stretchy="false" form="prefix">[</mo>
    <mn>0</mn>
    <mo>,</mo>
    <mn>1</mn>
    <mo stretchy="false" form="postfix">]</mo>
  </mrow>
</math>
</file>

<file path=Formula-1292/content.xml><?xml version="1.0" encoding="utf-8"?>
<math xmlns="http://www.w3.org/1998/Math/MathML" display="inline">
  <mrow>
    <mi>ϕ</mi>
    <mo stretchy="false" form="prefix">(</mo>
    <mi>t</mi>
    <mo stretchy="false" form="postfix">)</mo>
    <mo>=</mo>
    <mi>z</mi>
  </mrow>
</math>
</file>

<file path=Formula-1294/content.xml><?xml version="1.0" encoding="utf-8"?>
<math xmlns="http://www.w3.org/1998/Math/MathML" display="inline">
  <mi>ϕ</mi>
</math>
</file>

<file path=Formula-1296/content.xml><?xml version="1.0" encoding="utf-8"?>
<math xmlns="http://www.w3.org/1998/Math/MathML" display="inline">
  <mi>I</mi>
</math>
</file>

<file path=Formula-1298/content.xml><?xml version="1.0" encoding="utf-8"?>
<math xmlns="http://www.w3.org/1998/Math/MathML" display="inline">
  <mrow>
    <mi>z</mi>
    <mo>∈</mo>
    <mi>I</mi>
  </mrow>
</math>
</file>

<file path=Formula-130/content.xml><?xml version="1.0" encoding="utf-8"?>
<math xmlns="http://www.w3.org/1998/Math/MathML" display="block">
  <mrow>
    <msubsup>
      <mo>∫</mo>
      <mi>a</mi>
      <mi>b</mi>
    </msubsup>
    <mi>f</mi>
    <mo stretchy="false" form="prefix">(</mo>
    <mi>t</mi>
    <mo stretchy="false" form="postfix">)</mo>
    <mspace width="0.167em"/>
    <mi>d</mi>
    <mi>t</mi>
    <mspace width="0.167em"/>
    <mrow>
      <mspace width="0.333em"/>
      <mtext mathvariant="normal"> ou </mtext>
      <mspace width="0.333em"/>
    </mrow>
    <mspace width="0.167em"/>
    <msub>
      <mo>∫</mo>
      <mrow>
        <mo stretchy="false" form="prefix">[</mo>
        <mi>a</mi>
        <mo>,</mo>
        <mi>b</mi>
        <mo stretchy="false" form="postfix">]</mo>
      </mrow>
    </msub>
    <mi>f</mi>
    <mo stretchy="false" form="prefix">(</mo>
    <mi>t</mi>
    <mo stretchy="false" form="postfix">)</mo>
    <mspace width="0.167em"/>
    <mi>d</mi>
    <mi>t</mi>
  </mrow>
</math>
</file>

<file path=Formula-1300/content.xml><?xml version="1.0" encoding="utf-8"?>
<math xmlns="http://www.w3.org/1998/Math/MathML" display="inline">
  <mi>I</mi>
</math>
</file>

<file path=Formula-1302/content.xml><?xml version="1.0" encoding="utf-8"?>
<math xmlns="http://www.w3.org/1998/Math/MathML" display="inline">
  <mstyle mathvariant="double-struck">
    <mi>ℝ</mi>
  </mstyle>
</math>
</file>

<file path=Formula-1304/content.xml><?xml version="1.0" encoding="utf-8"?>
<math xmlns="http://www.w3.org/1998/Math/MathML" display="inline">
  <mi>f</mi>
</math>
</file>

<file path=Formula-1306/content.xml><?xml version="1.0" encoding="utf-8"?>
<math xmlns="http://www.w3.org/1998/Math/MathML" display="inline">
  <mrow>
    <mo stretchy="false" form="prefix">|</mo>
    <mi>f</mi>
    <mo stretchy="false" form="prefix">|</mo>
  </mrow>
</math>
</file>

<file path=Formula-1308/content.xml><?xml version="1.0" encoding="utf-8"?>
<math xmlns="http://www.w3.org/1998/Math/MathML" display="inline">
  <mi>f</mi>
</math>
</file>

<file path=Formula-1310/content.xml><?xml version="1.0" encoding="utf-8"?>
<math xmlns="http://www.w3.org/1998/Math/MathML" display="inline">
  <mi>f</mi>
</math>
</file>

<file path=Formula-1312/content.xml><?xml version="1.0" encoding="utf-8"?>
<math xmlns="http://www.w3.org/1998/Math/MathML" display="inline">
  <mrow>
    <mo stretchy="false" form="prefix">|</mo>
    <mi>f</mi>
    <mo stretchy="false" form="prefix">|</mo>
  </mrow>
</math>
</file>

<file path=Formula-1314/content.xml><?xml version="1.0" encoding="utf-8"?>
<math xmlns="http://www.w3.org/1998/Math/MathML" display="inline">
  <mrow>
    <mo stretchy="false" form="prefix">|</mo>
    <mi>f</mi>
    <mo stretchy="false" form="prefix">|</mo>
  </mrow>
</math>
</file>

<file path=Formula-1316/content.xml><?xml version="1.0" encoding="utf-8"?>
<math xmlns="http://www.w3.org/1998/Math/MathML" display="inline">
  <mi>f</mi>
</math>
</file>

<file path=Formula-1318/content.xml><?xml version="1.0" encoding="utf-8"?>
<math xmlns="http://www.w3.org/1998/Math/MathML" display="inline">
  <mrow>
    <mo stretchy="false" form="prefix">|</mo>
    <mi>f</mi>
    <mo stretchy="false" form="prefix">|</mo>
  </mrow>
</math>
</file>

<file path=Formula-132/content.xml><?xml version="1.0" encoding="utf-8"?>
<math xmlns="http://www.w3.org/1998/Math/MathML" display="inline">
  <mrow>
    <mi>f</mi>
    <mo>:</mo>
    <mo stretchy="false" form="prefix">[</mo>
    <mi>a</mi>
    <mo>,</mo>
    <mi>b</mi>
    <mo stretchy="false" form="postfix">]</mo>
    <mo>→</mo>
    <mstyle mathvariant="double-struck">
      <mi>ℝ</mi>
    </mstyle>
  </mrow>
</math>
</file>

<file path=Formula-1320/content.xml><?xml version="1.0" encoding="utf-8"?>
<math xmlns="http://www.w3.org/1998/Math/MathML" display="inline">
  <mi>x</mi>
</math>
</file>

<file path=Formula-1322/content.xml><?xml version="1.0" encoding="utf-8"?>
<math xmlns="http://www.w3.org/1998/Math/MathML" display="inline">
  <mrow>
    <mo stretchy="true" form="prefix">[</mo>
    <mn>0</mn>
    <mo>,</mo>
    <mn>1</mn>
    <mo stretchy="true" form="postfix">[</mo>
  </mrow>
</math>
</file>

<file path=Formula-1324/content.xml><?xml version="1.0" encoding="utf-8"?>
<math xmlns="http://www.w3.org/1998/Math/MathML" display="inline">
  <mrow>
    <mi>x</mi>
    <mo>=</mo>
    <mn>0</mn>
    <mi>.</mi>
    <msub>
      <mi>a</mi>
      <mn>1</mn>
    </msub>
    <msub>
      <mi>a</mi>
      <mn>2</mn>
    </msub>
    <msub>
      <mi>a</mi>
      <mn>3</mn>
    </msub>
    <mi>…</mi>
  </mrow>
</math>
</file>

<file path=Formula-1326/content.xml><?xml version="1.0" encoding="utf-8"?>
<math xmlns="http://www.w3.org/1998/Math/MathML" display="inline">
  <mrow>
    <msub>
      <mi>a</mi>
      <mi>i</mi>
    </msub>
    <mo>∈</mo>
    <mo stretchy="false" form="prefix">{</mo>
    <mn>0</mn>
    <mo>,</mo>
    <mn>1</mn>
    <mo>,</mo>
    <mi>…</mi>
    <mo>,</mo>
    <mn>9</mn>
    <mo stretchy="false" form="postfix">}</mo>
  </mrow>
</math>
</file>

<file path=Formula-1328/content.xml><?xml version="1.0" encoding="utf-8"?>
<math xmlns="http://www.w3.org/1998/Math/MathML" display="block">
  <mrow>
    <mi>x</mi>
    <mo>=</mo>
    <munderover>
      <mo>∑</mo>
      <mrow>
        <mi>i</mi>
        <mo>=</mo>
        <mn>1</mn>
      </mrow>
      <mrow>
        <mo>+</mo>
        <mi>∞</mi>
      </mrow>
    </munderover>
    <msub>
      <mi>a</mi>
      <mi>i</mi>
    </msub>
    <msup>
      <mn>10</mn>
      <mrow>
        <mo>−</mo>
        <mi>i</mi>
      </mrow>
    </msup>
    <mi>.</mi>
  </mrow>
</math>
</file>

<file path=Formula-1330/content.xml><?xml version="1.0" encoding="utf-8"?>
<math xmlns="http://www.w3.org/1998/Math/MathML" display="inline">
  <mn>9</mn>
</math>
</file>

<file path=Formula-1332/content.xml><?xml version="1.0" encoding="utf-8"?>
<math xmlns="http://www.w3.org/1998/Math/MathML" display="inline">
  <mrow>
    <mi>x</mi>
    <mo>=</mo>
    <mn>1</mn>
    <mi>/</mi>
    <mn>2</mn>
  </mrow>
</math>
</file>

<file path=Formula-1334/content.xml><?xml version="1.0" encoding="utf-8"?>
<math xmlns="http://www.w3.org/1998/Math/MathML" display="inline">
  <mrow>
    <mn>0.5000</mn>
    <mi>…</mi>
  </mrow>
</math>
</file>

<file path=Formula-1336/content.xml><?xml version="1.0" encoding="utf-8"?>
<math xmlns="http://www.w3.org/1998/Math/MathML" display="inline">
  <mrow>
    <mn>0.4999</mn>
    <mi>…</mi>
  </mrow>
</math>
</file>

<file path=Formula-1338/content.xml><?xml version="1.0" encoding="utf-8"?>
<math xmlns="http://www.w3.org/1998/Math/MathML" display="inline">
  <mi>A</mi>
</math>
</file>

<file path=Formula-134/content.xml><?xml version="1.0" encoding="utf-8"?>
<math xmlns="http://www.w3.org/1998/Math/MathML" display="inline">
  <msub>
    <mstyle mathvariant="script">
      <mi>𝒟</mi>
    </mstyle>
    <mi>m</mi>
  </msub>
</math>
</file>

<file path=Formula-1340/content.xml><?xml version="1.0" encoding="utf-8"?>
<math xmlns="http://www.w3.org/1998/Math/MathML" display="inline">
  <mrow>
    <mo stretchy="true" form="prefix">[</mo>
    <mn>0</mn>
    <mo>,</mo>
    <mn>1</mn>
    <mo stretchy="true" form="postfix">[</mo>
  </mrow>
</math>
</file>

<file path=Formula-1342/content.xml><?xml version="1.0" encoding="utf-8"?>
<math xmlns="http://www.w3.org/1998/Math/MathML" display="inline">
  <mrow>
    <mi>x</mi>
    <mo>=</mo>
    <mn>2</mn>
    <mi>/</mi>
    <mn>3</mn>
    <mo>=</mo>
    <mn>0.666</mn>
    <mi>…</mi>
  </mrow>
</math>
</file>

<file path=Formula-1344/content.xml><?xml version="1.0" encoding="utf-8"?>
<math xmlns="http://www.w3.org/1998/Math/MathML" display="inline">
  <mi>A</mi>
</math>
</file>

<file path=Formula-1346/content.xml><?xml version="1.0" encoding="utf-8"?>
<math xmlns="http://www.w3.org/1998/Math/MathML" display="inline">
  <mrow>
    <mi>x</mi>
    <mo>=</mo>
    <msqrt>
      <mn>2</mn>
    </msqrt>
    <mi>/</mi>
    <mn>2</mn>
    <mo>=</mo>
    <mn>0.707</mn>
    <mi>…</mi>
  </mrow>
</math>
</file>

<file path=Formula-1348/content.xml><?xml version="1.0" encoding="utf-8"?>
<math xmlns="http://www.w3.org/1998/Math/MathML" display="inline">
  <mrow>
    <mo stretchy="true" form="prefix">[</mo>
    <mn>0</mn>
    <mo>,</mo>
    <mn>1</mn>
    <mo stretchy="true" form="postfix">[</mo>
  </mrow>
</math>
</file>

<file path=Formula-1350/content.xml><?xml version="1.0" encoding="utf-8"?>
<math xmlns="http://www.w3.org/1998/Math/MathML" display="inline">
  <mi>A</mi>
</math>
</file>

<file path=Formula-1352/content.xml><?xml version="1.0" encoding="utf-8"?>
<math xmlns="http://www.w3.org/1998/Math/MathML" display="inline">
  <msub>
    <mi>a</mi>
    <mi>n</mi>
  </msub>
</math>
</file>

<file path=Formula-1354/content.xml><?xml version="1.0" encoding="utf-8"?>
<math xmlns="http://www.w3.org/1998/Math/MathML" display="inline">
  <mi>A</mi>
</math>
</file>

<file path=Formula-1356/content.xml><?xml version="1.0" encoding="utf-8"?>
<math xmlns="http://www.w3.org/1998/Math/MathML" display="inline">
  <mi>A</mi>
</math>
</file>

<file path=Formula-1358/content.xml><?xml version="1.0" encoding="utf-8"?>
<math xmlns="http://www.w3.org/1998/Math/MathML" display="inline">
  <mstyle mathvariant="double-struck">
    <mi>ℝ</mi>
  </mstyle>
</math>
</file>

<file path=Formula-136/content.xml><?xml version="1.0" encoding="utf-8"?>
<math xmlns="http://www.w3.org/1998/Math/MathML" display="inline">
  <mrow>
    <mo stretchy="false" form="prefix">[</mo>
    <mi>a</mi>
    <mo>,</mo>
    <mi>b</mi>
    <mo stretchy="false" form="postfix">]</mo>
  </mrow>
</math>
</file>

<file path=Formula-1360/content.xml><?xml version="1.0" encoding="utf-8"?>
<math xmlns="http://www.w3.org/1998/Math/MathML" display="inline">
  <mstyle mathvariant="double-struck">
    <mi>ℝ</mi>
  </mstyle>
</math>
</file>

<file path=Formula-1362/content.xml><?xml version="1.0" encoding="utf-8"?>
<math xmlns="http://www.w3.org/1998/Math/MathML" display="inline">
  <mi>A</mi>
</math>
</file>

<file path=Formula-1364/content.xml><?xml version="1.0" encoding="utf-8"?>
<math xmlns="http://www.w3.org/1998/Math/MathML" display="inline">
  <mrow>
    <msub>
      <mstyle mathvariant="script">
        <mi>𝒜</mi>
      </mstyle>
      <mn>0</mn>
    </msub>
    <mo>=</mo>
    <mrow>
      <mo stretchy="true" form="prefix">[</mo>
      <mn>0</mn>
      <mo>,</mo>
      <mn>1</mn>
      <mo stretchy="true" form="postfix">[</mo>
    </mrow>
  </mrow>
</math>
</file>

<file path=Formula-1366/content.xml><?xml version="1.0" encoding="utf-8"?>
<math xmlns="http://www.w3.org/1998/Math/MathML" display="block">
  <mrow>
    <msub>
      <mstyle mathvariant="script">
        <mi>𝒜</mi>
      </mstyle>
      <mn>1</mn>
    </msub>
    <mo>=</mo>
    <mo stretchy="false" form="prefix">{</mo>
    <mrow>
      <mo stretchy="true" form="prefix">[</mo>
      <mn>0</mn>
      <mo>,</mo>
      <mn>1</mn>
      <mi>/</mi>
      <mn>10</mn>
      <mo stretchy="true" form="postfix">[</mo>
    </mrow>
    <mo>,</mo>
    <mrow>
      <mo stretchy="true" form="prefix">[</mo>
      <mn>2</mn>
      <mi>/</mi>
      <mn>10</mn>
      <mo>,</mo>
      <mn>3</mn>
      <mi>/</mi>
      <mn>10</mn>
      <mo stretchy="true" form="postfix">[</mo>
    </mrow>
    <mo>,</mo>
    <mi>…</mi>
    <mo>,</mo>
    <mrow>
      <mo stretchy="true" form="prefix">[</mo>
      <mn>8</mn>
      <mi>/</mi>
      <mn>10</mn>
      <mo>,</mo>
      <mn>9</mn>
      <mi>/</mi>
      <mn>10</mn>
      <mo stretchy="true" form="postfix">[</mo>
    </mrow>
    <mo stretchy="false" form="postfix">}</mo>
  </mrow>
</math>
</file>

<file path=Formula-1368/content.xml><?xml version="1.0" encoding="utf-8"?>
<math xmlns="http://www.w3.org/1998/Math/MathML" display="inline">
  <mi>x</mi>
</math>
</file>

<file path=Formula-1370/content.xml><?xml version="1.0" encoding="utf-8"?>
<math xmlns="http://www.w3.org/1998/Math/MathML" display="inline">
  <mrow>
    <mo stretchy="true" form="prefix">[</mo>
    <mn>0</mn>
    <mo>,</mo>
    <mn>1</mn>
    <mo stretchy="true" form="postfix">[</mo>
  </mrow>
</math>
</file>

<file path=Formula-1372/content.xml><?xml version="1.0" encoding="utf-8"?>
<math xmlns="http://www.w3.org/1998/Math/MathML" display="block">
  <mrow>
    <munder>
      <mo>∑</mo>
      <mrow>
        <mi>I</mi>
        <mo>∈</mo>
        <msub>
          <mstyle mathvariant="script">
            <mi>𝒜</mi>
          </mstyle>
          <mn>1</mn>
        </msub>
      </mrow>
    </munder>
    <mi>ℓ</mi>
    <mo stretchy="false" form="prefix">(</mo>
    <mi>I</mi>
    <mo stretchy="false" form="postfix">)</mo>
    <mo>=</mo>
    <mi>ℓ</mi>
    <mo stretchy="false" form="prefix">(</mo>
    <mrow>
      <mo stretchy="true" form="prefix">[</mo>
      <mn>0</mn>
      <mo>,</mo>
      <mn>1</mn>
      <mo stretchy="true" form="postfix">[</mo>
    </mrow>
    <mo stretchy="false" form="postfix">)</mo>
    <mo>=</mo>
    <mn>1</mn>
    <mspace width="0.167em"/>
    <mrow>
      <mspace width="0.333em"/>
      <mtext mathvariant="normal"> et </mtext>
      <mspace width="0.333em"/>
    </mrow>
    <mspace width="0.167em"/>
    <munder>
      <mo>∑</mo>
      <mrow>
        <mi>I</mi>
        <mo>∈</mo>
        <msub>
          <mstyle mathvariant="script">
            <mi>𝒜</mi>
          </mstyle>
          <mn>1</mn>
        </msub>
      </mrow>
    </munder>
    <mi>ℓ</mi>
    <mo stretchy="false" form="prefix">(</mo>
    <mi>I</mi>
    <mo stretchy="false" form="postfix">)</mo>
    <mo>=</mo>
    <mn>5</mn>
    <mo>×</mo>
    <mfrac>
      <mn>1</mn>
      <mn>10</mn>
    </mfrac>
    <mo>=</mo>
    <mfrac>
      <mn>1</mn>
      <mn>2</mn>
    </mfrac>
    <mi>.</mi>
  </mrow>
</math>
</file>

<file path=Formula-1374/content.xml><?xml version="1.0" encoding="utf-8"?>
<math xmlns="http://www.w3.org/1998/Math/MathML" display="inline">
  <msub>
    <mstyle mathvariant="script">
      <mi>𝒜</mi>
    </mstyle>
    <mi>n</mi>
  </msub>
</math>
</file>

<file path=Formula-1376/content.xml><?xml version="1.0" encoding="utf-8"?>
<math xmlns="http://www.w3.org/1998/Math/MathML" display="inline">
  <msup>
    <mn>5</mn>
    <mi>n</mi>
  </msup>
</math>
</file>

<file path=Formula-1378/content.xml><?xml version="1.0" encoding="utf-8"?>
<math xmlns="http://www.w3.org/1998/Math/MathML" display="inline">
  <mi>x</mi>
</math>
</file>

<file path=Formula-138/content.xml><?xml version="1.0" encoding="utf-8"?>
<math xmlns="http://www.w3.org/1998/Math/MathML" display="block">
  <mtable>
    <mtr>
      <mtd columnalign="right">
        <mi>S</mi>
        <mo stretchy="false" form="prefix">(</mo>
        <mi>f</mi>
        <mo>,</mo>
        <msub>
          <mstyle mathvariant="script">
            <mi>𝒟</mi>
          </mstyle>
          <mi>m</mi>
        </msub>
        <mo stretchy="false" form="postfix">)</mo>
      </mtd>
      <mtd columnalign="left">
        <mo>=</mo>
        <munderover>
          <mo>∑</mo>
          <mrow>
            <mi>i</mi>
            <mo>=</mo>
            <mn>0</mn>
          </mrow>
          <mrow>
            <mi>m</mi>
            <mo>−</mo>
            <mn>1</mn>
          </mrow>
        </munderover>
        <mi>f</mi>
        <mrow>
          <mo stretchy="true" form="prefix">(</mo>
          <mi>a</mi>
          <mo>+</mo>
          <mfrac>
            <mrow>
              <mi>b</mi>
              <mo>−</mo>
              <mi>a</mi>
            </mrow>
            <mi>m</mi>
          </mfrac>
          <mo stretchy="true" form="postfix">)</mo>
        </mrow>
        <mi>ℓ</mi>
        <mrow>
          <mo stretchy="true" form="prefix">(</mo>
          <mrow>
            <mo stretchy="true" form="prefix">[</mo>
            <mi>a</mi>
            <mo>+</mo>
            <mi>i</mi>
            <mfrac>
              <mrow>
                <mi>b</mi>
                <mo>−</mo>
                <mi>a</mi>
              </mrow>
              <mi>m</mi>
            </mfrac>
            <mo>,</mo>
            <mi>a</mi>
            <mo>+</mo>
            <mo stretchy="false" form="prefix">(</mo>
            <mi>i</mi>
            <mo>+</mo>
            <mn>1</mn>
            <mo stretchy="false" form="postfix">)</mo>
            <mfrac>
              <mrow>
                <mi>b</mi>
                <mo>−</mo>
                <mi>a</mi>
              </mrow>
              <mi>m</mi>
            </mfrac>
            <mo stretchy="true" form="postfix">]</mo>
          </mrow>
          <mo stretchy="true" form="postfix">)</mo>
        </mrow>
      </mtd>
    </mtr>
    <mtr>
      <mtd columnalign="right"/>
      <mtd columnalign="left">
        <mo>=</mo>
        <munderover>
          <mo>∑</mo>
          <mrow>
            <mi>i</mi>
            <mo>=</mo>
            <mn>0</mn>
          </mrow>
          <mrow>
            <mi>m</mi>
            <mo>−</mo>
            <mn>1</mn>
          </mrow>
        </munderover>
        <mi>f</mi>
        <mrow>
          <mo stretchy="true" form="prefix">(</mo>
          <mi>a</mi>
          <mo>+</mo>
          <mfrac>
            <mrow>
              <mi>b</mi>
              <mo>−</mo>
              <mi>a</mi>
            </mrow>
            <mi>m</mi>
          </mfrac>
          <mo stretchy="true" form="postfix">)</mo>
        </mrow>
        <mfrac>
          <mrow>
            <mi>b</mi>
            <mo>−</mo>
            <mi>a</mi>
          </mrow>
          <mi>m</mi>
        </mfrac>
      </mtd>
    </mtr>
    <mtr>
      <mtd columnalign="right"/>
      <mtd columnalign="left">
        <mo>=</mo>
        <mfrac>
          <mrow>
            <mi>b</mi>
            <mo>−</mo>
            <mi>a</mi>
          </mrow>
          <mi>m</mi>
        </mfrac>
        <munderover>
          <mo>∑</mo>
          <mrow>
            <mi>i</mi>
            <mo>=</mo>
            <mn>0</mn>
          </mrow>
          <mrow>
            <mi>m</mi>
            <mo>−</mo>
            <mn>1</mn>
          </mrow>
        </munderover>
        <mi>f</mi>
        <mrow>
          <mo stretchy="true" form="prefix">(</mo>
          <mi>a</mi>
          <mo>+</mo>
          <mfrac>
            <mrow>
              <mi>b</mi>
              <mo>−</mo>
              <mi>a</mi>
            </mrow>
            <mi>m</mi>
          </mfrac>
          <mo stretchy="true" form="postfix">)</mo>
        </mrow>
      </mtd>
    </mtr>
  </mtable>
</math>
</file>

<file path=Formula-1380/content.xml><?xml version="1.0" encoding="utf-8"?>
<math xmlns="http://www.w3.org/1998/Math/MathML" display="inline">
  <mi>n</mi>
</math>
</file>

<file path=Formula-1382/content.xml><?xml version="1.0" encoding="utf-8"?>
<math xmlns="http://www.w3.org/1998/Math/MathML" display="inline">
  <mi>A</mi>
</math>
</file>

<file path=Formula-1384/content.xml><?xml version="1.0" encoding="utf-8"?>
<math xmlns="http://www.w3.org/1998/Math/MathML" display="block">
  <mrow>
    <munder>
      <mo>∑</mo>
      <mrow>
        <mi>I</mi>
        <mo>∈</mo>
        <msub>
          <mstyle mathvariant="script">
            <mi>𝒜</mi>
          </mstyle>
          <mi>n</mi>
        </msub>
      </mrow>
    </munder>
    <mi>ℓ</mi>
    <mo stretchy="false" form="prefix">(</mo>
    <mi>I</mi>
    <mo stretchy="false" form="postfix">)</mo>
    <mo>=</mo>
    <msup>
      <mn>5</mn>
      <mi>n</mi>
    </msup>
    <mo>×</mo>
    <mfrac>
      <mn>1</mn>
      <msup>
        <mn>10</mn>
        <mi>n</mi>
      </msup>
    </mfrac>
    <mo>=</mo>
    <mfrac>
      <mn>1</mn>
      <msup>
        <mn>2</mn>
        <mi>n</mi>
      </msup>
    </mfrac>
    <mi>.</mi>
  </mrow>
</math>
</file>

<file path=Formula-1386/content.xml><?xml version="1.0" encoding="utf-8"?>
<math xmlns="http://www.w3.org/1998/Math/MathML" display="inline">
  <mrow>
    <mn>1</mn>
    <mi>/</mi>
    <msup>
      <mn>2</mn>
      <mi>n</mi>
    </msup>
  </mrow>
</math>
</file>

<file path=Formula-1388/content.xml><?xml version="1.0" encoding="utf-8"?>
<math xmlns="http://www.w3.org/1998/Math/MathML" display="inline">
  <mn>0</mn>
</math>
</file>

<file path=Formula-1390/content.xml><?xml version="1.0" encoding="utf-8"?>
<math xmlns="http://www.w3.org/1998/Math/MathML" display="inline">
  <mi>n</mi>
</math>
</file>

<file path=Formula-1392/content.xml><?xml version="1.0" encoding="utf-8"?>
<math xmlns="http://www.w3.org/1998/Math/MathML" display="inline">
  <mrow>
    <mo>+</mo>
    <mi>∞</mi>
  </mrow>
</math>
</file>

<file path=Formula-1394/content.xml><?xml version="1.0" encoding="utf-8"?>
<math xmlns="http://www.w3.org/1998/Math/MathML" display="inline">
  <mi>A</mi>
</math>
</file>

<file path=Formula-1396/content.xml><?xml version="1.0" encoding="utf-8"?>
<math xmlns="http://www.w3.org/1998/Math/MathML" display="inline">
  <mrow>
    <mi>x</mi>
    <mo>=</mo>
    <mn>0</mn>
    <mi>.</mi>
    <msub>
      <mi>a</mi>
      <mn>1</mn>
    </msub>
    <msub>
      <mi>a</mi>
      <mn>2</mn>
    </msub>
    <mi>…</mi>
    <mo>∈</mo>
    <mi>A</mi>
  </mrow>
</math>
</file>

<file path=Formula-1398/content.xml><?xml version="1.0" encoding="utf-8"?>
<math xmlns="http://www.w3.org/1998/Math/MathML" display="inline">
  <mrow>
    <mi>y</mi>
    <mo>=</mo>
    <mn>0</mn>
    <mi>.</mi>
    <msub>
      <mi>b</mi>
      <mn>1</mn>
    </msub>
    <msub>
      <mi>b</mi>
      <mn>2</mn>
    </msub>
    <mi>…</mi>
  </mrow>
</math>
</file>

<file path=Formula-14/content.xml><?xml version="1.0" encoding="utf-8"?>
<math xmlns="http://www.w3.org/1998/Math/MathML" display="inline">
  <mrow>
    <mi>x</mi>
    <mo>≤</mo>
    <mi>z</mi>
    <mo>≤</mo>
    <mi>y</mi>
  </mrow>
</math>
</file>

<file path=Formula-140/content.xml><?xml version="1.0" encoding="utf-8"?>
<math xmlns="http://www.w3.org/1998/Math/MathML" display="inline">
  <mrow>
    <mi>δ</mi>
    <mo>&gt;</mo>
    <mn>0</mn>
  </mrow>
</math>
</file>

<file path=Formula-1400/content.xml><?xml version="1.0" encoding="utf-8"?>
<math xmlns="http://www.w3.org/1998/Math/MathML" display="inline">
  <mrow>
    <msub>
      <mi>b</mi>
      <mi>i</mi>
    </msub>
    <mo>=</mo>
    <msub>
      <mi>a</mi>
      <mi>i</mi>
    </msub>
    <mi>/</mi>
    <mn>2</mn>
  </mrow>
</math>
</file>

<file path=Formula-1402/content.xml><?xml version="1.0" encoding="utf-8"?>
<math xmlns="http://www.w3.org/1998/Math/MathML" display="inline">
  <mi>A</mi>
</math>
</file>

<file path=Formula-1404/content.xml><?xml version="1.0" encoding="utf-8"?>
<math xmlns="http://www.w3.org/1998/Math/MathML" display="inline">
  <mrow>
    <mrow>
      <mo stretchy="true" form="prefix">[</mo>
      <mn>0</mn>
      <mo>,</mo>
      <mn>0.444</mn>
      <mi>…</mi>
      <mo stretchy="true" form="postfix">[</mo>
    </mrow>
    <mo>=</mo>
    <mrow>
      <mo stretchy="true" form="prefix">[</mo>
      <mn>0</mn>
      <mo>,</mo>
      <mn>4</mn>
      <mi>/</mi>
      <mn>9</mn>
      <mo stretchy="true" form="postfix">[</mo>
    </mrow>
  </mrow>
</math>
</file>

<file path=Formula-1406/content.xml><?xml version="1.0" encoding="utf-8"?>
<math xmlns="http://www.w3.org/1998/Math/MathML" display="inline">
  <mi>A</mi>
</math>
</file>

<file path=Formula-142/content.xml><?xml version="1.0" encoding="utf-8"?>
<math xmlns="http://www.w3.org/1998/Math/MathML" display="inline">
  <mi>m</mi>
</math>
</file>

<file path=Formula-144/content.xml><?xml version="1.0" encoding="utf-8"?>
<math xmlns="http://www.w3.org/1998/Math/MathML" display="block">
  <mrow>
    <mi>ℓ</mi>
    <mrow>
      <mo stretchy="true" form="prefix">(</mo>
      <mrow>
        <mo stretchy="true" form="prefix">[</mo>
        <mi>a</mi>
        <mo>+</mo>
        <mi>i</mi>
        <mfrac>
          <mrow>
            <mi>b</mi>
            <mo>−</mo>
            <mi>a</mi>
          </mrow>
          <mi>m</mi>
        </mfrac>
        <mo>,</mo>
        <mi>a</mi>
        <mo>+</mo>
        <mo stretchy="false" form="prefix">(</mo>
        <mi>i</mi>
        <mo>+</mo>
        <mn>1</mn>
        <mo stretchy="false" form="postfix">)</mo>
        <mfrac>
          <mrow>
            <mi>b</mi>
            <mo>−</mo>
            <mi>a</mi>
          </mrow>
          <mi>m</mi>
        </mfrac>
        <mo stretchy="true" form="postfix">]</mo>
      </mrow>
      <mo stretchy="true" form="postfix">)</mo>
    </mrow>
    <mo>=</mo>
    <mfrac>
      <mrow>
        <mi>b</mi>
        <mo>−</mo>
        <mi>a</mi>
      </mrow>
      <mi>m</mi>
    </mfrac>
    <mo>&lt;</mo>
    <mi>δ</mi>
  </mrow>
</math>
</file>

<file path=Formula-146/content.xml><?xml version="1.0" encoding="utf-8"?>
<math xmlns="http://www.w3.org/1998/Math/MathML" display="block">
  <mrow>
    <mfrac>
      <mrow>
        <mi>b</mi>
        <mo>−</mo>
        <mi>a</mi>
      </mrow>
      <mi>m</mi>
    </mfrac>
    <munderover>
      <mo>∑</mo>
      <mrow>
        <mi>i</mi>
        <mo>=</mo>
        <mn>0</mn>
      </mrow>
      <mrow>
        <mi>m</mi>
        <mo>−</mo>
        <mn>1</mn>
      </mrow>
    </munderover>
    <mi>f</mi>
    <mrow>
      <mo stretchy="true" form="prefix">(</mo>
      <mi>a</mi>
      <mo>+</mo>
      <mfrac>
        <mrow>
          <mi>b</mi>
          <mo>−</mo>
          <mi>a</mi>
        </mrow>
        <mi>m</mi>
      </mfrac>
      <mo stretchy="true" form="postfix">)</mo>
    </mrow>
    <mo>→</mo>
    <msubsup>
      <mo>∫</mo>
      <mi>a</mi>
      <mi>b</mi>
    </msubsup>
    <mi>f</mi>
    <mo stretchy="false" form="prefix">(</mo>
    <mi>t</mi>
    <mo stretchy="false" form="postfix">)</mo>
    <mspace width="0.167em"/>
    <mi>d</mi>
    <mi>t</mi>
    <mspace width="0.167em"/>
    <mrow>
      <mspace width="0.333em"/>
      <mtext mathvariant="normal"> quand </mtext>
      <mspace width="0.333em"/>
    </mrow>
    <mspace width="0.167em"/>
    <mi>m</mi>
    <mo>→</mo>
    <mo>+</mo>
    <mi>∞</mi>
    <mi>.</mi>
  </mrow>
</math>
</file>

<file path=Formula-148/content.xml><?xml version="1.0" encoding="utf-8"?>
<math xmlns="http://www.w3.org/1998/Math/MathML" display="inline">
  <mrow>
    <mo stretchy="false" form="prefix">[</mo>
    <mi>a</mi>
    <mo>,</mo>
    <mi>b</mi>
    <mo stretchy="false" form="postfix">]</mo>
  </mrow>
</math>
</file>

<file path=Formula-150/content.xml><?xml version="1.0" encoding="utf-8"?>
<math xmlns="http://www.w3.org/1998/Math/MathML" display="inline">
  <msub>
    <mi>t</mi>
    <mi>i</mi>
  </msub>
</math>
</file>

<file path=Formula-152/content.xml><?xml version="1.0" encoding="utf-8"?>
<math xmlns="http://www.w3.org/1998/Math/MathML" display="inline">
  <msub>
    <mi>J</mi>
    <mi>i</mi>
  </msub>
</math>
</file>

<file path=Formula-154/content.xml><?xml version="1.0" encoding="utf-8"?>
<math xmlns="http://www.w3.org/1998/Math/MathML" display="inline">
  <mrow>
    <mi>f</mi>
    <mo>:</mo>
    <mo stretchy="false" form="prefix">[</mo>
    <mi>a</mi>
    <mo>,</mo>
    <mi>b</mi>
    <mo stretchy="false" form="postfix">]</mo>
    <mo>→</mo>
    <mstyle mathvariant="double-struck">
      <mi>ℝ</mi>
    </mstyle>
  </mrow>
</math>
</file>

<file path=Formula-156/content.xml><?xml version="1.0" encoding="utf-8"?>
<math xmlns="http://www.w3.org/1998/Math/MathML" display="inline">
  <mi>f</mi>
</math>
</file>

<file path=Formula-158/content.xml><?xml version="1.0" encoding="utf-8"?>
<math xmlns="http://www.w3.org/1998/Math/MathML" display="inline">
  <mrow>
    <mi>δ</mi>
    <mo>&gt;</mo>
    <mn>0</mn>
  </mrow>
</math>
</file>

<file path=Formula-16/content.xml><?xml version="1.0" encoding="utf-8"?>
<math xmlns="http://www.w3.org/1998/Math/MathML" display="inline">
  <mi>z</mi>
</math>
</file>

<file path=Formula-160/content.xml><?xml version="1.0" encoding="utf-8"?>
<math xmlns="http://www.w3.org/1998/Math/MathML" display="inline">
  <mstyle mathvariant="script">
    <mi>𝒟</mi>
  </mstyle>
</math>
</file>

<file path=Formula-162/content.xml><?xml version="1.0" encoding="utf-8"?>
<math xmlns="http://www.w3.org/1998/Math/MathML" display="inline">
  <mrow>
    <mo stretchy="false" form="prefix">[</mo>
    <mi>a</mi>
    <mo>,</mo>
    <mi>b</mi>
    <mo stretchy="false" form="postfix">]</mo>
  </mrow>
</math>
</file>

<file path=Formula-164/content.xml><?xml version="1.0" encoding="utf-8"?>
<math xmlns="http://www.w3.org/1998/Math/MathML" display="inline">
  <mrow>
    <mi>ℓ</mi>
    <mo stretchy="false" form="prefix">(</mo>
    <mi>J</mi>
    <mo stretchy="false" form="postfix">)</mo>
    <mo>&lt;</mo>
    <mi>δ</mi>
  </mrow>
</math>
</file>

<file path=Formula-166/content.xml><?xml version="1.0" encoding="utf-8"?>
<math xmlns="http://www.w3.org/1998/Math/MathML" display="inline">
  <mrow>
    <mo stretchy="false" form="prefix">(</mo>
    <mi>t</mi>
    <mo>,</mo>
    <mi>J</mi>
    <mo stretchy="false" form="postfix">)</mo>
    <mo>∈</mo>
    <mstyle mathvariant="script">
      <mi>𝒟</mi>
    </mstyle>
  </mrow>
</math>
</file>

<file path=Formula-168/content.xml><?xml version="1.0" encoding="utf-8"?>
<math xmlns="http://www.w3.org/1998/Math/MathML" display="inline">
  <mrow>
    <mo stretchy="false" form="prefix">|</mo>
    <mi>S</mi>
    <mo stretchy="false" form="prefix">(</mo>
    <mi>f</mi>
    <mo>,</mo>
    <mstyle mathvariant="script">
      <mi>𝒟</mi>
    </mstyle>
    <mo stretchy="false" form="postfix">)</mo>
    <mo>−</mo>
    <msubsup>
      <mo>∫</mo>
      <mi>a</mi>
      <mi>b</mi>
    </msubsup>
    <mi>f</mi>
    <mo stretchy="false" form="prefix">(</mo>
    <mi>t</mi>
    <mo stretchy="false" form="postfix">)</mo>
    <mspace width="0.167em"/>
    <mi>d</mi>
    <mi>t</mi>
    <mo stretchy="false" form="prefix">|</mo>
    <mo>≤</mo>
    <mn>1</mn>
  </mrow>
</math>
</file>

<file path=Formula-170/content.xml><?xml version="1.0" encoding="utf-8"?>
<math xmlns="http://www.w3.org/1998/Math/MathML" display="inline">
  <mrow>
    <mstyle mathvariant="script">
      <mi>𝒟</mi>
    </mstyle>
    <mo>=</mo>
    <mo stretchy="false" form="prefix">{</mo>
    <mo stretchy="false" form="prefix">(</mo>
    <msub>
      <mi>t</mi>
      <mi>i</mi>
    </msub>
    <mo>,</mo>
    <mo stretchy="false" form="prefix">[</mo>
    <msub>
      <mi>a</mi>
      <mi>i</mi>
    </msub>
    <mo>,</mo>
    <msub>
      <mi>b</mi>
      <mi>i</mi>
    </msub>
    <mo stretchy="false" form="postfix">]</mo>
    <mo stretchy="false" form="postfix">)</mo>
    <msubsup>
      <mo stretchy="false" form="postfix">}</mo>
      <mrow>
        <mi>i</mi>
        <mo>=</mo>
        <mn>0</mn>
      </mrow>
      <mrow>
        <mi>m</mi>
        <mo>−</mo>
        <mn>1</mn>
      </mrow>
    </msubsup>
  </mrow>
</math>
</file>

<file path=Formula-172/content.xml><?xml version="1.0" encoding="utf-8"?>
<math xmlns="http://www.w3.org/1998/Math/MathML" display="inline">
  <mrow>
    <mi>ℓ</mi>
    <mo stretchy="false" form="prefix">(</mo>
    <msub>
      <mi>J</mi>
      <mi>i</mi>
    </msub>
    <mo stretchy="false" form="postfix">)</mo>
    <mo>&gt;</mo>
    <mn>0</mn>
  </mrow>
</math>
</file>

<file path=Formula-174/content.xml><?xml version="1.0" encoding="utf-8"?>
<math xmlns="http://www.w3.org/1998/Math/MathML" display="inline">
  <mi>i</mi>
</math>
</file>

<file path=Formula-176/content.xml><?xml version="1.0" encoding="utf-8"?>
<math xmlns="http://www.w3.org/1998/Math/MathML" display="inline">
  <mrow>
    <mi>i</mi>
    <mo>∈</mo>
    <mo stretchy="false" form="prefix">{</mo>
    <mn>0</mn>
    <mo>,</mo>
    <mi>…</mi>
    <mo>,</mo>
    <mi>m</mi>
    <mo>−</mo>
    <mn>1</mn>
    <mo stretchy="false" form="postfix">}</mo>
  </mrow>
</math>
</file>

<file path=Formula-178/content.xml><?xml version="1.0" encoding="utf-8"?>
<math xmlns="http://www.w3.org/1998/Math/MathML" display="inline">
  <mrow>
    <mstyle mathvariant="script">
      <mi>𝒟</mi>
    </mstyle>
    <mi>′</mi>
  </mrow>
</math>
</file>

<file path=Formula-18/content.xml><?xml version="1.0" encoding="utf-8"?>
<math xmlns="http://www.w3.org/1998/Math/MathML" display="inline">
  <mi>I</mi>
</math>
</file>

<file path=Formula-180/content.xml><?xml version="1.0" encoding="utf-8"?>
<math xmlns="http://www.w3.org/1998/Math/MathML" display="inline">
  <mstyle mathvariant="script">
    <mi>𝒟</mi>
  </mstyle>
</math>
</file>

<file path=Formula-182/content.xml><?xml version="1.0" encoding="utf-8"?>
<math xmlns="http://www.w3.org/1998/Math/MathML" display="inline">
  <msub>
    <mi>t</mi>
    <mi>i</mi>
  </msub>
</math>
</file>

<file path=Formula-184/content.xml><?xml version="1.0" encoding="utf-8"?>
<math xmlns="http://www.w3.org/1998/Math/MathML" display="inline">
  <mi>t</mi>
</math>
</file>

<file path=Formula-186/content.xml><?xml version="1.0" encoding="utf-8"?>
<math xmlns="http://www.w3.org/1998/Math/MathML" display="inline">
  <msub>
    <mi>J</mi>
    <mi>i</mi>
  </msub>
</math>
</file>

<file path=Formula-188/content.xml><?xml version="1.0" encoding="utf-8"?>
<math xmlns="http://www.w3.org/1998/Math/MathML" display="block">
  <mtable>
    <mtr>
      <mtd columnalign="right">
        <mo stretchy="false" form="prefix">|</mo>
        <mi>f</mi>
        <mo stretchy="false" form="prefix">(</mo>
        <mi>t</mi>
        <mo stretchy="false" form="postfix">)</mo>
        <mi>ℓ</mi>
        <mo stretchy="false" form="prefix">(</mo>
        <msub>
          <mi>J</mi>
          <mi>i</mi>
        </msub>
        <mo stretchy="false" form="postfix">)</mo>
        <mo>−</mo>
        <mi>f</mi>
        <mo stretchy="false" form="prefix">(</mo>
        <msub>
          <mi>t</mi>
          <mi>i</mi>
        </msub>
        <mo stretchy="false" form="postfix">)</mo>
        <mi>ℓ</mi>
        <mo stretchy="false" form="prefix">(</mo>
        <msub>
          <mi>J</mi>
          <mi>i</mi>
        </msub>
        <mo stretchy="false" form="postfix">)</mo>
        <mo stretchy="false" form="prefix">|</mo>
      </mtd>
      <mtd columnalign="left">
        <mo>=</mo>
        <mo stretchy="false" form="prefix">|</mo>
        <mi>S</mi>
        <mo stretchy="false" form="prefix">(</mo>
        <mi>f</mi>
        <mo>,</mo>
        <mstyle mathvariant="script">
          <mi>𝒟</mi>
        </mstyle>
        <mi>′</mi>
        <mo stretchy="false" form="postfix">)</mo>
        <mo>−</mo>
        <mi>S</mi>
        <mo stretchy="false" form="prefix">(</mo>
        <mi>f</mi>
        <mo>,</mo>
        <mstyle mathvariant="script">
          <mi>𝒟</mi>
        </mstyle>
        <mo stretchy="false" form="postfix">)</mo>
        <mo stretchy="false" form="prefix">|</mo>
      </mtd>
    </mtr>
    <mtr>
      <mtd columnalign="right"/>
      <mtd columnalign="left">
        <mo>≤</mo>
        <mrow>
          <mo stretchy="true" form="prefix">|</mo>
          <mi>S</mi>
          <mo stretchy="false" form="prefix">(</mo>
          <mi>f</mi>
          <mo>,</mo>
          <mstyle mathvariant="script">
            <mi>𝒟</mi>
          </mstyle>
          <mi>′</mi>
          <mo stretchy="false" form="postfix">)</mo>
          <mo>−</mo>
          <msubsup>
            <mo>∫</mo>
            <mi>a</mi>
            <mi>b</mi>
          </msubsup>
          <mi>f</mi>
          <mo stretchy="false" form="prefix">(</mo>
          <mi>t</mi>
          <mo stretchy="false" form="postfix">)</mo>
          <mspace width="0.167em"/>
          <mi>d</mi>
          <mi>t</mi>
          <mo stretchy="true" form="postfix">|</mo>
        </mrow>
        <mo>+</mo>
        <mrow>
          <mo stretchy="true" form="prefix">|</mo>
          <mi>S</mi>
          <mo stretchy="false" form="prefix">(</mo>
          <mi>f</mi>
          <mo>,</mo>
          <mstyle mathvariant="script">
            <mi>𝒟</mi>
          </mstyle>
          <mo stretchy="false" form="postfix">)</mo>
          <mo>−</mo>
          <msubsup>
            <mo>∫</mo>
            <mi>a</mi>
            <mi>b</mi>
          </msubsup>
          <mi>f</mi>
          <mo stretchy="false" form="prefix">(</mo>
          <mi>t</mi>
          <mo stretchy="false" form="postfix">)</mo>
          <mspace width="0.167em"/>
          <mi>d</mi>
          <mi>t</mi>
          <mo stretchy="true" form="postfix">|</mo>
        </mrow>
      </mtd>
    </mtr>
    <mtr>
      <mtd columnalign="right"/>
      <mtd columnalign="left">
        <mo>≤</mo>
        <mn>2</mn>
      </mtd>
    </mtr>
  </mtable>
</math>
</file>

<file path=Formula-190/content.xml><?xml version="1.0" encoding="utf-8"?>
<math xmlns="http://www.w3.org/1998/Math/MathML" display="block">
  <mrow>
    <mo stretchy="false" form="prefix">|</mo>
    <mi>f</mi>
    <mo stretchy="false" form="prefix">(</mo>
    <mi>t</mi>
    <mo stretchy="false" form="postfix">)</mo>
    <mo stretchy="false" form="prefix">|</mo>
    <mo>≤</mo>
    <mo stretchy="false" form="prefix">|</mo>
    <mi>f</mi>
    <mo stretchy="false" form="prefix">(</mo>
    <msub>
      <mi>t</mi>
      <mi>i</mi>
    </msub>
    <mo stretchy="false" form="postfix">)</mo>
    <mo stretchy="false" form="prefix">|</mo>
    <mo>+</mo>
    <mfrac>
      <mn>2</mn>
      <mrow>
        <mi>ℓ</mi>
        <mo stretchy="false" form="prefix">(</mo>
        <msub>
          <mi>J</mi>
          <mi>i</mi>
        </msub>
        <mo stretchy="false" form="postfix">)</mo>
      </mrow>
    </mfrac>
    <mi>.</mi>
  </mrow>
</math>
</file>

<file path=Formula-192/content.xml><?xml version="1.0" encoding="utf-8"?>
<math xmlns="http://www.w3.org/1998/Math/MathML" display="inline">
  <msub>
    <mi>J</mi>
    <mi>i</mi>
  </msub>
</math>
</file>

<file path=Formula-194/content.xml><?xml version="1.0" encoding="utf-8"?>
<math xmlns="http://www.w3.org/1998/Math/MathML" display="inline">
  <mrow>
    <mo stretchy="false" form="prefix">[</mo>
    <mi>a</mi>
    <mo>,</mo>
    <mi>b</mi>
    <mo stretchy="false" form="postfix">]</mo>
  </mrow>
</math>
</file>

<file path=Formula-196/content.xml><?xml version="1.0" encoding="utf-8"?>
<math xmlns="http://www.w3.org/1998/Math/MathML" display="inline">
  <mrow>
    <mi>t</mi>
    <mo>∈</mo>
    <mo stretchy="false" form="prefix">[</mo>
    <mi>a</mi>
    <mo>,</mo>
    <mi>b</mi>
    <mo stretchy="false" form="postfix">]</mo>
  </mrow>
</math>
</file>

<file path=Formula-198/content.xml><?xml version="1.0" encoding="utf-8"?>
<math xmlns="http://www.w3.org/1998/Math/MathML" display="inline">
  <mi>◼</mi>
</math>
</file>

<file path=Formula-2/content.xml><?xml version="1.0" encoding="utf-8"?>
<math xmlns="http://www.w3.org/1998/Math/MathML" display="inline">
  <mstyle mathvariant="double-struck">
    <mi>ℝ</mi>
  </mstyle>
</math>
</file>

<file path=Formula-20/content.xml><?xml version="1.0" encoding="utf-8"?>
<math xmlns="http://www.w3.org/1998/Math/MathML" display="inline">
  <mrow>
    <mo stretchy="true" form="prefix">]</mo>
    <mo>−</mo>
    <mi>∞</mi>
    <mo>,</mo>
    <mi>∞</mi>
    <mo stretchy="true" form="postfix">[</mo>
  </mrow>
</math>
</file>

<file path=Formula-200/content.xml><?xml version="1.0" encoding="utf-8"?>
<math xmlns="http://www.w3.org/1998/Math/MathML" display="inline">
  <mi>A</mi>
</math>
</file>

<file path=Formula-202/content.xml><?xml version="1.0" encoding="utf-8"?>
<math xmlns="http://www.w3.org/1998/Math/MathML" display="inline">
  <mstyle mathvariant="double-struck">
    <mi>ℝ</mi>
  </mstyle>
</math>
</file>

<file path=Formula-204/content.xml><?xml version="1.0" encoding="utf-8"?>
<math xmlns="http://www.w3.org/1998/Math/MathML" display="inline">
  <mrow>
    <mi>ε</mi>
    <mo>&gt;</mo>
    <mn>0</mn>
  </mrow>
</math>
</file>

<file path=Formula-206/content.xml><?xml version="1.0" encoding="utf-8"?>
<math xmlns="http://www.w3.org/1998/Math/MathML" display="inline">
  <mi>A</mi>
</math>
</file>

<file path=Formula-208/content.xml><?xml version="1.0" encoding="utf-8"?>
<math xmlns="http://www.w3.org/1998/Math/MathML" display="inline">
  <msub>
    <mi>I</mi>
    <mi>i</mi>
  </msub>
</math>
</file>

<file path=Formula-210/content.xml><?xml version="1.0" encoding="utf-8"?>
<math xmlns="http://www.w3.org/1998/Math/MathML" display="inline">
  <mstyle mathvariant="double-struck">
    <mi>ℝ</mi>
  </mstyle>
</math>
</file>

<file path=Formula-212/content.xml><?xml version="1.0" encoding="utf-8"?>
<math xmlns="http://www.w3.org/1998/Math/MathML" display="block">
  <mrow>
    <munder>
      <mo>∑</mo>
      <mi>i</mi>
    </munder>
    <mi>ℓ</mi>
    <mo stretchy="false" form="prefix">(</mo>
    <msub>
      <mi>I</mi>
      <mi>i</mi>
    </msub>
    <mo stretchy="false" form="postfix">)</mo>
    <mo>≤</mo>
    <mi>ε</mi>
    <mi>.</mi>
  </mrow>
</math>
</file>

<file path=Formula-214/content.xml><?xml version="1.0" encoding="utf-8"?>
<math xmlns="http://www.w3.org/1998/Math/MathML" display="inline">
  <mi>x</mi>
</math>
</file>

<file path=Formula-216/content.xml><?xml version="1.0" encoding="utf-8"?>
<math xmlns="http://www.w3.org/1998/Math/MathML" display="inline">
  <mi>x</mi>
</math>
</file>

<file path=Formula-218/content.xml><?xml version="1.0" encoding="utf-8"?>
<math xmlns="http://www.w3.org/1998/Math/MathML" display="inline">
  <mstyle mathvariant="double-struck">
    <mi>ℚ</mi>
  </mstyle>
</math>
</file>

<file path=Formula-22/content.xml><?xml version="1.0" encoding="utf-8"?>
<math xmlns="http://www.w3.org/1998/Math/MathML" display="inline">
  <mstyle mathvariant="double-struck">
    <mi>ℝ</mi>
  </mstyle>
</math>
</file>

<file path=Formula-220/content.xml><?xml version="1.0" encoding="utf-8"?>
<math xmlns="http://www.w3.org/1998/Math/MathML" display="inline">
  <mrow>
    <mi>A</mi>
    <mo>=</mo>
    <mo stretchy="false" form="prefix">{</mo>
    <msub>
      <mi>x</mi>
      <mi>n</mi>
    </msub>
    <mspace width="0.167em"/>
    <mo stretchy="false" form="prefix">|</mo>
    <mspace width="0.167em"/>
    <mi>n</mi>
    <mo>∈</mo>
    <mstyle mathvariant="double-struck">
      <mi>ℕ</mi>
    </mstyle>
    <mo stretchy="false" form="postfix">}</mo>
  </mrow>
</math>
</file>

<file path=Formula-222/content.xml><?xml version="1.0" encoding="utf-8"?>
<math xmlns="http://www.w3.org/1998/Math/MathML" display="inline">
  <mrow>
    <mi>ε</mi>
    <mo>&gt;</mo>
    <mn>0</mn>
  </mrow>
</math>
</file>

<file path=Formula-224/content.xml><?xml version="1.0" encoding="utf-8"?>
<math xmlns="http://www.w3.org/1998/Math/MathML" display="inline">
  <mi>A</mi>
</math>
</file>

<file path=Formula-226/content.xml><?xml version="1.0" encoding="utf-8"?>
<math xmlns="http://www.w3.org/1998/Math/MathML" display="block">
  <mrow>
    <munderover>
      <mo>∑</mo>
      <mrow>
        <mi>i</mi>
        <mo>=</mo>
        <mn>0</mn>
      </mrow>
      <mrow>
        <mo>+</mo>
        <mi>∞</mi>
      </mrow>
    </munderover>
    <mi>ℓ</mi>
    <mrow>
      <mo stretchy="true" form="prefix">(</mo>
      <mrow>
        <mo stretchy="true" form="prefix">]</mo>
        <msub>
          <mi>x</mi>
          <mi>i</mi>
        </msub>
        <mo>−</mo>
        <mfrac>
          <mi>ε</mi>
          <msup>
            <mn>2</mn>
            <mrow>
              <mi>i</mi>
              <mo>+</mo>
              <mn>2</mn>
            </mrow>
          </msup>
        </mfrac>
        <mo>,</mo>
        <msub>
          <mi>x</mi>
          <mi>i</mi>
        </msub>
        <mo>+</mo>
        <mfrac>
          <mi>ε</mi>
          <msup>
            <mn>2</mn>
            <mrow>
              <mi>i</mi>
              <mo>+</mo>
              <mn>2</mn>
            </mrow>
          </msup>
        </mfrac>
        <mo stretchy="true" form="postfix">[</mo>
      </mrow>
      <mo stretchy="true" form="postfix">)</mo>
    </mrow>
    <mo>=</mo>
    <munderover>
      <mo>∑</mo>
      <mrow>
        <mi>i</mi>
        <mo>=</mo>
        <mn>0</mn>
      </mrow>
      <mrow>
        <mo>+</mo>
        <mi>∞</mi>
      </mrow>
    </munderover>
    <mfrac>
      <mi>ε</mi>
      <msup>
        <mn>2</mn>
        <mrow>
          <mi>i</mi>
          <mo>+</mo>
          <mn>1</mn>
        </mrow>
      </msup>
    </mfrac>
    <mo>=</mo>
    <mi>ε</mi>
    <mi>.</mi>
  </mrow>
</math>
</file>

<file path=Formula-228/content.xml><?xml version="1.0" encoding="utf-8"?>
<math xmlns="http://www.w3.org/1998/Math/MathML" display="inline">
  <mrow>
    <mi>f</mi>
    <mo>:</mo>
    <mo stretchy="false" form="prefix">[</mo>
    <mi>a</mi>
    <mo>,</mo>
    <mi>b</mi>
    <mo stretchy="false" form="postfix">]</mo>
    <mo>→</mo>
    <mstyle mathvariant="double-struck">
      <mi>ℝ</mi>
    </mstyle>
  </mrow>
</math>
</file>

<file path=Formula-230/content.xml><?xml version="1.0" encoding="utf-8"?>
<math xmlns="http://www.w3.org/1998/Math/MathML" display="inline">
  <mi>f</mi>
</math>
</file>

<file path=Formula-232/content.xml><?xml version="1.0" encoding="utf-8"?>
<math xmlns="http://www.w3.org/1998/Math/MathML" display="inline">
  <mi>◼</mi>
</math>
</file>

<file path=Formula-234/content.xml><?xml version="1.0" encoding="utf-8"?>
<math xmlns="http://www.w3.org/1998/Math/MathML" display="inline">
  <mi>γ</mi>
</math>
</file>

<file path=Formula-236/content.xml><?xml version="1.0" encoding="utf-8"?>
<math xmlns="http://www.w3.org/1998/Math/MathML" display="inline">
  <mi>I</mi>
</math>
</file>

<file path=Formula-238/content.xml><?xml version="1.0" encoding="utf-8"?>
<math xmlns="http://www.w3.org/1998/Math/MathML" display="inline">
  <mstyle mathvariant="double-struck">
    <mi>ℝ</mi>
  </mstyle>
</math>
</file>

<file path=Formula-24/content.xml><?xml version="1.0" encoding="utf-8"?>
<math xmlns="http://www.w3.org/1998/Math/MathML" display="inline">
  <mrow>
    <mo stretchy="true" form="prefix">]</mo>
    <mo>−</mo>
    <mi>∞</mi>
    <mo>,</mo>
    <mi>b</mi>
    <mo stretchy="true" form="postfix">[</mo>
  </mrow>
</math>
</file>

<file path=Formula-240/content.xml><?xml version="1.0" encoding="utf-8"?>
<math xmlns="http://www.w3.org/1998/Math/MathML" display="inline">
  <mrow>
    <mi>t</mi>
    <mo>∈</mo>
    <mi>I</mi>
  </mrow>
</math>
</file>

<file path=Formula-242/content.xml><?xml version="1.0" encoding="utf-8"?>
<math xmlns="http://www.w3.org/1998/Math/MathML" display="inline">
  <mrow>
    <mi>γ</mi>
    <mo stretchy="false" form="prefix">(</mo>
    <mi>t</mi>
    <mo stretchy="false" form="postfix">)</mo>
  </mrow>
</math>
</file>

<file path=Formula-244/content.xml><?xml version="1.0" encoding="utf-8"?>
<math xmlns="http://www.w3.org/1998/Math/MathML" display="inline">
  <mstyle mathvariant="double-struck">
    <mi>ℝ</mi>
  </mstyle>
</math>
</file>

<file path=Formula-246/content.xml><?xml version="1.0" encoding="utf-8"?>
<math xmlns="http://www.w3.org/1998/Math/MathML" display="inline">
  <mi>t</mi>
</math>
</file>

<file path=Formula-248/content.xml><?xml version="1.0" encoding="utf-8"?>
<math xmlns="http://www.w3.org/1998/Math/MathML" display="inline">
  <mstyle mathvariant="script">
    <mi>𝒟</mi>
  </mstyle>
</math>
</file>

<file path=Formula-250/content.xml><?xml version="1.0" encoding="utf-8"?>
<math xmlns="http://www.w3.org/1998/Math/MathML" display="inline">
  <mi>I</mi>
</math>
</file>

<file path=Formula-252/content.xml><?xml version="1.0" encoding="utf-8"?>
<math xmlns="http://www.w3.org/1998/Math/MathML" display="inline">
  <mi>γ</mi>
</math>
</file>

<file path=Formula-254/content.xml><?xml version="1.0" encoding="utf-8"?>
<math xmlns="http://www.w3.org/1998/Math/MathML" display="inline">
  <mi>I</mi>
</math>
</file>

<file path=Formula-256/content.xml><?xml version="1.0" encoding="utf-8"?>
<math xmlns="http://www.w3.org/1998/Math/MathML" display="inline">
  <mrow>
    <mo stretchy="false" form="prefix">(</mo>
    <mi>t</mi>
    <mo>,</mo>
    <mi>J</mi>
    <mo stretchy="false" form="postfix">)</mo>
    <mo>∈</mo>
    <mstyle mathvariant="script">
      <mi>𝒟</mi>
    </mstyle>
  </mrow>
</math>
</file>

<file path=Formula-258/content.xml><?xml version="1.0" encoding="utf-8"?>
<math xmlns="http://www.w3.org/1998/Math/MathML" display="inline">
  <mrow>
    <mi>J</mi>
    <mo>⊂</mo>
    <mi>γ</mi>
    <mo stretchy="false" form="prefix">(</mo>
    <mi>t</mi>
    <mo stretchy="false" form="postfix">)</mo>
    <mi>.</mi>
  </mrow>
</math>
</file>

<file path=Formula-26/content.xml><?xml version="1.0" encoding="utf-8"?>
<math xmlns="http://www.w3.org/1998/Math/MathML" display="inline">
  <mrow>
    <mo stretchy="true" form="prefix">]</mo>
    <mi>a</mi>
    <mo>,</mo>
    <mi>∞</mi>
    <mo stretchy="true" form="postfix">[</mo>
  </mrow>
</math>
</file>

<file path=Formula-260/content.xml><?xml version="1.0" encoding="utf-8"?>
<math xmlns="http://www.w3.org/1998/Math/MathML" display="inline">
  <mi>γ</mi>
</math>
</file>

<file path=Formula-262/content.xml><?xml version="1.0" encoding="utf-8"?>
<math xmlns="http://www.w3.org/1998/Math/MathML" display="inline">
  <mrow>
    <mo stretchy="false" form="prefix">[</mo>
    <mi>a</mi>
    <mo>,</mo>
    <mi>b</mi>
    <mo stretchy="false" form="postfix">]</mo>
  </mrow>
</math>
</file>

<file path=Formula-264/content.xml><?xml version="1.0" encoding="utf-8"?>
<math xmlns="http://www.w3.org/1998/Math/MathML" display="block">
  <mrow>
    <mo stretchy="false" form="prefix">{</mo>
    <mo stretchy="false" form="prefix">(</mo>
    <mi>x</mi>
    <mo>,</mo>
    <mi>y</mi>
    <mo stretchy="false" form="postfix">)</mo>
    <mspace width="0.278em"/>
    <mo stretchy="false" form="prefix">|</mo>
    <mspace width="0.278em"/>
    <mi>x</mi>
    <mo>∈</mo>
    <mo stretchy="false" form="prefix">[</mo>
    <mi>a</mi>
    <mo>,</mo>
    <mi>b</mi>
    <mo stretchy="false" form="postfix">]</mo>
    <mo>,</mo>
    <mspace width="0.167em"/>
    <mi>y</mi>
    <mo>∈</mo>
    <mi>γ</mi>
    <mo stretchy="false" form="prefix">(</mo>
    <mi>x</mi>
    <mo stretchy="false" form="postfix">)</mo>
    <mo stretchy="false" form="postfix">}</mo>
    <mi>.</mi>
  </mrow>
</math>
</file>

<file path=Formula-266/content.xml><?xml version="1.0" encoding="utf-8"?>
<math xmlns="http://www.w3.org/1998/Math/MathML" display="block">
  <mrow>
    <mi>D</mi>
    <mo>=</mo>
    <mo stretchy="false" form="prefix">{</mo>
    <mo stretchy="false" form="prefix">(</mo>
    <mi>x</mi>
    <mo>,</mo>
    <mi>x</mi>
    <mo stretchy="false" form="postfix">)</mo>
    <mspace width="0.278em"/>
    <mo stretchy="false" form="prefix">|</mo>
    <mspace width="0.278em"/>
    <mi>x</mi>
    <mo>∈</mo>
    <mo stretchy="false" form="prefix">[</mo>
    <mi>a</mi>
    <mo>,</mo>
    <mi>b</mi>
    <mo stretchy="false" form="postfix">]</mo>
    <mo stretchy="false" form="postfix">}</mo>
    <mi>.</mi>
  </mrow>
</math>
</file>

<file path=Formula-268/content.xml><?xml version="1.0" encoding="utf-8"?>
<math xmlns="http://www.w3.org/1998/Math/MathML" display="inline">
  <mi>γ</mi>
</math>
</file>

<file path=Formula-270/content.xml><?xml version="1.0" encoding="utf-8"?>
<math xmlns="http://www.w3.org/1998/Math/MathML" display="inline">
  <mrow>
    <mo stretchy="false" form="prefix">[</mo>
    <mn>0</mn>
    <mo>,</mo>
    <mn>1</mn>
    <mo stretchy="false" form="postfix">]</mo>
  </mrow>
</math>
</file>

<file path=Formula-272/content.xml><?xml version="1.0" encoding="utf-8"?>
<math xmlns="http://www.w3.org/1998/Math/MathML" display="inline">
  <mrow>
    <mi>γ</mi>
    <mo stretchy="false" form="prefix">(</mo>
    <mi>t</mi>
    <mo stretchy="false" form="postfix">)</mo>
    <mo>=</mo>
    <mrow>
      <mo stretchy="true" form="prefix">]</mo>
      <mi>t</mi>
      <mo>−</mo>
      <mn>0.25</mn>
      <mo>,</mo>
      <mi>t</mi>
      <mo>+</mo>
      <mn>0.25</mn>
      <mo stretchy="true" form="postfix">[</mo>
    </mrow>
  </mrow>
</math>
</file>

<file path=Formula-274/content.xml><?xml version="1.0" encoding="utf-8"?>
<math xmlns="http://www.w3.org/1998/Math/MathML" display="inline">
  <mrow>
    <mi>γ</mi>
    <mo stretchy="false" form="prefix">(</mo>
    <mi>t</mi>
    <mo stretchy="false" form="postfix">)</mo>
    <mo>=</mo>
    <mrow>
      <mo stretchy="true" form="prefix">]</mo>
      <mi>t</mi>
      <mo>−</mo>
      <mn>0.2</mn>
      <mo>,</mo>
      <mi>t</mi>
      <mo>+</mo>
      <mn>0.2</mn>
      <mo stretchy="true" form="postfix">[</mo>
    </mrow>
    <mo>,</mo>
  </mrow>
</math>
</file>

<file path=Formula-276/content.xml><?xml version="1.0" encoding="utf-8"?>
<math xmlns="http://www.w3.org/1998/Math/MathML" display="inline">
  <mrow>
    <mi>t</mi>
    <mo>∈</mo>
    <mo stretchy="false" form="prefix">[</mo>
    <mn>0</mn>
    <mo>,</mo>
    <mn>1</mn>
    <mo stretchy="false" form="postfix">]</mo>
    <mi>.</mi>
  </mrow>
</math>
</file>

<file path=Formula-278/content.xml><?xml version="1.0" encoding="utf-8"?>
<math xmlns="http://www.w3.org/1998/Math/MathML" display="inline">
  <msub>
    <mi>t</mi>
    <mi>i</mi>
  </msub>
</math>
</file>

<file path=Formula-28/content.xml><?xml version="1.0" encoding="utf-8"?>
<math xmlns="http://www.w3.org/1998/Math/MathML" display="inline">
  <mrow>
    <mo stretchy="true" form="prefix">]</mo>
    <mi>a</mi>
    <mo>,</mo>
    <mi>b</mi>
    <mo stretchy="true" form="postfix">[</mo>
  </mrow>
</math>
</file>

<file path=Formula-280/content.xml><?xml version="1.0" encoding="utf-8"?>
<math xmlns="http://www.w3.org/1998/Math/MathML" display="inline">
  <mi>γ</mi>
</math>
</file>

<file path=Formula-282/content.xml><?xml version="1.0" encoding="utf-8"?>
<math xmlns="http://www.w3.org/1998/Math/MathML" display="inline">
  <mi>I</mi>
</math>
</file>

<file path=Formula-284/content.xml><?xml version="1.0" encoding="utf-8"?>
<math xmlns="http://www.w3.org/1998/Math/MathML" display="inline">
  <mstyle mathvariant="script">
    <mi>𝒟</mi>
  </mstyle>
</math>
</file>

<file path=Formula-286/content.xml><?xml version="1.0" encoding="utf-8"?>
<math xmlns="http://www.w3.org/1998/Math/MathML" display="inline">
  <mi>γ</mi>
</math>
</file>

<file path=Formula-288/content.xml><?xml version="1.0" encoding="utf-8"?>
<math xmlns="http://www.w3.org/1998/Math/MathML" display="inline">
  <mrow>
    <mi>t</mi>
    <mo>∈</mo>
    <msup>
      <mi>I</mi>
      <mn>0</mn>
    </msup>
    <mo>=</mo>
    <mi>I</mi>
    <mo>=</mo>
    <mo stretchy="false" form="prefix">[</mo>
    <mi>a</mi>
    <mo>,</mo>
    <mi>b</mi>
    <mo stretchy="false" form="postfix">]</mo>
  </mrow>
</math>
</file>

<file path=Formula-290/content.xml><?xml version="1.0" encoding="utf-8"?>
<math xmlns="http://www.w3.org/1998/Math/MathML" display="inline">
  <mrow>
    <mi>I</mi>
    <mo>⊂</mo>
    <mi>γ</mi>
    <mo stretchy="false" form="prefix">(</mo>
    <mi>t</mi>
    <mo stretchy="false" form="postfix">)</mo>
  </mrow>
</math>
</file>

<file path=Formula-292/content.xml><?xml version="1.0" encoding="utf-8"?>
<math xmlns="http://www.w3.org/1998/Math/MathML" display="inline">
  <mrow>
    <mstyle mathvariant="script">
      <mi>𝒟</mi>
    </mstyle>
    <mo>=</mo>
    <mo stretchy="false" form="prefix">{</mo>
    <mo stretchy="false" form="prefix">(</mo>
    <mi>t</mi>
    <mo>,</mo>
    <mi>I</mi>
    <mo stretchy="false" form="postfix">)</mo>
    <mo stretchy="false" form="postfix">}</mo>
  </mrow>
</math>
</file>

<file path=Formula-294/content.xml><?xml version="1.0" encoding="utf-8"?>
<math xmlns="http://www.w3.org/1998/Math/MathML" display="inline">
  <mrow>
    <msubsup>
      <mi>I</mi>
      <mn>0</mn>
      <mn>1</mn>
    </msubsup>
    <mo>=</mo>
    <mo stretchy="false" form="prefix">[</mo>
    <mi>a</mi>
    <mo>,</mo>
    <mo stretchy="false" form="prefix">(</mo>
    <mi>a</mi>
    <mo>+</mo>
    <mi>b</mi>
    <mo stretchy="false" form="postfix">)</mo>
    <mi>/</mi>
    <mn>2</mn>
    <mo stretchy="false" form="postfix">]</mo>
  </mrow>
</math>
</file>

<file path=Formula-296/content.xml><?xml version="1.0" encoding="utf-8"?>
<math xmlns="http://www.w3.org/1998/Math/MathML" display="inline">
  <mrow>
    <msubsup>
      <mi>I</mi>
      <mn>1</mn>
      <mn>1</mn>
    </msubsup>
    <mo>=</mo>
    <mo stretchy="false" form="prefix">[</mo>
    <mo stretchy="false" form="prefix">(</mo>
    <mi>a</mi>
    <mo>+</mo>
    <mi>b</mi>
    <mo stretchy="false" form="postfix">)</mo>
    <mi>/</mi>
    <mn>2</mn>
    <mo>,</mo>
    <mi>b</mi>
    <mo stretchy="false" form="postfix">]</mo>
  </mrow>
</math>
</file>

<file path=Formula-298/content.xml><?xml version="1.0" encoding="utf-8"?>
<math xmlns="http://www.w3.org/1998/Math/MathML" display="inline">
  <mrow>
    <msub>
      <mi>t</mi>
      <mi>i</mi>
    </msub>
    <mo>∈</mo>
    <msubsup>
      <mi>I</mi>
      <mi>i</mi>
      <mn>1</mn>
    </msubsup>
  </mrow>
</math>
</file>

<file path=Formula-30/content.xml><?xml version="1.0" encoding="utf-8"?>
<math xmlns="http://www.w3.org/1998/Math/MathML" display="inline">
  <mrow>
    <mo stretchy="true" form="prefix">]</mo>
    <mo>−</mo>
    <mi>∞</mi>
    <mo>,</mo>
    <mi>∞</mi>
    <mo stretchy="true" form="postfix">[</mo>
  </mrow>
</math>
</file>

<file path=Formula-300/content.xml><?xml version="1.0" encoding="utf-8"?>
<math xmlns="http://www.w3.org/1998/Math/MathML" display="inline">
  <mrow>
    <msubsup>
      <mi>I</mi>
      <mi>i</mi>
      <mn>1</mn>
    </msubsup>
    <mo>⊂</mo>
    <mi>γ</mi>
    <mo stretchy="false" form="prefix">(</mo>
    <msub>
      <mi>t</mi>
      <mi>i</mi>
    </msub>
    <mo stretchy="false" form="postfix">)</mo>
  </mrow>
</math>
</file>

<file path=Formula-302/content.xml><?xml version="1.0" encoding="utf-8"?>
<math xmlns="http://www.w3.org/1998/Math/MathML" display="inline">
  <mrow>
    <mo stretchy="false" form="prefix">(</mo>
    <msub>
      <mi>t</mi>
      <mi>i</mi>
    </msub>
    <mo>,</mo>
    <msubsup>
      <mi>I</mi>
      <mi>i</mi>
      <mn>1</mn>
    </msubsup>
    <mo stretchy="false" form="postfix">)</mo>
  </mrow>
</math>
</file>

<file path=Formula-304/content.xml><?xml version="1.0" encoding="utf-8"?>
<math xmlns="http://www.w3.org/1998/Math/MathML" display="inline">
  <mstyle mathvariant="script">
    <mi>𝒟</mi>
  </mstyle>
</math>
</file>

<file path=Formula-306/content.xml><?xml version="1.0" encoding="utf-8"?>
<math xmlns="http://www.w3.org/1998/Math/MathML" display="inline">
  <mstyle mathvariant="script">
    <mi>𝒟</mi>
  </mstyle>
</math>
</file>

<file path=Formula-308/content.xml><?xml version="1.0" encoding="utf-8"?>
<math xmlns="http://www.w3.org/1998/Math/MathML" display="inline">
  <mi>I</mi>
</math>
</file>

<file path=Formula-310/content.xml><?xml version="1.0" encoding="utf-8"?>
<math xmlns="http://www.w3.org/1998/Math/MathML" display="inline">
  <msub>
    <mi>J</mi>
    <mi>i</mi>
  </msub>
</math>
</file>

<file path=Formula-312/content.xml><?xml version="1.0" encoding="utf-8"?>
<math xmlns="http://www.w3.org/1998/Math/MathML" display="inline">
  <mrow>
    <msub>
      <mi>J</mi>
      <mrow>
        <mi>i</mi>
        <mo>+</mo>
        <mn>1</mn>
      </mrow>
    </msub>
    <mo>⊂</mo>
    <msub>
      <mi>J</mi>
      <mi>i</mi>
    </msub>
  </mrow>
</math>
</file>

<file path=Formula-314/content.xml><?xml version="1.0" encoding="utf-8"?>
<math xmlns="http://www.w3.org/1998/Math/MathML" display="inline">
  <mi>I</mi>
</math>
</file>

<file path=Formula-316/content.xml><?xml version="1.0" encoding="utf-8"?>
<math xmlns="http://www.w3.org/1998/Math/MathML" display="inline">
  <mrow>
    <mi>t</mi>
    <mo>∈</mo>
    <msub>
      <mi>J</mi>
      <mi>i</mi>
    </msub>
  </mrow>
</math>
</file>

<file path=Formula-318/content.xml><?xml version="1.0" encoding="utf-8"?>
<math xmlns="http://www.w3.org/1998/Math/MathML" display="inline">
  <mrow>
    <msub>
      <mi>J</mi>
      <mi>i</mi>
    </msub>
    <mo>⊄</mo>
    <mi>γ</mi>
    <mo stretchy="false" form="prefix">(</mo>
    <mi>t</mi>
    <mo stretchy="false" form="postfix">)</mo>
  </mrow>
</math>
</file>

<file path=Formula-32/content.xml><?xml version="1.0" encoding="utf-8"?>
<math xmlns="http://www.w3.org/1998/Math/MathML" display="inline">
  <mrow>
    <mo stretchy="true" form="prefix">]</mo>
    <mo>−</mo>
    <mi>∞</mi>
    <mo>,</mo>
    <mi>b</mi>
    <mo stretchy="true" form="postfix">]</mo>
  </mrow>
</math>
</file>

<file path=Formula-320/content.xml><?xml version="1.0" encoding="utf-8"?>
<math xmlns="http://www.w3.org/1998/Math/MathML" display="inline">
  <msub>
    <mi>J</mi>
    <mi>i</mi>
  </msub>
</math>
</file>

<file path=Formula-322/content.xml><?xml version="1.0" encoding="utf-8"?>
<math xmlns="http://www.w3.org/1998/Math/MathML" display="inline">
  <mrow>
    <mo stretchy="false" form="prefix">{</mo>
    <msub>
      <mi>J</mi>
      <mi>i</mi>
    </msub>
    <mspace width="0.278em"/>
    <mo stretchy="false" form="prefix">|</mo>
    <mspace width="0.278em"/>
    <mi>i</mi>
    <mo>∈</mo>
    <mstyle mathvariant="double-struck">
      <mi>ℕ</mi>
    </mstyle>
    <mo stretchy="false" form="postfix">}</mo>
  </mrow>
</math>
</file>

<file path=Formula-324/content.xml><?xml version="1.0" encoding="utf-8"?>
<math xmlns="http://www.w3.org/1998/Math/MathML" display="inline">
  <mi>I</mi>
</math>
</file>

<file path=Formula-326/content.xml><?xml version="1.0" encoding="utf-8"?>
<math xmlns="http://www.w3.org/1998/Math/MathML" display="inline">
  <mrow>
    <mi>t</mi>
    <mo>∈</mo>
    <mi>I</mi>
  </mrow>
</math>
</file>

<file path=Formula-328/content.xml><?xml version="1.0" encoding="utf-8"?>
<math xmlns="http://www.w3.org/1998/Math/MathML" display="inline">
  <mrow>
    <mi>i</mi>
    <mo>∈</mo>
    <mstyle mathvariant="double-struck">
      <mi>ℕ</mi>
    </mstyle>
  </mrow>
</math>
</file>

<file path=Formula-330/content.xml><?xml version="1.0" encoding="utf-8"?>
<math xmlns="http://www.w3.org/1998/Math/MathML" display="inline">
  <mi>t</mi>
</math>
</file>

<file path=Formula-332/content.xml><?xml version="1.0" encoding="utf-8"?>
<math xmlns="http://www.w3.org/1998/Math/MathML" display="inline">
  <msub>
    <mi>J</mi>
    <mi>i</mi>
  </msub>
</math>
</file>

<file path=Formula-334/content.xml><?xml version="1.0" encoding="utf-8"?>
<math xmlns="http://www.w3.org/1998/Math/MathML" display="inline">
  <msub>
    <mi>J</mi>
    <mi>i</mi>
  </msub>
</math>
</file>

<file path=Formula-336/content.xml><?xml version="1.0" encoding="utf-8"?>
<math xmlns="http://www.w3.org/1998/Math/MathML" display="inline">
  <mi>t</mi>
</math>
</file>

<file path=Formula-338/content.xml><?xml version="1.0" encoding="utf-8"?>
<math xmlns="http://www.w3.org/1998/Math/MathML" display="inline">
  <msub>
    <mi>J</mi>
    <mi>i</mi>
  </msub>
</math>
</file>

<file path=Formula-34/content.xml><?xml version="1.0" encoding="utf-8"?>
<math xmlns="http://www.w3.org/1998/Math/MathML" display="inline">
  <mrow>
    <mo stretchy="true" form="prefix">[</mo>
    <mi>a</mi>
    <mo>,</mo>
    <mi>∞</mi>
    <mo stretchy="true" form="postfix">[</mo>
  </mrow>
</math>
</file>

<file path=Formula-340/content.xml><?xml version="1.0" encoding="utf-8"?>
<math xmlns="http://www.w3.org/1998/Math/MathML" display="inline">
  <msub>
    <mi>J</mi>
    <mi>i</mi>
  </msub>
</math>
</file>

<file path=Formula-342/content.xml><?xml version="1.0" encoding="utf-8"?>
<math xmlns="http://www.w3.org/1998/Math/MathML" display="inline">
  <mi>i</mi>
</math>
</file>

<file path=Formula-344/content.xml><?xml version="1.0" encoding="utf-8"?>
<math xmlns="http://www.w3.org/1998/Math/MathML" display="inline">
  <mrow>
    <mi>ℓ</mi>
    <mo stretchy="false" form="prefix">(</mo>
    <msub>
      <mi>J</mi>
      <mi>i</mi>
    </msub>
    <mo stretchy="false" form="postfix">)</mo>
    <mo>=</mo>
    <mi>ℓ</mi>
    <mo stretchy="false" form="prefix">(</mo>
    <msub>
      <mi>J</mi>
      <mn>0</mn>
    </msub>
    <mo stretchy="false" form="postfix">)</mo>
    <mi>/</mi>
    <msup>
      <mn>2</mn>
      <mi>i</mi>
    </msup>
  </mrow>
</math>
</file>

<file path=Formula-346/content.xml><?xml version="1.0" encoding="utf-8"?>
<math xmlns="http://www.w3.org/1998/Math/MathML" display="inline">
  <mrow>
    <msub>
      <mi>t</mi>
      <mi>i</mi>
    </msub>
    <mo>∈</mo>
    <msub>
      <mi>J</mi>
      <mi>i</mi>
    </msub>
  </mrow>
</math>
</file>

<file path=Formula-348/content.xml><?xml version="1.0" encoding="utf-8"?>
<math xmlns="http://www.w3.org/1998/Math/MathML" display="inline">
  <mrow>
    <msub>
      <mi>J</mi>
      <mi>i</mi>
    </msub>
    <mo>⊂</mo>
    <mo stretchy="false" form="prefix">[</mo>
    <msub>
      <mi>t</mi>
      <mi>i</mi>
    </msub>
    <mo>−</mo>
    <mi>ℓ</mi>
    <mo stretchy="false" form="prefix">(</mo>
    <msub>
      <mi>J</mi>
      <mn>0</mn>
    </msub>
    <mo stretchy="false" form="postfix">)</mo>
    <mi>/</mi>
    <msup>
      <mn>2</mn>
      <mi>i</mi>
    </msup>
    <mo>,</mo>
    <msub>
      <mi>t</mi>
      <mi>i</mi>
    </msub>
    <mo>+</mo>
    <mi>ℓ</mi>
    <mo stretchy="false" form="prefix">(</mo>
    <msub>
      <mi>J</mi>
      <mn>0</mn>
    </msub>
    <mo stretchy="false" form="postfix">)</mo>
    <mi>/</mi>
    <msup>
      <mn>2</mn>
      <mi>i</mi>
    </msup>
    <mo stretchy="false" form="postfix">]</mo>
  </mrow>
</math>
</file>

<file path=Formula-350/content.xml><?xml version="1.0" encoding="utf-8"?>
<math xmlns="http://www.w3.org/1998/Math/MathML" display="inline">
  <mi>i</mi>
</math>
</file>

<file path=Formula-352/content.xml><?xml version="1.0" encoding="utf-8"?>
<math xmlns="http://www.w3.org/1998/Math/MathML" display="inline">
  <mrow>
    <msub>
      <mi>J</mi>
      <mi>i</mi>
    </msub>
    <mo>⊂</mo>
    <mi>γ</mi>
    <mo stretchy="false" form="prefix">(</mo>
    <mi>t</mi>
    <mo stretchy="false" form="postfix">)</mo>
  </mrow>
</math>
</file>

<file path=Formula-354/content.xml><?xml version="1.0" encoding="utf-8"?>
<math xmlns="http://www.w3.org/1998/Math/MathML" display="inline">
  <mi>◼</mi>
</math>
</file>

<file path=Formula-356/content.xml><?xml version="1.0" encoding="utf-8"?>
<math xmlns="http://www.w3.org/1998/Math/MathML" display="inline">
  <mrow>
    <mi>f</mi>
    <mo>:</mo>
    <mo stretchy="false" form="prefix">[</mo>
    <mi>a</mi>
    <mo>,</mo>
    <mi>b</mi>
    <mo stretchy="false" form="postfix">]</mo>
    <mo>→</mo>
    <mstyle mathvariant="double-struck">
      <mi>ℝ</mi>
    </mstyle>
  </mrow>
</math>
</file>

<file path=Formula-358/content.xml><?xml version="1.0" encoding="utf-8"?>
<math xmlns="http://www.w3.org/1998/Math/MathML" display="inline">
  <mi>A</mi>
</math>
</file>

<file path=Formula-36/content.xml><?xml version="1.0" encoding="utf-8"?>
<math xmlns="http://www.w3.org/1998/Math/MathML" display="inline">
  <mrow>
    <mo stretchy="true" form="prefix">[</mo>
    <mi>a</mi>
    <mo>,</mo>
    <mi>b</mi>
    <mo stretchy="true" form="postfix">]</mo>
  </mrow>
</math>
</file>

<file path=Formula-360/content.xml><?xml version="1.0" encoding="utf-8"?>
<math xmlns="http://www.w3.org/1998/Math/MathML" display="inline">
  <mrow>
    <mi>ε</mi>
    <mo>&gt;</mo>
    <mn>0</mn>
  </mrow>
</math>
</file>

<file path=Formula-362/content.xml><?xml version="1.0" encoding="utf-8"?>
<math xmlns="http://www.w3.org/1998/Math/MathML" display="inline">
  <mi>γ</mi>
</math>
</file>

<file path=Formula-364/content.xml><?xml version="1.0" encoding="utf-8"?>
<math xmlns="http://www.w3.org/1998/Math/MathML" display="inline">
  <mrow>
    <mo stretchy="false" form="prefix">[</mo>
    <mi>a</mi>
    <mo>,</mo>
    <mi>b</mi>
    <mo stretchy="false" form="postfix">]</mo>
  </mrow>
</math>
</file>

<file path=Formula-366/content.xml><?xml version="1.0" encoding="utf-8"?>
<math xmlns="http://www.w3.org/1998/Math/MathML" display="inline">
  <mstyle mathvariant="script">
    <mi>𝒟</mi>
  </mstyle>
</math>
</file>

<file path=Formula-368/content.xml><?xml version="1.0" encoding="utf-8"?>
<math xmlns="http://www.w3.org/1998/Math/MathML" display="inline">
  <mrow>
    <mo stretchy="false" form="prefix">[</mo>
    <mi>a</mi>
    <mo>,</mo>
    <mi>b</mi>
    <mo stretchy="false" form="postfix">]</mo>
  </mrow>
</math>
</file>

<file path=Formula-370/content.xml><?xml version="1.0" encoding="utf-8"?>
<math xmlns="http://www.w3.org/1998/Math/MathML" display="inline">
  <mi>γ</mi>
</math>
</file>

<file path=Formula-372/content.xml><?xml version="1.0" encoding="utf-8"?>
<math xmlns="http://www.w3.org/1998/Math/MathML" display="inline">
  <mrow>
    <mo stretchy="false" form="prefix">|</mo>
    <mi>S</mi>
    <mo stretchy="false" form="prefix">(</mo>
    <mi>f</mi>
    <mo>,</mo>
    <mstyle mathvariant="script">
      <mi>𝒟</mi>
    </mstyle>
    <mo stretchy="false" form="postfix">)</mo>
    <mo>−</mo>
    <mi>A</mi>
    <mo stretchy="false" form="prefix">|</mo>
    <mo>≤</mo>
    <mi>ε</mi>
  </mrow>
</math>
</file>

<file path=Formula-374/content.xml><?xml version="1.0" encoding="utf-8"?>
<math xmlns="http://www.w3.org/1998/Math/MathML" display="inline">
  <mi>A</mi>
</math>
</file>

<file path=Formula-376/content.xml><?xml version="1.0" encoding="utf-8"?>
<math xmlns="http://www.w3.org/1998/Math/MathML" display="inline">
  <mi>f</mi>
</math>
</file>

<file path=Formula-378/content.xml><?xml version="1.0" encoding="utf-8"?>
<math xmlns="http://www.w3.org/1998/Math/MathML" display="inline">
  <mrow>
    <mo stretchy="false" form="prefix">[</mo>
    <mi>a</mi>
    <mo>,</mo>
    <mi>b</mi>
    <mo stretchy="false" form="postfix">]</mo>
  </mrow>
</math>
</file>

<file path=Formula-38/content.xml><?xml version="1.0" encoding="utf-8"?>
<math xmlns="http://www.w3.org/1998/Math/MathML" display="inline">
  <mrow>
    <mo stretchy="false" form="prefix">[</mo>
    <mi>a</mi>
    <mo>,</mo>
    <mi>b</mi>
    <mo stretchy="false" form="postfix">]</mo>
  </mrow>
</math>
</file>

<file path=Formula-380/content.xml><?xml version="1.0" encoding="utf-8"?>
<math xmlns="http://www.w3.org/1998/Math/MathML" display="block">
  <mrow>
    <msubsup>
      <mo>∫</mo>
      <mi>a</mi>
      <mi>b</mi>
    </msubsup>
    <mi>f</mi>
    <mo stretchy="false" form="prefix">(</mo>
    <mi>t</mi>
    <mo stretchy="false" form="postfix">)</mo>
    <mspace width="0.167em"/>
    <mi>d</mi>
    <mi>t</mi>
    <mspace width="0.167em"/>
    <mrow>
      <mspace width="0.333em"/>
      <mtext mathvariant="normal"> ou </mtext>
      <mspace width="0.333em"/>
    </mrow>
    <mspace width="0.167em"/>
    <msub>
      <mo>∫</mo>
      <mrow>
        <mo stretchy="false" form="prefix">[</mo>
        <mi>a</mi>
        <mo>,</mo>
        <mi>b</mi>
        <mo stretchy="false" form="postfix">]</mo>
      </mrow>
    </msub>
    <mi>f</mi>
    <mo stretchy="false" form="prefix">(</mo>
    <mi>t</mi>
    <mo stretchy="false" form="postfix">)</mo>
    <mspace width="0.167em"/>
    <mi>d</mi>
    <mi>t</mi>
  </mrow>
</math>
</file>

<file path=Formula-382/content.xml><?xml version="1.0" encoding="utf-8"?>
<math xmlns="http://www.w3.org/1998/Math/MathML" display="inline">
  <mrow>
    <mi>b</mi>
    <mo>&lt;</mo>
    <mi>a</mi>
  </mrow>
</math>
</file>

<file path=Formula-384/content.xml><?xml version="1.0" encoding="utf-8"?>
<math xmlns="http://www.w3.org/1998/Math/MathML" display="inline">
  <mi>a</mi>
</math>
</file>

<file path=Formula-386/content.xml><?xml version="1.0" encoding="utf-8"?>
<math xmlns="http://www.w3.org/1998/Math/MathML" display="inline">
  <mi>b</mi>
</math>
</file>

<file path=Formula-388/content.xml><?xml version="1.0" encoding="utf-8"?>
<math xmlns="http://www.w3.org/1998/Math/MathML" display="block">
  <mrow>
    <msubsup>
      <mo>∫</mo>
      <mi>a</mi>
      <mi>b</mi>
    </msubsup>
    <mi>f</mi>
    <mo stretchy="false" form="prefix">(</mo>
    <mi>t</mi>
    <mo stretchy="false" form="postfix">)</mo>
    <mspace width="0.167em"/>
    <mi>d</mi>
    <mi>t</mi>
    <mo>:=</mo>
    <mo>−</mo>
    <msubsup>
      <mo>∫</mo>
      <mi>b</mi>
      <mi>a</mi>
    </msubsup>
    <mi>f</mi>
    <mo stretchy="false" form="prefix">(</mo>
    <mi>t</mi>
    <mo stretchy="false" form="postfix">)</mo>
    <mspace width="0.167em"/>
    <mi>d</mi>
    <mi>t</mi>
    <mi>.</mi>
  </mrow>
</math>
</file>

<file path=Formula-390/content.xml><?xml version="1.0" encoding="utf-8"?>
<math xmlns="http://www.w3.org/1998/Math/MathML" display="block">
  <mrow>
    <mtext mathvariant="normal">HK-</mtext>
    <msub>
      <mo>∫</mo>
      <mrow>
        <mo stretchy="false" form="prefix">[</mo>
        <mi>a</mi>
        <mo>,</mo>
        <mi>b</mi>
        <mo stretchy="false" form="postfix">]</mo>
      </mrow>
    </msub>
    <mi>f</mi>
    <mo stretchy="false" form="prefix">(</mo>
    <mi>t</mi>
    <mo stretchy="false" form="postfix">)</mo>
    <mspace width="0.167em"/>
    <mi>d</mi>
    <mi>t</mi>
    <mi>.</mi>
  </mrow>
</math>
</file>

<file path=Formula-392/content.xml><?xml version="1.0" encoding="utf-8"?>
<math xmlns="http://www.w3.org/1998/Math/MathML" display="inline">
  <mrow>
    <mi>f</mi>
    <mo>:</mo>
    <mo stretchy="false" form="prefix">[</mo>
    <mi>a</mi>
    <mo>,</mo>
    <mi>b</mi>
    <mo stretchy="false" form="postfix">]</mo>
    <mo>↦</mo>
    <mstyle mathvariant="double-struck">
      <mi>ℝ</mi>
    </mstyle>
  </mrow>
</math>
</file>

<file path=Formula-394/content.xml><?xml version="1.0" encoding="utf-8"?>
<math xmlns="http://www.w3.org/1998/Math/MathML" display="inline">
  <mrow>
    <mi>δ</mi>
    <mo>&gt;</mo>
    <mn>0</mn>
  </mrow>
</math>
</file>

<file path=Formula-396/content.xml><?xml version="1.0" encoding="utf-8"?>
<math xmlns="http://www.w3.org/1998/Math/MathML" display="inline">
  <mrow>
    <mi>f</mi>
    <mo>:</mo>
    <mo stretchy="false" form="prefix">[</mo>
    <mi>a</mi>
    <mo>,</mo>
    <mi>b</mi>
    <mo stretchy="false" form="postfix">]</mo>
    <mo>→</mo>
    <mstyle mathvariant="double-struck">
      <mi>ℝ</mi>
    </mstyle>
  </mrow>
</math>
</file>

<file path=Formula-398/content.xml><?xml version="1.0" encoding="utf-8"?>
<math xmlns="http://www.w3.org/1998/Math/MathML" display="inline">
  <mrow>
    <mo stretchy="false" form="prefix">[</mo>
    <mi>a</mi>
    <mo>,</mo>
    <mi>b</mi>
    <mo stretchy="false" form="postfix">]</mo>
  </mrow>
</math>
</file>

<file path=Formula-4/content.xml><?xml version="1.0" encoding="utf-8"?>
<math xmlns="http://www.w3.org/1998/Math/MathML" display="inline">
  <mi>x</mi>
</math>
</file>

<file path=Formula-40/content.xml><?xml version="1.0" encoding="utf-8"?>
<math xmlns="http://www.w3.org/1998/Math/MathML" display="inline">
  <mrow>
    <mi>ℓ</mi>
    <mo stretchy="false" form="prefix">(</mo>
    <mi>I</mi>
    <mo stretchy="false" form="postfix">)</mo>
  </mrow>
</math>
</file>

<file path=Formula-400/content.xml><?xml version="1.0" encoding="utf-8"?>
<math xmlns="http://www.w3.org/1998/Math/MathML" display="inline">
  <mrow>
    <mi>f</mi>
    <mi>′</mi>
  </mrow>
</math>
</file>

<file path=Formula-402/content.xml><?xml version="1.0" encoding="utf-8"?>
<math xmlns="http://www.w3.org/1998/Math/MathML" display="inline">
  <mrow>
    <mo stretchy="false" form="prefix">[</mo>
    <mi>a</mi>
    <mo>,</mo>
    <mi>b</mi>
    <mo stretchy="false" form="postfix">]</mo>
  </mrow>
</math>
</file>

<file path=Formula-404/content.xml><?xml version="1.0" encoding="utf-8"?>
<math xmlns="http://www.w3.org/1998/Math/MathML" display="block">
  <mrow>
    <mi>f</mi>
    <mo stretchy="false" form="prefix">(</mo>
    <mi>b</mi>
    <mo stretchy="false" form="postfix">)</mo>
    <mo>−</mo>
    <mi>f</mi>
    <mo stretchy="false" form="prefix">(</mo>
    <mi>a</mi>
    <mo stretchy="false" form="postfix">)</mo>
    <mo>=</mo>
    <msubsup>
      <mo>∫</mo>
      <mi>a</mi>
      <mi>b</mi>
    </msubsup>
    <mi>f</mi>
    <mi>′</mi>
    <mo stretchy="false" form="prefix">(</mo>
    <mi>t</mi>
    <mo stretchy="false" form="postfix">)</mo>
    <mspace width="0.167em"/>
    <mi>d</mi>
    <mi>t</mi>
    <mi>.</mi>
  </mrow>
</math>
</file>

<file path=Formula-406/content.xml><?xml version="1.0" encoding="utf-8"?>
<math xmlns="http://www.w3.org/1998/Math/MathML" display="inline">
  <mrow>
    <mi>f</mi>
    <mo>:</mo>
    <mo stretchy="false" form="prefix">[</mo>
    <mi>a</mi>
    <mo>,</mo>
    <mi>b</mi>
    <mo stretchy="false" form="postfix">]</mo>
    <mo>↦</mo>
    <mstyle mathvariant="double-struck">
      <mi>ℝ</mi>
    </mstyle>
  </mrow>
</math>
</file>

<file path=Formula-408/content.xml><?xml version="1.0" encoding="utf-8"?>
<math xmlns="http://www.w3.org/1998/Math/MathML" display="inline">
  <mrow>
    <mi>f</mi>
    <mi>′</mi>
    <mo>:</mo>
    <mo stretchy="false" form="prefix">[</mo>
    <mi>a</mi>
    <mo>,</mo>
    <mi>b</mi>
    <mo stretchy="false" form="postfix">]</mo>
    <mo>→</mo>
    <mstyle mathvariant="double-struck">
      <mi>ℝ</mi>
    </mstyle>
  </mrow>
</math>
</file>

<file path=Formula-410/content.xml><?xml version="1.0" encoding="utf-8"?>
<math xmlns="http://www.w3.org/1998/Math/MathML" display="inline">
  <mrow>
    <mi>f</mi>
    <mo stretchy="false" form="prefix">(</mo>
    <mi>b</mi>
    <mo stretchy="false" form="postfix">)</mo>
    <mo>−</mo>
    <mi>f</mi>
    <mo stretchy="false" form="prefix">(</mo>
    <mi>a</mi>
    <mo stretchy="false" form="postfix">)</mo>
  </mrow>
</math>
</file>

<file path=Formula-412/content.xml><?xml version="1.0" encoding="utf-8"?>
<math xmlns="http://www.w3.org/1998/Math/MathML" display="inline">
  <mrow>
    <mi>ε</mi>
    <mo>&gt;</mo>
    <mn>0</mn>
  </mrow>
</math>
</file>

<file path=Formula-414/content.xml><?xml version="1.0" encoding="utf-8"?>
<math xmlns="http://www.w3.org/1998/Math/MathML" display="inline">
  <mi>γ</mi>
</math>
</file>

<file path=Formula-416/content.xml><?xml version="1.0" encoding="utf-8"?>
<math xmlns="http://www.w3.org/1998/Math/MathML" display="inline">
  <mrow>
    <mo stretchy="false" form="prefix">[</mo>
    <mi>a</mi>
    <mo>,</mo>
    <mi>b</mi>
    <mo stretchy="false" form="postfix">]</mo>
  </mrow>
</math>
</file>

<file path=Formula-418/content.xml><?xml version="1.0" encoding="utf-8"?>
<math xmlns="http://www.w3.org/1998/Math/MathML" display="block">
  <mrow>
    <mstyle mathvariant="script">
      <mi>𝒟</mi>
    </mstyle>
    <mo>=</mo>
    <mo stretchy="false" form="prefix">{</mo>
    <mo stretchy="false" form="prefix">(</mo>
    <msub>
      <mi>t</mi>
      <mn>0</mn>
    </msub>
    <mo>,</mo>
    <mo stretchy="false" form="prefix">[</mo>
    <msub>
      <mi>x</mi>
      <mn>0</mn>
    </msub>
    <mo>,</mo>
    <msub>
      <mi>x</mi>
      <mn>1</mn>
    </msub>
    <mo stretchy="false" form="postfix">]</mo>
    <mo>,</mo>
    <mi>…</mi>
    <mo>,</mo>
    <mo stretchy="false" form="prefix">(</mo>
    <msub>
      <mi>t</mi>
      <mrow>
        <mi>m</mi>
        <mo>−</mo>
        <mn>1</mn>
      </mrow>
    </msub>
    <mo>,</mo>
    <mo stretchy="false" form="prefix">[</mo>
    <msub>
      <mi>x</mi>
      <mrow>
        <mi>m</mi>
        <mo>−</mo>
        <mn>1</mn>
      </mrow>
    </msub>
    <mo>,</mo>
    <msub>
      <mi>x</mi>
      <mi>m</mi>
    </msub>
    <mo stretchy="false" form="postfix">]</mo>
    <mo stretchy="false" form="postfix">)</mo>
    <mo stretchy="false" form="postfix">)</mo>
    <mo stretchy="false" form="postfix">}</mo>
  </mrow>
</math>
</file>

<file path=Formula-42/content.xml><?xml version="1.0" encoding="utf-8"?>
<math xmlns="http://www.w3.org/1998/Math/MathML" display="inline">
  <mi>I</mi>
</math>
</file>

<file path=Formula-420/content.xml><?xml version="1.0" encoding="utf-8"?>
<math xmlns="http://www.w3.org/1998/Math/MathML" display="inline">
  <mrow>
    <mi>i</mi>
    <mo>∈</mo>
    <mo stretchy="false" form="prefix">{</mo>
    <mn>0</mn>
    <mo>,</mo>
    <mi>…</mi>
    <mo>,</mo>
    <mi>m</mi>
    <mo>−</mo>
    <mn>1</mn>
    <mo stretchy="false" form="postfix">}</mo>
    <mo>,</mo>
  </mrow>
</math>
</file>

<file path=Formula-422/content.xml><?xml version="1.0" encoding="utf-8"?>
<math xmlns="http://www.w3.org/1998/Math/MathML" display="inline">
  <mrow>
    <mo stretchy="false" form="prefix">[</mo>
    <msub>
      <mi>x</mi>
      <mi>i</mi>
    </msub>
    <mo>,</mo>
    <msub>
      <mi>x</mi>
      <mrow>
        <mi>i</mi>
        <mo>+</mo>
        <mn>1</mn>
      </mrow>
    </msub>
    <mo stretchy="false" form="postfix">]</mo>
    <mo>⊂</mo>
    <mi>γ</mi>
    <mo stretchy="false" form="prefix">(</mo>
    <msub>
      <mi>t</mi>
      <mi>i</mi>
    </msub>
    <mo stretchy="false" form="postfix">)</mo>
    <mo>,</mo>
  </mrow>
</math>
</file>

<file path=Formula-424/content.xml><?xml version="1.0" encoding="utf-8"?>
<math xmlns="http://www.w3.org/1998/Math/MathML" display="block">
  <mrow>
    <mo stretchy="false" form="prefix">|</mo>
    <mi>S</mi>
    <mo stretchy="false" form="prefix">(</mo>
    <mi>f</mi>
    <mi>′</mi>
    <mo>,</mo>
    <mstyle mathvariant="script">
      <mi>𝒟</mi>
    </mstyle>
    <mo stretchy="false" form="postfix">)</mo>
    <mo>−</mo>
    <mo stretchy="false" form="prefix">(</mo>
    <mi>f</mi>
    <mo stretchy="false" form="prefix">(</mo>
    <mi>b</mi>
    <mo stretchy="false" form="postfix">)</mo>
    <mo>−</mo>
    <mi>f</mi>
    <mo stretchy="false" form="prefix">(</mo>
    <mi>a</mi>
    <mo stretchy="false" form="postfix">)</mo>
    <mo stretchy="false" form="postfix">)</mo>
    <mo stretchy="false" form="prefix">|</mo>
    <mo>≤</mo>
    <mi>ϵ</mi>
    <mi>.</mi>
  </mrow>
</math>
</file>

<file path=Formula-426/content.xml><?xml version="1.0" encoding="utf-8"?>
<math xmlns="http://www.w3.org/1998/Math/MathML" display="inline">
  <mrow>
    <mstyle mathvariant="script">
      <mi>𝒟</mi>
    </mstyle>
    <mo>=</mo>
    <mo stretchy="false" form="prefix">{</mo>
    <mo stretchy="false" form="prefix">(</mo>
    <msub>
      <mi>t</mi>
      <mn>0</mn>
    </msub>
    <mo>,</mo>
    <mo stretchy="false" form="prefix">[</mo>
    <msub>
      <mi>x</mi>
      <mn>0</mn>
    </msub>
    <mo>,</mo>
    <msub>
      <mi>x</mi>
      <mn>1</mn>
    </msub>
    <mo stretchy="false" form="postfix">]</mo>
    <mo>,</mo>
    <mi>…</mi>
    <mo>,</mo>
    <mo stretchy="false" form="prefix">(</mo>
    <msub>
      <mi>t</mi>
      <mrow>
        <mi>m</mi>
        <mo>−</mo>
        <mn>1</mn>
      </mrow>
    </msub>
    <mo>,</mo>
    <mo stretchy="false" form="prefix">[</mo>
    <msub>
      <mi>x</mi>
      <mrow>
        <mi>m</mi>
        <mo>−</mo>
        <mn>1</mn>
      </mrow>
    </msub>
    <mo>,</mo>
    <msub>
      <mi>x</mi>
      <mi>m</mi>
    </msub>
    <mo stretchy="false" form="postfix">]</mo>
    <mo stretchy="false" form="postfix">)</mo>
    <mo stretchy="false" form="postfix">)</mo>
    <mo stretchy="false" form="postfix">}</mo>
  </mrow>
</math>
</file>

<file path=Formula-428/content.xml><?xml version="1.0" encoding="utf-8"?>
<math xmlns="http://www.w3.org/1998/Math/MathML" display="block">
  <mtable>
    <mtr>
      <mtd columnalign="right">
        <mo stretchy="false" form="prefix">|</mo>
        <mi>S</mi>
        <mo stretchy="false" form="prefix">(</mo>
        <mi>f</mi>
        <mi>′</mi>
        <mo>,</mo>
        <mstyle mathvariant="script">
          <mi>𝒟</mi>
        </mstyle>
        <mo stretchy="false" form="postfix">)</mo>
        <mo>−</mo>
        <mo stretchy="false" form="prefix">(</mo>
        <mi>f</mi>
        <mo stretchy="false" form="prefix">(</mo>
        <mi>b</mi>
        <mo stretchy="false" form="postfix">)</mo>
        <mo>−</mo>
        <mi>f</mi>
        <mo stretchy="false" form="prefix">(</mo>
        <mi>a</mi>
        <mo stretchy="false" form="postfix">)</mo>
        <mo stretchy="false" form="postfix">)</mo>
        <mo stretchy="false" form="prefix">|</mo>
      </mtd>
      <mtd columnalign="left">
        <mo>=</mo>
        <mrow>
          <mo stretchy="true" form="prefix">|</mo>
          <munderover>
            <mo>∑</mo>
            <mrow>
              <mi>i</mi>
              <mo>=</mo>
              <mn>0</mn>
            </mrow>
            <mrow>
              <mi>m</mi>
              <mo>−</mo>
              <mn>1</mn>
            </mrow>
          </munderover>
          <mi>f</mi>
          <mi>′</mi>
          <mo stretchy="false" form="prefix">(</mo>
          <msub>
            <mi>t</mi>
            <mi>i</mi>
          </msub>
          <mo stretchy="false" form="postfix">)</mo>
          <mo stretchy="false" form="prefix">(</mo>
          <msub>
            <mi>x</mi>
            <mrow>
              <mi>i</mi>
              <mo>+</mo>
              <mn>1</mn>
            </mrow>
          </msub>
          <mo>−</mo>
          <msub>
            <mi>x</mi>
            <mi>i</mi>
          </msub>
          <mo stretchy="false" form="postfix">)</mo>
          <mo>−</mo>
          <mo stretchy="false" form="prefix">(</mo>
          <mi>f</mi>
          <mo stretchy="false" form="prefix">(</mo>
          <mi>b</mi>
          <mo stretchy="false" form="postfix">)</mo>
          <mo>−</mo>
          <mi>f</mi>
          <mo stretchy="false" form="prefix">(</mo>
          <mi>a</mi>
          <mo stretchy="false" form="postfix">)</mo>
          <mo stretchy="false" form="postfix">)</mo>
          <mo stretchy="true" form="postfix">|</mo>
        </mrow>
      </mtd>
    </mtr>
    <mtr>
      <mtd columnalign="right"/>
      <mtd columnalign="left">
        <mo>=</mo>
        <mrow>
          <mo stretchy="true" form="prefix">|</mo>
          <munderover>
            <mo>∑</mo>
            <mrow>
              <mi>i</mi>
              <mo>=</mo>
              <mn>0</mn>
            </mrow>
            <mrow>
              <mi>m</mi>
              <mo>−</mo>
              <mn>1</mn>
            </mrow>
          </munderover>
          <mi>f</mi>
          <mi>′</mi>
          <mo stretchy="false" form="prefix">(</mo>
          <msub>
            <mi>t</mi>
            <mi>i</mi>
          </msub>
          <mo stretchy="false" form="postfix">)</mo>
          <mo stretchy="false" form="prefix">(</mo>
          <msub>
            <mi>x</mi>
            <mrow>
              <mi>i</mi>
              <mo>+</mo>
              <mn>1</mn>
            </mrow>
          </msub>
          <mo>−</mo>
          <msub>
            <mi>x</mi>
            <mi>i</mi>
          </msub>
          <mo stretchy="false" form="postfix">)</mo>
          <mo>−</mo>
          <munderover>
            <mo>∑</mo>
            <mrow>
              <mi>i</mi>
              <mo>=</mo>
              <mn>0</mn>
            </mrow>
            <mrow>
              <mi>m</mi>
              <mo>−</mo>
              <mn>1</mn>
            </mrow>
          </munderover>
          <mo stretchy="false" form="prefix">(</mo>
          <mi>f</mi>
          <mo stretchy="false" form="prefix">(</mo>
          <msub>
            <mi>x</mi>
            <mrow>
              <mi>i</mi>
              <mo>+</mo>
              <mn>1</mn>
            </mrow>
          </msub>
          <mo stretchy="false" form="postfix">)</mo>
          <mo>−</mo>
          <mi>f</mi>
          <mo stretchy="false" form="prefix">(</mo>
          <msub>
            <mi>x</mi>
            <mi>i</mi>
          </msub>
          <mo stretchy="false" form="postfix">)</mo>
          <mo stretchy="false" form="postfix">)</mo>
          <mo stretchy="true" form="postfix">|</mo>
        </mrow>
      </mtd>
    </mtr>
    <mtr>
      <mtd columnalign="right"/>
      <mtd columnalign="left">
        <mo>=</mo>
        <mrow>
          <mo stretchy="true" form="prefix">|</mo>
          <munderover>
            <mo>∑</mo>
            <mrow>
              <mi>i</mi>
              <mo>=</mo>
              <mn>0</mn>
            </mrow>
            <mrow>
              <mi>m</mi>
              <mo>−</mo>
              <mn>1</mn>
            </mrow>
          </munderover>
          <mo stretchy="false" form="prefix">(</mo>
          <mi>f</mi>
          <mi>′</mi>
          <mo stretchy="false" form="prefix">(</mo>
          <msub>
            <mi>t</mi>
            <mi>i</mi>
          </msub>
          <mo stretchy="false" form="postfix">)</mo>
          <mo stretchy="false" form="prefix">(</mo>
          <msub>
            <mi>x</mi>
            <mrow>
              <mi>i</mi>
              <mo>+</mo>
              <mn>1</mn>
            </mrow>
          </msub>
          <mo>−</mo>
          <msub>
            <mi>x</mi>
            <mi>i</mi>
          </msub>
          <mo stretchy="false" form="postfix">)</mo>
          <mo>−</mo>
          <mo stretchy="false" form="prefix">(</mo>
          <mi>f</mi>
          <mo stretchy="false" form="prefix">(</mo>
          <msub>
            <mi>x</mi>
            <mrow>
              <mi>i</mi>
              <mo>+</mo>
              <mn>1</mn>
            </mrow>
          </msub>
          <mo stretchy="false" form="postfix">)</mo>
          <mo>−</mo>
          <mi>f</mi>
          <mo stretchy="false" form="prefix">(</mo>
          <msub>
            <mi>x</mi>
            <mi>i</mi>
          </msub>
          <mo stretchy="false" form="postfix">)</mo>
          <mo stretchy="false" form="postfix">)</mo>
          <mo stretchy="false" form="postfix">)</mo>
          <mo stretchy="true" form="postfix">|</mo>
        </mrow>
      </mtd>
    </mtr>
    <mtr>
      <mtd columnalign="right"/>
      <mtd columnalign="left">
        <mo>≤</mo>
        <munderover>
          <mo>∑</mo>
          <mrow>
            <mi>i</mi>
            <mo>=</mo>
            <mn>0</mn>
          </mrow>
          <mrow>
            <mi>m</mi>
            <mo>−</mo>
            <mn>1</mn>
          </mrow>
        </munderover>
        <mrow>
          <mo stretchy="true" form="prefix">|</mo>
          <mi>f</mi>
          <mi>′</mi>
          <mo stretchy="false" form="prefix">(</mo>
          <msub>
            <mi>t</mi>
            <mi>i</mi>
          </msub>
          <mo stretchy="false" form="postfix">)</mo>
          <mo stretchy="false" form="prefix">(</mo>
          <msub>
            <mi>x</mi>
            <mrow>
              <mi>i</mi>
              <mo>+</mo>
              <mn>1</mn>
            </mrow>
          </msub>
          <mo>−</mo>
          <msub>
            <mi>x</mi>
            <mi>i</mi>
          </msub>
          <mo stretchy="false" form="postfix">)</mo>
          <mo>−</mo>
          <mo stretchy="false" form="prefix">(</mo>
          <mi>f</mi>
          <mo stretchy="false" form="prefix">(</mo>
          <msub>
            <mi>x</mi>
            <mrow>
              <mi>i</mi>
              <mo>+</mo>
              <mn>1</mn>
            </mrow>
          </msub>
          <mo stretchy="false" form="postfix">)</mo>
          <mo>−</mo>
          <mi>f</mi>
          <mo stretchy="false" form="prefix">(</mo>
          <msub>
            <mi>x</mi>
            <mi>i</mi>
          </msub>
          <mo stretchy="false" form="postfix">)</mo>
          <mo stretchy="false" form="postfix">)</mo>
          <mo stretchy="true" form="postfix">|</mo>
        </mrow>
      </mtd>
    </mtr>
  </mtable>
</math>
</file>

<file path=Formula-430/content.xml><?xml version="1.0" encoding="utf-8"?>
<math xmlns="http://www.w3.org/1998/Math/MathML" display="inline">
  <mrow>
    <mi>ε</mi>
    <mi>′</mi>
    <mo>&gt;</mo>
    <mn>0</mn>
  </mrow>
</math>
</file>

<file path=Formula-432/content.xml><?xml version="1.0" encoding="utf-8"?>
<math xmlns="http://www.w3.org/1998/Math/MathML" display="inline">
  <mrow>
    <mi>t</mi>
    <mo>∈</mo>
    <mo stretchy="false" form="prefix">[</mo>
    <mi>a</mi>
    <mo>,</mo>
    <mi>b</mi>
    <mo stretchy="false" form="postfix">]</mo>
    <mo>,</mo>
  </mrow>
</math>
</file>

<file path=Formula-434/content.xml><?xml version="1.0" encoding="utf-8"?>
<math xmlns="http://www.w3.org/1998/Math/MathML" display="block">
  <mrow>
    <mi>f</mi>
    <mo stretchy="false" form="prefix">(</mo>
    <mi>t</mi>
    <mo>+</mo>
    <mi>h</mi>
    <mo stretchy="false" form="postfix">)</mo>
    <mo>=</mo>
    <mi>f</mi>
    <mo stretchy="false" form="prefix">(</mo>
    <mi>t</mi>
    <mo stretchy="false" form="postfix">)</mo>
    <mo>+</mo>
    <mi>f</mi>
    <mi>′</mi>
    <mo stretchy="false" form="prefix">(</mo>
    <mi>t</mi>
    <mo stretchy="false" form="postfix">)</mo>
    <mi>h</mi>
    <mo>+</mo>
    <mi>o</mi>
    <mo stretchy="false" form="prefix">(</mo>
    <mi>h</mi>
    <mo stretchy="false" form="postfix">)</mo>
    <mo>,</mo>
  </mrow>
</math>
</file>

<file path=Formula-436/content.xml><?xml version="1.0" encoding="utf-8"?>
<math xmlns="http://www.w3.org/1998/Math/MathML" display="inline">
  <mrow>
    <mi>δ</mi>
    <mo stretchy="false" form="prefix">(</mo>
    <mi>t</mi>
    <mo stretchy="false" form="postfix">)</mo>
    <mo>&gt;</mo>
    <mn>0</mn>
  </mrow>
</math>
</file>

<file path=Formula-438/content.xml><?xml version="1.0" encoding="utf-8"?>
<math xmlns="http://www.w3.org/1998/Math/MathML" display="inline">
  <mrow>
    <mo stretchy="false" form="prefix">|</mo>
    <mi>h</mi>
    <mo stretchy="false" form="prefix">|</mo>
    <mo>&lt;</mo>
    <mi>δ</mi>
    <mo stretchy="false" form="prefix">(</mo>
    <mi>t</mi>
    <mo stretchy="false" form="postfix">)</mo>
    <mo>,</mo>
  </mrow>
</math>
</file>

<file path=Formula-44/content.xml><?xml version="1.0" encoding="utf-8"?>
<math xmlns="http://www.w3.org/1998/Math/MathML" display="inline">
  <mstyle mathvariant="double-struck">
    <mi>ℝ</mi>
  </mstyle>
</math>
</file>

<file path=Formula-440/content.xml><?xml version="1.0" encoding="utf-8"?>
<math xmlns="http://www.w3.org/1998/Math/MathML" display="block">
  <mrow>
    <mo stretchy="false" form="prefix">|</mo>
    <mi>f</mi>
    <mi>′</mi>
    <mo stretchy="false" form="prefix">(</mo>
    <mi>t</mi>
    <mo stretchy="false" form="postfix">)</mo>
    <mi>h</mi>
    <mo>−</mo>
    <mo stretchy="false" form="prefix">(</mo>
    <mi>f</mi>
    <mo stretchy="false" form="prefix">(</mo>
    <mi>t</mi>
    <mo>+</mo>
    <mi>h</mi>
    <mo stretchy="false" form="postfix">)</mo>
    <mo>−</mo>
    <mi>f</mi>
    <mo stretchy="false" form="prefix">(</mo>
    <mi>t</mi>
    <mo stretchy="false" form="postfix">)</mo>
    <mo stretchy="false" form="postfix">)</mo>
    <mo stretchy="false" form="prefix">|</mo>
    <mo>≤</mo>
    <mi>ε</mi>
    <mi>′</mi>
    <mo stretchy="false" form="prefix">|</mo>
    <mi>h</mi>
    <mo stretchy="false" form="prefix">|</mo>
  </mrow>
</math>
</file>

<file path=Formula-442/content.xml><?xml version="1.0" encoding="utf-8"?>
<math xmlns="http://www.w3.org/1998/Math/MathML" display="inline">
  <mrow>
    <mo stretchy="false" form="prefix">[</mo>
    <mi>c</mi>
    <mo>,</mo>
    <mi>d</mi>
    <mo stretchy="false" form="postfix">]</mo>
  </mrow>
</math>
</file>

<file path=Formula-444/content.xml><?xml version="1.0" encoding="utf-8"?>
<math xmlns="http://www.w3.org/1998/Math/MathML" display="inline">
  <mrow>
    <mo stretchy="false" form="prefix">[</mo>
    <mi>a</mi>
    <mo>,</mo>
    <mi>b</mi>
    <mo stretchy="false" form="postfix">]</mo>
  </mrow>
</math>
</file>

<file path=Formula-446/content.xml><?xml version="1.0" encoding="utf-8"?>
<math xmlns="http://www.w3.org/1998/Math/MathML" display="block">
  <mrow>
    <mi>t</mi>
    <mo>∈</mo>
    <mo stretchy="false" form="prefix">[</mo>
    <mi>c</mi>
    <mo>,</mo>
    <mi>d</mi>
    <mo stretchy="false" form="postfix">]</mo>
    <mo>⊂</mo>
    <mrow>
      <mo stretchy="true" form="prefix">]</mo>
      <mi>t</mi>
      <mo>−</mo>
      <mi>δ</mi>
      <mo stretchy="false" form="prefix">(</mo>
      <mi>t</mi>
      <mo stretchy="false" form="postfix">)</mo>
      <mo>,</mo>
      <mi>t</mi>
      <mo>+</mo>
      <mi>δ</mi>
      <mo stretchy="false" form="prefix">(</mo>
      <mi>t</mi>
      <mo stretchy="false" form="postfix">)</mo>
      <mo stretchy="true" form="postfix">[</mo>
    </mrow>
    <mo>,</mo>
  </mrow>
</math>
</file>

<file path=Formula-448/content.xml><?xml version="1.0" encoding="utf-8"?>
<math xmlns="http://www.w3.org/1998/Math/MathML" display="block">
  <mrow>
    <mo stretchy="false" form="prefix">|</mo>
    <mi>f</mi>
    <mi>′</mi>
    <mo stretchy="false" form="prefix">(</mo>
    <mi>t</mi>
    <mo stretchy="false" form="postfix">)</mo>
    <mo stretchy="false" form="prefix">(</mo>
    <mi>d</mi>
    <mo>−</mo>
    <mi>t</mi>
    <mo stretchy="false" form="postfix">)</mo>
    <mo>−</mo>
    <mo stretchy="false" form="prefix">(</mo>
    <mi>f</mi>
    <mo stretchy="false" form="prefix">(</mo>
    <mi>d</mi>
    <mo stretchy="false" form="postfix">)</mo>
    <mo>−</mo>
    <mi>f</mi>
    <mo stretchy="false" form="prefix">(</mo>
    <mi>t</mi>
    <mo stretchy="false" form="postfix">)</mo>
    <mo stretchy="false" form="postfix">)</mo>
    <mo stretchy="false" form="prefix">|</mo>
    <mo>≤</mo>
    <mi>ε</mi>
    <mi>′</mi>
    <mo stretchy="false" form="prefix">|</mo>
    <mi>d</mi>
    <mo>−</mo>
    <mi>t</mi>
    <mo stretchy="false" form="prefix">|</mo>
    <mo>=</mo>
    <mi>ε</mi>
    <mi>′</mi>
    <mo stretchy="false" form="prefix">(</mo>
    <mi>d</mi>
    <mo>−</mo>
    <mi>t</mi>
    <mo stretchy="false" form="postfix">)</mo>
  </mrow>
</math>
</file>

<file path=Formula-450/content.xml><?xml version="1.0" encoding="utf-8"?>
<math xmlns="http://www.w3.org/1998/Math/MathML" display="block">
  <mrow>
    <mo stretchy="false" form="prefix">|</mo>
    <mi>f</mi>
    <mi>′</mi>
    <mo stretchy="false" form="prefix">(</mo>
    <mi>t</mi>
    <mo stretchy="false" form="postfix">)</mo>
    <mo stretchy="false" form="prefix">(</mo>
    <mi>c</mi>
    <mo>−</mo>
    <mi>t</mi>
    <mo stretchy="false" form="postfix">)</mo>
    <mo>−</mo>
    <mo stretchy="false" form="prefix">(</mo>
    <mi>f</mi>
    <mo stretchy="false" form="prefix">(</mo>
    <mi>c</mi>
    <mo stretchy="false" form="postfix">)</mo>
    <mo>−</mo>
    <mi>f</mi>
    <mo stretchy="false" form="prefix">(</mo>
    <mi>t</mi>
    <mo stretchy="false" form="postfix">)</mo>
    <mo stretchy="false" form="postfix">)</mo>
    <mo stretchy="false" form="prefix">|</mo>
    <mo>≤</mo>
    <mi>ε</mi>
    <mi>′</mi>
    <mo stretchy="false" form="prefix">|</mo>
    <mi>c</mi>
    <mo>−</mo>
    <mi>t</mi>
    <mo stretchy="false" form="prefix">|</mo>
    <mo>=</mo>
    <mi>ε</mi>
    <mi>′</mi>
    <mo stretchy="false" form="prefix">(</mo>
    <mi>t</mi>
    <mo>−</mo>
    <mi>c</mi>
    <mo stretchy="false" form="postfix">)</mo>
    <mi>.</mi>
  </mrow>
</math>
</file>

<file path=Formula-452/content.xml><?xml version="1.0" encoding="utf-8"?>
<math xmlns="http://www.w3.org/1998/Math/MathML" display="block">
  <mrow>
    <mo stretchy="false" form="prefix">|</mo>
    <mi>f</mi>
    <mi>′</mi>
    <mo stretchy="false" form="prefix">(</mo>
    <mi>t</mi>
    <mo stretchy="false" form="postfix">)</mo>
    <mo stretchy="false" form="prefix">(</mo>
    <mi>d</mi>
    <mo>−</mo>
    <mi>c</mi>
    <mo stretchy="false" form="postfix">)</mo>
    <mo>−</mo>
    <mo stretchy="false" form="prefix">(</mo>
    <mi>f</mi>
    <mo stretchy="false" form="prefix">(</mo>
    <mi>d</mi>
    <mo stretchy="false" form="postfix">)</mo>
    <mo>−</mo>
    <mi>f</mi>
    <mo stretchy="false" form="prefix">(</mo>
    <mi>c</mi>
    <mo stretchy="false" form="postfix">)</mo>
    <mo stretchy="false" form="postfix">)</mo>
    <mo stretchy="false" form="prefix">|</mo>
    <mo>≤</mo>
    <mi>ε</mi>
    <mi>′</mi>
    <mo stretchy="false" form="prefix">(</mo>
    <mi>d</mi>
    <mo>−</mo>
    <mi>c</mi>
    <mo stretchy="false" form="postfix">)</mo>
  </mrow>
</math>
</file>

<file path=Formula-454/content.xml><?xml version="1.0" encoding="utf-8"?>
<math xmlns="http://www.w3.org/1998/Math/MathML" display="inline">
  <mrow>
    <mi>γ</mi>
    <mo stretchy="false" form="prefix">(</mo>
    <mi>t</mi>
    <mo stretchy="false" form="postfix">)</mo>
    <mo>=</mo>
    <mrow>
      <mo stretchy="true" form="prefix">]</mo>
      <mi>t</mi>
      <mo>−</mo>
      <mi>δ</mi>
      <mo stretchy="false" form="prefix">(</mo>
      <mi>t</mi>
      <mo stretchy="false" form="postfix">)</mo>
      <mo>,</mo>
      <mi>t</mi>
      <mo>+</mo>
      <mi>δ</mi>
      <mo stretchy="false" form="prefix">(</mo>
      <mi>t</mi>
      <mo stretchy="false" form="postfix">)</mo>
      <mo stretchy="true" form="postfix">[</mo>
    </mrow>
    <mo>;</mo>
  </mrow>
</math>
</file>

<file path=Formula-456/content.xml><?xml version="1.0" encoding="utf-8"?>
<math xmlns="http://www.w3.org/1998/Math/MathML" display="inline">
  <mstyle mathvariant="script">
    <mi>𝒟</mi>
  </mstyle>
</math>
</file>

<file path=Formula-458/content.xml><?xml version="1.0" encoding="utf-8"?>
<math xmlns="http://www.w3.org/1998/Math/MathML" display="inline">
  <mi>γ</mi>
</math>
</file>

<file path=Formula-46/content.xml><?xml version="1.0" encoding="utf-8"?>
<math xmlns="http://www.w3.org/1998/Math/MathML" display="inline">
  <mi>I</mi>
</math>
</file>

<file path=Formula-460/content.xml><?xml version="1.0" encoding="utf-8"?>
<math xmlns="http://www.w3.org/1998/Math/MathML" display="inline">
  <mrow>
    <mi>i</mi>
    <mo>∈</mo>
    <mo stretchy="false" form="prefix">{</mo>
    <mn>0</mn>
    <mo>,</mo>
    <mi>…</mi>
    <mo>,</mo>
    <mi>m</mi>
    <mo>−</mo>
    <mn>1</mn>
    <mo stretchy="false" form="postfix">}</mo>
    <mo>,</mo>
  </mrow>
</math>
</file>

<file path=Formula-462/content.xml><?xml version="1.0" encoding="utf-8"?>
<math xmlns="http://www.w3.org/1998/Math/MathML" display="block">
  <mrow>
    <msub>
      <mi>t</mi>
      <mi>i</mi>
    </msub>
    <mo>∈</mo>
    <mo stretchy="false" form="prefix">[</mo>
    <msub>
      <mi>x</mi>
      <mi>i</mi>
    </msub>
    <mo>,</mo>
    <msub>
      <mi>x</mi>
      <mrow>
        <mi>i</mi>
        <mo>+</mo>
        <mn>1</mn>
      </mrow>
    </msub>
    <mo stretchy="false" form="postfix">]</mo>
    <mo>⊂</mo>
    <mrow>
      <mo stretchy="true" form="prefix">]</mo>
      <msub>
        <mi>t</mi>
        <mi>i</mi>
      </msub>
      <mo>−</mo>
      <mi>δ</mi>
      <mo stretchy="false" form="prefix">(</mo>
      <msub>
        <mi>t</mi>
        <mi>i</mi>
      </msub>
      <mo stretchy="false" form="postfix">)</mo>
      <mo>,</mo>
      <msub>
        <mi>t</mi>
        <mi>i</mi>
      </msub>
      <mo>+</mo>
      <mi>δ</mi>
      <mo stretchy="false" form="prefix">(</mo>
      <msub>
        <mi>t</mi>
        <mi>i</mi>
      </msub>
      <mo stretchy="false" form="postfix">)</mo>
      <mo stretchy="true" form="postfix">[</mo>
    </mrow>
    <mo>,</mo>
  </mrow>
</math>
</file>

<file path=Formula-464/content.xml><?xml version="1.0" encoding="utf-8"?>
<math xmlns="http://www.w3.org/1998/Math/MathML" display="block">
  <mrow>
    <mo stretchy="false" form="prefix">|</mo>
    <mi>f</mi>
    <mi>′</mi>
    <mo stretchy="false" form="prefix">(</mo>
    <msub>
      <mi>t</mi>
      <mi>i</mi>
    </msub>
    <mo stretchy="false" form="postfix">)</mo>
    <mo stretchy="false" form="prefix">(</mo>
    <msub>
      <mi>x</mi>
      <mrow>
        <mi>i</mi>
        <mo>+</mo>
        <mn>1</mn>
      </mrow>
    </msub>
    <mo>−</mo>
    <msub>
      <mi>x</mi>
      <mi>i</mi>
    </msub>
    <mo stretchy="false" form="postfix">)</mo>
    <mo>−</mo>
    <mo stretchy="false" form="prefix">(</mo>
    <mi>f</mi>
    <mo stretchy="false" form="prefix">(</mo>
    <msub>
      <mi>x</mi>
      <mrow>
        <mi>i</mi>
        <mo>+</mo>
        <mn>1</mn>
      </mrow>
    </msub>
    <mo stretchy="false" form="postfix">)</mo>
    <mo>−</mo>
    <mi>f</mi>
    <mo stretchy="false" form="prefix">(</mo>
    <msub>
      <mi>x</mi>
      <mi>i</mi>
    </msub>
    <mo stretchy="false" form="postfix">)</mo>
    <mo stretchy="false" form="postfix">)</mo>
    <mo stretchy="false" form="prefix">|</mo>
    <mo>≤</mo>
    <mi>ε</mi>
    <mi>′</mi>
    <mo stretchy="false" form="prefix">(</mo>
    <msub>
      <mi>x</mi>
      <mrow>
        <mi>i</mi>
        <mo>+</mo>
        <mn>1</mn>
      </mrow>
    </msub>
    <mo>−</mo>
    <msub>
      <mi>x</mi>
      <mi>i</mi>
    </msub>
    <mo stretchy="false" form="postfix">)</mo>
    <mi>.</mi>
  </mrow>
</math>
</file>

<file path=Formula-466/content.xml><?xml version="1.0" encoding="utf-8"?>
<math xmlns="http://www.w3.org/1998/Math/MathML" display="inline">
  <mrow>
    <mi>f</mi>
    <mi>′</mi>
  </mrow>
</math>
</file>

<file path=Formula-468/content.xml><?xml version="1.0" encoding="utf-8"?>
<math xmlns="http://www.w3.org/1998/Math/MathML" display="block">
  <mrow>
    <mtable>
      <mtr>
        <mtd columnalign="right">
          <mo stretchy="false" form="prefix">|</mo>
          <mi>S</mi>
          <mo stretchy="false" form="prefix">(</mo>
          <mi>f</mi>
          <mi>′</mi>
          <mo>,</mo>
          <mstyle mathvariant="script">
            <mi>𝒟</mi>
          </mstyle>
          <mo stretchy="false" form="postfix">)</mo>
          <mo>−</mo>
          <mo stretchy="false" form="prefix">(</mo>
          <mi>f</mi>
          <mo stretchy="false" form="prefix">(</mo>
          <mi>b</mi>
          <mo stretchy="false" form="postfix">)</mo>
          <mo>−</mo>
          <mi>f</mi>
          <mo stretchy="false" form="prefix">(</mo>
          <mi>a</mi>
          <mo stretchy="false" form="postfix">)</mo>
          <mo stretchy="false" form="postfix">)</mo>
          <mo stretchy="false" form="prefix">|</mo>
        </mtd>
        <mtd columnalign="left">
          <mo>≤</mo>
          <munderover>
            <mo>∑</mo>
            <mrow>
              <mi>i</mi>
              <mo>=</mo>
              <mn>0</mn>
            </mrow>
            <mrow>
              <mi>m</mi>
              <mo>−</mo>
              <mn>1</mn>
            </mrow>
          </munderover>
          <mrow>
            <mo stretchy="true" form="prefix">|</mo>
            <mi>f</mi>
            <mi>′</mi>
            <mo stretchy="false" form="prefix">(</mo>
            <msub>
              <mi>t</mi>
              <mi>i</mi>
            </msub>
            <mo stretchy="false" form="postfix">)</mo>
            <mo stretchy="false" form="prefix">(</mo>
            <msub>
              <mi>x</mi>
              <mrow>
                <mi>i</mi>
                <mo>+</mo>
                <mn>1</mn>
              </mrow>
            </msub>
            <mo>−</mo>
            <msub>
              <mi>x</mi>
              <mi>i</mi>
            </msub>
            <mo stretchy="false" form="postfix">)</mo>
            <mo>−</mo>
            <mo stretchy="false" form="prefix">(</mo>
            <mi>f</mi>
            <mo stretchy="false" form="prefix">(</mo>
            <msub>
              <mi>x</mi>
              <mrow>
                <mi>i</mi>
                <mo>+</mo>
                <mn>1</mn>
              </mrow>
            </msub>
            <mo stretchy="false" form="postfix">)</mo>
            <mo>−</mo>
            <mi>f</mi>
            <mo stretchy="false" form="prefix">(</mo>
            <msub>
              <mi>x</mi>
              <mi>i</mi>
            </msub>
            <mo stretchy="false" form="postfix">)</mo>
            <mo stretchy="false" form="postfix">)</mo>
            <mo stretchy="true" form="postfix">|</mo>
          </mrow>
        </mtd>
      </mtr>
      <mtr>
        <mtd columnalign="right"/>
        <mtd columnalign="left">
          <mo>≤</mo>
          <munderover>
            <mo>∑</mo>
            <mrow>
              <mi>i</mi>
              <mo>=</mo>
              <mn>0</mn>
            </mrow>
            <mrow>
              <mi>m</mi>
              <mo>−</mo>
              <mn>1</mn>
            </mrow>
          </munderover>
          <mi>ε</mi>
          <mi>′</mi>
          <mo stretchy="false" form="prefix">(</mo>
          <msub>
            <mi>x</mi>
            <mrow>
              <mi>i</mi>
              <mo>+</mo>
              <mn>1</mn>
            </mrow>
          </msub>
          <mo>−</mo>
          <msub>
            <mi>x</mi>
            <mi>i</mi>
          </msub>
          <mo stretchy="false" form="postfix">)</mo>
        </mtd>
      </mtr>
      <mtr>
        <mtd columnalign="right"/>
        <mtd columnalign="left">
          <mo>=</mo>
          <mi>ε</mi>
          <mi>′</mi>
          <munderover>
            <mo>∑</mo>
            <mrow>
              <mi>i</mi>
              <mo>=</mo>
              <mn>0</mn>
            </mrow>
            <mrow>
              <mi>m</mi>
              <mo>−</mo>
              <mn>1</mn>
            </mrow>
          </munderover>
          <mo stretchy="false" form="prefix">(</mo>
          <msub>
            <mi>x</mi>
            <mrow>
              <mi>i</mi>
              <mo>+</mo>
              <mn>1</mn>
            </mrow>
          </msub>
          <mo>−</mo>
          <msub>
            <mi>x</mi>
            <mi>i</mi>
          </msub>
          <mo stretchy="false" form="postfix">)</mo>
        </mtd>
      </mtr>
      <mtr>
        <mtd columnalign="right"/>
        <mtd columnalign="left">
          <mo>=</mo>
          <mi>ε</mi>
          <mi>′</mi>
          <mo stretchy="false" form="prefix">(</mo>
          <msub>
            <mi>x</mi>
            <mi>m</mi>
          </msub>
          <mo>−</mo>
          <msub>
            <mi>x</mi>
            <mn>0</mn>
          </msub>
          <mo stretchy="false" form="postfix">)</mo>
        </mtd>
      </mtr>
      <mtr>
        <mtd columnalign="right"/>
        <mtd columnalign="left">
          <mo>=</mo>
          <mi>ε</mi>
          <mi>′</mi>
          <mo stretchy="false" form="prefix">(</mo>
          <mi>b</mi>
          <mo>−</mo>
          <mi>a</mi>
          <mo stretchy="false" form="postfix">)</mo>
        </mtd>
      </mtr>
    </mtable>
    <mi>.</mi>
  </mrow>
</math>
</file>

<file path=Formula-470/content.xml><?xml version="1.0" encoding="utf-8"?>
<math xmlns="http://www.w3.org/1998/Math/MathML" display="inline">
  <mrow>
    <mi>ε</mi>
    <mi>′</mi>
  </mrow>
</math>
</file>

<file path=Formula-472/content.xml><?xml version="1.0" encoding="utf-8"?>
<math xmlns="http://www.w3.org/1998/Math/MathML" display="inline">
  <mrow>
    <mi>ε</mi>
    <mi>′</mi>
    <mo stretchy="false" form="prefix">(</mo>
    <mi>b</mi>
    <mo>−</mo>
    <mi>a</mi>
    <mo stretchy="false" form="postfix">)</mo>
    <mo>≤</mo>
    <mi>ε</mi>
  </mrow>
</math>
</file>

<file path=Formula-474/content.xml><?xml version="1.0" encoding="utf-8"?>
<math xmlns="http://www.w3.org/1998/Math/MathML" display="inline">
  <mi>◼</mi>
</math>
</file>

<file path=Formula-476/content.xml><?xml version="1.0" encoding="utf-8"?>
<math xmlns="http://www.w3.org/1998/Math/MathML" display="inline">
  <mrow>
    <mi>x</mi>
    <mo>↦</mo>
    <msup>
      <mi>e</mi>
      <mi>x</mi>
    </msup>
  </mrow>
</math>
</file>

<file path=Formula-478/content.xml><?xml version="1.0" encoding="utf-8"?>
<math xmlns="http://www.w3.org/1998/Math/MathML" display="inline">
  <mrow>
    <mi>f</mi>
    <mo>:</mo>
    <mi>x</mi>
    <mo>↦</mo>
    <msup>
      <mi>e</mi>
      <mi>x</mi>
    </msup>
  </mrow>
</math>
</file>

<file path=Formula-48/content.xml><?xml version="1.0" encoding="utf-8"?>
<math xmlns="http://www.w3.org/1998/Math/MathML" display="inline">
  <mrow>
    <mo stretchy="true" form="prefix">[</mo>
    <mi>a</mi>
    <mo>,</mo>
    <mi>b</mi>
    <mo stretchy="true" form="postfix">]</mo>
  </mrow>
</math>
</file>

<file path=Formula-480/content.xml><?xml version="1.0" encoding="utf-8"?>
<math xmlns="http://www.w3.org/1998/Math/MathML" display="inline">
  <mrow>
    <mo stretchy="false" form="prefix">[</mo>
    <mi>a</mi>
    <mo>,</mo>
    <mi>b</mi>
    <mo stretchy="false" form="postfix">]</mo>
  </mrow>
</math>
</file>

<file path=Formula-482/content.xml><?xml version="1.0" encoding="utf-8"?>
<math xmlns="http://www.w3.org/1998/Math/MathML" display="inline">
  <mstyle mathvariant="double-struck">
    <mi>ℝ</mi>
  </mstyle>
</math>
</file>

<file path=Formula-484/content.xml><?xml version="1.0" encoding="utf-8"?>
<math xmlns="http://www.w3.org/1998/Math/MathML" display="inline">
  <mrow>
    <mi>x</mi>
    <mo>↦</mo>
    <msup>
      <mi>e</mi>
      <mi>x</mi>
    </msup>
  </mrow>
</math>
</file>

<file path=Formula-486/content.xml><?xml version="1.0" encoding="utf-8"?>
<math xmlns="http://www.w3.org/1998/Math/MathML" display="block">
  <mrow>
    <msubsup>
      <mo>∫</mo>
      <mi>a</mi>
      <mi>b</mi>
    </msubsup>
    <msup>
      <mi>e</mi>
      <mi>x</mi>
    </msup>
    <mspace width="0.167em"/>
    <mi>d</mi>
    <mi>x</mi>
    <mo>=</mo>
    <msubsup>
      <mrow>
        <mo stretchy="true" form="prefix">[</mo>
        <msup>
          <mi>e</mi>
          <mi>x</mi>
        </msup>
        <mo stretchy="true" form="postfix">]</mo>
      </mrow>
      <mi>a</mi>
      <mi>b</mi>
    </msubsup>
    <mo>=</mo>
    <msup>
      <mi>e</mi>
      <mi>b</mi>
    </msup>
    <mo>−</mo>
    <msup>
      <mi>e</mi>
      <mi>a</mi>
    </msup>
    <mi>.</mi>
  </mrow>
</math>
</file>

<file path=Formula-488/content.xml><?xml version="1.0" encoding="utf-8"?>
<math xmlns="http://www.w3.org/1998/Math/MathML" display="inline">
  <mi>f</mi>
</math>
</file>

<file path=Formula-490/content.xml><?xml version="1.0" encoding="utf-8"?>
<math xmlns="http://www.w3.org/1998/Math/MathML" display="inline">
  <mrow>
    <mo stretchy="false" form="prefix">[</mo>
    <mi>a</mi>
    <mo>,</mo>
    <mi>b</mi>
    <mo stretchy="false" form="postfix">]</mo>
  </mrow>
</math>
</file>

<file path=Formula-492/content.xml><?xml version="1.0" encoding="utf-8"?>
<math xmlns="http://www.w3.org/1998/Math/MathML" display="inline">
  <mrow>
    <mi>ε</mi>
    <mo>&gt;</mo>
    <mn>0</mn>
  </mrow>
</math>
</file>

<file path=Formula-494/content.xml><?xml version="1.0" encoding="utf-8"?>
<math xmlns="http://www.w3.org/1998/Math/MathML" display="inline">
  <mi>γ</mi>
</math>
</file>

<file path=Formula-496/content.xml><?xml version="1.0" encoding="utf-8"?>
<math xmlns="http://www.w3.org/1998/Math/MathML" display="inline">
  <mstyle mathvariant="script">
    <mi>𝒟</mi>
  </mstyle>
</math>
</file>

<file path=Formula-498/content.xml><?xml version="1.0" encoding="utf-8"?>
<math xmlns="http://www.w3.org/1998/Math/MathML" display="inline">
  <mi>γ</mi>
</math>
</file>

<file path=Formula-50/content.xml><?xml version="1.0" encoding="utf-8"?>
<math xmlns="http://www.w3.org/1998/Math/MathML" display="inline">
  <mrow>
    <mo stretchy="true" form="prefix">]</mo>
    <mi>a</mi>
    <mo>,</mo>
    <mi>b</mi>
    <mo stretchy="true" form="postfix">[</mo>
  </mrow>
</math>
</file>

<file path=Formula-500/content.xml><?xml version="1.0" encoding="utf-8"?>
<math xmlns="http://www.w3.org/1998/Math/MathML" display="inline">
  <mrow>
    <mi>S</mi>
    <mo stretchy="false" form="prefix">(</mo>
    <mi>f</mi>
    <mo>,</mo>
    <mstyle mathvariant="script">
      <mi>𝒟</mi>
    </mstyle>
    <mo stretchy="false" form="postfix">)</mo>
  </mrow>
</math>
</file>

<file path=Formula-502/content.xml><?xml version="1.0" encoding="utf-8"?>
<math xmlns="http://www.w3.org/1998/Math/MathML" display="inline">
  <mrow>
    <mi>ε</mi>
    <mo stretchy="false" form="prefix">(</mo>
    <mi>b</mi>
    <mo>−</mo>
    <mi>a</mi>
    <mo stretchy="false" form="postfix">)</mo>
  </mrow>
</math>
</file>

<file path=Formula-504/content.xml><?xml version="1.0" encoding="utf-8"?>
<math xmlns="http://www.w3.org/1998/Math/MathML" display="inline">
  <mrow>
    <mi>ε</mi>
    <mo stretchy="false" form="prefix">(</mo>
    <mi>b</mi>
    <mo>−</mo>
    <mi>a</mi>
    <mo stretchy="false" form="postfix">)</mo>
  </mrow>
</math>
</file>

<file path=Formula-506/content.xml><?xml version="1.0" encoding="utf-8"?>
<math xmlns="http://www.w3.org/1998/Math/MathML" display="inline">
  <mrow>
    <mi>γ</mi>
    <mo stretchy="false" form="prefix">(</mo>
    <mi>t</mi>
    <mo stretchy="false" form="postfix">)</mo>
    <mo>=</mo>
    <mrow>
      <mo stretchy="true" form="prefix">]</mo>
      <mi>t</mi>
      <mo>−</mo>
      <mi>δ</mi>
      <mo stretchy="false" form="prefix">(</mo>
      <mi>t</mi>
      <mo stretchy="false" form="postfix">)</mo>
      <mo>,</mo>
      <mi>t</mi>
      <mo>+</mo>
      <mi>δ</mi>
      <mo stretchy="false" form="prefix">(</mo>
      <mi>t</mi>
      <mo stretchy="false" form="postfix">)</mo>
      <mo stretchy="true" form="postfix">[</mo>
    </mrow>
  </mrow>
</math>
</file>

<file path=Formula-508/content.xml><?xml version="1.0" encoding="utf-8"?>
<math xmlns="http://www.w3.org/1998/Math/MathML" display="inline">
  <mrow>
    <mi>δ</mi>
    <mo stretchy="false" form="prefix">(</mo>
    <mi>t</mi>
    <mo stretchy="false" form="postfix">)</mo>
    <mo>&gt;</mo>
    <mn>0</mn>
  </mrow>
</math>
</file>

<file path=Formula-510/content.xml><?xml version="1.0" encoding="utf-8"?>
<math xmlns="http://www.w3.org/1998/Math/MathML" display="inline">
  <mrow>
    <mo stretchy="false" form="prefix">|</mo>
    <mi>h</mi>
    <mo stretchy="false" form="prefix">|</mo>
    <mo>≤</mo>
    <mi>δ</mi>
    <mo stretchy="false" form="prefix">(</mo>
    <mi>t</mi>
    <mo stretchy="false" form="postfix">)</mo>
  </mrow>
</math>
</file>

<file path=Formula-512/content.xml><?xml version="1.0" encoding="utf-8"?>
<math xmlns="http://www.w3.org/1998/Math/MathML" display="block">
  <mrow>
    <mo stretchy="false" form="prefix">|</mo>
    <mi>f</mi>
    <mo stretchy="false" form="prefix">(</mo>
    <mi>t</mi>
    <mo>+</mo>
    <mi>h</mi>
    <mo stretchy="false" form="postfix">)</mo>
    <mo>−</mo>
    <mi>f</mi>
    <mo stretchy="false" form="prefix">(</mo>
    <mi>t</mi>
    <mo stretchy="false" form="postfix">)</mo>
    <mo>−</mo>
    <mi>f</mi>
    <mi>′</mi>
    <mo stretchy="false" form="prefix">(</mo>
    <mi>t</mi>
    <mo stretchy="false" form="postfix">)</mo>
    <mi>h</mi>
    <mo stretchy="false" form="prefix">|</mo>
    <mo>≤</mo>
    <mi>ε</mi>
    <mo stretchy="false" form="prefix">|</mo>
    <mi>h</mi>
    <mo stretchy="false" form="prefix">|</mo>
    <mi>.</mi>
  </mrow>
</math>
</file>

<file path=Formula-514/content.xml><?xml version="1.0" encoding="utf-8"?>
<math xmlns="http://www.w3.org/1998/Math/MathML" display="inline">
  <mrow>
    <mi>x</mi>
    <mo>∈</mo>
    <mo>↦</mo>
    <msup>
      <mi>e</mi>
      <mi>x</mi>
    </msup>
  </mrow>
</math>
</file>

<file path=Formula-516/content.xml><?xml version="1.0" encoding="utf-8"?>
<math xmlns="http://www.w3.org/1998/Math/MathML" display="inline">
  <mrow>
    <mo stretchy="false" form="prefix">[</mo>
    <mn>0</mn>
    <mo>,</mo>
    <mn>1</mn>
    <mo stretchy="false" form="postfix">]</mo>
  </mrow>
</math>
</file>

<file path=Formula-518/content.xml><?xml version="1.0" encoding="utf-8"?>
<math xmlns="http://www.w3.org/1998/Math/MathML" display="block">
  <mrow>
    <mo stretchy="false" form="prefix">|</mo>
    <mi>f</mi>
    <mo stretchy="false" form="prefix">(</mo>
    <mi>t</mi>
    <mo>+</mo>
    <mi>h</mi>
    <mo stretchy="false" form="postfix">)</mo>
    <mo>−</mo>
    <mi>f</mi>
    <mo stretchy="false" form="prefix">(</mo>
    <mi>t</mi>
    <mo stretchy="false" form="postfix">)</mo>
    <mo>−</mo>
    <mi>f</mi>
    <mi>′</mi>
    <mo stretchy="false" form="prefix">(</mo>
    <mi>t</mi>
    <mo stretchy="false" form="postfix">)</mo>
    <mi>h</mi>
    <mo stretchy="false" form="prefix">|</mo>
    <mo>=</mo>
    <mrow>
      <mo stretchy="true" form="prefix">|</mo>
      <msubsup>
        <mo>∫</mo>
        <mi>t</mi>
        <mrow>
          <mi>t</mi>
          <mo>+</mo>
          <mi>h</mi>
        </mrow>
      </msubsup>
      <mi>f</mi>
      <mi>″</mi>
      <mo stretchy="false" form="prefix">(</mo>
      <mi>x</mi>
      <mo stretchy="false" form="postfix">)</mo>
      <mo stretchy="false" form="prefix">(</mo>
      <mi>t</mi>
      <mo>+</mo>
      <mi>h</mi>
      <mo>−</mo>
      <mi>x</mi>
      <mo stretchy="false" form="postfix">)</mo>
      <mspace width="0.167em"/>
      <mi>d</mi>
      <mi>x</mi>
      <mo stretchy="true" form="postfix">|</mo>
    </mrow>
    <mi>.</mi>
  </mrow>
</math>
</file>

<file path=Formula-52/content.xml><?xml version="1.0" encoding="utf-8"?>
<math xmlns="http://www.w3.org/1998/Math/MathML" display="inline">
  <mrow>
    <mo stretchy="true" form="prefix">[</mo>
    <mi>a</mi>
    <mo>,</mo>
    <mi>b</mi>
    <mo stretchy="true" form="postfix">[</mo>
  </mrow>
</math>
</file>

<file path=Formula-520/content.xml><?xml version="1.0" encoding="utf-8"?>
<math xmlns="http://www.w3.org/1998/Math/MathML" display="inline">
  <mrow>
    <mi>f</mi>
    <mi>″</mi>
    <mo stretchy="false" form="prefix">(</mo>
    <mi>x</mi>
    <mo stretchy="false" form="postfix">)</mo>
    <mo>=</mo>
    <msup>
      <mi>e</mi>
      <mi>x</mi>
    </msup>
  </mrow>
</math>
</file>

<file path=Formula-522/content.xml><?xml version="1.0" encoding="utf-8"?>
<math xmlns="http://www.w3.org/1998/Math/MathML" display="inline">
  <mrow>
    <mi>h</mi>
    <mo>≥</mo>
    <mn>0</mn>
  </mrow>
</math>
</file>

<file path=Formula-524/content.xml><?xml version="1.0" encoding="utf-8"?>
<math xmlns="http://www.w3.org/1998/Math/MathML" display="block">
  <mrow>
    <mrow>
      <mo stretchy="true" form="prefix">|</mo>
      <msubsup>
        <mo>∫</mo>
        <mi>t</mi>
        <mrow>
          <mi>t</mi>
          <mo>+</mo>
          <mi>h</mi>
        </mrow>
      </msubsup>
      <mi>f</mi>
      <mi>″</mi>
      <mo stretchy="false" form="prefix">(</mo>
      <mi>x</mi>
      <mo stretchy="false" form="postfix">)</mo>
      <mo stretchy="false" form="prefix">(</mo>
      <mi>t</mi>
      <mo>+</mo>
      <mi>h</mi>
      <mo>−</mo>
      <mi>x</mi>
      <mo stretchy="false" form="postfix">)</mo>
      <mspace width="0.167em"/>
      <mi>d</mi>
      <mi>x</mi>
      <mo stretchy="true" form="postfix">|</mo>
    </mrow>
    <mo>≤</mo>
    <msup>
      <mi>e</mi>
      <mrow>
        <mi>x</mi>
        <mo>+</mo>
        <mi>h</mi>
      </mrow>
    </msup>
    <msubsup>
      <mo>∫</mo>
      <mi>t</mi>
      <mrow>
        <mi>t</mi>
        <mo>+</mo>
        <mi>h</mi>
      </mrow>
    </msubsup>
    <mo stretchy="false" form="prefix">(</mo>
    <mi>t</mi>
    <mo>+</mo>
    <mi>h</mi>
    <mo>−</mo>
    <mi>x</mi>
    <mo stretchy="false" form="postfix">)</mo>
    <mspace width="0.167em"/>
    <mi>d</mi>
    <mi>x</mi>
    <mo>=</mo>
    <msup>
      <mi>e</mi>
      <mrow>
        <mi>x</mi>
        <mo>+</mo>
        <mi>h</mi>
      </mrow>
    </msup>
    <msup>
      <mi>h</mi>
      <mn>2</mn>
    </msup>
    <mi>/</mi>
    <mn>2</mn>
  </mrow>
</math>
</file>

<file path=Formula-526/content.xml><?xml version="1.0" encoding="utf-8"?>
<math xmlns="http://www.w3.org/1998/Math/MathML" display="inline">
  <mrow>
    <mi>h</mi>
    <mo>&lt;</mo>
    <mn>0</mn>
  </mrow>
</math>
</file>

<file path=Formula-528/content.xml><?xml version="1.0" encoding="utf-8"?>
<math xmlns="http://www.w3.org/1998/Math/MathML" display="block">
  <mrow>
    <mrow>
      <mo stretchy="true" form="prefix">|</mo>
      <msubsup>
        <mo>∫</mo>
        <mi>t</mi>
        <mrow>
          <mi>t</mi>
          <mo>+</mo>
          <mi>h</mi>
        </mrow>
      </msubsup>
      <mi>f</mi>
      <mi>″</mi>
      <mo stretchy="false" form="prefix">(</mo>
      <mi>x</mi>
      <mo stretchy="false" form="postfix">)</mo>
      <mo stretchy="false" form="prefix">(</mo>
      <mi>t</mi>
      <mo>+</mo>
      <mi>h</mi>
      <mo>−</mo>
      <mi>x</mi>
      <mo stretchy="false" form="postfix">)</mo>
      <mspace width="0.167em"/>
      <mi>d</mi>
      <mi>x</mi>
      <mo stretchy="true" form="postfix">|</mo>
    </mrow>
    <mo>≤</mo>
    <msup>
      <mi>e</mi>
      <mi>x</mi>
    </msup>
    <msup>
      <mi>h</mi>
      <mn>2</mn>
    </msup>
    <mi>/</mi>
    <mn>2</mn>
    <mi>.</mi>
  </mrow>
</math>
</file>

<file path=Formula-530/content.xml><?xml version="1.0" encoding="utf-8"?>
<math xmlns="http://www.w3.org/1998/Math/MathML" display="inline">
  <mrow>
    <mo stretchy="false" form="prefix">|</mo>
    <mi>f</mi>
    <mo stretchy="false" form="prefix">(</mo>
    <mi>t</mi>
    <mo>+</mo>
    <mi>h</mi>
    <mo stretchy="false" form="postfix">)</mo>
    <mo>−</mo>
    <mi>f</mi>
    <mo stretchy="false" form="prefix">(</mo>
    <mi>t</mi>
    <mo stretchy="false" form="postfix">)</mo>
    <mo>−</mo>
    <mi>f</mi>
    <mi>′</mi>
    <mo stretchy="false" form="prefix">(</mo>
    <mi>t</mi>
    <mo stretchy="false" form="postfix">)</mo>
    <mi>h</mi>
    <mo stretchy="false" form="prefix">|</mo>
    <mo>≤</mo>
    <mi>ε</mi>
    <mo stretchy="false" form="prefix">|</mo>
    <mi>h</mi>
    <mo stretchy="false" form="prefix">|</mo>
    <mo>,</mo>
  </mrow>
</math>
</file>

<file path=Formula-532/content.xml><?xml version="1.0" encoding="utf-8"?>
<math xmlns="http://www.w3.org/1998/Math/MathML" display="inline">
  <mrow>
    <mo stretchy="false" form="prefix">|</mo>
    <mi>h</mi>
    <mo stretchy="false" form="prefix">|</mo>
    <mo>≤</mo>
    <mi>δ</mi>
    <mo stretchy="false" form="prefix">(</mo>
    <mi>t</mi>
    <mo stretchy="false" form="postfix">)</mo>
    <mo>,</mo>
  </mrow>
</math>
</file>

<file path=Formula-534/content.xml><?xml version="1.0" encoding="utf-8"?>
<math xmlns="http://www.w3.org/1998/Math/MathML" display="inline">
  <mrow>
    <msup>
      <mi>e</mi>
      <mrow>
        <mi>x</mi>
        <mo>+</mo>
        <mi>δ</mi>
        <mo stretchy="false" form="prefix">(</mo>
        <mi>t</mi>
        <mo stretchy="false" form="postfix">)</mo>
      </mrow>
    </msup>
    <mi>δ</mi>
    <mo stretchy="false" form="prefix">(</mo>
    <mi>t</mi>
    <mo stretchy="false" form="postfix">)</mo>
    <mi>/</mi>
    <mn>2</mn>
    <mo>≤</mo>
    <mi>ε</mi>
    <mo>,</mo>
  </mrow>
</math>
</file>

<file path=Formula-536/content.xml><?xml version="1.0" encoding="utf-8"?>
<math xmlns="http://www.w3.org/1998/Math/MathML" display="inline">
  <mrow>
    <mi>δ</mi>
    <mo stretchy="false" form="prefix">(</mo>
    <mi>t</mi>
    <mo stretchy="false" form="postfix">)</mo>
    <msup>
      <mi>e</mi>
      <mrow>
        <mi>δ</mi>
        <mo stretchy="false" form="prefix">(</mo>
        <mi>t</mi>
        <mo stretchy="false" form="postfix">)</mo>
      </mrow>
    </msup>
    <mo>≤</mo>
    <mn>2</mn>
    <msup>
      <mi>e</mi>
      <mrow>
        <mo>−</mo>
        <mi>x</mi>
      </mrow>
    </msup>
    <mi>ε</mi>
    <mi>.</mi>
  </mrow>
</math>
</file>

<file path=Formula-538/content.xml><?xml version="1.0" encoding="utf-8"?>
<math xmlns="http://www.w3.org/1998/Math/MathML" display="inline">
  <mrow>
    <mi>y</mi>
    <mo>∈</mo>
    <mstyle mathvariant="double-struck">
      <mi>ℝ</mi>
    </mstyle>
    <mo>→</mo>
    <mi>y</mi>
    <msup>
      <mi>e</mi>
      <mi>y</mi>
    </msup>
    <mo>∈</mo>
    <mrow>
      <mo stretchy="true" form="prefix">]</mo>
      <mn>0</mn>
      <mo>,</mo>
      <mo>+</mo>
      <mi>∞</mi>
      <mo stretchy="true" form="postfix">[</mo>
    </mrow>
  </mrow>
</math>
</file>

<file path=Formula-54/content.xml><?xml version="1.0" encoding="utf-8"?>
<math xmlns="http://www.w3.org/1998/Math/MathML" display="inline">
  <mrow>
    <mo stretchy="true" form="prefix">]</mo>
    <mi>a</mi>
    <mo>,</mo>
    <mi>b</mi>
    <mo stretchy="true" form="postfix">]</mo>
  </mrow>
</math>
</file>

<file path=Formula-540/content.xml><?xml version="1.0" encoding="utf-8"?>
<math xmlns="http://www.w3.org/1998/Math/MathML" display="inline">
  <mi>W</mi>
</math>
</file>

<file path=Formula-542/content.xml><?xml version="1.0" encoding="utf-8"?>
<math xmlns="http://www.w3.org/1998/Math/MathML" display="inline">
  <mrow>
    <mi>δ</mi>
    <mo stretchy="false" form="prefix">(</mo>
    <mi>t</mi>
    <mo stretchy="false" form="postfix">)</mo>
  </mrow>
</math>
</file>

<file path=Formula-544/content.xml><?xml version="1.0" encoding="utf-8"?>
<math xmlns="http://www.w3.org/1998/Math/MathML" display="block">
  <mrow>
    <mi>δ</mi>
    <mo stretchy="false" form="prefix">(</mo>
    <mi>t</mi>
    <mo stretchy="false" form="postfix">)</mo>
    <mo>=</mo>
    <mi>W</mi>
    <mrow>
      <mo stretchy="true" form="prefix">(</mo>
      <mn>2</mn>
      <msup>
        <mi>e</mi>
        <mrow>
          <mo>−</mo>
          <mi>x</mi>
        </mrow>
      </msup>
      <mi>ε</mi>
      <mo stretchy="true" form="postfix">)</mo>
    </mrow>
  </mrow>
</math>
</file>

<file path=Formula-546/content.xml><?xml version="1.0" encoding="utf-8"?>
<math xmlns="http://www.w3.org/1998/Math/MathML" display="inline">
  <mrow>
    <mo stretchy="false" form="prefix">[</mo>
    <mi>a</mi>
    <mo>,</mo>
    <mi>b</mi>
    <mo stretchy="false" form="postfix">]</mo>
  </mrow>
</math>
</file>

<file path=Formula-548/content.xml><?xml version="1.0" encoding="utf-8"?>
<math xmlns="http://www.w3.org/1998/Math/MathML" display="inline">
  <mrow>
    <mi>ε</mi>
    <mo>&gt;</mo>
    <mn>0</mn>
  </mrow>
</math>
</file>

<file path=Formula-550/content.xml><?xml version="1.0" encoding="utf-8"?>
<math xmlns="http://www.w3.org/1998/Math/MathML" display="inline">
  <mi>γ</mi>
</math>
</file>

<file path=Formula-552/content.xml><?xml version="1.0" encoding="utf-8"?>
<math xmlns="http://www.w3.org/1998/Math/MathML" display="inline">
  <mrow>
    <mo stretchy="false" form="prefix">[</mo>
    <mi>a</mi>
    <mo>,</mo>
    <mi>b</mi>
    <mo stretchy="false" form="postfix">]</mo>
  </mrow>
</math>
</file>

<file path=Formula-554/content.xml><?xml version="1.0" encoding="utf-8"?>
<math xmlns="http://www.w3.org/1998/Math/MathML" display="block">
  <mrow>
    <mi>γ</mi>
    <mo stretchy="false" form="prefix">(</mo>
    <mi>t</mi>
    <mo stretchy="false" form="postfix">)</mo>
    <mo>=</mo>
    <mrow>
      <mo stretchy="true" form="prefix">]</mo>
      <mi>t</mi>
      <mo>−</mo>
      <mi>W</mi>
      <mrow>
        <mo stretchy="true" form="prefix">(</mo>
        <mn>2</mn>
        <msup>
          <mi>e</mi>
          <mrow>
            <mo>−</mo>
            <mi>x</mi>
          </mrow>
        </msup>
        <mi>ε</mi>
        <mo stretchy="true" form="postfix">)</mo>
      </mrow>
      <mo>,</mo>
      <mi>t</mi>
      <mo>+</mo>
      <mi>W</mi>
      <mrow>
        <mo stretchy="true" form="prefix">(</mo>
        <mn>2</mn>
        <msup>
          <mi>e</mi>
          <mrow>
            <mo>−</mo>
            <mi>x</mi>
          </mrow>
        </msup>
        <mi>ε</mi>
        <mo stretchy="true" form="postfix">)</mo>
      </mrow>
      <mo stretchy="true" form="postfix">[</mo>
    </mrow>
  </mrow>
</math>
</file>

<file path=Formula-556/content.xml><?xml version="1.0" encoding="utf-8"?>
<math xmlns="http://www.w3.org/1998/Math/MathML" display="inline">
  <mstyle mathvariant="script">
    <mi>𝒟</mi>
  </mstyle>
</math>
</file>

<file path=Formula-558/content.xml><?xml version="1.0" encoding="utf-8"?>
<math xmlns="http://www.w3.org/1998/Math/MathML" display="inline">
  <mrow>
    <mo stretchy="false" form="prefix">[</mo>
    <mi>a</mi>
    <mo>,</mo>
    <mi>b</mi>
    <mo stretchy="false" form="postfix">]</mo>
  </mrow>
</math>
</file>

<file path=Formula-56/content.xml><?xml version="1.0" encoding="utf-8"?>
<math xmlns="http://www.w3.org/1998/Math/MathML" display="inline">
  <mrow>
    <mi>a</mi>
    <mo>≤</mo>
    <mi>b</mi>
  </mrow>
</math>
</file>

<file path=Formula-560/content.xml><?xml version="1.0" encoding="utf-8"?>
<math xmlns="http://www.w3.org/1998/Math/MathML" display="inline">
  <mi>γ</mi>
</math>
</file>

<file path=Formula-562/content.xml><?xml version="1.0" encoding="utf-8"?>
<math xmlns="http://www.w3.org/1998/Math/MathML" display="block">
  <mrow>
    <mrow>
      <mo stretchy="true" form="prefix">|</mo>
      <mi>S</mi>
      <mo stretchy="false" form="prefix">(</mo>
      <mi>x</mi>
      <mo>↦</mo>
      <msup>
        <mi>e</mi>
        <mi>x</mi>
      </msup>
      <mo>,</mo>
      <mstyle mathvariant="script">
        <mi>𝒟</mi>
      </mstyle>
      <mo stretchy="false" form="postfix">)</mo>
      <mo>−</mo>
      <msubsup>
        <mo>∫</mo>
        <mi>a</mi>
        <mi>b</mi>
      </msubsup>
      <msup>
        <mi>e</mi>
        <mi>x</mi>
      </msup>
      <mspace width="0.167em"/>
      <mi>d</mi>
      <mi>x</mi>
      <mo stretchy="true" form="postfix">|</mo>
    </mrow>
    <mo>≤</mo>
    <mi>ε</mi>
    <mo stretchy="false" form="prefix">(</mo>
    <mi>b</mi>
    <mo>−</mo>
    <mi>a</mi>
    <mo stretchy="false" form="postfix">)</mo>
    <mi>.</mi>
  </mrow>
</math>
</file>

<file path=Formula-564/content.xml><?xml version="1.0" encoding="utf-8"?>
<math xmlns="http://www.w3.org/1998/Math/MathML" display="inline">
  <mi>ε</mi>
</math>
</file>

<file path=Formula-566/content.xml><?xml version="1.0" encoding="utf-8"?>
<math xmlns="http://www.w3.org/1998/Math/MathML" display="inline">
  <mrow>
    <mn>1</mn>
    <mi>/</mi>
    <msqrt>
      <mi>x</mi>
    </msqrt>
  </mrow>
</math>
</file>

<file path=Formula-568/content.xml><?xml version="1.0" encoding="utf-8"?>
<math xmlns="http://www.w3.org/1998/Math/MathML" display="inline">
  <mrow>
    <mi>f</mi>
    <mo>:</mo>
    <mo stretchy="false" form="prefix">[</mo>
    <mn>0</mn>
    <mo>,</mo>
    <mn>1</mn>
    <mo stretchy="false" form="postfix">]</mo>
    <mo>→</mo>
    <mstyle mathvariant="double-struck">
      <mi>ℝ</mi>
    </mstyle>
  </mrow>
</math>
</file>

<file path=Formula-570/content.xml><?xml version="1.0" encoding="utf-8"?>
<math xmlns="http://www.w3.org/1998/Math/MathML" display="block">
  <mrow>
    <mi>f</mi>
    <mo stretchy="false" form="prefix">(</mo>
    <mi>x</mi>
    <mo stretchy="false" form="postfix">)</mo>
    <mo>=</mo>
    <mrow>
      <mo stretchy="true" form="prefix">|</mo>
      <mtable>
        <mtr>
          <mtd columnalign="right">
            <mn>1</mn>
            <mi>/</mi>
            <msqrt>
              <mi>x</mi>
            </msqrt>
          </mtd>
          <mtd columnalign="left">
            <mrow>
              <mtext mathvariant="normal">si </mtext>
              <mspace width="0.333em"/>
            </mrow>
            <mspace width="0.167em"/>
            <mi>x</mi>
            <mo>&gt;</mo>
            <mn>0</mn>
            <mo>,</mo>
          </mtd>
        </mtr>
        <mtr>
          <mtd columnalign="right">
            <mn>0</mn>
          </mtd>
          <mtd columnalign="left">
            <mrow>
              <mtext mathvariant="normal">si </mtext>
              <mspace width="0.333em"/>
            </mrow>
            <mspace width="0.167em"/>
            <mi>x</mi>
            <mo>=</mo>
            <mn>0</mn>
            <mi>.</mi>
          </mtd>
        </mtr>
      </mtable>
    </mrow>
  </mrow>
</math>
</file>

<file path=Formula-572/content.xml><?xml version="1.0" encoding="utf-8"?>
<math xmlns="http://www.w3.org/1998/Math/MathML" display="inline">
  <mrow>
    <mi>x</mi>
    <mo>=</mo>
    <mn>0</mn>
  </mrow>
</math>
</file>

<file path=Formula-574/content.xml><?xml version="1.0" encoding="utf-8"?>
<math xmlns="http://www.w3.org/1998/Math/MathML" display="inline">
  <mn>0</mn>
</math>
</file>

<file path=Formula-576/content.xml><?xml version="1.0" encoding="utf-8"?>
<math xmlns="http://www.w3.org/1998/Math/MathML" display="inline">
  <mi>f</mi>
</math>
</file>

<file path=Formula-578/content.xml><?xml version="1.0" encoding="utf-8"?>
<math xmlns="http://www.w3.org/1998/Math/MathML" display="inline">
  <mn>0</mn>
</math>
</file>

<file path=Formula-58/content.xml><?xml version="1.0" encoding="utf-8"?>
<math xmlns="http://www.w3.org/1998/Math/MathML" display="block">
  <mrow>
    <mi>ℓ</mi>
    <mo stretchy="false" form="prefix">(</mo>
    <mi>I</mi>
    <mo stretchy="false" form="postfix">)</mo>
    <mo>=</mo>
    <mi>b</mi>
    <mo>−</mo>
    <mi>a</mi>
  </mrow>
</math>
</file>

<file path=Formula-580/content.xml><?xml version="1.0" encoding="utf-8"?>
<math xmlns="http://www.w3.org/1998/Math/MathML" display="inline">
  <mn>0</mn>
</math>
</file>

<file path=Formula-582/content.xml><?xml version="1.0" encoding="utf-8"?>
<math xmlns="http://www.w3.org/1998/Math/MathML" display="inline">
  <mrow>
    <mn>1</mn>
    <mi>/</mi>
    <msqrt>
      <mi>x</mi>
    </msqrt>
  </mrow>
</math>
</file>

<file path=Formula-584/content.xml><?xml version="1.0" encoding="utf-8"?>
<math xmlns="http://www.w3.org/1998/Math/MathML" display="inline">
  <mi>f</mi>
</math>
</file>

<file path=Formula-586/content.xml><?xml version="1.0" encoding="utf-8"?>
<math xmlns="http://www.w3.org/1998/Math/MathML" display="inline">
  <mrow>
    <mi>x</mi>
    <mo>=</mo>
    <mn>0</mn>
  </mrow>
</math>
</file>

<file path=Formula-588/content.xml><?xml version="1.0" encoding="utf-8"?>
<math xmlns="http://www.w3.org/1998/Math/MathML" display="inline">
  <mrow>
    <mo stretchy="false" form="prefix">[</mo>
    <mn>0</mn>
    <mo>,</mo>
    <mn>1</mn>
    <mo stretchy="false" form="postfix">]</mo>
  </mrow>
</math>
</file>

<file path=Formula-590/content.xml><?xml version="1.0" encoding="utf-8"?>
<math xmlns="http://www.w3.org/1998/Math/MathML" display="inline">
  <mrow>
    <mo stretchy="false" form="prefix">[</mo>
    <mi>a</mi>
    <mo>,</mo>
    <mi>b</mi>
    <mo stretchy="false" form="postfix">]</mo>
  </mrow>
</math>
</file>

<file path=Formula-592/content.xml><?xml version="1.0" encoding="utf-8"?>
<math xmlns="http://www.w3.org/1998/Math/MathML" display="inline">
  <mrow>
    <mn>0</mn>
    <mo>&lt;</mo>
    <mi>a</mi>
    <mo>≤</mo>
    <mi>b</mi>
    <mo>≤</mo>
    <mn>1</mn>
  </mrow>
</math>
</file>

<file path=Formula-594/content.xml><?xml version="1.0" encoding="utf-8"?>
<math xmlns="http://www.w3.org/1998/Math/MathML" display="inline">
  <mi>f</mi>
</math>
</file>

<file path=Formula-596/content.xml><?xml version="1.0" encoding="utf-8"?>
<math xmlns="http://www.w3.org/1998/Math/MathML" display="inline">
  <mrow>
    <mo stretchy="false" form="prefix">[</mo>
    <mi>a</mi>
    <mo>,</mo>
    <mi>b</mi>
    <mo stretchy="false" form="postfix">]</mo>
  </mrow>
</math>
</file>

<file path=Formula-598/content.xml><?xml version="1.0" encoding="utf-8"?>
<math xmlns="http://www.w3.org/1998/Math/MathML" display="inline">
  <mrow>
    <mi>x</mi>
    <mo>∈</mo>
    <mo stretchy="false" form="prefix">[</mo>
    <mi>a</mi>
    <mo>,</mo>
    <mi>b</mi>
    <mo stretchy="false" form="postfix">]</mo>
    <mo>↦</mo>
    <mn>2</mn>
    <msqrt>
      <mi>x</mi>
    </msqrt>
  </mrow>
</math>
</file>

<file path=Formula-6/content.xml><?xml version="1.0" encoding="utf-8"?>
<math xmlns="http://www.w3.org/1998/Math/MathML" display="inline">
  <mi>y</mi>
</math>
</file>

<file path=Formula-60/content.xml><?xml version="1.0" encoding="utf-8"?>
<math xmlns="http://www.w3.org/1998/Math/MathML" display="inline">
  <mi>I</mi>
</math>
</file>

<file path=Formula-600/content.xml><?xml version="1.0" encoding="utf-8"?>
<math xmlns="http://www.w3.org/1998/Math/MathML" display="block">
  <mrow>
    <msubsup>
      <mo>∫</mo>
      <mi>a</mi>
      <mi>b</mi>
    </msubsup>
    <mi>f</mi>
    <mo stretchy="false" form="prefix">(</mo>
    <mi>x</mi>
    <mo stretchy="false" form="postfix">)</mo>
    <mspace width="0.167em"/>
    <mi>d</mi>
    <mi>x</mi>
    <mo>=</mo>
    <msubsup>
      <mo>∫</mo>
      <mi>a</mi>
      <mi>b</mi>
    </msubsup>
    <mo stretchy="false" form="prefix">(</mo>
    <mn>2</mn>
    <msqrt>
      <mi>x</mi>
    </msqrt>
    <mo stretchy="false" form="postfix">)</mo>
    <mi>′</mi>
    <mspace width="0.167em"/>
    <mi>d</mi>
    <mi>x</mi>
    <mo>=</mo>
    <msubsup>
      <mrow>
        <mo stretchy="true" form="prefix">[</mo>
        <mn>2</mn>
        <msqrt>
          <mi>x</mi>
        </msqrt>
        <mo stretchy="true" form="postfix">]</mo>
      </mrow>
      <mi>a</mi>
      <mi>b</mi>
    </msubsup>
    <mo>=</mo>
    <mn>2</mn>
    <mo stretchy="false" form="prefix">(</mo>
    <msqrt>
      <mi>b</mi>
    </msqrt>
    <mo>−</mo>
    <msqrt>
      <mi>a</mi>
    </msqrt>
    <mo stretchy="false" form="postfix">)</mo>
    <mi>.</mi>
  </mrow>
</math>
</file>

<file path=Formula-602/content.xml><?xml version="1.0" encoding="utf-8"?>
<math xmlns="http://www.w3.org/1998/Math/MathML" display="inline">
  <mi>f</mi>
</math>
</file>

<file path=Formula-604/content.xml><?xml version="1.0" encoding="utf-8"?>
<math xmlns="http://www.w3.org/1998/Math/MathML" display="inline">
  <mrow>
    <mo stretchy="false" form="prefix">[</mo>
    <mn>0</mn>
    <mo>,</mo>
    <mn>1</mn>
    <mo stretchy="false" form="postfix">]</mo>
  </mrow>
</math>
</file>

<file path=Formula-606/content.xml><?xml version="1.0" encoding="utf-8"?>
<math xmlns="http://www.w3.org/1998/Math/MathML" display="block">
  <mrow>
    <msubsup>
      <mo>∫</mo>
      <mn>0</mn>
      <mn>1</mn>
    </msubsup>
    <mi>f</mi>
    <mo stretchy="false" form="prefix">(</mo>
    <mi>x</mi>
    <mo stretchy="false" form="postfix">)</mo>
    <mspace width="0.167em"/>
    <mi>d</mi>
    <mi>x</mi>
    <mover>
      <mo>=</mo>
      <mo accent="false">?</mo>
    </mover>
    <mn>2</mn>
    <mo stretchy="false" form="prefix">(</mo>
    <msqrt>
      <mn>1</mn>
    </msqrt>
    <mo>−</mo>
    <msqrt>
      <mn>0</mn>
    </msqrt>
    <mo stretchy="false" form="postfix">)</mo>
    <mo>=</mo>
    <mn>2</mn>
    <mi>.</mi>
  </mrow>
</math>
</file>

<file path=Formula-608/content.xml><?xml version="1.0" encoding="utf-8"?>
<math xmlns="http://www.w3.org/1998/Math/MathML" display="inline">
  <mrow>
    <mi>ε</mi>
    <mo>&gt;</mo>
    <mn>0</mn>
  </mrow>
</math>
</file>

<file path=Formula-610/content.xml><?xml version="1.0" encoding="utf-8"?>
<math xmlns="http://www.w3.org/1998/Math/MathML" display="inline">
  <mi>γ</mi>
</math>
</file>

<file path=Formula-612/content.xml><?xml version="1.0" encoding="utf-8"?>
<math xmlns="http://www.w3.org/1998/Math/MathML" display="inline">
  <mrow>
    <mo stretchy="false" form="prefix">[</mo>
    <mn>0</mn>
    <mo>,</mo>
    <mn>1</mn>
    <mo stretchy="false" form="postfix">]</mo>
  </mrow>
</math>
</file>

<file path=Formula-614/content.xml><?xml version="1.0" encoding="utf-8"?>
<math xmlns="http://www.w3.org/1998/Math/MathML" display="inline">
  <mstyle mathvariant="script">
    <mi>𝒟</mi>
  </mstyle>
</math>
</file>

<file path=Formula-616/content.xml><?xml version="1.0" encoding="utf-8"?>
<math xmlns="http://www.w3.org/1998/Math/MathML" display="inline">
  <mi>γ</mi>
</math>
</file>

<file path=Formula-618/content.xml><?xml version="1.0" encoding="utf-8"?>
<math xmlns="http://www.w3.org/1998/Math/MathML" display="block">
  <mrow>
    <mrow>
      <mo stretchy="true" form="prefix">|</mo>
      <mi>S</mi>
      <mo stretchy="false" form="prefix">(</mo>
      <mi>f</mi>
      <mo>,</mo>
      <mstyle mathvariant="script">
        <mi>𝒟</mi>
      </mstyle>
      <mo stretchy="false" form="postfix">)</mo>
      <mo>−</mo>
      <mn>2</mn>
      <mo stretchy="true" form="postfix">|</mo>
    </mrow>
    <mo>≤</mo>
    <mi>ε</mi>
    <mi>.</mi>
  </mrow>
</math>
</file>

<file path=Formula-62/content.xml><?xml version="1.0" encoding="utf-8"?>
<math xmlns="http://www.w3.org/1998/Math/MathML" display="block">
  <mrow>
    <mi>ℓ</mi>
    <mo stretchy="false" form="prefix">(</mo>
    <mi>I</mi>
    <mo stretchy="false" form="postfix">)</mo>
    <mo>=</mo>
    <mo>+</mo>
    <mi>∞</mi>
    <mi>.</mi>
  </mrow>
</math>
</file>

<file path=Formula-620/content.xml><?xml version="1.0" encoding="utf-8"?>
<math xmlns="http://www.w3.org/1998/Math/MathML" display="inline">
  <mstyle mathvariant="script">
    <mi>𝒟</mi>
  </mstyle>
</math>
</file>

<file path=Formula-622/content.xml><?xml version="1.0" encoding="utf-8"?>
<math xmlns="http://www.w3.org/1998/Math/MathML" display="inline">
  <mrow>
    <mo stretchy="false" form="prefix">(</mo>
    <mo stretchy="false" form="prefix">[</mo>
    <msub>
      <mi>x</mi>
      <mi>i</mi>
    </msub>
    <mo>,</mo>
    <msub>
      <mi>x</mi>
      <mrow>
        <mi>i</mi>
        <mo>+</mo>
        <mn>1</mn>
      </mrow>
    </msub>
    <mo stretchy="false" form="postfix">]</mo>
    <mo>,</mo>
    <msub>
      <mi>t</mi>
      <mi>i</mi>
    </msub>
    <mo stretchy="false" form="postfix">)</mo>
  </mrow>
</math>
</file>

<file path=Formula-624/content.xml><?xml version="1.0" encoding="utf-8"?>
<math xmlns="http://www.w3.org/1998/Math/MathML" display="inline">
  <mrow>
    <mn>0</mn>
    <mo>≤</mo>
    <msub>
      <mi>x</mi>
      <mn>0</mn>
    </msub>
    <mo>≤</mo>
    <mi>…</mi>
    <mo>≤</mo>
    <msub>
      <mi>x</mi>
      <mi>m</mi>
    </msub>
    <mo>≤</mo>
    <mn>1</mn>
  </mrow>
</math>
</file>

<file path=Formula-626/content.xml><?xml version="1.0" encoding="utf-8"?>
<math xmlns="http://www.w3.org/1998/Math/MathML" display="inline">
  <msub>
    <mi>x</mi>
    <mi>p</mi>
  </msub>
</math>
</file>

<file path=Formula-628/content.xml><?xml version="1.0" encoding="utf-8"?>
<math xmlns="http://www.w3.org/1998/Math/MathML" display="inline">
  <msub>
    <mi>x</mi>
    <mi>i</mi>
  </msub>
</math>
</file>

<file path=Formula-630/content.xml><?xml version="1.0" encoding="utf-8"?>
<math xmlns="http://www.w3.org/1998/Math/MathML" display="inline">
  <mn>0</mn>
</math>
</file>

<file path=Formula-632/content.xml><?xml version="1.0" encoding="utf-8"?>
<math xmlns="http://www.w3.org/1998/Math/MathML" display="block">
  <mtable>
    <mtr>
      <mtd columnalign="right">
        <mi>S</mi>
        <mo stretchy="false" form="prefix">(</mo>
        <mi>f</mi>
        <mo>,</mo>
        <mstyle mathvariant="script">
          <mi>𝒟</mi>
        </mstyle>
        <mo stretchy="false" form="postfix">)</mo>
      </mtd>
      <mtd columnalign="left">
        <mo>=</mo>
        <mi>f</mi>
        <mo stretchy="false" form="prefix">(</mo>
        <msub>
          <mi>t</mi>
          <mn>0</mn>
        </msub>
        <mo stretchy="false" form="postfix">)</mo>
        <mo stretchy="false" form="prefix">(</mo>
        <msub>
          <mi>x</mi>
          <mn>1</mn>
        </msub>
        <mo>−</mo>
        <msub>
          <mi>x</mi>
          <mn>0</mn>
        </msub>
        <mo stretchy="false" form="postfix">)</mo>
        <mo>+</mo>
        <mi>…</mi>
        <mo>+</mo>
        <mi>f</mi>
        <mo stretchy="false" form="prefix">(</mo>
        <msub>
          <mi>t</mi>
          <mrow>
            <mi>p</mi>
            <mo>−</mo>
            <mn>1</mn>
          </mrow>
        </msub>
        <mo stretchy="false" form="postfix">)</mo>
        <mo stretchy="false" form="prefix">(</mo>
        <msub>
          <mi>x</mi>
          <mi>p</mi>
        </msub>
        <mo>−</mo>
        <msub>
          <mi>x</mi>
          <mrow>
            <mi>p</mi>
            <mo>−</mo>
            <mn>1</mn>
          </mrow>
        </msub>
        <mo stretchy="false" form="postfix">)</mo>
        <mo>+</mo>
        <munderover>
          <mo>∑</mo>
          <mrow>
            <mi>i</mi>
            <mo>=</mo>
            <mi>p</mi>
          </mrow>
          <mi>m</mi>
        </munderover>
        <mi>f</mi>
        <mo stretchy="false" form="prefix">(</mo>
        <msub>
          <mi>t</mi>
          <mi>i</mi>
        </msub>
        <mo stretchy="false" form="postfix">)</mo>
        <mo stretchy="false" form="prefix">(</mo>
        <msub>
          <mi>x</mi>
          <mrow>
            <mi>i</mi>
            <mo>+</mo>
            <mn>1</mn>
          </mrow>
        </msub>
        <mo>−</mo>
        <msub>
          <mi>x</mi>
          <mi>i</mi>
        </msub>
        <mo stretchy="false" form="postfix">)</mo>
      </mtd>
    </mtr>
    <mtr>
      <mtd columnalign="right"/>
      <mtd columnalign="left">
        <mo>=</mo>
        <mi>f</mi>
        <mo stretchy="false" form="prefix">(</mo>
        <msub>
          <mi>t</mi>
          <mrow>
            <mi>p</mi>
            <mo>−</mo>
            <mn>1</mn>
          </mrow>
        </msub>
        <mo stretchy="false" form="postfix">)</mo>
        <msub>
          <mi>x</mi>
          <mi>p</mi>
        </msub>
        <mo>+</mo>
        <munderover>
          <mo>∑</mo>
          <mrow>
            <mi>i</mi>
            <mo>=</mo>
            <mi>p</mi>
          </mrow>
          <mi>m</mi>
        </munderover>
        <mi>f</mi>
        <mo stretchy="false" form="prefix">(</mo>
        <msub>
          <mi>t</mi>
          <mi>i</mi>
        </msub>
        <mo stretchy="false" form="postfix">)</mo>
        <mo stretchy="false" form="prefix">(</mo>
        <msub>
          <mi>x</mi>
          <mrow>
            <mi>i</mi>
            <mo>+</mo>
            <mn>1</mn>
          </mrow>
        </msub>
        <mo>−</mo>
        <msub>
          <mi>x</mi>
          <mi>i</mi>
        </msub>
        <mo stretchy="false" form="postfix">)</mo>
      </mtd>
    </mtr>
  </mtable>
</math>
</file>

<file path=Formula-634/content.xml><?xml version="1.0" encoding="utf-8"?>
<math xmlns="http://www.w3.org/1998/Math/MathML" display="inline">
  <mrow>
    <mi>S</mi>
    <mo stretchy="false" form="prefix">(</mo>
    <mi>f</mi>
    <mo>,</mo>
    <mstyle mathvariant="script">
      <mi>𝒟</mi>
    </mstyle>
    <mo stretchy="false" form="postfix">)</mo>
    <mo>=</mo>
    <mi>f</mi>
    <mo stretchy="false" form="prefix">(</mo>
    <msub>
      <mi>t</mi>
      <mrow>
        <mi>p</mi>
        <mo>−</mo>
        <mn>1</mn>
      </mrow>
    </msub>
    <mo stretchy="false" form="postfix">)</mo>
    <msub>
      <mi>x</mi>
      <mi>p</mi>
    </msub>
    <mo>+</mo>
    <mi>S</mi>
    <mo stretchy="false" form="prefix">(</mo>
    <mi>f</mi>
    <mo>,</mo>
    <mstyle mathvariant="script">
      <mi>𝒟</mi>
    </mstyle>
    <mi>′</mi>
    <mo stretchy="false" form="postfix">)</mo>
  </mrow>
</math>
</file>

<file path=Formula-636/content.xml><?xml version="1.0" encoding="utf-8"?>
<math xmlns="http://www.w3.org/1998/Math/MathML" display="inline">
  <mrow>
    <mstyle mathvariant="script">
      <mi>𝒟</mi>
    </mstyle>
    <mi>′</mi>
    <mo>=</mo>
    <mo stretchy="false" form="prefix">{</mo>
    <mo stretchy="false" form="prefix">(</mo>
    <mi>J</mi>
    <mo>,</mo>
    <mi>t</mi>
    <mo stretchy="false" form="postfix">)</mo>
    <mo>∈</mo>
    <mstyle mathvariant="script">
      <mi>𝒟</mi>
    </mstyle>
    <mspace width="0.278em"/>
    <mo stretchy="false" form="prefix">|</mo>
    <mspace width="0.278em"/>
    <mi>J</mi>
    <mo>⊂</mo>
    <mo stretchy="false" form="prefix">[</mo>
    <msub>
      <mi>x</mi>
      <mi>p</mi>
    </msub>
    <mo>,</mo>
    <mn>1</mn>
    <mo stretchy="false" form="postfix">]</mo>
    <mo stretchy="false" form="postfix">}</mo>
    <mi>.</mi>
  </mrow>
</math>
</file>

<file path=Formula-638/content.xml><?xml version="1.0" encoding="utf-8"?>
<math xmlns="http://www.w3.org/1998/Math/MathML" display="block">
  <mtable>
    <mtr>
      <mtd columnalign="right">
        <mrow>
          <mo stretchy="true" form="prefix">|</mo>
          <mi>S</mi>
          <mo stretchy="false" form="prefix">(</mo>
          <mi>f</mi>
          <mo>,</mo>
          <mstyle mathvariant="script">
            <mi>𝒟</mi>
          </mstyle>
          <mo stretchy="false" form="postfix">)</mo>
          <mo>−</mo>
          <mn>2</mn>
          <mo stretchy="true" form="postfix">|</mo>
        </mrow>
      </mtd>
      <mtd columnalign="left">
        <mo>=</mo>
        <mrow>
          <mo stretchy="true" form="prefix">|</mo>
          <mi>f</mi>
          <mo stretchy="false" form="prefix">(</mo>
          <msub>
            <mi>t</mi>
            <mrow>
              <mi>p</mi>
              <mo>−</mo>
              <mn>1</mn>
            </mrow>
          </msub>
          <mo stretchy="false" form="postfix">)</mo>
          <mi>x</mi>
          <mo>−</mo>
          <mi>p</mi>
          <mo>−</mo>
          <mn>2</mn>
          <mo stretchy="false" form="prefix">(</mo>
          <msqrt>
            <msub>
              <mi>x</mi>
              <mi>p</mi>
            </msub>
          </msqrt>
          <mo>−</mo>
          <msqrt>
            <mn>0</mn>
          </msqrt>
          <mo stretchy="false" form="postfix">)</mo>
          <mo>−</mo>
          <mo stretchy="false" form="prefix">(</mo>
          <mi>S</mi>
          <mo stretchy="false" form="prefix">(</mo>
          <mi>f</mi>
          <mo>,</mo>
          <mstyle mathvariant="script">
            <mi>𝒟</mi>
          </mstyle>
          <mi>′</mi>
          <mo stretchy="false" form="postfix">)</mo>
          <mo>−</mo>
          <mn>2</mn>
          <mo stretchy="false" form="prefix">(</mo>
          <msqrt>
            <mn>1</mn>
          </msqrt>
          <mo>−</mo>
          <msqrt>
            <msub>
              <mi>x</mi>
              <mi>p</mi>
            </msub>
          </msqrt>
          <mo stretchy="false" form="postfix">)</mo>
          <mo stretchy="false" form="postfix">)</mo>
          <mo stretchy="true" form="postfix">|</mo>
        </mrow>
      </mtd>
    </mtr>
  </mtable>
</math>
</file>

<file path=Formula-64/content.xml><?xml version="1.0" encoding="utf-8"?>
<math xmlns="http://www.w3.org/1998/Math/MathML" display="inline">
  <mrow>
    <mi>I</mi>
    <mo>=</mo>
    <mo stretchy="false" form="prefix">[</mo>
    <mi>a</mi>
    <mo>,</mo>
    <mi>b</mi>
    <mo stretchy="false" form="postfix">]</mo>
  </mrow>
</math>
</file>

<file path=Formula-640/content.xml><?xml version="1.0" encoding="utf-8"?>
<math xmlns="http://www.w3.org/1998/Math/MathML" display="block">
  <mrow>
    <msub>
      <mo>∫</mo>
      <mrow>
        <mo stretchy="false" form="prefix">[</mo>
        <mi>a</mi>
        <mo>,</mo>
        <mi>b</mi>
        <mo stretchy="false" form="postfix">]</mo>
      </mrow>
    </msub>
    <mo>,</mo>
    <msubsup>
      <mo>∫</mo>
      <mi>a</mi>
      <mi>b</mi>
    </msubsup>
  </mrow>
</math>
</file>

<file path=Formula-642/content.xml><?xml version="1.0" encoding="utf-8"?>
<math xmlns="http://www.w3.org/1998/Math/MathML" display="inline">
  <mi>f</mi>
</math>
</file>

<file path=Formula-644/content.xml><?xml version="1.0" encoding="utf-8"?>
<math xmlns="http://www.w3.org/1998/Math/MathML" display="inline">
  <mrow>
    <mo stretchy="false" form="prefix">[</mo>
    <mi>a</mi>
    <mo>,</mo>
    <mi>b</mi>
    <mo stretchy="false" form="postfix">]</mo>
  </mrow>
</math>
</file>

<file path=Formula-646/content.xml><?xml version="1.0" encoding="utf-8"?>
<math xmlns="http://www.w3.org/1998/Math/MathML" display="inline">
  <mrow>
    <mo stretchy="false" form="prefix">[</mo>
    <mi>b</mi>
    <mo>,</mo>
    <mi>c</mi>
    <mo stretchy="false" form="postfix">]</mo>
  </mrow>
</math>
</file>

<file path=Formula-648/content.xml><?xml version="1.0" encoding="utf-8"?>
<math xmlns="http://www.w3.org/1998/Math/MathML" display="inline">
  <mrow>
    <mo stretchy="false" form="prefix">[</mo>
    <mi>a</mi>
    <mo>,</mo>
    <mi>c</mi>
    <mo stretchy="false" form="postfix">]</mo>
  </mrow>
</math>
</file>

<file path=Formula-650/content.xml><?xml version="1.0" encoding="utf-8"?>
<math xmlns="http://www.w3.org/1998/Math/MathML" display="block">
  <mrow>
    <msub>
      <mo>∫</mo>
      <mrow>
        <mo stretchy="false" form="prefix">[</mo>
        <mi>a</mi>
        <mo>,</mo>
        <mi>b</mi>
        <mo stretchy="false" form="postfix">]</mo>
      </mrow>
    </msub>
    <mi>f</mi>
    <mo stretchy="false" form="prefix">(</mo>
    <mi>t</mi>
    <mo stretchy="false" form="postfix">)</mo>
    <mspace width="0.167em"/>
    <mi>d</mi>
    <mi>t</mi>
    <mo>+</mo>
    <msub>
      <mo>∫</mo>
      <mrow>
        <mo stretchy="false" form="prefix">[</mo>
        <mi>b</mi>
        <mo>,</mo>
        <mi>c</mi>
        <mo stretchy="false" form="postfix">]</mo>
      </mrow>
    </msub>
    <mi>f</mi>
    <mo stretchy="false" form="prefix">(</mo>
    <mi>t</mi>
    <mo stretchy="false" form="postfix">)</mo>
    <mspace width="0.167em"/>
    <mi>d</mi>
    <mi>t</mi>
    <mo>=</mo>
    <msub>
      <mo>∫</mo>
      <mrow>
        <mo stretchy="false" form="prefix">[</mo>
        <mi>a</mi>
        <mo>,</mo>
        <mi>c</mi>
        <mo stretchy="false" form="postfix">]</mo>
      </mrow>
    </msub>
    <mi>f</mi>
    <mo stretchy="false" form="prefix">(</mo>
    <mi>t</mi>
    <mo stretchy="false" form="postfix">)</mo>
    <mspace width="0.167em"/>
    <mi>d</mi>
    <mi>t</mi>
    <mi>.</mi>
  </mrow>
</math>
</file>

<file path=Formula-652/content.xml><?xml version="1.0" encoding="utf-8"?>
<math xmlns="http://www.w3.org/1998/Math/MathML" display="inline">
  <mrow>
    <mi>ε</mi>
    <mo>&gt;</mo>
    <mn>0</mn>
  </mrow>
</math>
</file>

<file path=Formula-654/content.xml><?xml version="1.0" encoding="utf-8"?>
<math xmlns="http://www.w3.org/1998/Math/MathML" display="inline">
  <mi>f</mi>
</math>
</file>

<file path=Formula-656/content.xml><?xml version="1.0" encoding="utf-8"?>
<math xmlns="http://www.w3.org/1998/Math/MathML" display="inline">
  <mrow>
    <mo stretchy="false" form="prefix">[</mo>
    <mi>a</mi>
    <mo>,</mo>
    <mi>b</mi>
    <mo stretchy="false" form="postfix">]</mo>
  </mrow>
</math>
</file>

<file path=Formula-658/content.xml><?xml version="1.0" encoding="utf-8"?>
<math xmlns="http://www.w3.org/1998/Math/MathML" display="inline">
  <mrow>
    <mo stretchy="false" form="prefix">[</mo>
    <mi>b</mi>
    <mo>,</mo>
    <mi>c</mi>
    <mo stretchy="false" form="postfix">]</mo>
  </mrow>
</math>
</file>

<file path=Formula-66/content.xml><?xml version="1.0" encoding="utf-8"?>
<math xmlns="http://www.w3.org/1998/Math/MathML" display="block">
  <mrow>
    <mo stretchy="false" form="prefix">{</mo>
    <msub>
      <mi>I</mi>
      <mi>i</mi>
    </msub>
    <mspace width="0.278em"/>
    <mo stretchy="false" form="prefix">|</mo>
    <mspace width="0.278em"/>
    <mspace width="0.278em"/>
    <mn>0</mn>
    <mo>≤</mo>
    <mi>i</mi>
    <mo>≤</mo>
    <mi>n</mi>
    <mo>−</mo>
    <mn>1</mn>
    <mo stretchy="false" form="postfix">}</mo>
  </mrow>
</math>
</file>

<file path=Formula-660/content.xml><?xml version="1.0" encoding="utf-8"?>
<math xmlns="http://www.w3.org/1998/Math/MathML" display="inline">
  <mrow>
    <msub>
      <mi>γ</mi>
      <mn>1</mn>
    </msub>
    <mo>:</mo>
    <mo stretchy="false" form="prefix">[</mo>
    <mi>a</mi>
    <mo>,</mo>
    <mi>b</mi>
    <mo stretchy="false" form="postfix">]</mo>
    <mo>→</mo>
    <mstyle mathvariant="double-struck">
      <mi>ℝ</mi>
    </mstyle>
  </mrow>
</math>
</file>

<file path=Formula-662/content.xml><?xml version="1.0" encoding="utf-8"?>
<math xmlns="http://www.w3.org/1998/Math/MathML" display="inline">
  <mrow>
    <msub>
      <mi>γ</mi>
      <mn>2</mn>
    </msub>
    <mo>:</mo>
    <mo stretchy="false" form="prefix">[</mo>
    <mi>b</mi>
    <mo>,</mo>
    <mi>c</mi>
    <mo stretchy="false" form="postfix">]</mo>
    <mo>→</mo>
    <mstyle mathvariant="double-struck">
      <mi>ℝ</mi>
    </mstyle>
  </mrow>
</math>
</file>

<file path=Formula-664/content.xml><?xml version="1.0" encoding="utf-8"?>
<math xmlns="http://www.w3.org/1998/Math/MathML" display="inline">
  <msub>
    <mstyle mathvariant="script">
      <mi>𝒟</mi>
    </mstyle>
    <mn>1</mn>
  </msub>
</math>
</file>

<file path=Formula-666/content.xml><?xml version="1.0" encoding="utf-8"?>
<math xmlns="http://www.w3.org/1998/Math/MathML" display="inline">
  <msub>
    <mstyle mathvariant="script">
      <mi>𝒟</mi>
    </mstyle>
    <mn>2</mn>
  </msub>
</math>
</file>

<file path=Formula-668/content.xml><?xml version="1.0" encoding="utf-8"?>
<math xmlns="http://www.w3.org/1998/Math/MathML" display="inline">
  <mrow>
    <mo stretchy="false" form="prefix">[</mo>
    <mi>a</mi>
    <mo>,</mo>
    <mi>b</mi>
    <mo stretchy="false" form="postfix">]</mo>
  </mrow>
</math>
</file>

<file path=Formula-670/content.xml><?xml version="1.0" encoding="utf-8"?>
<math xmlns="http://www.w3.org/1998/Math/MathML" display="inline">
  <mrow>
    <mo stretchy="false" form="prefix">[</mo>
    <mi>c</mi>
    <mo>,</mo>
    <mi>d</mi>
    <mo stretchy="false" form="postfix">]</mo>
  </mrow>
</math>
</file>

<file path=Formula-672/content.xml><?xml version="1.0" encoding="utf-8"?>
<math xmlns="http://www.w3.org/1998/Math/MathML" display="inline">
  <msub>
    <mi>γ</mi>
    <mn>1</mn>
  </msub>
</math>
</file>

<file path=Formula-674/content.xml><?xml version="1.0" encoding="utf-8"?>
<math xmlns="http://www.w3.org/1998/Math/MathML" display="inline">
  <msub>
    <mi>γ</mi>
    <mn>2</mn>
  </msub>
</math>
</file>

<file path=Formula-676/content.xml><?xml version="1.0" encoding="utf-8"?>
<math xmlns="http://www.w3.org/1998/Math/MathML" display="block">
  <mrow>
    <mrow>
      <mo stretchy="true" form="prefix">|</mo>
      <mi>S</mi>
      <mo stretchy="false" form="prefix">(</mo>
      <mi>f</mi>
      <mo>,</mo>
      <msub>
        <mstyle mathvariant="script">
          <mi>𝒟</mi>
        </mstyle>
        <mn>1</mn>
      </msub>
      <mo stretchy="false" form="postfix">)</mo>
      <mo>−</mo>
      <msub>
        <mo>∫</mo>
        <mrow>
          <mo stretchy="false" form="prefix">[</mo>
          <mi>a</mi>
          <mo>,</mo>
          <mi>b</mi>
          <mo stretchy="false" form="postfix">]</mo>
        </mrow>
      </msub>
      <mi>f</mi>
      <mo stretchy="false" form="prefix">(</mo>
      <mi>t</mi>
      <mo stretchy="false" form="postfix">)</mo>
      <mspace width="0.167em"/>
      <mi>d</mi>
      <mi>t</mi>
      <mo stretchy="true" form="postfix">|</mo>
    </mrow>
    <mo>≤</mo>
    <mi>ε</mi>
    <mi>/</mi>
    <mn>2</mn>
    <mspace width="0.167em"/>
    <mrow>
      <mspace width="0.333em"/>
      <mtext mathvariant="normal"> et </mtext>
      <mspace width="0.333em"/>
    </mrow>
    <mspace width="0.167em"/>
    <mrow>
      <mo stretchy="true" form="prefix">|</mo>
      <mi>S</mi>
      <mo stretchy="false" form="prefix">(</mo>
      <mi>f</mi>
      <mo>,</mo>
      <msub>
        <mstyle mathvariant="script">
          <mi>𝒟</mi>
        </mstyle>
        <mn>2</mn>
      </msub>
      <mo stretchy="false" form="postfix">)</mo>
      <mo>−</mo>
      <msub>
        <mo>∫</mo>
        <mrow>
          <mo stretchy="false" form="prefix">[</mo>
          <mi>b</mi>
          <mo>,</mo>
          <mi>c</mi>
          <mo stretchy="false" form="postfix">]</mo>
        </mrow>
      </msub>
      <mi>f</mi>
      <mo stretchy="false" form="prefix">(</mo>
      <mi>t</mi>
      <mo stretchy="false" form="postfix">)</mo>
      <mspace width="0.167em"/>
      <mi>d</mi>
      <mi>t</mi>
      <mo stretchy="true" form="postfix">|</mo>
    </mrow>
    <mo>≤</mo>
    <mi>ε</mi>
    <mi>/</mi>
    <mn>2</mn>
    <mi>.</mi>
  </mrow>
</math>
</file>

<file path=Formula-678/content.xml><?xml version="1.0" encoding="utf-8"?>
<math xmlns="http://www.w3.org/1998/Math/MathML" display="inline">
  <mrow>
    <mi>γ</mi>
    <mo>:</mo>
    <mo stretchy="false" form="prefix">[</mo>
    <mi>a</mi>
    <mo>,</mo>
    <mi>b</mi>
    <mo stretchy="false" form="postfix">]</mo>
    <mo>→</mo>
    <mstyle mathvariant="double-struck">
      <mi>ℝ</mi>
    </mstyle>
  </mrow>
</math>
</file>

<file path=Formula-68/content.xml><?xml version="1.0" encoding="utf-8"?>
<math xmlns="http://www.w3.org/1998/Math/MathML" display="inline">
  <mi>I</mi>
</math>
</file>

<file path=Formula-680/content.xml><?xml version="1.0" encoding="utf-8"?>
<math xmlns="http://www.w3.org/1998/Math/MathML" display="block">
  <mrow>
    <mi>γ</mi>
    <mo stretchy="false" form="prefix">(</mo>
    <mi>x</mi>
    <mo stretchy="false" form="postfix">)</mo>
    <mo>=</mo>
    <mrow>
      <mo stretchy="true" form="prefix">|</mo>
      <mtable>
        <mtr>
          <mtd columnalign="right">
            <msub>
              <mi>γ</mi>
              <mn>1</mn>
            </msub>
            <mo stretchy="false" form="prefix">(</mo>
            <mi>x</mi>
            <mo stretchy="false" form="postfix">)</mo>
            <mo>∩</mo>
            <mrow>
              <mo stretchy="true" form="prefix">]</mo>
              <mo>−</mo>
              <mi>∞</mi>
              <mo>,</mo>
              <mi>c</mi>
              <mo stretchy="true" form="postfix">[</mo>
            </mrow>
          </mtd>
          <mtd columnalign="left">
            <mrow>
              <mspace width="0.333em"/>
              <mtext mathvariant="normal"> si </mtext>
              <mspace width="0.333em"/>
            </mrow>
            <mspace width="0.167em"/>
            <mi>a</mi>
            <mo>&lt;</mo>
            <mi>x</mi>
            <mo>&lt;</mo>
            <mi>b</mi>
            <mo>,</mo>
          </mtd>
        </mtr>
        <mtr>
          <mtd columnalign="right">
            <msub>
              <mi>γ</mi>
              <mn>1</mn>
            </msub>
            <mo stretchy="false" form="prefix">(</mo>
            <mi>x</mi>
            <mo stretchy="false" form="postfix">)</mo>
            <mo>∩</mo>
            <msub>
              <mi>γ</mi>
              <mn>2</mn>
            </msub>
            <mo stretchy="false" form="prefix">(</mo>
            <mi>x</mi>
            <mo stretchy="false" form="postfix">)</mo>
          </mtd>
          <mtd columnalign="left">
            <mrow>
              <mspace width="0.333em"/>
              <mtext mathvariant="normal"> si </mtext>
              <mspace width="0.333em"/>
            </mrow>
            <mspace width="0.167em"/>
            <mi>x</mi>
            <mo>=</mo>
            <mi>b</mi>
            <mo>,</mo>
          </mtd>
        </mtr>
        <mtr>
          <mtd columnalign="right">
            <msub>
              <mi>γ</mi>
              <mn>2</mn>
            </msub>
            <mo stretchy="false" form="prefix">(</mo>
            <mi>x</mi>
            <mo stretchy="false" form="postfix">)</mo>
            <mo>∩</mo>
            <mrow>
              <mo stretchy="true" form="prefix">]</mo>
              <mi>c</mi>
              <mo>,</mo>
              <mo>+</mo>
              <mi>∞</mi>
              <mo stretchy="true" form="postfix">[</mo>
            </mrow>
          </mtd>
          <mtd columnalign="left">
            <mrow>
              <mspace width="0.333em"/>
              <mtext mathvariant="normal"> si </mtext>
              <mspace width="0.333em"/>
            </mrow>
            <mspace width="0.167em"/>
            <mi>b</mi>
            <mo>&lt;</mo>
            <mi>x</mi>
            <mo>&lt;</mo>
            <mi>c</mi>
            <mi>.</mi>
          </mtd>
        </mtr>
      </mtable>
    </mrow>
  </mrow>
</math>
</file>

<file path=Formula-682/content.xml><?xml version="1.0" encoding="utf-8"?>
<math xmlns="http://www.w3.org/1998/Math/MathML" display="inline">
  <mrow>
    <mo stretchy="false" form="prefix">[</mo>
    <mi>a</mi>
    <mo>,</mo>
    <mi>c</mi>
    <mo stretchy="false" form="postfix">]</mo>
  </mrow>
</math>
</file>

<file path=Formula-684/content.xml><?xml version="1.0" encoding="utf-8"?>
<math xmlns="http://www.w3.org/1998/Math/MathML" display="inline">
  <mrow>
    <mi>x</mi>
    <mo>∈</mo>
    <mo stretchy="false" form="prefix">[</mo>
    <mi>a</mi>
    <mo>,</mo>
    <mi>c</mi>
    <mo stretchy="false" form="postfix">]</mo>
  </mrow>
</math>
</file>

<file path=Formula-686/content.xml><?xml version="1.0" encoding="utf-8"?>
<math xmlns="http://www.w3.org/1998/Math/MathML" display="inline">
  <mrow>
    <mi>γ</mi>
    <mo stretchy="false" form="prefix">(</mo>
    <mi>x</mi>
    <mo stretchy="false" form="postfix">)</mo>
  </mrow>
</math>
</file>

<file path=Formula-688/content.xml><?xml version="1.0" encoding="utf-8"?>
<math xmlns="http://www.w3.org/1998/Math/MathML" display="inline">
  <mstyle mathvariant="double-struck">
    <mi>ℝ</mi>
  </mstyle>
</math>
</file>

<file path=Formula-690/content.xml><?xml version="1.0" encoding="utf-8"?>
<math xmlns="http://www.w3.org/1998/Math/MathML" display="inline">
  <mi>x</mi>
</math>
</file>

<file path=Formula-692/content.xml><?xml version="1.0" encoding="utf-8"?>
<math xmlns="http://www.w3.org/1998/Math/MathML" display="inline">
  <mrow>
    <mstyle mathvariant="script">
      <mi>𝒟</mi>
    </mstyle>
    <mo>=</mo>
    <mo stretchy="false" form="prefix">{</mo>
    <mo stretchy="false" form="prefix">(</mo>
    <msub>
      <mi>t</mi>
      <mi>i</mi>
    </msub>
    <mo>,</mo>
    <msub>
      <mi>I</mi>
      <mi>i</mi>
    </msub>
    <mo stretchy="false" form="postfix">)</mo>
    <msub>
      <mo stretchy="false" form="postfix">}</mo>
      <mi>i</mi>
    </msub>
  </mrow>
</math>
</file>

<file path=Formula-694/content.xml><?xml version="1.0" encoding="utf-8"?>
<math xmlns="http://www.w3.org/1998/Math/MathML" display="inline">
  <mrow>
    <mo stretchy="false" form="prefix">[</mo>
    <mi>a</mi>
    <mo>,</mo>
    <mi>c</mi>
    <mo stretchy="false" form="postfix">]</mo>
  </mrow>
</math>
</file>

<file path=Formula-696/content.xml><?xml version="1.0" encoding="utf-8"?>
<math xmlns="http://www.w3.org/1998/Math/MathML" display="inline">
  <mi>γ</mi>
</math>
</file>

<file path=Formula-698/content.xml><?xml version="1.0" encoding="utf-8"?>
<math xmlns="http://www.w3.org/1998/Math/MathML" display="inline">
  <msub>
    <mi>I</mi>
    <mi>i</mi>
  </msub>
</math>
</file>

<file path=Formula-70/content.xml><?xml version="1.0" encoding="utf-8"?>
<math xmlns="http://www.w3.org/1998/Math/MathML" display="inline">
  <mi>i</mi>
</math>
</file>

<file path=Formula-700/content.xml><?xml version="1.0" encoding="utf-8"?>
<math xmlns="http://www.w3.org/1998/Math/MathML" display="inline">
  <mrow>
    <mo stretchy="false" form="prefix">[</mo>
    <mi>a</mi>
    <mo>,</mo>
    <mi>b</mi>
    <mo stretchy="false" form="postfix">]</mo>
  </mrow>
</math>
</file>

<file path=Formula-702/content.xml><?xml version="1.0" encoding="utf-8"?>
<math xmlns="http://www.w3.org/1998/Math/MathML" display="inline">
  <mrow>
    <mo stretchy="false" form="prefix">[</mo>
    <mi>b</mi>
    <mo>,</mo>
    <mi>c</mi>
    <mo stretchy="false" form="postfix">]</mo>
  </mrow>
</math>
</file>

<file path=Formula-704/content.xml><?xml version="1.0" encoding="utf-8"?>
<math xmlns="http://www.w3.org/1998/Math/MathML" display="inline">
  <msub>
    <mstyle mathvariant="script">
      <mi>𝒟</mi>
    </mstyle>
    <mn>1</mn>
  </msub>
</math>
</file>

<file path=Formula-706/content.xml><?xml version="1.0" encoding="utf-8"?>
<math xmlns="http://www.w3.org/1998/Math/MathML" display="inline">
  <msub>
    <mstyle mathvariant="script">
      <mi>𝒟</mi>
    </mstyle>
    <mn>2</mn>
  </msub>
</math>
</file>

<file path=Formula-708/content.xml><?xml version="1.0" encoding="utf-8"?>
<math xmlns="http://www.w3.org/1998/Math/MathML" display="block">
  <mrow>
    <mi>S</mi>
    <mo stretchy="false" form="prefix">(</mo>
    <mi>f</mi>
    <mo>,</mo>
    <mstyle mathvariant="script">
      <mi>𝒟</mi>
    </mstyle>
    <mo stretchy="false" form="postfix">)</mo>
    <mo>=</mo>
    <mi>S</mi>
    <mo stretchy="false" form="prefix">(</mo>
    <mi>f</mi>
    <mo>,</mo>
    <msub>
      <mstyle mathvariant="script">
        <mi>𝒟</mi>
      </mstyle>
      <mn>1</mn>
    </msub>
    <mo stretchy="false" form="postfix">)</mo>
    <mo>+</mo>
    <mi>S</mi>
    <mo stretchy="false" form="prefix">(</mo>
    <mi>f</mi>
    <mo>,</mo>
    <msub>
      <mstyle mathvariant="script">
        <mi>𝒟</mi>
      </mstyle>
      <mn>2</mn>
    </msub>
    <mo stretchy="false" form="postfix">)</mo>
    <mi>.</mi>
  </mrow>
</math>
</file>

<file path=Formula-710/content.xml><?xml version="1.0" encoding="utf-8"?>
<math xmlns="http://www.w3.org/1998/Math/MathML" display="inline">
  <msub>
    <mi>γ</mi>
    <mn>1</mn>
  </msub>
</math>
</file>

<file path=Formula-712/content.xml><?xml version="1.0" encoding="utf-8"?>
<math xmlns="http://www.w3.org/1998/Math/MathML" display="inline">
  <msub>
    <mi>γ</mi>
    <mn>2</mn>
  </msub>
</math>
</file>

<file path=Formula-714/content.xml><?xml version="1.0" encoding="utf-8"?>
<math xmlns="http://www.w3.org/1998/Math/MathML" display="block">
  <mrow>
    <mrow>
      <mo stretchy="true" form="prefix">|</mo>
      <mi>S</mi>
      <mo stretchy="false" form="prefix">(</mo>
      <mi>f</mi>
      <mo>,</mo>
      <mstyle mathvariant="script">
        <mi>𝒟</mi>
      </mstyle>
      <mo stretchy="false" form="postfix">)</mo>
      <mo>−</mo>
      <msub>
        <mo>∫</mo>
        <mrow>
          <mo stretchy="false" form="prefix">[</mo>
          <mi>a</mi>
          <mo>,</mo>
          <mi>b</mi>
          <mo stretchy="false" form="postfix">]</mo>
        </mrow>
      </msub>
      <mi>f</mi>
      <mo stretchy="false" form="prefix">(</mo>
      <mi>t</mi>
      <mo stretchy="false" form="postfix">)</mo>
      <mspace width="0.167em"/>
      <mi>d</mi>
      <mi>t</mi>
      <mo>+</mo>
      <msub>
        <mo>∫</mo>
        <mrow>
          <mo stretchy="false" form="prefix">[</mo>
          <mi>b</mi>
          <mo>,</mo>
          <mi>c</mi>
          <mo stretchy="false" form="postfix">]</mo>
        </mrow>
      </msub>
      <mi>f</mi>
      <mo stretchy="false" form="prefix">(</mo>
      <mi>t</mi>
      <mo stretchy="false" form="postfix">)</mo>
      <mspace width="0.167em"/>
      <mi>d</mi>
      <mi>t</mi>
      <mo stretchy="true" form="postfix">|</mo>
    </mrow>
    <mo>≤</mo>
    <mi>ε</mi>
    <mi>.</mi>
  </mrow>
</math>
</file>

<file path=Formula-716/content.xml><?xml version="1.0" encoding="utf-8"?>
<math xmlns="http://www.w3.org/1998/Math/MathML" display="inline">
  <msub>
    <mi>I</mi>
    <mi>i</mi>
  </msub>
</math>
</file>

<file path=Formula-718/content.xml><?xml version="1.0" encoding="utf-8"?>
<math xmlns="http://www.w3.org/1998/Math/MathML" display="inline">
  <mrow>
    <mo stretchy="false" form="prefix">[</mo>
    <mi>a</mi>
    <mo>,</mo>
    <mi>b</mi>
    <mo stretchy="false" form="postfix">]</mo>
  </mrow>
</math>
</file>

<file path=Formula-72/content.xml><?xml version="1.0" encoding="utf-8"?>
<math xmlns="http://www.w3.org/1998/Math/MathML" display="inline">
  <mi>j</mi>
</math>
</file>

<file path=Formula-720/content.xml><?xml version="1.0" encoding="utf-8"?>
<math xmlns="http://www.w3.org/1998/Math/MathML" display="inline">
  <mrow>
    <mo stretchy="false" form="prefix">[</mo>
    <mi>b</mi>
    <mo>,</mo>
    <mi>c</mi>
    <mo stretchy="false" form="postfix">]</mo>
  </mrow>
</math>
</file>

<file path=Formula-722/content.xml><?xml version="1.0" encoding="utf-8"?>
<math xmlns="http://www.w3.org/1998/Math/MathML" display="inline">
  <mrow>
    <mo stretchy="true" form="prefix">[</mo>
    <mi>a</mi>
    <mo>,</mo>
    <mi>b</mi>
    <mo stretchy="true" form="postfix">[</mo>
  </mrow>
</math>
</file>

<file path=Formula-724/content.xml><?xml version="1.0" encoding="utf-8"?>
<math xmlns="http://www.w3.org/1998/Math/MathML" display="inline">
  <mrow>
    <mo stretchy="true" form="prefix">]</mo>
    <mi>b</mi>
    <mo>,</mo>
    <mi>c</mi>
    <mo stretchy="true" form="postfix">]</mo>
  </mrow>
</math>
</file>

<file path=Formula-726/content.xml><?xml version="1.0" encoding="utf-8"?>
<math xmlns="http://www.w3.org/1998/Math/MathML" display="inline">
  <mi>γ</mi>
</math>
</file>

<file path=Formula-728/content.xml><?xml version="1.0" encoding="utf-8"?>
<math xmlns="http://www.w3.org/1998/Math/MathML" display="inline">
  <mrow>
    <mi>x</mi>
    <mo>≠</mo>
    <mi>b</mi>
  </mrow>
</math>
</file>

<file path=Formula-730/content.xml><?xml version="1.0" encoding="utf-8"?>
<math xmlns="http://www.w3.org/1998/Math/MathML" display="inline">
  <mrow>
    <mi>x</mi>
    <mo>∉</mo>
    <mi>γ</mi>
    <mo stretchy="false" form="prefix">(</mo>
    <mi>x</mi>
    <mo stretchy="false" form="postfix">)</mo>
  </mrow>
</math>
</file>

<file path=Formula-732/content.xml><?xml version="1.0" encoding="utf-8"?>
<math xmlns="http://www.w3.org/1998/Math/MathML" display="inline">
  <mrow>
    <msub>
      <mi>I</mi>
      <mi>i</mi>
    </msub>
    <mo>=</mo>
    <mo stretchy="false" form="prefix">[</mo>
    <msub>
      <mi>d</mi>
      <mi>i</mi>
    </msub>
    <mo>,</mo>
    <msub>
      <mi>e</mi>
      <mi>i</mi>
    </msub>
    <mo stretchy="false" form="postfix">]</mo>
  </mrow>
</math>
</file>

<file path=Formula-734/content.xml><?xml version="1.0" encoding="utf-8"?>
<math xmlns="http://www.w3.org/1998/Math/MathML" display="inline">
  <mrow>
    <msub>
      <mi>t</mi>
      <mi>i</mi>
    </msub>
    <mo>=</mo>
    <mi>b</mi>
  </mrow>
</math>
</file>

<file path=Formula-736/content.xml><?xml version="1.0" encoding="utf-8"?>
<math xmlns="http://www.w3.org/1998/Math/MathML" display="inline">
  <mrow>
    <mo stretchy="false" form="prefix">(</mo>
    <msub>
      <mi>t</mi>
      <mi>i</mi>
    </msub>
    <mo>,</mo>
    <msub>
      <mi>I</mi>
      <mi>i</mi>
    </msub>
    <mo stretchy="false" form="postfix">)</mo>
  </mrow>
</math>
</file>

<file path=Formula-738/content.xml><?xml version="1.0" encoding="utf-8"?>
<math xmlns="http://www.w3.org/1998/Math/MathML" display="inline">
  <mstyle mathvariant="script">
    <mi>𝒟</mi>
  </mstyle>
</math>
</file>

<file path=Formula-74/content.xml><?xml version="1.0" encoding="utf-8"?>
<math xmlns="http://www.w3.org/1998/Math/MathML" display="inline">
  <msub>
    <mi>I</mi>
    <mi>i</mi>
  </msub>
</math>
</file>

<file path=Formula-740/content.xml><?xml version="1.0" encoding="utf-8"?>
<math xmlns="http://www.w3.org/1998/Math/MathML" display="inline">
  <mrow>
    <mo stretchy="false" form="prefix">(</mo>
    <mi>b</mi>
    <mo>,</mo>
    <mo stretchy="false" form="prefix">[</mo>
    <msub>
      <mi>d</mi>
      <mi>i</mi>
    </msub>
    <mo>,</mo>
    <mi>b</mi>
    <mo stretchy="false" form="postfix">]</mo>
    <mo stretchy="false" form="postfix">)</mo>
  </mrow>
</math>
</file>

<file path=Formula-742/content.xml><?xml version="1.0" encoding="utf-8"?>
<math xmlns="http://www.w3.org/1998/Math/MathML" display="inline">
  <mrow>
    <mo stretchy="false" form="prefix">(</mo>
    <mi>b</mi>
    <mo>,</mo>
    <mo stretchy="false" form="prefix">[</mo>
    <mi>b</mi>
    <mo>,</mo>
    <msub>
      <mi>e</mi>
      <mi>i</mi>
    </msub>
    <mo stretchy="false" form="postfix">]</mo>
    <mo stretchy="false" form="postfix">)</mo>
  </mrow>
</math>
</file>

<file path=Formula-744/content.xml><?xml version="1.0" encoding="utf-8"?>
<math xmlns="http://www.w3.org/1998/Math/MathML" display="inline">
  <mrow>
    <mi>f</mi>
    <mo stretchy="false" form="prefix">(</mo>
    <mi>b</mi>
    <mo stretchy="false" form="postfix">)</mo>
    <mi>ℓ</mi>
    <mo stretchy="false" form="prefix">(</mo>
    <mo stretchy="false" form="prefix">[</mo>
    <msub>
      <mi>d</mi>
      <mi>i</mi>
    </msub>
    <mo>,</mo>
    <msub>
      <mi>e</mi>
      <mi>i</mi>
    </msub>
    <mo stretchy="false" form="postfix">]</mo>
    <mo stretchy="false" form="postfix">)</mo>
  </mrow>
</math>
</file>

<file path=Formula-746/content.xml><?xml version="1.0" encoding="utf-8"?>
<math xmlns="http://www.w3.org/1998/Math/MathML" display="inline">
  <mrow>
    <mi>f</mi>
    <mo stretchy="false" form="prefix">(</mo>
    <mi>b</mi>
    <mo stretchy="false" form="postfix">)</mo>
    <mi>ℓ</mi>
    <mo stretchy="false" form="prefix">(</mo>
    <mo stretchy="false" form="prefix">[</mo>
    <msub>
      <mi>d</mi>
      <mi>i</mi>
    </msub>
    <mo>,</mo>
    <mi>b</mi>
    <mo stretchy="false" form="postfix">]</mo>
    <mo stretchy="false" form="postfix">)</mo>
    <mo>+</mo>
    <mi>f</mi>
    <mo stretchy="false" form="prefix">(</mo>
    <mi>b</mi>
    <mo stretchy="false" form="postfix">)</mo>
    <mi>ℓ</mi>
    <mo stretchy="false" form="prefix">(</mo>
    <mo stretchy="false" form="prefix">[</mo>
    <mi>b</mi>
    <mo>,</mo>
    <msub>
      <mi>e</mi>
      <mi>i</mi>
    </msub>
    <mo stretchy="false" form="postfix">]</mo>
    <mo stretchy="false" form="postfix">)</mo>
  </mrow>
</math>
</file>

<file path=Formula-748/content.xml><?xml version="1.0" encoding="utf-8"?>
<math xmlns="http://www.w3.org/1998/Math/MathML" display="inline">
  <mrow>
    <mstyle mathvariant="script">
      <mi>𝒟</mi>
    </mstyle>
    <mi>′</mi>
  </mrow>
</math>
</file>

<file path=Formula-750/content.xml><?xml version="1.0" encoding="utf-8"?>
<math xmlns="http://www.w3.org/1998/Math/MathML" display="inline">
  <mi>◼</mi>
</math>
</file>

<file path=Formula-752/content.xml><?xml version="1.0" encoding="utf-8"?>
<math xmlns="http://www.w3.org/1998/Math/MathML" display="inline">
  <mrow>
    <mi>f</mi>
    <mo>:</mo>
    <mi>I</mi>
    <mo>→</mo>
    <mstyle mathvariant="double-struck">
      <mi>ℝ</mi>
    </mstyle>
  </mrow>
</math>
</file>

<file path=Formula-754/content.xml><?xml version="1.0" encoding="utf-8"?>
<math xmlns="http://www.w3.org/1998/Math/MathML" display="inline">
  <mi>f</mi>
</math>
</file>

<file path=Formula-756/content.xml><?xml version="1.0" encoding="utf-8"?>
<math xmlns="http://www.w3.org/1998/Math/MathML" display="inline">
  <mrow>
    <mi>ε</mi>
    <mo>&gt;</mo>
    <mn>0</mn>
  </mrow>
</math>
</file>

<file path=Formula-758/content.xml><?xml version="1.0" encoding="utf-8"?>
<math xmlns="http://www.w3.org/1998/Math/MathML" display="inline">
  <mi>γ</mi>
</math>
</file>

<file path=Formula-76/content.xml><?xml version="1.0" encoding="utf-8"?>
<math xmlns="http://www.w3.org/1998/Math/MathML" display="inline">
  <msub>
    <mi>I</mi>
    <mi>j</mi>
  </msub>
</math>
</file>

<file path=Formula-760/content.xml><?xml version="1.0" encoding="utf-8"?>
<math xmlns="http://www.w3.org/1998/Math/MathML" display="inline">
  <mi>I</mi>
</math>
</file>

<file path=Formula-762/content.xml><?xml version="1.0" encoding="utf-8"?>
<math xmlns="http://www.w3.org/1998/Math/MathML" display="inline">
  <mstyle mathvariant="script">
    <mi>𝒟</mi>
  </mstyle>
</math>
</file>

<file path=Formula-764/content.xml><?xml version="1.0" encoding="utf-8"?>
<math xmlns="http://www.w3.org/1998/Math/MathML" display="inline">
  <mrow>
    <mstyle mathvariant="script">
      <mi>𝒟</mi>
    </mstyle>
    <mi>′</mi>
  </mrow>
</math>
</file>

<file path=Formula-766/content.xml><?xml version="1.0" encoding="utf-8"?>
<math xmlns="http://www.w3.org/1998/Math/MathML" display="inline">
  <mi>γ</mi>
</math>
</file>

<file path=Formula-768/content.xml><?xml version="1.0" encoding="utf-8"?>
<math xmlns="http://www.w3.org/1998/Math/MathML" display="block">
  <mrow>
    <mo stretchy="false" form="prefix">|</mo>
    <mi>S</mi>
    <mo stretchy="false" form="prefix">(</mo>
    <mi>f</mi>
    <mo>,</mo>
    <mstyle mathvariant="script">
      <mi>𝒟</mi>
    </mstyle>
    <mo stretchy="false" form="postfix">)</mo>
    <mo>−</mo>
    <mi>S</mi>
    <mo stretchy="false" form="prefix">(</mo>
    <mi>f</mi>
    <mo>,</mo>
    <mstyle mathvariant="script">
      <mi>𝒟</mi>
    </mstyle>
    <mi>′</mi>
    <mo stretchy="false" form="postfix">)</mo>
    <mo stretchy="false" form="prefix">|</mo>
    <mo>≤</mo>
    <mi>ε</mi>
    <mi>.</mi>
  </mrow>
</math>
</file>

<file path=Formula-770/content.xml><?xml version="1.0" encoding="utf-8"?>
<math xmlns="http://www.w3.org/1998/Math/MathML" display="inline">
  <mi>◼</mi>
</math>
</file>

<file path=Formula-772/content.xml><?xml version="1.0" encoding="utf-8"?>
<math xmlns="http://www.w3.org/1998/Math/MathML" display="inline">
  <mi>f</mi>
</math>
</file>

<file path=Formula-774/content.xml><?xml version="1.0" encoding="utf-8"?>
<math xmlns="http://www.w3.org/1998/Math/MathML" display="inline">
  <mrow>
    <mo stretchy="false" form="prefix">[</mo>
    <mi>a</mi>
    <mo>,</mo>
    <mi>b</mi>
    <mo stretchy="false" form="postfix">]</mo>
  </mrow>
</math>
</file>

<file path=Formula-776/content.xml><?xml version="1.0" encoding="utf-8"?>
<math xmlns="http://www.w3.org/1998/Math/MathML" display="inline">
  <mrow>
    <mo stretchy="false" form="prefix">[</mo>
    <mi>c</mi>
    <mo>,</mo>
    <mi>d</mi>
    <mo stretchy="false" form="postfix">]</mo>
  </mrow>
</math>
</file>

<file path=Formula-778/content.xml><?xml version="1.0" encoding="utf-8"?>
<math xmlns="http://www.w3.org/1998/Math/MathML" display="inline">
  <mrow>
    <mo stretchy="false" form="prefix">[</mo>
    <mi>a</mi>
    <mo>,</mo>
    <mi>b</mi>
    <mo stretchy="false" form="postfix">]</mo>
  </mrow>
</math>
</file>

<file path=Formula-78/content.xml><?xml version="1.0" encoding="utf-8"?>
<math xmlns="http://www.w3.org/1998/Math/MathML" display="inline">
  <mi>I</mi>
</math>
</file>

<file path=Formula-780/content.xml><?xml version="1.0" encoding="utf-8"?>
<math xmlns="http://www.w3.org/1998/Math/MathML" display="inline">
  <mrow>
    <mi>c</mi>
    <mo>=</mo>
    <mi>a</mi>
  </mrow>
</math>
</file>

<file path=Formula-782/content.xml><?xml version="1.0" encoding="utf-8"?>
<math xmlns="http://www.w3.org/1998/Math/MathML" display="inline">
  <mrow>
    <mi>d</mi>
    <mo>=</mo>
    <mi>b</mi>
  </mrow>
</math>
</file>

<file path=Formula-784/content.xml><?xml version="1.0" encoding="utf-8"?>
<math xmlns="http://www.w3.org/1998/Math/MathML" display="inline">
  <mrow>
    <mi>ε</mi>
    <mo>&gt;</mo>
    <mn>0</mn>
  </mrow>
</math>
</file>

<file path=Formula-786/content.xml><?xml version="1.0" encoding="utf-8"?>
<math xmlns="http://www.w3.org/1998/Math/MathML" display="inline">
  <mi>γ</mi>
</math>
</file>

<file path=Formula-788/content.xml><?xml version="1.0" encoding="utf-8"?>
<math xmlns="http://www.w3.org/1998/Math/MathML" display="inline">
  <mrow>
    <mo stretchy="false" form="prefix">[</mo>
    <mi>a</mi>
    <mo>,</mo>
    <mi>b</mi>
    <mo stretchy="false" form="postfix">]</mo>
  </mrow>
</math>
</file>

<file path=Formula-790/content.xml><?xml version="1.0" encoding="utf-8"?>
<math xmlns="http://www.w3.org/1998/Math/MathML" display="inline">
  <mstyle mathvariant="script">
    <mi>𝒟</mi>
  </mstyle>
</math>
</file>

<file path=Formula-792/content.xml><?xml version="1.0" encoding="utf-8"?>
<math xmlns="http://www.w3.org/1998/Math/MathML" display="inline">
  <mrow>
    <mstyle mathvariant="script">
      <mi>𝒟</mi>
    </mstyle>
    <mi>′</mi>
  </mrow>
</math>
</file>

<file path=Formula-794/content.xml><?xml version="1.0" encoding="utf-8"?>
<math xmlns="http://www.w3.org/1998/Math/MathML" display="inline">
  <mi>γ</mi>
</math>
</file>

<file path=Formula-796/content.xml><?xml version="1.0" encoding="utf-8"?>
<math xmlns="http://www.w3.org/1998/Math/MathML" display="block">
  <mrow>
    <mo stretchy="false" form="prefix">|</mo>
    <mi>S</mi>
    <mo stretchy="false" form="prefix">(</mo>
    <mi>f</mi>
    <mo>,</mo>
    <mstyle mathvariant="script">
      <mi>𝒟</mi>
    </mstyle>
    <mo stretchy="false" form="postfix">)</mo>
    <mo>−</mo>
    <mi>S</mi>
    <mo stretchy="false" form="prefix">(</mo>
    <mi>f</mi>
    <mo>,</mo>
    <mstyle mathvariant="script">
      <mi>𝒟</mi>
    </mstyle>
    <mi>′</mi>
    <mo stretchy="false" form="postfix">)</mo>
    <mo stretchy="false" form="prefix">|</mo>
    <mo>≤</mo>
    <mi>ε</mi>
    <mi>.</mi>
  </mrow>
</math>
</file>

<file path=Formula-798/content.xml><?xml version="1.0" encoding="utf-8"?>
<math xmlns="http://www.w3.org/1998/Math/MathML" display="inline">
  <msub>
    <mi>γ</mi>
    <mn>1</mn>
  </msub>
</math>
</file>

<file path=Formula-8/content.xml><?xml version="1.0" encoding="utf-8"?>
<math xmlns="http://www.w3.org/1998/Math/MathML" display="inline">
  <mi>I</mi>
</math>
</file>

<file path=Formula-80/content.xml><?xml version="1.0" encoding="utf-8"?>
<math xmlns="http://www.w3.org/1998/Math/MathML" display="inline">
  <msub>
    <mi>I</mi>
    <mi>i</mi>
  </msub>
</math>
</file>

<file path=Formula-800/content.xml><?xml version="1.0" encoding="utf-8"?>
<math xmlns="http://www.w3.org/1998/Math/MathML" display="inline">
  <msub>
    <mi>γ</mi>
    <mn>2</mn>
  </msub>
</math>
</file>

<file path=Formula-802/content.xml><?xml version="1.0" encoding="utf-8"?>
<math xmlns="http://www.w3.org/1998/Math/MathML" display="inline">
  <mi>γ</mi>
</math>
</file>

<file path=Formula-804/content.xml><?xml version="1.0" encoding="utf-8"?>
<math xmlns="http://www.w3.org/1998/Math/MathML" display="inline">
  <mrow>
    <mo stretchy="false" form="prefix">[</mo>
    <mi>a</mi>
    <mo>,</mo>
    <mi>d</mi>
    <mo stretchy="false" form="postfix">]</mo>
  </mrow>
</math>
</file>

<file path=Formula-806/content.xml><?xml version="1.0" encoding="utf-8"?>
<math xmlns="http://www.w3.org/1998/Math/MathML" display="inline">
  <mrow>
    <mo stretchy="false" form="prefix">[</mo>
    <mi>d</mi>
    <mo>,</mo>
    <mi>b</mi>
    <mo stretchy="false" form="postfix">]</mo>
  </mrow>
</math>
</file>

<file path=Formula-808/content.xml><?xml version="1.0" encoding="utf-8"?>
<math xmlns="http://www.w3.org/1998/Math/MathML" display="inline">
  <msub>
    <mstyle mathvariant="script">
      <mi>𝒟</mi>
    </mstyle>
    <mn>1</mn>
  </msub>
</math>
</file>

<file path=Formula-810/content.xml><?xml version="1.0" encoding="utf-8"?>
<math xmlns="http://www.w3.org/1998/Math/MathML" display="inline">
  <mrow>
    <msub>
      <mstyle mathvariant="script">
        <mi>𝒟</mi>
      </mstyle>
      <mn>1</mn>
    </msub>
    <mi>′</mi>
  </mrow>
</math>
</file>

<file path=Formula-812/content.xml><?xml version="1.0" encoding="utf-8"?>
<math xmlns="http://www.w3.org/1998/Math/MathML" display="inline">
  <mrow>
    <mo stretchy="false" form="prefix">[</mo>
    <mi>a</mi>
    <mo>,</mo>
    <mi>d</mi>
    <mo stretchy="false" form="postfix">]</mo>
  </mrow>
</math>
</file>

<file path=Formula-814/content.xml><?xml version="1.0" encoding="utf-8"?>
<math xmlns="http://www.w3.org/1998/Math/MathML" display="inline">
  <msub>
    <mi>γ</mi>
    <mn>1</mn>
  </msub>
</math>
</file>

<file path=Formula-816/content.xml><?xml version="1.0" encoding="utf-8"?>
<math xmlns="http://www.w3.org/1998/Math/MathML" display="inline">
  <msub>
    <mstyle mathvariant="script">
      <mi>𝒟</mi>
    </mstyle>
    <mn>2</mn>
  </msub>
</math>
</file>

<file path=Formula-818/content.xml><?xml version="1.0" encoding="utf-8"?>
<math xmlns="http://www.w3.org/1998/Math/MathML" display="inline">
  <mrow>
    <mo stretchy="false" form="prefix">[</mo>
    <mi>d</mi>
    <mo>,</mo>
    <mi>b</mi>
    <mo stretchy="false" form="postfix">]</mo>
  </mrow>
</math>
</file>

<file path=Formula-82/content.xml><?xml version="1.0" encoding="utf-8"?>
<math xmlns="http://www.w3.org/1998/Math/MathML" display="inline">
  <mi>I</mi>
</math>
</file>

<file path=Formula-820/content.xml><?xml version="1.0" encoding="utf-8"?>
<math xmlns="http://www.w3.org/1998/Math/MathML" display="inline">
  <msub>
    <mi>γ</mi>
    <mn>2</mn>
  </msub>
</math>
</file>

<file path=Formula-822/content.xml><?xml version="1.0" encoding="utf-8"?>
<math xmlns="http://www.w3.org/1998/Math/MathML" display="inline">
  <mrow>
    <msub>
      <mstyle mathvariant="script">
        <mi>𝒟</mi>
      </mstyle>
      <mn>1</mn>
    </msub>
    <mo>∪</mo>
    <msub>
      <mstyle mathvariant="script">
        <mi>𝒟</mi>
      </mstyle>
      <mn>2</mn>
    </msub>
  </mrow>
</math>
</file>

<file path=Formula-824/content.xml><?xml version="1.0" encoding="utf-8"?>
<math xmlns="http://www.w3.org/1998/Math/MathML" display="inline">
  <mrow>
    <msub>
      <mstyle mathvariant="script">
        <mi>𝒟</mi>
      </mstyle>
      <mn>1</mn>
    </msub>
    <mo>∪</mo>
    <msub>
      <mstyle mathvariant="script">
        <mi>𝒟</mi>
      </mstyle>
      <mn>2</mn>
    </msub>
    <mi>′</mi>
  </mrow>
</math>
</file>

<file path=Formula-826/content.xml><?xml version="1.0" encoding="utf-8"?>
<math xmlns="http://www.w3.org/1998/Math/MathML" display="inline">
  <mrow>
    <mo stretchy="false" form="prefix">[</mo>
    <mi>a</mi>
    <mo>,</mo>
    <mi>b</mi>
    <mo stretchy="false" form="postfix">]</mo>
  </mrow>
</math>
</file>

<file path=Formula-828/content.xml><?xml version="1.0" encoding="utf-8"?>
<math xmlns="http://www.w3.org/1998/Math/MathML" display="inline">
  <mi>γ</mi>
</math>
</file>

<file path=Formula-830/content.xml><?xml version="1.0" encoding="utf-8"?>
<math xmlns="http://www.w3.org/1998/Math/MathML" display="block">
  <mrow>
    <mo stretchy="false" form="prefix">|</mo>
    <mi>S</mi>
    <mo stretchy="false" form="prefix">(</mo>
    <mi>f</mi>
    <mo>,</mo>
    <msub>
      <mstyle mathvariant="script">
        <mi>𝒟</mi>
      </mstyle>
      <mn>1</mn>
    </msub>
    <mo>∪</mo>
    <msub>
      <mstyle mathvariant="script">
        <mi>𝒟</mi>
      </mstyle>
      <mn>2</mn>
    </msub>
    <mo stretchy="false" form="postfix">)</mo>
    <mo>−</mo>
    <mi>S</mi>
    <mo stretchy="false" form="prefix">(</mo>
    <mi>f</mi>
    <mo>,</mo>
    <msub>
      <mstyle mathvariant="script">
        <mi>𝒟</mi>
      </mstyle>
      <mn>1</mn>
    </msub>
    <mo>∪</mo>
    <msub>
      <mstyle mathvariant="script">
        <mi>𝒟</mi>
      </mstyle>
      <mn>2</mn>
    </msub>
    <mi>′</mi>
    <mo stretchy="false" form="postfix">)</mo>
    <mo stretchy="false" form="prefix">|</mo>
    <mo>≤</mo>
    <mi>ε</mi>
    <mi>.</mi>
  </mrow>
</math>
</file>

<file path=Formula-832/content.xml><?xml version="1.0" encoding="utf-8"?>
<math xmlns="http://www.w3.org/1998/Math/MathML" display="inline">
  <mrow>
    <mi>S</mi>
    <mo stretchy="false" form="prefix">(</mo>
    <mi>f</mi>
    <mo>,</mo>
    <msub>
      <mstyle mathvariant="script">
        <mi>𝒟</mi>
      </mstyle>
      <mn>1</mn>
    </msub>
    <mo>∪</mo>
    <msub>
      <mstyle mathvariant="script">
        <mi>𝒟</mi>
      </mstyle>
      <mn>2</mn>
    </msub>
    <mo stretchy="false" form="postfix">)</mo>
    <mo>=</mo>
    <mi>S</mi>
    <mo stretchy="false" form="prefix">(</mo>
    <mi>f</mi>
    <mo>,</mo>
    <msub>
      <mstyle mathvariant="script">
        <mi>𝒟</mi>
      </mstyle>
      <mn>1</mn>
    </msub>
    <mo stretchy="false" form="postfix">)</mo>
    <mo>+</mo>
    <mi>S</mi>
    <mo stretchy="false" form="prefix">(</mo>
    <mi>f</mi>
    <mo>,</mo>
    <msub>
      <mstyle mathvariant="script">
        <mi>𝒟</mi>
      </mstyle>
      <mn>2</mn>
    </msub>
    <mo stretchy="false" form="postfix">)</mo>
  </mrow>
</math>
</file>

<file path=Formula-834/content.xml><?xml version="1.0" encoding="utf-8"?>
<math xmlns="http://www.w3.org/1998/Math/MathML" display="inline">
  <mrow>
    <mi>S</mi>
    <mo stretchy="false" form="prefix">(</mo>
    <mi>f</mi>
    <mo>,</mo>
    <msub>
      <mstyle mathvariant="script">
        <mi>𝒟</mi>
      </mstyle>
      <mn>1</mn>
    </msub>
    <mo>∪</mo>
    <msub>
      <mstyle mathvariant="script">
        <mi>𝒟</mi>
      </mstyle>
      <mn>2</mn>
    </msub>
    <mi>′</mi>
    <mo stretchy="false" form="postfix">)</mo>
    <mo>=</mo>
    <mi>S</mi>
    <mo stretchy="false" form="prefix">(</mo>
    <mi>f</mi>
    <mo>,</mo>
    <msub>
      <mstyle mathvariant="script">
        <mi>𝒟</mi>
      </mstyle>
      <mn>1</mn>
    </msub>
    <mo stretchy="false" form="postfix">)</mo>
    <mo>+</mo>
    <mi>S</mi>
    <mo stretchy="false" form="prefix">(</mo>
    <mi>f</mi>
    <mo>,</mo>
    <msub>
      <mstyle mathvariant="script">
        <mi>𝒟</mi>
      </mstyle>
      <mn>2</mn>
    </msub>
    <mi>′</mi>
    <mo stretchy="false" form="postfix">)</mo>
  </mrow>
</math>
</file>

<file path=Formula-836/content.xml><?xml version="1.0" encoding="utf-8"?>
<math xmlns="http://www.w3.org/1998/Math/MathML" display="block">
  <mrow>
    <mo stretchy="false" form="prefix">|</mo>
    <mi>S</mi>
    <mo stretchy="false" form="prefix">(</mo>
    <mi>f</mi>
    <mo>,</mo>
    <msub>
      <mstyle mathvariant="script">
        <mi>𝒟</mi>
      </mstyle>
      <mn>1</mn>
    </msub>
    <mo stretchy="false" form="postfix">)</mo>
    <mo>−</mo>
    <mi>S</mi>
    <mo stretchy="false" form="prefix">(</mo>
    <mi>f</mi>
    <mo>,</mo>
    <msub>
      <mstyle mathvariant="script">
        <mi>𝒟</mi>
      </mstyle>
      <mn>1</mn>
    </msub>
    <mo stretchy="false" form="postfix">)</mo>
    <mo stretchy="false" form="prefix">|</mo>
    <mo>≤</mo>
    <mi>ε</mi>
    <mo>,</mo>
  </mrow>
</math>
</file>

<file path=Formula-838/content.xml><?xml version="1.0" encoding="utf-8"?>
<math xmlns="http://www.w3.org/1998/Math/MathML" display="inline">
  <mi>f</mi>
</math>
</file>

<file path=Formula-84/content.xml><?xml version="1.0" encoding="utf-8"?>
<math xmlns="http://www.w3.org/1998/Math/MathML" display="inline">
  <mrow>
    <mi>I</mi>
    <mo>=</mo>
    <mo stretchy="false" form="prefix">[</mo>
    <mi>a</mi>
    <mo>,</mo>
    <mi>b</mi>
    <mo stretchy="false" form="postfix">]</mo>
  </mrow>
</math>
</file>

<file path=Formula-840/content.xml><?xml version="1.0" encoding="utf-8"?>
<math xmlns="http://www.w3.org/1998/Math/MathML" display="inline">
  <mrow>
    <mo stretchy="false" form="prefix">[</mo>
    <mi>a</mi>
    <mo>,</mo>
    <mi>d</mi>
    <mo stretchy="false" form="postfix">]</mo>
  </mrow>
</math>
</file>

<file path=Formula-842/content.xml><?xml version="1.0" encoding="utf-8"?>
<math xmlns="http://www.w3.org/1998/Math/MathML" display="inline">
  <mi>◼</mi>
</math>
</file>

<file path=Formula-844/content.xml><?xml version="1.0" encoding="utf-8"?>
<math xmlns="http://www.w3.org/1998/Math/MathML" display="inline">
  <mrow>
    <mi>f</mi>
    <mo>:</mo>
    <mo stretchy="false" form="prefix">[</mo>
    <mi>a</mi>
    <mo>,</mo>
    <mi>b</mi>
    <mo stretchy="false" form="postfix">]</mo>
    <mo>→</mo>
    <mstyle mathvariant="double-struck">
      <mi>ℝ</mi>
    </mstyle>
  </mrow>
</math>
</file>

<file path=Formula-846/content.xml><?xml version="1.0" encoding="utf-8"?>
<math xmlns="http://www.w3.org/1998/Math/MathML" display="inline">
  <mrow>
    <mi>g</mi>
    <mo>:</mo>
    <mo stretchy="false" form="prefix">[</mo>
    <mi>a</mi>
    <mo>,</mo>
    <mi>b</mi>
    <mo stretchy="false" form="postfix">]</mo>
    <mo>→</mo>
    <mstyle mathvariant="double-struck">
      <mi>ℝ</mi>
    </mstyle>
  </mrow>
</math>
</file>

<file path=Formula-848/content.xml><?xml version="1.0" encoding="utf-8"?>
<math xmlns="http://www.w3.org/1998/Math/MathML" display="block">
  <mrow>
    <msub>
      <mo>∫</mo>
      <mrow>
        <mo stretchy="false" form="prefix">[</mo>
        <mi>a</mi>
        <mo>,</mo>
        <mi>b</mi>
        <mo stretchy="false" form="postfix">]</mo>
      </mrow>
    </msub>
    <mi>f</mi>
    <mo stretchy="false" form="prefix">(</mo>
    <mi>t</mi>
    <mo stretchy="false" form="postfix">)</mo>
    <mspace width="0.167em"/>
    <mi>d</mi>
    <mi>t</mi>
    <mo>=</mo>
    <msub>
      <mo>∫</mo>
      <mrow>
        <mo stretchy="false" form="prefix">[</mo>
        <mi>a</mi>
        <mo>,</mo>
        <mi>b</mi>
        <mo stretchy="false" form="postfix">]</mo>
      </mrow>
    </msub>
    <mi>g</mi>
    <mo stretchy="false" form="prefix">(</mo>
    <mi>t</mi>
    <mo stretchy="false" form="postfix">)</mo>
    <mspace width="0.167em"/>
    <mi>d</mi>
    <mi>t</mi>
    <mi>.</mi>
  </mrow>
</math>
</file>

<file path=Formula-850/content.xml><?xml version="1.0" encoding="utf-8"?>
<math xmlns="http://www.w3.org/1998/Math/MathML" display="inline">
  <mrow>
    <mi>f</mi>
    <mo>:</mo>
    <mo stretchy="false" form="prefix">[</mo>
    <mi>a</mi>
    <mo>,</mo>
    <mi>b</mi>
    <mo stretchy="false" form="postfix">]</mo>
    <mo>→</mo>
    <mstyle mathvariant="double-struck">
      <mi>ℝ</mi>
    </mstyle>
  </mrow>
</math>
</file>

<file path=Formula-852/content.xml><?xml version="1.0" encoding="utf-8"?>
<math xmlns="http://www.w3.org/1998/Math/MathML" display="inline">
  <mrow>
    <mi>g</mi>
    <mo>:</mo>
    <mo stretchy="false" form="prefix">[</mo>
    <mi>a</mi>
    <mo>,</mo>
    <mi>b</mi>
    <mo stretchy="false" form="postfix">]</mo>
    <mo>→</mo>
    <mstyle mathvariant="double-struck">
      <mi>ℝ</mi>
    </mstyle>
  </mrow>
</math>
</file>

<file path=Formula-854/content.xml><?xml version="1.0" encoding="utf-8"?>
<math xmlns="http://www.w3.org/1998/Math/MathML" display="inline">
  <mi>f</mi>
</math>
</file>

<file path=Formula-856/content.xml><?xml version="1.0" encoding="utf-8"?>
<math xmlns="http://www.w3.org/1998/Math/MathML" display="inline">
  <mrow>
    <mi>ε</mi>
    <mo>&gt;</mo>
    <mn>0</mn>
  </mrow>
</math>
</file>

<file path=Formula-858/content.xml><?xml version="1.0" encoding="utf-8"?>
<math xmlns="http://www.w3.org/1998/Math/MathML" display="block">
  <mrow>
    <mi>A</mi>
    <mo>=</mo>
    <msup>
      <mi>f</mi>
      <mrow>
        <mo>−</mo>
        <mn>1</mn>
      </mrow>
    </msup>
    <mo stretchy="false" form="prefix">(</mo>
    <mo stretchy="false" form="prefix">{</mo>
    <mn>0</mn>
    <mo stretchy="false" form="postfix">}</mo>
    <mo stretchy="false" form="postfix">)</mo>
    <mo>=</mo>
    <mo stretchy="false" form="prefix">{</mo>
    <mi>x</mi>
    <mo>∈</mo>
    <mo stretchy="false" form="prefix">[</mo>
    <mi>a</mi>
    <mo>,</mo>
    <mi>b</mi>
    <mo stretchy="false" form="postfix">]</mo>
    <mspace width="0.167em"/>
    <mo stretchy="false" form="prefix">|</mo>
    <mspace width="0.167em"/>
    <mi>f</mi>
    <mo stretchy="false" form="prefix">(</mo>
    <mi>x</mi>
    <mo stretchy="false" form="postfix">)</mo>
    <mo>≠</mo>
    <mn>0</mn>
    <mo stretchy="false" form="postfix">}</mo>
  </mrow>
</math>
</file>

<file path=Formula-86/content.xml><?xml version="1.0" encoding="utf-8"?>
<math xmlns="http://www.w3.org/1998/Math/MathML" display="inline">
  <mstyle mathvariant="double-struck">
    <mi>ℝ</mi>
  </mstyle>
</math>
</file>

<file path=Formula-860/content.xml><?xml version="1.0" encoding="utf-8"?>
<math xmlns="http://www.w3.org/1998/Math/MathML" display="inline">
  <msub>
    <mi>I</mi>
    <mi>i</mi>
  </msub>
</math>
</file>

<file path=Formula-862/content.xml><?xml version="1.0" encoding="utf-8"?>
<math xmlns="http://www.w3.org/1998/Math/MathML" display="inline">
  <mrow>
    <msub>
      <mo>∑</mo>
      <mi>i</mi>
    </msub>
    <mi>ℓ</mi>
    <mo stretchy="false" form="prefix">(</mo>
    <msub>
      <mi>I</mi>
      <mi>i</mi>
    </msub>
    <mo stretchy="false" form="postfix">)</mo>
    <mo>≤</mo>
    <mi>ε</mi>
  </mrow>
</math>
</file>

<file path=Formula-864/content.xml><?xml version="1.0" encoding="utf-8"?>
<math xmlns="http://www.w3.org/1998/Math/MathML" display="inline">
  <msub>
    <mi>I</mi>
    <mi>i</mi>
  </msub>
</math>
</file>

<file path=Formula-866/content.xml><?xml version="1.0" encoding="utf-8"?>
<math xmlns="http://www.w3.org/1998/Math/MathML" display="inline">
  <mi>A</mi>
</math>
</file>

<file path=Formula-868/content.xml><?xml version="1.0" encoding="utf-8"?>
<math xmlns="http://www.w3.org/1998/Math/MathML" display="inline">
  <msub>
    <mi>J</mi>
    <mi>i</mi>
  </msub>
</math>
</file>

<file path=Formula-870/content.xml><?xml version="1.0" encoding="utf-8"?>
<math xmlns="http://www.w3.org/1998/Math/MathML" display="inline">
  <mrow>
    <msub>
      <mo>∑</mo>
      <mi>i</mi>
    </msub>
    <mi>ℓ</mi>
    <mo stretchy="false" form="prefix">(</mo>
    <msub>
      <mi>J</mi>
      <mi>i</mi>
    </msub>
    <mo stretchy="false" form="postfix">)</mo>
    <mo>≤</mo>
    <mi>ε</mi>
    <mi>/</mi>
    <mn>2</mn>
  </mrow>
</math>
</file>

<file path=Formula-872/content.xml><?xml version="1.0" encoding="utf-8"?>
<math xmlns="http://www.w3.org/1998/Math/MathML" display="inline">
  <msub>
    <mi>J</mi>
    <mi>i</mi>
  </msub>
</math>
</file>

<file path=Formula-874/content.xml><?xml version="1.0" encoding="utf-8"?>
<math xmlns="http://www.w3.org/1998/Math/MathML" display="inline">
  <msub>
    <mi>I</mi>
    <mi>i</mi>
  </msub>
</math>
</file>

<file path=Formula-876/content.xml><?xml version="1.0" encoding="utf-8"?>
<math xmlns="http://www.w3.org/1998/Math/MathML" display="inline">
  <msub>
    <mi>J</mi>
    <mi>i</mi>
  </msub>
</math>
</file>

<file path=Formula-878/content.xml><?xml version="1.0" encoding="utf-8"?>
<math xmlns="http://www.w3.org/1998/Math/MathML" display="inline">
  <mi>γ</mi>
</math>
</file>

<file path=Formula-88/content.xml><?xml version="1.0" encoding="utf-8"?>
<math xmlns="http://www.w3.org/1998/Math/MathML" display="block">
  <mrow>
    <mo stretchy="false" form="prefix">{</mo>
    <mo stretchy="false" form="prefix">(</mo>
    <msub>
      <mi>t</mi>
      <mi>i</mi>
    </msub>
    <mo>,</mo>
    <msub>
      <mi>I</mi>
      <mi>i</mi>
    </msub>
    <mo stretchy="false" form="postfix">)</mo>
    <mspace width="0.278em"/>
    <mo stretchy="false" form="prefix">|</mo>
    <mspace width="0.278em"/>
    <mspace width="0.278em"/>
    <mn>0</mn>
    <mo>≤</mo>
    <mi>i</mi>
    <mo>≤</mo>
    <mi>n</mi>
    <mo>−</mo>
    <mn>1</mn>
    <mo stretchy="false" form="postfix">}</mo>
  </mrow>
</math>
</file>

<file path=Formula-880/content.xml><?xml version="1.0" encoding="utf-8"?>
<math xmlns="http://www.w3.org/1998/Math/MathML" display="inline">
  <mrow>
    <mo stretchy="false" form="prefix">[</mo>
    <mi>a</mi>
    <mo>,</mo>
    <mi>b</mi>
    <mo stretchy="false" form="postfix">]</mo>
  </mrow>
</math>
</file>

<file path=Formula-882/content.xml><?xml version="1.0" encoding="utf-8"?>
<math xmlns="http://www.w3.org/1998/Math/MathML" display="block">
  <mrow>
    <mi>γ</mi>
    <mo stretchy="false" form="prefix">(</mo>
    <mi>t</mi>
    <mo stretchy="false" form="postfix">)</mo>
    <mo>=</mo>
    <msub>
      <mi>I</mi>
      <mi>i</mi>
    </msub>
    <mspace width="0.167em"/>
    <mrow>
      <mspace width="0.333em"/>
      <mtext mathvariant="normal"> si </mtext>
      <mspace width="0.333em"/>
    </mrow>
    <mspace width="0.167em"/>
    <mi>t</mi>
    <mo>∈</mo>
    <msub>
      <mi>I</mi>
      <mi>i</mi>
    </msub>
    <mspace width="0.278em"/>
    <mo stretchy="false" form="prefix">(</mo>
    <mrow>
      <mtext mathvariant="normal">et </mtext>
      <mspace width="0.333em"/>
    </mrow>
    <mspace width="0.167em"/>
    <mi>t</mi>
    <mo>∉</mo>
    <msub>
      <mi>I</mi>
      <mi>j</mi>
    </msub>
    <mrow>
      <mspace width="0.333em"/>
      <mtext mathvariant="normal"> quand </mtext>
      <mspace width="0.333em"/>
    </mrow>
    <mspace width="0.167em"/>
    <mi>j</mi>
    <mo>≤</mo>
    <mi>i</mi>
    <mo stretchy="false" form="postfix">)</mo>
    <mi>.</mi>
  </mrow>
</math>
</file>

<file path=Formula-884/content.xml><?xml version="1.0" encoding="utf-8"?>
<math xmlns="http://www.w3.org/1998/Math/MathML" display="inline">
  <mrow>
    <mi>γ</mi>
    <mo stretchy="false" form="prefix">(</mo>
    <mi>t</mi>
    <mo stretchy="false" form="postfix">)</mo>
    <mo>=</mo>
    <mrow>
      <mo stretchy="true" form="prefix">]</mo>
      <mo>−</mo>
      <mi>∞</mi>
      <mo>,</mo>
      <mi>∞</mi>
      <mo stretchy="true" form="postfix">[</mo>
    </mrow>
  </mrow>
</math>
</file>

<file path=Formula-886/content.xml><?xml version="1.0" encoding="utf-8"?>
<math xmlns="http://www.w3.org/1998/Math/MathML" display="inline">
  <mrow>
    <mi>t</mi>
    <mo>∉</mo>
    <msub>
      <mo>∪</mo>
      <mi>i</mi>
    </msub>
    <msub>
      <mi>I</mi>
      <mi>i</mi>
    </msub>
  </mrow>
</math>
</file>

<file path=Formula-888/content.xml><?xml version="1.0" encoding="utf-8"?>
<math xmlns="http://www.w3.org/1998/Math/MathML" display="inline">
  <mrow>
    <mstyle mathvariant="script">
      <mi>𝒟</mi>
    </mstyle>
    <mo>=</mo>
    <mo stretchy="false" form="prefix">{</mo>
    <mo stretchy="false" form="prefix">(</mo>
    <msub>
      <mi>t</mi>
      <mi>j</mi>
    </msub>
    <mo>,</mo>
    <msub>
      <mi>J</mi>
      <mi>j</mi>
    </msub>
    <mo stretchy="false" form="postfix">)</mo>
    <msub>
      <mo stretchy="false" form="postfix">}</mo>
      <mi>j</mi>
    </msub>
  </mrow>
</math>
</file>

<file path=Formula-890/content.xml><?xml version="1.0" encoding="utf-8"?>
<math xmlns="http://www.w3.org/1998/Math/MathML" display="inline">
  <mrow>
    <mo stretchy="false" form="prefix">[</mo>
    <mi>a</mi>
    <mo>,</mo>
    <mi>b</mi>
    <mo stretchy="false" form="postfix">]</mo>
  </mrow>
</math>
</file>

<file path=Formula-892/content.xml><?xml version="1.0" encoding="utf-8"?>
<math xmlns="http://www.w3.org/1998/Math/MathML" display="inline">
  <mi>γ</mi>
</math>
</file>

<file path=Formula-894/content.xml><?xml version="1.0" encoding="utf-8"?>
<math xmlns="http://www.w3.org/1998/Math/MathML" display="block">
  <mrow>
    <mrow>
      <mo stretchy="true" form="prefix">|</mo>
      <mi>S</mi>
      <mo stretchy="false" form="prefix">(</mo>
      <mi>f</mi>
      <mo>,</mo>
      <mstyle mathvariant="script">
        <mi>𝒟</mi>
      </mstyle>
      <mo stretchy="false" form="postfix">)</mo>
      <mo stretchy="true" form="postfix">|</mo>
    </mrow>
    <mo>=</mo>
    <mrow>
      <mo stretchy="true" form="prefix">|</mo>
      <munder>
        <mo>∑</mo>
        <mi>j</mi>
      </munder>
      <mi>f</mi>
      <mo stretchy="false" form="prefix">(</mo>
      <msub>
        <mi>t</mi>
        <mi>j</mi>
      </msub>
      <mo stretchy="false" form="postfix">)</mo>
      <mi>ℓ</mi>
      <mo stretchy="false" form="prefix">(</mo>
      <msub>
        <mi>J</mi>
        <mi>j</mi>
      </msub>
      <mo stretchy="false" form="postfix">)</mo>
      <mo stretchy="true" form="postfix">|</mo>
    </mrow>
    <mo>=</mo>
    <mrow>
      <mo stretchy="true" form="prefix">|</mo>
      <munder>
        <mo>∑</mo>
        <mrow>
          <msub>
            <mi>t</mi>
            <mi>j</mi>
          </msub>
          <mo>∈</mo>
          <mi>A</mi>
        </mrow>
      </munder>
      <mi>f</mi>
      <mo stretchy="false" form="prefix">(</mo>
      <msub>
        <mi>t</mi>
        <mi>j</mi>
      </msub>
      <mo stretchy="false" form="postfix">)</mo>
      <mi>ℓ</mi>
      <mo stretchy="false" form="prefix">(</mo>
      <msub>
        <mi>J</mi>
        <mi>j</mi>
      </msub>
      <mo stretchy="false" form="postfix">)</mo>
      <mo stretchy="true" form="postfix">|</mo>
    </mrow>
    <mo>≤</mo>
    <munder>
      <mo>sup</mo>
      <mrow>
        <mo stretchy="false" form="prefix">[</mo>
        <mi>a</mi>
        <mo>,</mo>
        <mi>b</mi>
        <mo stretchy="false" form="postfix">]</mo>
      </mrow>
    </munder>
    <mo stretchy="false" form="prefix">|</mo>
    <mi>f</mi>
    <mo stretchy="false" form="prefix">|</mo>
    <mo>×</mo>
    <munder>
      <mo>∑</mo>
      <mi>j</mi>
    </munder>
    <mi>ℓ</mi>
    <mo stretchy="false" form="prefix">(</mo>
    <msub>
      <mi>J</mi>
      <mi>j</mi>
    </msub>
    <mo stretchy="false" form="postfix">)</mo>
    <mi>.</mi>
  </mrow>
</math>
</file>

<file path=Formula-896/content.xml><?xml version="1.0" encoding="utf-8"?>
<math xmlns="http://www.w3.org/1998/Math/MathML" display="inline">
  <msub>
    <mi>J</mi>
    <mi>j</mi>
  </msub>
</math>
</file>

<file path=Formula-898/content.xml><?xml version="1.0" encoding="utf-8"?>
<math xmlns="http://www.w3.org/1998/Math/MathML" display="inline">
  <msub>
    <mi>I</mi>
    <mi>i</mi>
  </msub>
</math>
</file>

<file path=Formula-90/content.xml><?xml version="1.0" encoding="utf-8"?>
<math xmlns="http://www.w3.org/1998/Math/MathML" display="inline">
  <msub>
    <mi>I</mi>
    <mi>i</mi>
  </msub>
</math>
</file>

<file path=Formula-900/content.xml><?xml version="1.0" encoding="utf-8"?>
<math xmlns="http://www.w3.org/1998/Math/MathML" display="block">
  <mrow>
    <munder>
      <mo>∑</mo>
      <mi>j</mi>
    </munder>
    <mi>ℓ</mi>
    <mo stretchy="false" form="prefix">(</mo>
    <msub>
      <mi>J</mi>
      <mi>j</mi>
    </msub>
    <mo stretchy="false" form="postfix">)</mo>
    <mo>≤</mo>
    <munder>
      <mo>∑</mo>
      <mi>i</mi>
    </munder>
    <mi>ℓ</mi>
    <mo stretchy="false" form="prefix">(</mo>
    <msub>
      <mi>I</mi>
      <mi>i</mi>
    </msub>
    <mo stretchy="false" form="postfix">)</mo>
    <mo>≤</mo>
    <mi>ε</mi>
    <mi>.</mi>
  </mrow>
</math>
</file>

<file path=Formula-902/content.xml><?xml version="1.0" encoding="utf-8"?>
<math xmlns="http://www.w3.org/1998/Math/MathML" display="inline">
  <mi>ε</mi>
</math>
</file>

<file path=Formula-904/content.xml><?xml version="1.0" encoding="utf-8"?>
<math xmlns="http://www.w3.org/1998/Math/MathML" display="inline">
  <mi>f</mi>
</math>
</file>

<file path=Formula-906/content.xml><?xml version="1.0" encoding="utf-8"?>
<math xmlns="http://www.w3.org/1998/Math/MathML" display="inline">
  <mi>f</mi>
</math>
</file>

<file path=Formula-908/content.xml><?xml version="1.0" encoding="utf-8"?>
<math xmlns="http://www.w3.org/1998/Math/MathML" display="block">
  <mrow>
    <msub>
      <mi>A</mi>
      <mi>k</mi>
    </msub>
    <mo>=</mo>
    <mo stretchy="false" form="prefix">{</mo>
    <mi>x</mi>
    <mo>∈</mo>
    <mo stretchy="false" form="prefix">[</mo>
    <mi>a</mi>
    <mo>,</mo>
    <mi>b</mi>
    <mo stretchy="false" form="postfix">]</mo>
    <mspace width="0.167em"/>
    <mo stretchy="false" form="prefix">|</mo>
    <mspace width="0.167em"/>
    <mi>k</mi>
    <mo>&lt;</mo>
    <mo stretchy="false" form="prefix">|</mo>
    <mi>f</mi>
    <mo stretchy="false" form="prefix">(</mo>
    <mi>x</mi>
    <mo stretchy="false" form="postfix">)</mo>
    <mo stretchy="false" form="prefix">|</mo>
    <mo>≤</mo>
    <mi>k</mi>
    <mo>+</mo>
    <mn>1</mn>
    <mo stretchy="false" form="postfix">}</mo>
    <mo>,</mo>
  </mrow>
</math>
</file>

<file path=Formula-910/content.xml><?xml version="1.0" encoding="utf-8"?>
<math xmlns="http://www.w3.org/1998/Math/MathML" display="inline">
  <msub>
    <mi>A</mi>
    <mi>k</mi>
  </msub>
</math>
</file>

<file path=Formula-912/content.xml><?xml version="1.0" encoding="utf-8"?>
<math xmlns="http://www.w3.org/1998/Math/MathML" display="inline">
  <msubsup>
    <mi>I</mi>
    <mi>i</mi>
    <mi>k</mi>
  </msubsup>
</math>
</file>

<file path=Formula-914/content.xml><?xml version="1.0" encoding="utf-8"?>
<math xmlns="http://www.w3.org/1998/Math/MathML" display="block">
  <mrow>
    <munder>
      <mo>∑</mo>
      <mi>i</mi>
    </munder>
    <mi>ℓ</mi>
    <mo stretchy="false" form="prefix">(</mo>
    <msubsup>
      <mi>I</mi>
      <mi>i</mi>
      <mi>k</mi>
    </msubsup>
    <mo stretchy="false" form="postfix">)</mo>
    <mo>≤</mo>
    <mfrac>
      <mi>ε</mi>
      <mrow>
        <mo stretchy="false" form="prefix">(</mo>
        <mi>k</mi>
        <mo>+</mo>
        <mn>1</mn>
        <mo stretchy="false" form="postfix">)</mo>
        <msup>
          <mn>2</mn>
          <mrow>
            <mi>k</mi>
            <mo>+</mo>
            <mn>1</mn>
          </mrow>
        </msup>
      </mrow>
    </mfrac>
  </mrow>
</math>
</file>

<file path=Formula-916/content.xml><?xml version="1.0" encoding="utf-8"?>
<math xmlns="http://www.w3.org/1998/Math/MathML" display="inline">
  <msub>
    <mi>A</mi>
    <mi>k</mi>
  </msub>
</math>
</file>

<file path=Formula-918/content.xml><?xml version="1.0" encoding="utf-8"?>
<math xmlns="http://www.w3.org/1998/Math/MathML" display="inline">
  <mi>γ</mi>
</math>
</file>

<file path=Formula-92/content.xml><?xml version="1.0" encoding="utf-8"?>
<math xmlns="http://www.w3.org/1998/Math/MathML" display="inline">
  <mi>I</mi>
</math>
</file>

<file path=Formula-920/content.xml><?xml version="1.0" encoding="utf-8"?>
<math xmlns="http://www.w3.org/1998/Math/MathML" display="inline">
  <mrow>
    <mo stretchy="false" form="prefix">[</mo>
    <mi>a</mi>
    <mo>,</mo>
    <mi>b</mi>
    <mo stretchy="false" form="postfix">]</mo>
  </mrow>
</math>
</file>

<file path=Formula-922/content.xml><?xml version="1.0" encoding="utf-8"?>
<math xmlns="http://www.w3.org/1998/Math/MathML" display="inline">
  <mrow>
    <mi>γ</mi>
    <mo stretchy="false" form="prefix">(</mo>
    <mi>t</mi>
    <mo stretchy="false" form="postfix">)</mo>
    <mo>=</mo>
    <msubsup>
      <mi>I</mi>
      <mi>i</mi>
      <mi>k</mi>
    </msubsup>
  </mrow>
</math>
</file>

<file path=Formula-924/content.xml><?xml version="1.0" encoding="utf-8"?>
<math xmlns="http://www.w3.org/1998/Math/MathML" display="inline">
  <mi>t</mi>
</math>
</file>

<file path=Formula-926/content.xml><?xml version="1.0" encoding="utf-8"?>
<math xmlns="http://www.w3.org/1998/Math/MathML" display="inline">
  <msubsup>
    <mi>I</mi>
    <mi>i</mi>
    <mi>k</mi>
  </msubsup>
</math>
</file>

<file path=Formula-928/content.xml><?xml version="1.0" encoding="utf-8"?>
<math xmlns="http://www.w3.org/1998/Math/MathML" display="inline">
  <mi>k</mi>
</math>
</file>

<file path=Formula-930/content.xml><?xml version="1.0" encoding="utf-8"?>
<math xmlns="http://www.w3.org/1998/Math/MathML" display="inline">
  <mi>i</mi>
</math>
</file>

<file path=Formula-932/content.xml><?xml version="1.0" encoding="utf-8"?>
<math xmlns="http://www.w3.org/1998/Math/MathML" display="inline">
  <mrow>
    <mi>γ</mi>
    <mo stretchy="false" form="prefix">(</mo>
    <mi>t</mi>
    <mo stretchy="false" form="postfix">)</mo>
    <mo>=</mo>
    <mrow>
      <mo stretchy="true" form="prefix">]</mo>
      <mo>−</mo>
      <mi>∞</mi>
      <mo>,</mo>
      <mi>∞</mi>
      <mo stretchy="true" form="postfix">[</mo>
    </mrow>
  </mrow>
</math>
</file>

<file path=Formula-934/content.xml><?xml version="1.0" encoding="utf-8"?>
<math xmlns="http://www.w3.org/1998/Math/MathML" display="inline">
  <mrow>
    <mi>t</mi>
    <mo>∉</mo>
    <msub>
      <mo>∪</mo>
      <mi>k</mi>
    </msub>
    <msub>
      <mo>∪</mo>
      <mi>i</mi>
    </msub>
    <msubsup>
      <mi>I</mi>
      <mi>i</mi>
      <mi>k</mi>
    </msubsup>
  </mrow>
</math>
</file>

<file path=Formula-936/content.xml><?xml version="1.0" encoding="utf-8"?>
<math xmlns="http://www.w3.org/1998/Math/MathML" display="block">
  <mrow>
    <mrow>
      <mo stretchy="true" form="prefix">|</mo>
      <mi>S</mi>
      <mo stretchy="false" form="prefix">(</mo>
      <mi>f</mi>
      <mo>,</mo>
      <mstyle mathvariant="script">
        <mi>𝒟</mi>
      </mstyle>
      <mo stretchy="false" form="postfix">)</mo>
      <mo stretchy="true" form="postfix">|</mo>
    </mrow>
    <mo>=</mo>
    <mrow>
      <mo stretchy="true" form="prefix">|</mo>
      <munder>
        <mo>∑</mo>
        <mi>j</mi>
      </munder>
      <mi>f</mi>
      <mo stretchy="false" form="prefix">(</mo>
      <msub>
        <mi>t</mi>
        <mi>j</mi>
      </msub>
      <mo stretchy="false" form="postfix">)</mo>
      <mi>ℓ</mi>
      <mo stretchy="false" form="prefix">(</mo>
      <msub>
        <mi>J</mi>
        <mi>j</mi>
      </msub>
      <mo stretchy="false" form="postfix">)</mo>
      <mo stretchy="true" form="postfix">|</mo>
    </mrow>
    <mo>=</mo>
    <mrow>
      <mo stretchy="true" form="prefix">|</mo>
      <munder>
        <mo>∑</mo>
        <mi>k</mi>
      </munder>
      <munder>
        <mo>∑</mo>
        <mrow>
          <msub>
            <mi>t</mi>
            <mi>j</mi>
          </msub>
          <mo>∈</mo>
          <msub>
            <mi>A</mi>
            <mi>k</mi>
          </msub>
        </mrow>
      </munder>
      <mi>f</mi>
      <mo stretchy="false" form="prefix">(</mo>
      <msub>
        <mi>t</mi>
        <mi>j</mi>
      </msub>
      <mo stretchy="false" form="postfix">)</mo>
      <mi>ℓ</mi>
      <mo stretchy="false" form="prefix">(</mo>
      <msub>
        <mi>J</mi>
        <mi>j</mi>
      </msub>
      <mo stretchy="false" form="postfix">)</mo>
      <mo stretchy="true" form="postfix">|</mo>
    </mrow>
    <mo>≤</mo>
    <munder>
      <mo>∑</mo>
      <mi>k</mi>
    </munder>
    <munder>
      <mo>∑</mo>
      <mrow>
        <msub>
          <mi>t</mi>
          <mi>j</mi>
        </msub>
        <mo>∈</mo>
        <msub>
          <mi>A</mi>
          <mi>k</mi>
        </msub>
      </mrow>
    </munder>
    <mo stretchy="false" form="prefix">(</mo>
    <mi>k</mi>
    <mo>+</mo>
    <mn>1</mn>
    <mo stretchy="false" form="postfix">)</mo>
    <mi>ℓ</mi>
    <mo stretchy="false" form="prefix">(</mo>
    <msub>
      <mi>J</mi>
      <mi>j</mi>
    </msub>
    <mo stretchy="false" form="postfix">)</mo>
  </mrow>
</math>
</file>

<file path=Formula-938/content.xml><?xml version="1.0" encoding="utf-8"?>
<math xmlns="http://www.w3.org/1998/Math/MathML" display="block">
  <mrow>
    <munder>
      <mo>∑</mo>
      <mrow>
        <msub>
          <mi>t</mi>
          <mi>j</mi>
        </msub>
        <mo>∈</mo>
        <msub>
          <mi>A</mi>
          <mi>k</mi>
        </msub>
      </mrow>
    </munder>
    <mi>ℓ</mi>
    <mo stretchy="false" form="prefix">(</mo>
    <msub>
      <mi>J</mi>
      <mi>j</mi>
    </msub>
    <mo stretchy="false" form="postfix">)</mo>
    <mo>≤</mo>
    <munder>
      <mo>∑</mo>
      <mi>i</mi>
    </munder>
    <mi>ℓ</mi>
    <mo stretchy="false" form="prefix">(</mo>
    <msubsup>
      <mi>I</mi>
      <mi>i</mi>
      <mi>k</mi>
    </msubsup>
    <mo stretchy="false" form="postfix">)</mo>
    <mo>≤</mo>
    <mfrac>
      <mi>ε</mi>
      <mrow>
        <mo stretchy="false" form="prefix">(</mo>
        <mi>k</mi>
        <mo>+</mo>
        <mn>1</mn>
        <mo stretchy="false" form="postfix">)</mo>
        <msup>
          <mn>2</mn>
          <mrow>
            <mi>k</mi>
            <mo>+</mo>
            <mn>1</mn>
          </mrow>
        </msup>
      </mrow>
    </mfrac>
    <mo>,</mo>
  </mrow>
</math>
</file>

<file path=Formula-94/content.xml><?xml version="1.0" encoding="utf-8"?>
<math xmlns="http://www.w3.org/1998/Math/MathML" display="inline">
  <mrow>
    <msub>
      <mi>t</mi>
      <mi>i</mi>
    </msub>
    <mo>∈</mo>
    <msub>
      <mi>I</mi>
      <mi>i</mi>
    </msub>
  </mrow>
</math>
</file>

<file path=Formula-940/content.xml><?xml version="1.0" encoding="utf-8"?>
<math xmlns="http://www.w3.org/1998/Math/MathML" display="block">
  <mrow>
    <mrow>
      <mo stretchy="true" form="prefix">|</mo>
      <mi>S</mi>
      <mo stretchy="false" form="prefix">(</mo>
      <mi>f</mi>
      <mo>,</mo>
      <mstyle mathvariant="script">
        <mi>𝒟</mi>
      </mstyle>
      <mo stretchy="false" form="postfix">)</mo>
      <mo stretchy="true" form="postfix">|</mo>
    </mrow>
    <mo>≤</mo>
    <munder>
      <mo>∑</mo>
      <mi>k</mi>
    </munder>
    <mo stretchy="false" form="prefix">(</mo>
    <mi>k</mi>
    <mo>+</mo>
    <mn>1</mn>
    <mo stretchy="false" form="postfix">)</mo>
    <munder>
      <mo>∑</mo>
      <mi>i</mi>
    </munder>
    <mi>ℓ</mi>
    <mo stretchy="false" form="prefix">(</mo>
    <msubsup>
      <mi>I</mi>
      <mi>i</mi>
      <mi>k</mi>
    </msubsup>
    <mo stretchy="false" form="postfix">)</mo>
    <mo>≤</mo>
    <munder>
      <mo>∑</mo>
      <mi>k</mi>
    </munder>
    <mfrac>
      <mi>ε</mi>
      <msup>
        <mn>2</mn>
        <mrow>
          <mi>k</mi>
          <mo>+</mo>
          <mn>1</mn>
        </mrow>
      </msup>
    </mfrac>
    <mo>=</mo>
    <mi>ε</mi>
    <mi>.</mi>
  </mrow>
</math>
</file>

<file path=Formula-942/content.xml><?xml version="1.0" encoding="utf-8"?>
<math xmlns="http://www.w3.org/1998/Math/MathML" display="inline">
  <mi>f</mi>
</math>
</file>

<file path=Formula-944/content.xml><?xml version="1.0" encoding="utf-8"?>
<math xmlns="http://www.w3.org/1998/Math/MathML" display="inline">
  <mi>◼</mi>
</math>
</file>

<file path=Formula-946/content.xml><?xml version="1.0" encoding="utf-8"?>
<math xmlns="http://www.w3.org/1998/Math/MathML" display="inline">
  <mrow>
    <mo stretchy="true" form="prefix">[</mo>
    <mn>0</mn>
    <mo>,</mo>
    <mo>+</mo>
    <mi>∞</mi>
    <mo stretchy="true" form="postfix">[</mo>
  </mrow>
</math>
</file>

<file path=Formula-948/content.xml><?xml version="1.0" encoding="utf-8"?>
<math xmlns="http://www.w3.org/1998/Math/MathML" display="inline">
  <mrow>
    <mo stretchy="false" form="prefix">[</mo>
    <mi>a</mi>
    <mo>,</mo>
    <mi>b</mi>
    <mo stretchy="false" form="postfix">]</mo>
  </mrow>
</math>
</file>

<file path=Formula-950/content.xml><?xml version="1.0" encoding="utf-8"?>
<math xmlns="http://www.w3.org/1998/Math/MathML" display="inline">
  <mstyle mathvariant="double-struck">
    <mi>ℝ</mi>
  </mstyle>
</math>
</file>

<file path=Formula-952/content.xml><?xml version="1.0" encoding="utf-8"?>
<math xmlns="http://www.w3.org/1998/Math/MathML" display="inline">
  <mrow>
    <mo stretchy="false" form="prefix">(</mo>
    <mi>t</mi>
    <mo>,</mo>
    <mi>I</mi>
    <mo stretchy="false" form="postfix">)</mo>
  </mrow>
</math>
</file>

<file path=Formula-954/content.xml><?xml version="1.0" encoding="utf-8"?>
<math xmlns="http://www.w3.org/1998/Math/MathML" display="inline">
  <mi>I</mi>
</math>
</file>

<file path=Formula-956/content.xml><?xml version="1.0" encoding="utf-8"?>
<math xmlns="http://www.w3.org/1998/Math/MathML" display="inline">
  <mrow>
    <mi>ℓ</mi>
    <mo stretchy="false" form="prefix">(</mo>
    <mi>I</mi>
    <mo stretchy="false" form="postfix">)</mo>
  </mrow>
</math>
</file>

<file path=Formula-958/content.xml><?xml version="1.0" encoding="utf-8"?>
<math xmlns="http://www.w3.org/1998/Math/MathML" display="inline">
  <mrow>
    <mi>f</mi>
    <mo stretchy="false" form="prefix">(</mo>
    <mi>t</mi>
    <mo stretchy="false" form="postfix">)</mo>
    <mo>×</mo>
    <mi>∞</mi>
  </mrow>
</math>
</file>

<file path=Formula-96/content.xml><?xml version="1.0" encoding="utf-8"?>
<math xmlns="http://www.w3.org/1998/Math/MathML" display="inline">
  <mrow>
    <mi>i</mi>
    <mo>∈</mo>
    <mo stretchy="false" form="prefix">{</mo>
    <mn>0</mn>
    <mo>,</mo>
    <mi>…</mi>
    <mo>,</mo>
    <mi>n</mi>
    <mo>−</mo>
    <mn>1</mn>
    <mo stretchy="false" form="postfix">}</mo>
    <mi>.</mi>
  </mrow>
</math>
</file>

<file path=Formula-960/content.xml><?xml version="1.0" encoding="utf-8"?>
<math xmlns="http://www.w3.org/1998/Math/MathML" display="inline">
  <mstyle mathvariant="double-struck">
    <mi>ℝ</mi>
  </mstyle>
</math>
</file>

<file path=Formula-962/content.xml><?xml version="1.0" encoding="utf-8"?>
<math xmlns="http://www.w3.org/1998/Math/MathML" display="inline">
  <mi>I</mi>
</math>
</file>

<file path=Formula-964/content.xml><?xml version="1.0" encoding="utf-8"?>
<math xmlns="http://www.w3.org/1998/Math/MathML" display="inline">
  <mstyle mathvariant="double-struck">
    <mi>ℝ</mi>
  </mstyle>
</math>
</file>

<file path=Formula-966/content.xml><?xml version="1.0" encoding="utf-8"?>
<math xmlns="http://www.w3.org/1998/Math/MathML" display="inline">
  <mi>a</mi>
</math>
</file>

<file path=Formula-968/content.xml><?xml version="1.0" encoding="utf-8"?>
<math xmlns="http://www.w3.org/1998/Math/MathML" display="inline">
  <mi>b</mi>
</math>
</file>

<file path=Formula-970/content.xml><?xml version="1.0" encoding="utf-8"?>
<math xmlns="http://www.w3.org/1998/Math/MathML" display="inline">
  <mrow>
    <mi>I</mi>
    <mo>=</mo>
    <mrow>
      <mo stretchy="true" form="prefix">]</mo>
      <mo>−</mo>
      <mi>∞</mi>
      <mo>,</mo>
      <mo>+</mo>
      <mi>∞</mi>
      <mo stretchy="true" form="postfix">[</mo>
    </mrow>
    <mo>=</mo>
    <mstyle mathvariant="double-struck">
      <mi>ℝ</mi>
    </mstyle>
  </mrow>
</math>
</file>

<file path=Formula-972/content.xml><?xml version="1.0" encoding="utf-8"?>
<math xmlns="http://www.w3.org/1998/Math/MathML" display="inline">
  <mrow>
    <mi>I</mi>
    <mo>=</mo>
    <mrow>
      <mo stretchy="true" form="prefix">]</mo>
      <mo>−</mo>
      <mi>∞</mi>
      <mo>,</mo>
      <mi>b</mi>
      <mo stretchy="true" form="postfix">]</mo>
    </mrow>
  </mrow>
</math>
</file>

<file path=Formula-974/content.xml><?xml version="1.0" encoding="utf-8"?>
<math xmlns="http://www.w3.org/1998/Math/MathML" display="inline">
  <mrow>
    <mi>I</mi>
    <mo>=</mo>
    <mrow>
      <mo stretchy="true" form="prefix">[</mo>
      <mi>a</mi>
      <mo>,</mo>
      <mo>+</mo>
      <mi>∞</mi>
      <mo stretchy="true" form="postfix">[</mo>
    </mrow>
  </mrow>
</math>
</file>

<file path=Formula-976/content.xml><?xml version="1.0" encoding="utf-8"?>
<math xmlns="http://www.w3.org/1998/Math/MathML" display="inline">
  <mrow>
    <mi>a</mi>
    <mo>,</mo>
    <mi>b</mi>
    <mo>∈</mo>
    <mstyle mathvariant="double-struck">
      <mi>ℝ</mi>
    </mstyle>
  </mrow>
</math>
</file>

<file path=Formula-978/content.xml><?xml version="1.0" encoding="utf-8"?>
<math xmlns="http://www.w3.org/1998/Math/MathML" display="inline">
  <mrow>
    <mi>f</mi>
    <mo>:</mo>
    <mi>I</mi>
    <mo>→</mo>
    <mstyle mathvariant="double-struck">
      <mi>ℝ</mi>
    </mstyle>
  </mrow>
</math>
</file>

<file path=Formula-98/content.xml><?xml version="1.0" encoding="utf-8"?>
<math xmlns="http://www.w3.org/1998/Math/MathML" display="inline">
  <mrow>
    <mi>f</mi>
    <mo>:</mo>
    <mo stretchy="false" form="prefix">[</mo>
    <mi>a</mi>
    <mo>,</mo>
    <mi>b</mi>
    <mo stretchy="false" form="postfix">]</mo>
    <mo>→</mo>
    <mstyle mathvariant="double-struck">
      <mi>ℝ</mi>
    </mstyle>
  </mrow>
</math>
</file>

<file path=Formula-980/content.xml><?xml version="1.0" encoding="utf-8"?>
<math xmlns="http://www.w3.org/1998/Math/MathML" display="inline">
  <mi>A</mi>
</math>
</file>

<file path=Formula-982/content.xml><?xml version="1.0" encoding="utf-8"?>
<math xmlns="http://www.w3.org/1998/Math/MathML" display="inline">
  <mrow>
    <mi>ε</mi>
    <mo>&gt;</mo>
    <mn>0</mn>
  </mrow>
</math>
</file>

<file path=Formula-984/content.xml><?xml version="1.0" encoding="utf-8"?>
<math xmlns="http://www.w3.org/1998/Math/MathML" display="inline">
  <mi>γ</mi>
</math>
</file>

<file path=Formula-986/content.xml><?xml version="1.0" encoding="utf-8"?>
<math xmlns="http://www.w3.org/1998/Math/MathML" display="inline">
  <mstyle mathvariant="double-struck">
    <mi>ℝ</mi>
  </mstyle>
</math>
</file>

<file path=Formula-988/content.xml><?xml version="1.0" encoding="utf-8"?>
<math xmlns="http://www.w3.org/1998/Math/MathML" display="inline">
  <mi>K</mi>
</math>
</file>

<file path=Formula-990/content.xml><?xml version="1.0" encoding="utf-8"?>
<math xmlns="http://www.w3.org/1998/Math/MathML" display="inline">
  <mi>I</mi>
</math>
</file>

<file path=Formula-992/content.xml><?xml version="1.0" encoding="utf-8"?>
<math xmlns="http://www.w3.org/1998/Math/MathML" display="inline">
  <mrow>
    <mo stretchy="false" form="prefix">[</mo>
    <mi>a</mi>
    <mo>,</mo>
    <mi>b</mi>
    <mo stretchy="false" form="postfix">]</mo>
  </mrow>
</math>
</file>

<file path=Formula-994/content.xml><?xml version="1.0" encoding="utf-8"?>
<math xmlns="http://www.w3.org/1998/Math/MathML" display="inline">
  <mrow>
    <mi>K</mi>
    <mo>⊂</mo>
    <mo stretchy="false" form="prefix">[</mo>
    <mi>a</mi>
    <mo>,</mo>
    <mi>b</mi>
    <mo stretchy="false" form="postfix">]</mo>
  </mrow>
</math>
</file>

<file path=Formula-996/content.xml><?xml version="1.0" encoding="utf-8"?>
<math xmlns="http://www.w3.org/1998/Math/MathML" display="inline">
  <mstyle mathvariant="script">
    <mi>𝒟</mi>
  </mstyle>
</math>
</file>

<file path=Formula-998/content.xml><?xml version="1.0" encoding="utf-8"?>
<math xmlns="http://www.w3.org/1998/Math/MathML" display="inline">
  <mrow>
    <mo stretchy="false" form="prefix">[</mo>
    <mi>a</mi>
    <mo>,</mo>
    <mi>b</mi>
    <mo stretchy="false" form="postfix">]</mo>
  </mrow>
</math>
</file>